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92909"/>
    </style:style>
    <style:style style:name="P5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4.157cm"/>
        </style:tab-stops>
      </style:paragraph-properties>
    </style:style>
    <style:style style:name="P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0.635cm"/>
        </style:tab-stops>
      </style:paragraph-properties>
    </style:style>
    <style:style style:name="P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10.744cm"/>
        </style:tab-stops>
      </style:paragraph-properties>
    </style:style>
    <style:style style:name="P10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2.395cm"/>
        </style:tab-stops>
      </style:paragraph-properties>
    </style:style>
    <style:style style:name="P11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33525"/>
    </style:style>
    <style:style style:name="P1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56445"/>
    </style:style>
    <style:style style:name="P1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6a433"/>
    </style:style>
    <style:style style:name="P1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75255"/>
    </style:style>
    <style:style style:name="P1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8bbf7"/>
    </style:style>
    <style:style style:name="P1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8ee07"/>
    </style:style>
    <style:style style:name="P1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92909"/>
    </style:style>
    <style:style style:name="P1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c4e42"/>
    </style:style>
    <style:style style:name="P1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e4819"/>
    </style:style>
    <style:style style:name="P20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fbd79"/>
    </style:style>
    <style:style style:name="P21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31bc94"/>
    </style:style>
    <style:style style:name="P2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341ac7"/>
    </style:style>
    <style:style style:name="P2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365043"/>
    </style:style>
    <style:style style:name="P2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371203"/>
    </style:style>
    <style:style style:name="P2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37a750"/>
    </style:style>
    <style:style style:name="P2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9.94cm" style:leader-style="dotted" style:leader-text="."/>
        </style:tab-stops>
      </style:paragraph-properties>
    </style:style>
    <style:style style:name="P2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39831b"/>
    </style:style>
    <style:style style:name="P2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3a1339"/>
    </style:style>
    <style:style style:name="P29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0" style:family="paragraph" style:parent-style-name="Základný_20_text_20__28_9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1" style:family="paragraph" style:parent-style-name="Základný_20_text_20__28_9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4.216cm"/>
          <style:tab-stop style:position="11.956cm"/>
        </style:tab-stops>
      </style:paragraph-properties>
    </style:style>
    <style:style style:name="P32" style:family="paragraph" style:parent-style-name="Základný_20_text_20__28_9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8.251cm"/>
        </style:tab-stops>
      </style:paragraph-properties>
    </style:style>
    <style:style style:name="P33" style:family="paragraph" style:parent-style-name="Základný_20_text_20__28_9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2.815cm"/>
        </style:tab-stops>
      </style:paragraph-properties>
    </style:style>
    <style:style style:name="P34" style:family="paragraph" style:parent-style-name="Základný_20_text_20__28_9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2.992cm"/>
        </style:tab-stops>
      </style:paragraph-properties>
    </style:style>
    <style:style style:name="P35" style:family="paragraph" style:parent-style-name="Základný_20_text_20__28_8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6" style:family="paragraph" style:parent-style-name="Základný_20_text_20__28_7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7" style:family="paragraph" style:parent-style-name="Základný_20_text_20__28_10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1ff1fc"/>
    </style:style>
    <style:style style:name="P40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1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1ff1fc"/>
    </style:style>
    <style:style style:name="P42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</style:style>
    <style:style style:name="P43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33525"/>
    </style:style>
    <style:style style:name="P44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56445"/>
    </style:style>
    <style:style style:name="P45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6a433"/>
    </style:style>
    <style:style style:name="P46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75255"/>
    </style:style>
    <style:style style:name="P47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8bbf7"/>
    </style:style>
    <style:style style:name="P48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8ee07"/>
    </style:style>
    <style:style style:name="P49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92909"/>
    </style:style>
    <style:style style:name="P50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c4e42"/>
    </style:style>
    <style:style style:name="P51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e4819"/>
    </style:style>
    <style:style style:name="P52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fbd79"/>
    </style:style>
    <style:style style:name="P53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31bc94"/>
    </style:style>
    <style:style style:name="P54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341ac7"/>
    </style:style>
    <style:style style:name="P55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365043"/>
    </style:style>
    <style:style style:name="P56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371203"/>
    </style:style>
    <style:style style:name="P57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37a750"/>
    </style:style>
    <style:style style:name="P58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>
        <style:tab-stops>
          <style:tab-stop style:position="9.94cm" style:leader-style="dotted" style:leader-text="."/>
        </style:tab-stops>
      </style:paragraph-properties>
    </style:style>
    <style:style style:name="P59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39831b"/>
    </style:style>
    <style:style style:name="P60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3a1339"/>
    </style:style>
    <style:style style:name="P61" style:family="paragraph" style:parent-style-name="Iné">
      <style:paragraph-properties fo:margin-left="0cm" fo:margin-right="0cm" fo:line-height="150%" fo:text-align="start" style:justify-single-word="false" fo:text-indent="0cm" style:auto-text-indent="false"/>
    </style:style>
    <style:style style:name="P62" style:family="paragraph" style:parent-style-name="Iné">
      <style:paragraph-properties fo:margin-left="0cm" fo:margin-right="0cm" fo:line-height="150%" fo:text-align="start" style:justify-single-word="false" fo:text-indent="0cm" style:auto-text-indent="false">
        <style:tab-stops>
          <style:tab-stop style:position="4.157cm"/>
        </style:tab-stops>
      </style:paragraph-properties>
    </style:style>
    <style:style style:name="P63" style:family="paragraph" style:parent-style-name="Základný_20_text_20__28_4_29_">
      <style:paragraph-properties fo:margin-left="0cm" fo:margin-right="0cm" fo:line-height="150%" fo:text-align="start" style:justify-single-word="false" fo:text-indent="0cm" style:auto-text-indent="false"/>
    </style:style>
    <style:style style:name="P64" style:family="paragraph" style:parent-style-name="Základný_20_text_20__28_3_29_">
      <style:paragraph-properties fo:margin-left="0cm" fo:margin-right="0cm" fo:line-height="150%" fo:text-align="start" style:justify-single-word="false" fo:text-indent="0cm" style:auto-text-indent="false"/>
    </style:style>
    <style:style style:name="P65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</style:style>
    <style:style style:name="P66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  <style:text-properties officeooo:paragraph-rsid="00292909"/>
    </style:style>
    <style:style style:name="P67" style:family="paragraph" style:parent-style-name="Základný_20_text_20__28_9_29_">
      <style:paragraph-properties fo:margin-left="0cm" fo:margin-right="0cm" fo:line-height="150%" fo:text-align="start" style:justify-single-word="false" fo:text-indent="0cm" style:auto-text-indent="false"/>
    </style:style>
    <style:style style:name="P68" style:family="paragraph" style:parent-style-name="Základný_20_text_20__28_9_29_">
      <style:paragraph-properties fo:margin-left="0cm" fo:margin-right="0cm" fo:line-height="150%" fo:text-align="start" style:justify-single-word="false" fo:text-indent="0cm" style:auto-text-indent="false"/>
      <style:text-properties officeooo:paragraph-rsid="0039831b"/>
    </style:style>
    <style:style style:name="P69" style:family="paragraph" style:parent-style-name="Základný_20_text_20__28_9_29_">
      <style:paragraph-properties fo:margin-left="0cm" fo:margin-right="0cm" fo:line-height="150%" fo:text-align="start" style:justify-single-word="false" fo:text-indent="0cm" style:auto-text-indent="false">
        <style:tab-stops>
          <style:tab-stop style:position="4.216cm"/>
          <style:tab-stop style:position="11.956cm"/>
        </style:tab-stops>
      </style:paragraph-properties>
    </style:style>
    <style:style style:name="P70" style:family="paragraph" style:parent-style-name="Základný_20_text_20__28_9_29_">
      <style:paragraph-properties fo:margin-left="0cm" fo:margin-right="0cm" fo:line-height="150%" fo:text-align="start" style:justify-single-word="false" fo:text-indent="0cm" style:auto-text-indent="false">
        <style:tab-stops>
          <style:tab-stop style:position="2.815cm"/>
        </style:tab-stops>
      </style:paragraph-properties>
    </style:style>
    <style:style style:name="P71" style:family="paragraph" style:parent-style-name="Základný_20_text_20__28_9_29_">
      <style:paragraph-properties fo:margin-left="0cm" fo:margin-right="0cm" fo:line-height="150%" fo:text-align="start" style:justify-single-word="false" fo:text-indent="0cm" style:auto-text-indent="false">
        <style:tab-stops>
          <style:tab-stop style:position="2.992cm"/>
        </style:tab-stops>
      </style:paragraph-properties>
    </style:style>
    <style:style style:name="P72" style:family="paragraph" style:parent-style-name="Základný_20_text_20__28_7_29_">
      <style:paragraph-properties fo:margin-left="0cm" fo:margin-right="0cm" fo:line-height="150%" fo:text-align="start" style:justify-single-word="false" fo:text-indent="0cm" style:auto-text-indent="false"/>
    </style:style>
    <style:style style:name="P7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7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14.952cm"/>
        </style:tab-stops>
      </style:paragraph-properties>
    </style:style>
    <style:style style:name="P7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7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16.228cm"/>
        </style:tab-stops>
      </style:paragraph-properties>
    </style:style>
    <style:style style:name="P7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2.395cm"/>
        </style:tab-stops>
      </style:paragraph-properties>
    </style:style>
    <style:style style:name="P7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2.873cm"/>
        </style:tab-stops>
      </style:paragraph-properties>
    </style:style>
    <style:style style:name="P7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2.448cm"/>
        </style:tab-stops>
      </style:paragraph-properties>
    </style:style>
    <style:style style:name="P80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2.498cm"/>
        </style:tab-stops>
      </style:paragraph-properties>
    </style:style>
    <style:style style:name="P81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2.893cm"/>
        </style:tab-stops>
      </style:paragraph-properties>
    </style:style>
    <style:style style:name="P8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3.263cm"/>
        </style:tab-stops>
      </style:paragraph-properties>
    </style:style>
    <style:style style:name="P8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3.297cm"/>
        </style:tab-stops>
      </style:paragraph-properties>
    </style:style>
    <style:style style:name="P8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2.824cm"/>
        </style:tab-stops>
      </style:paragraph-properties>
    </style:style>
    <style:style style:name="P8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3.298cm"/>
        </style:tab-stops>
      </style:paragraph-properties>
    </style:style>
    <style:style style:name="P8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33525"/>
    </style:style>
    <style:style style:name="P8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56445"/>
    </style:style>
    <style:style style:name="P8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6a433"/>
    </style:style>
    <style:style style:name="P8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75255"/>
    </style:style>
    <style:style style:name="P90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8bbf7"/>
    </style:style>
    <style:style style:name="P91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8ee07"/>
    </style:style>
    <style:style style:name="P9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92909"/>
    </style:style>
    <style:style style:name="P9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c4e42"/>
    </style:style>
    <style:style style:name="P9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e4819"/>
    </style:style>
    <style:style style:name="P9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fbd79"/>
    </style:style>
    <style:style style:name="P9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0.785cm"/>
        </style:tab-stops>
      </style:paragraph-properties>
    </style:style>
    <style:style style:name="P9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>
        <style:tab-stops>
          <style:tab-stop style:position="0.827cm"/>
        </style:tab-stops>
      </style:paragraph-properties>
    </style:style>
    <style:style style:name="P9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1bc94"/>
    </style:style>
    <style:style style:name="P9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41ac7"/>
    </style:style>
    <style:style style:name="P100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46827"/>
    </style:style>
    <style:style style:name="P101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65043"/>
    </style:style>
    <style:style style:name="P10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71203"/>
    </style:style>
    <style:style style:name="P10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7a750"/>
    </style:style>
    <style:style style:name="P10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9831b"/>
    </style:style>
    <style:style style:name="P10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a1339"/>
    </style:style>
    <style:style style:name="P106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9831b"/>
    </style:style>
    <style:style style:name="P107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108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</style:style>
    <style:style style:name="P109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16b99"/>
    </style:style>
    <style:style style:name="P110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33525"/>
    </style:style>
    <style:style style:name="P111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56445"/>
    </style:style>
    <style:style style:name="P112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6a433"/>
    </style:style>
    <style:style style:name="P113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75255"/>
    </style:style>
    <style:style style:name="P114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8bbf7"/>
    </style:style>
    <style:style style:name="P115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8ee07"/>
    </style:style>
    <style:style style:name="P116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92909"/>
    </style:style>
    <style:style style:name="P117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c4e42"/>
    </style:style>
    <style:style style:name="P118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e4819"/>
    </style:style>
    <style:style style:name="P119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2fbd79"/>
    </style:style>
    <style:style style:name="P120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>
        <style:tab-stops>
          <style:tab-stop style:position="0.785cm"/>
        </style:tab-stops>
      </style:paragraph-properties>
      <style:text-properties officeooo:paragraph-rsid="002fbd79"/>
    </style:style>
    <style:style style:name="P121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>
        <style:tab-stops>
          <style:tab-stop style:position="0.827cm"/>
        </style:tab-stops>
      </style:paragraph-properties>
      <style:text-properties officeooo:paragraph-rsid="002fbd79"/>
    </style:style>
    <style:style style:name="P122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1bc94"/>
    </style:style>
    <style:style style:name="P123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41ac7"/>
    </style:style>
    <style:style style:name="P124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46827"/>
    </style:style>
    <style:style style:name="P125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65043"/>
    </style:style>
    <style:style style:name="P126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71203"/>
    </style:style>
    <style:style style:name="P127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7a750"/>
    </style:style>
    <style:style style:name="P128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9831b"/>
    </style:style>
    <style:style style:name="P129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a1339"/>
    </style:style>
    <style:style style:name="P13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</style:style>
    <style:style style:name="P131" style:family="paragraph" style:parent-style-name="Základný_20_text_20__28_4_29_">
      <style:paragraph-properties fo:margin-left="0cm" fo:margin-right="0cm" fo:line-height="150%" fo:text-align="start" style:justify-single-word="false" fo:text-indent="0.635cm" style:auto-text-indent="false"/>
      <style:text-properties officeooo:paragraph-rsid="0039831b"/>
    </style:style>
    <style:style style:name="P132" style:family="paragraph" style:parent-style-name="Základný_20_text_20__28_3_29_">
      <style:paragraph-properties fo:margin-left="0cm" fo:margin-right="0cm" fo:line-height="150%" fo:text-align="start" style:justify-single-word="false" fo:text-indent="0.635cm" style:auto-text-indent="false"/>
    </style:style>
    <style:style style:name="P133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</style:style>
    <style:style style:name="P134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>
        <style:tab-stops>
          <style:tab-stop style:position="8.906cm"/>
        </style:tab-stops>
      </style:paragraph-properties>
    </style:style>
    <style:style style:name="P135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33525"/>
    </style:style>
    <style:style style:name="P136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56445"/>
    </style:style>
    <style:style style:name="P137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6a433"/>
    </style:style>
    <style:style style:name="P138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75255"/>
    </style:style>
    <style:style style:name="P139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8ee07"/>
    </style:style>
    <style:style style:name="P140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92909"/>
    </style:style>
    <style:style style:name="P141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c4e42"/>
    </style:style>
    <style:style style:name="P142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>
        <style:tab-stops>
          <style:tab-stop style:position="6.181cm"/>
          <style:tab-stop style:position="7.239cm"/>
        </style:tab-stops>
      </style:paragraph-properties>
    </style:style>
    <style:style style:name="P143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e4819"/>
    </style:style>
    <style:style style:name="P144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fbd79"/>
    </style:style>
    <style:style style:name="P145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1bc94"/>
    </style:style>
    <style:style style:name="P146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41ac7"/>
    </style:style>
    <style:style style:name="P147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46827"/>
    </style:style>
    <style:style style:name="P148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65043"/>
    </style:style>
    <style:style style:name="P149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71203"/>
    </style:style>
    <style:style style:name="P150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7a750"/>
    </style:style>
    <style:style style:name="P151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9831b"/>
    </style:style>
    <style:style style:name="P152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a1339"/>
    </style:style>
    <style:style style:name="P153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>
        <style:tab-stops>
          <style:tab-stop style:position="-0.123cm"/>
        </style:tab-stops>
      </style:paragraph-properties>
    </style:style>
    <style:style style:name="P154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>
        <style:tab-stops>
          <style:tab-stop style:position="-0.116cm"/>
        </style:tab-stops>
      </style:paragraph-properties>
      <style:text-properties officeooo:paragraph-rsid="003a1339"/>
    </style:style>
    <style:style style:name="P155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</style:style>
    <style:style style:name="P156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233525"/>
    </style:style>
    <style:style style:name="P157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256445"/>
    </style:style>
    <style:style style:name="P158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26a433"/>
    </style:style>
    <style:style style:name="P159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275255"/>
    </style:style>
    <style:style style:name="P160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28ee07"/>
    </style:style>
    <style:style style:name="P161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292909"/>
    </style:style>
    <style:style style:name="P162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2c4e42"/>
    </style:style>
    <style:style style:name="P163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>
        <style:tab-stops>
          <style:tab-stop style:position="6.181cm"/>
          <style:tab-stop style:position="7.239cm"/>
        </style:tab-stops>
      </style:paragraph-properties>
    </style:style>
    <style:style style:name="P164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2e4819"/>
    </style:style>
    <style:style style:name="P165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2fbd79"/>
    </style:style>
    <style:style style:name="P166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1bc94"/>
    </style:style>
    <style:style style:name="P167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41ac7"/>
    </style:style>
    <style:style style:name="P168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46827"/>
    </style:style>
    <style:style style:name="P169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65043"/>
    </style:style>
    <style:style style:name="P170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71203"/>
    </style:style>
    <style:style style:name="P171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7a750"/>
    </style:style>
    <style:style style:name="P172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9831b"/>
    </style:style>
    <style:style style:name="P173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a1339"/>
    </style:style>
    <style:style style:name="P174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>
        <style:tab-stops>
          <style:tab-stop style:position="-0.123cm"/>
        </style:tab-stops>
      </style:paragraph-properties>
      <style:text-properties officeooo:paragraph-rsid="003a1339"/>
    </style:style>
    <style:style style:name="P175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>
        <style:tab-stops>
          <style:tab-stop style:position="-0.116cm"/>
        </style:tab-stops>
      </style:paragraph-properties>
      <style:text-properties officeooo:paragraph-rsid="003a1339"/>
    </style:style>
    <style:style style:name="P176" style:family="paragraph" style:parent-style-name="Standard">
      <style:paragraph-properties fo:line-height="150%"/>
      <style:text-properties style:font-name="Arial" fo:font-size="15pt" style:font-size-asian="15pt" style:font-size-complex="15pt"/>
    </style:style>
    <style:style style:name="P177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</style:style>
    <style:style style:name="P178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d2345"/>
    </style:style>
    <style:style style:name="P179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/>
      <style:text-properties officeooo:paragraph-rsid="003d5b5e"/>
    </style:style>
    <style:style style:name="P180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181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d2345"/>
    </style:style>
    <style:style style:name="P18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3d5b5e"/>
    </style:style>
    <style:style style:name="P183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</style:style>
    <style:style style:name="P184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d2345"/>
    </style:style>
    <style:style style:name="P185" style:family="paragraph" style:parent-style-name="Základný_20_text_20__28_2_29_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d5b5e"/>
    </style:style>
    <style:style style:name="P186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d2345"/>
    </style:style>
    <style:style style:name="P187" style:family="paragraph" style:parent-style-name="Základný_20_text_20__28_2_29_">
      <style:paragraph-properties fo:margin-left="0.635cm" fo:margin-right="0cm" fo:line-height="150%" fo:text-align="start" style:justify-single-word="false" fo:text-indent="-0.635cm" style:auto-text-indent="false"/>
      <style:text-properties officeooo:paragraph-rsid="003d5b5e"/>
    </style:style>
    <style:style style:name="P188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</style:style>
    <style:style style:name="P189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3d2345"/>
    </style:style>
    <style:style style:name="P190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3d5b5e"/>
    </style:style>
    <style:style style:name="P191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>
        <style:tab-stops>
          <style:tab-stop style:position="8.467cm" style:leader-style="solid" style:leader-text="-"/>
        </style:tab-stops>
      </style:paragraph-properties>
      <style:text-properties officeooo:paragraph-rsid="003d5b5e"/>
    </style:style>
    <style:style style:name="P19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9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3d2345"/>
    </style:style>
    <style:style style:name="P19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3d5b5e"/>
    </style:style>
    <style:style style:name="P195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8.467cm" style:leader-style="solid" style:leader-text="-"/>
        </style:tab-stops>
      </style:paragraph-properties>
    </style:style>
    <style:style style:name="P19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4.944cm" style:leader-style="solid" style:leader-text="-"/>
        </style:tab-stops>
      </style:paragraph-properties>
      <style:text-properties officeooo:paragraph-rsid="003d5b5e"/>
    </style:style>
    <style:style style:name="P197" style:family="paragraph" style:parent-style-name="Iné">
      <style:paragraph-properties fo:margin-left="0cm" fo:margin-right="0cm" fo:line-height="150%" fo:text-align="start" style:justify-single-word="false" fo:text-indent="0cm" style:auto-text-indent="false"/>
    </style:style>
    <style:style style:name="P198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99" style:family="paragraph" style:parent-style-name="Záhlavie_20__23_1" style:master-page-name="PageStyle0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1ff1fc"/>
    </style:style>
    <style:style style:name="P200" style:family="paragraph" style:parent-style-name="Záhlavie_20__23_1">
      <style:paragraph-properties fo:margin-left="0cm" fo:margin-right="0cm" fo:line-height="150%" fo:text-align="start" style:justify-single-word="false" fo:text-indent="0cm" style:auto-text-indent="false"/>
      <style:text-properties officeooo:paragraph-rsid="001ff1fc"/>
    </style:style>
    <style:style style:name="P201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</style:style>
    <style:style style:name="P202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03" style:family="paragraph" style:parent-style-name="Footnote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3d2345"/>
    </style:style>
    <style:style style:name="P204" style:family="paragraph" style:parent-style-name="Footnote">
      <style:paragraph-properties fo:margin-left="0.635cm" fo:margin-right="0cm" fo:line-height="150%" fo:text-align="start" style:justify-single-word="false" fo:text-indent="-0.635cm" style:auto-text-indent="false"/>
      <style:text-properties officeooo:paragraph-rsid="003d2345"/>
    </style:style>
    <style:style style:name="P205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06" style:family="paragraph" style:parent-style-name="Záhlavie_20__23_3">
      <style:paragraph-properties fo:margin-left="0cm" fo:margin-right="0cm" fo:line-height="150%" fo:text-align="start" style:justify-single-word="false" fo:text-indent="0cm" style:auto-text-indent="false"/>
    </style:style>
    <style:style style:name="P207" style:family="paragraph" style:parent-style-name="Základný_20_text_20__28_3_29_">
      <style:paragraph-properties fo:margin-left="0cm" fo:margin-right="0cm" fo:line-height="150%" fo:text-align="start" style:justify-single-word="false" fo:text-indent="0cm" style:auto-text-indent="false"/>
    </style:style>
    <style:style style:name="P208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T1" style:family="text">
      <style:text-properties fo:color="#000000" style:text-position="-25% 58%" style:font-name="Arial" fo:font-size="15pt" fo:background-color="#80ffff" loext:char-shading-value="0" style:font-size-asian="15pt" style:font-size-complex="15pt"/>
    </style:style>
    <style:style style:name="T2" style:family="text">
      <style:text-properties fo:color="#000000" style:text-position="25% 58%" style:font-name="Arial" fo:font-size="15pt" fo:background-color="#80ffff" loext:char-shading-value="0" style:font-size-asian="15pt" style:font-size-complex="15pt"/>
    </style:style>
    <style:style style:name="T3" style:family="text">
      <style:text-properties fo:color="#000000" style:font-name="Arial" fo:font-size="15pt" fo:background-color="#80ffff" loext:char-shading-value="0" style:font-size-asian="15pt" style:font-size-complex="15pt"/>
    </style:style>
    <style:style style:name="T4" style:family="text">
      <style:text-properties fo:color="#000000" style:font-name="Arial" fo:font-size="15pt" officeooo:rsid="001ff1fc" fo:background-color="#80ffff" loext:char-shading-value="0" style:font-size-asian="15pt" style:font-size-complex="15pt"/>
    </style:style>
    <style:style style:name="T5" style:family="text">
      <style:text-properties fo:color="#000000" style:font-name="Arial" fo:font-size="15pt" officeooo:rsid="002108a5" fo:background-color="#80ffff" loext:char-shading-value="0" style:font-size-asian="15pt" style:font-size-complex="15pt"/>
    </style:style>
    <style:style style:name="T6" style:family="text">
      <style:text-properties fo:color="#000000" style:font-name="Arial" fo:font-size="15pt" officeooo:rsid="00216b99" fo:background-color="#80ffff" loext:char-shading-value="0" style:font-size-asian="15pt" style:font-size-complex="15pt"/>
    </style:style>
    <style:style style:name="T7" style:family="text">
      <style:text-properties fo:color="#000000" style:font-name="Arial" fo:font-size="15pt" officeooo:rsid="00233525" fo:background-color="#80ffff" loext:char-shading-value="0" style:font-size-asian="15pt" style:font-size-complex="15pt"/>
    </style:style>
    <style:style style:name="T8" style:family="text">
      <style:text-properties fo:color="#000000" style:font-name="Arial" fo:font-size="15pt" officeooo:rsid="00256445" fo:background-color="#80ffff" loext:char-shading-value="0" style:font-size-asian="15pt" style:font-size-complex="15pt"/>
    </style:style>
    <style:style style:name="T9" style:family="text">
      <style:text-properties fo:color="#000000" style:font-name="Arial" fo:font-size="15pt" officeooo:rsid="0026a433" fo:background-color="#80ffff" loext:char-shading-value="0" style:font-size-asian="15pt" style:font-size-complex="15pt"/>
    </style:style>
    <style:style style:name="T10" style:family="text">
      <style:text-properties fo:color="#000000" style:font-name="Arial" fo:font-size="15pt" officeooo:rsid="00275255" fo:background-color="#80ffff" loext:char-shading-value="0" style:font-size-asian="15pt" style:font-size-complex="15pt"/>
    </style:style>
    <style:style style:name="T11" style:family="text">
      <style:text-properties fo:color="#000000" style:font-name="Arial" fo:font-size="15pt" officeooo:rsid="0028bbf7" fo:background-color="#80ffff" loext:char-shading-value="0" style:font-size-asian="15pt" style:font-size-complex="15pt"/>
    </style:style>
    <style:style style:name="T12" style:family="text">
      <style:text-properties fo:color="#000000" style:font-name="Arial" fo:font-size="15pt" officeooo:rsid="0028ee07" fo:background-color="#80ffff" loext:char-shading-value="0" style:font-size-asian="15pt" style:font-size-complex="15pt"/>
    </style:style>
    <style:style style:name="T13" style:family="text">
      <style:text-properties fo:color="#000000" style:font-name="Arial" fo:font-size="15pt" officeooo:rsid="00292909" fo:background-color="#80ffff" loext:char-shading-value="0" style:font-size-asian="15pt" style:font-size-complex="15pt"/>
    </style:style>
    <style:style style:name="T14" style:family="text">
      <style:text-properties fo:color="#000000" style:font-name="Arial" fo:font-size="15pt" officeooo:rsid="0029d493" fo:background-color="#80ffff" loext:char-shading-value="0" style:font-size-asian="15pt" style:font-size-complex="15pt"/>
    </style:style>
    <style:style style:name="T15" style:family="text">
      <style:text-properties fo:color="#000000" style:font-name="Arial" fo:font-size="15pt" officeooo:rsid="002c4e42" fo:background-color="#80ffff" loext:char-shading-value="0" style:font-size-asian="15pt" style:font-size-complex="15pt"/>
    </style:style>
    <style:style style:name="T16" style:family="text">
      <style:text-properties fo:color="#000000" style:font-name="Arial" fo:font-size="15pt" officeooo:rsid="002e4819" fo:background-color="#80ffff" loext:char-shading-value="0" style:font-size-asian="15pt" style:font-size-complex="15pt"/>
    </style:style>
    <style:style style:name="T17" style:family="text">
      <style:text-properties fo:color="#000000" style:font-name="Arial" fo:font-size="15pt" officeooo:rsid="002fbd79" fo:background-color="#80ffff" loext:char-shading-value="0" style:font-size-asian="15pt" style:font-size-complex="15pt"/>
    </style:style>
    <style:style style:name="T18" style:family="text">
      <style:text-properties fo:color="#000000" style:font-name="Arial" fo:font-size="15pt" officeooo:rsid="0031bc94" fo:background-color="#80ffff" loext:char-shading-value="0" style:font-size-asian="15pt" style:font-size-complex="15pt"/>
    </style:style>
    <style:style style:name="T19" style:family="text">
      <style:text-properties fo:color="#000000" style:font-name="Arial" fo:font-size="15pt" officeooo:rsid="00341ac7" fo:background-color="#80ffff" loext:char-shading-value="0" style:font-size-asian="15pt" style:font-size-complex="15pt"/>
    </style:style>
    <style:style style:name="T20" style:family="text">
      <style:text-properties fo:color="#000000" style:font-name="Arial" fo:font-size="15pt" officeooo:rsid="00346827" fo:background-color="#80ffff" loext:char-shading-value="0" style:font-size-asian="15pt" style:font-size-complex="15pt"/>
    </style:style>
    <style:style style:name="T21" style:family="text">
      <style:text-properties fo:color="#000000" style:font-name="Arial" fo:font-size="15pt" officeooo:rsid="00365043" fo:background-color="#80ffff" loext:char-shading-value="0" style:font-size-asian="15pt" style:font-size-complex="15pt"/>
    </style:style>
    <style:style style:name="T22" style:family="text">
      <style:text-properties fo:color="#000000" style:font-name="Arial" fo:font-size="15pt" officeooo:rsid="00371203" fo:background-color="#80ffff" loext:char-shading-value="0" style:font-size-asian="15pt" style:font-size-complex="15pt"/>
    </style:style>
    <style:style style:name="T23" style:family="text">
      <style:text-properties fo:color="#000000" style:font-name="Arial" fo:font-size="15pt" officeooo:rsid="0037a750" fo:background-color="#80ffff" loext:char-shading-value="0" style:font-size-asian="15pt" style:font-size-complex="15pt"/>
    </style:style>
    <style:style style:name="T24" style:family="text">
      <style:text-properties fo:color="#000000" style:font-name="Arial" fo:font-size="15pt" officeooo:rsid="0039831b" fo:background-color="#80ffff" loext:char-shading-value="0" style:font-size-asian="15pt" style:font-size-complex="15pt"/>
    </style:style>
    <style:style style:name="T25" style:family="text">
      <style:text-properties fo:color="#000000" style:font-name="Arial" fo:font-size="15pt" officeooo:rsid="003a1339" fo:background-color="#80ffff" loext:char-shading-value="0" style:font-size-asian="15pt" style:font-size-complex="15pt"/>
    </style:style>
    <style:style style:name="T26" style:family="text">
      <style:text-properties fo:color="#000000" style:font-name="Arial" fo:font-size="15pt" officeooo:rsid="003d2345" fo:background-color="#80ffff" loext:char-shading-value="0" style:font-size-asian="15pt" style:font-size-complex="15pt"/>
    </style:style>
    <style:style style:name="T27" style:family="text">
      <style:text-properties fo:color="#000000" style:font-name="Arial" fo:font-size="15pt" officeooo:rsid="003d5b5e" fo:background-color="#80ffff" loext:char-shading-value="0" style:font-size-asian="15pt" style:font-size-complex="15pt"/>
    </style:style>
    <style:style style:name="T28" style:family="text">
      <style:text-properties fo:color="#000000" style:font-name="Arial" fo:font-size="15pt" officeooo:rsid="002108a5" fo:background-color="#80ffff" loext:char-shading-value="0" style:font-name-asian="Microsoft Sans Serif" style:font-size-asian="15pt" style:font-name-complex="Microsoft Sans Serif" style:font-size-complex="15pt"/>
    </style:style>
    <style:style style:name="T29" style:family="text">
      <style:text-properties fo:color="#000000" style:font-name="Arial1" fo:font-size="15pt" officeooo:rsid="002108a5" fo:background-color="#80ffff" loext:char-shading-value="0" style:font-name-asian="Microsoft Sans Serif" style:font-size-asian="15pt" style:font-name-complex="Microsoft Sans Serif" style:font-size-complex="15pt"/>
    </style:style>
    <style:style style:name="T30" style:family="text">
      <style:text-properties fo:color="#000000" style:font-name="Arial1" fo:font-size="15pt" officeooo:rsid="00216b99" fo:background-color="#80ffff" loext:char-shading-value="0" style:font-name-asian="Microsoft Sans Serif" style:font-size-asian="15pt" style:font-name-complex="Microsoft Sans Serif" style:font-size-complex="15pt"/>
    </style:style>
    <style:style style:name="T31" style:family="text">
      <style:text-properties fo:color="#000000" style:font-name="Arial1" fo:font-size="15pt" officeooo:rsid="003d2345" fo:background-color="#80ffff" loext:char-shading-value="0" style:font-name-asian="Microsoft Sans Serif" style:font-size-asian="15pt" style:font-name-complex="Microsoft Sans Serif" style:font-size-complex="15pt"/>
    </style:style>
    <style:style style:name="T32" style:family="text">
      <style:text-properties fo:color="#000000" style:font-name="Arial1" fo:font-size="15pt" officeooo:rsid="003d5b5e" fo:background-color="#80ffff" loext:char-shading-value="0" style:font-name-asian="Arial1" style:font-size-asian="15pt" style:font-name-complex="Arial1" style:font-size-complex="15pt"/>
    </style:style>
    <style:style style:name="T33" style:family="text">
      <style:text-properties style:font-name="Arial" fo:font-size="15pt" style:font-size-asian="15pt" style:font-size-complex="15pt"/>
    </style:style>
    <style:style style:name="T34" style:family="text">
      <style:text-properties style:font-name="Arial" fo:font-size="15pt" officeooo:rsid="001ff1fc" style:font-size-asian="15pt" style:font-size-complex="15pt"/>
    </style:style>
    <style:style style:name="T35" style:family="text">
      <style:text-properties style:font-name="Arial" fo:font-size="15pt" officeooo:rsid="002108a5" style:font-size-asian="15pt" style:font-size-complex="15pt"/>
    </style:style>
    <style:style style:name="T36" style:family="text">
      <style:text-properties style:font-name="Arial" fo:font-size="15pt" officeooo:rsid="00216b99" style:font-size-asian="15pt" style:font-size-complex="15pt"/>
    </style:style>
    <style:style style:name="T37" style:family="text">
      <style:text-properties style:font-name="Arial" fo:font-size="15pt" officeooo:rsid="00233525" style:font-size-asian="15pt" style:font-size-complex="15pt"/>
    </style:style>
    <style:style style:name="T38" style:family="text">
      <style:text-properties style:font-name="Arial" fo:font-size="15pt" officeooo:rsid="00256445" style:font-size-asian="15pt" style:font-size-complex="15pt"/>
    </style:style>
    <style:style style:name="T39" style:family="text">
      <style:text-properties style:font-name="Arial" fo:font-size="15pt" officeooo:rsid="0026a433" style:font-size-asian="15pt" style:font-size-complex="15pt"/>
    </style:style>
    <style:style style:name="T40" style:family="text">
      <style:text-properties style:font-name="Arial" fo:font-size="15pt" officeooo:rsid="00275255" style:font-size-asian="15pt" style:font-size-complex="15pt"/>
    </style:style>
    <style:style style:name="T41" style:family="text">
      <style:text-properties style:font-name="Arial" fo:font-size="15pt" officeooo:rsid="0028bbf7" style:font-size-asian="15pt" style:font-size-complex="15pt"/>
    </style:style>
    <style:style style:name="T42" style:family="text">
      <style:text-properties style:font-name="Arial" fo:font-size="15pt" officeooo:rsid="0028ee07" style:font-size-asian="15pt" style:font-size-complex="15pt"/>
    </style:style>
    <style:style style:name="T43" style:family="text">
      <style:text-properties style:font-name="Arial" fo:font-size="15pt" officeooo:rsid="00292909" style:font-size-asian="15pt" style:font-size-complex="15pt"/>
    </style:style>
    <style:style style:name="T44" style:family="text">
      <style:text-properties style:font-name="Arial" fo:font-size="15pt" officeooo:rsid="002c4e42" style:font-size-asian="15pt" style:font-size-complex="15pt"/>
    </style:style>
    <style:style style:name="T45" style:family="text">
      <style:text-properties style:font-name="Arial" fo:font-size="15pt" officeooo:rsid="002e4819" style:font-size-asian="15pt" style:font-size-complex="15pt"/>
    </style:style>
    <style:style style:name="T46" style:family="text">
      <style:text-properties style:font-name="Arial" fo:font-size="15pt" officeooo:rsid="002fbd79" style:font-size-asian="15pt" style:font-size-complex="15pt"/>
    </style:style>
    <style:style style:name="T47" style:family="text">
      <style:text-properties style:font-name="Arial" fo:font-size="15pt" officeooo:rsid="0031bc94" style:font-size-asian="15pt" style:font-size-complex="15pt"/>
    </style:style>
    <style:style style:name="T48" style:family="text">
      <style:text-properties style:font-name="Arial" fo:font-size="15pt" officeooo:rsid="00341ac7" style:font-size-asian="15pt" style:font-size-complex="15pt"/>
    </style:style>
    <style:style style:name="T49" style:family="text">
      <style:text-properties style:font-name="Arial" fo:font-size="15pt" officeooo:rsid="00346827" style:font-size-asian="15pt" style:font-size-complex="15pt"/>
    </style:style>
    <style:style style:name="T50" style:family="text">
      <style:text-properties style:font-name="Arial" fo:font-size="15pt" officeooo:rsid="00365043" style:font-size-asian="15pt" style:font-size-complex="15pt"/>
    </style:style>
    <style:style style:name="T51" style:family="text">
      <style:text-properties style:font-name="Arial" fo:font-size="15pt" officeooo:rsid="00371203" style:font-size-asian="15pt" style:font-size-complex="15pt"/>
    </style:style>
    <style:style style:name="T52" style:family="text">
      <style:text-properties style:font-name="Arial" fo:font-size="15pt" officeooo:rsid="0039831b" style:font-size-asian="15pt" style:font-size-complex="15pt"/>
    </style:style>
    <style:style style:name="T53" style:family="text">
      <style:text-properties style:font-name="Arial" fo:font-size="15pt" officeooo:rsid="003a1339" style:font-size-asian="15pt" style:font-size-complex="15pt"/>
    </style:style>
    <style:style style:name="T54" style:family="text">
      <style:text-properties style:font-name="Arial" fo:font-size="15pt" officeooo:rsid="003d2345" style:font-size-asian="15pt" style:font-size-complex="15pt"/>
    </style:style>
    <style:style style:name="T55" style:family="text">
      <style:text-properties style:font-name="Arial" fo:font-size="15pt" officeooo:rsid="003d5b5e" style:font-size-asian="15pt" style:font-size-complex="15pt"/>
    </style:style>
    <style:style style:name="T56" style:family="text">
      <style:text-properties style:font-name="Arial" fo:font-size="15pt" fo:background-color="#80ffff" loext:char-shading-value="0" style:font-size-asian="15pt" style:font-size-complex="15pt"/>
    </style:style>
    <style:style style:name="T57" style:family="text">
      <style:text-properties style:font-name="Arial" fo:font-size="15pt" officeooo:rsid="00256445" fo:background-color="#80ffff" loext:char-shading-value="0" style:font-size-asian="15pt" style:font-size-complex="15pt"/>
    </style:style>
    <style:style style:name="T58" style:family="text">
      <style:text-properties style:font-name="Arial1" fo:font-size="15pt" officeooo:rsid="0028bbf7" style:font-name-asian="Arial1" style:font-size-asian="15pt" style:font-name-complex="Arial1" style:font-size-complex="15pt"/>
    </style:style>
    <style:style style:name="T59" style:family="text">
      <style:text-properties style:font-name="Arial1" fo:font-size="15pt" officeooo:rsid="002c4e42" style:font-name-asian="Arial1" style:font-size-asian="15pt" style:font-name-complex="Arial1" style:font-size-complex="15pt"/>
    </style:style>
    <style:style style:name="T60" style:family="text">
      <style:text-properties style:font-name="Arial1" fo:font-size="15pt" officeooo:rsid="002e4819" style:font-name-asian="Arial1" style:font-size-asian="15pt" style:font-name-complex="Arial1" style:font-size-complex="15pt"/>
    </style:style>
    <style:style style:name="T61" style:family="text">
      <style:text-properties style:font-name="Arial1" fo:font-size="15pt" officeooo:rsid="00346827" style:font-name-asian="Arial1" style:font-size-asian="15pt" style:font-name-complex="Arial1" style:font-size-complex="15pt"/>
    </style:style>
    <style:style style:name="Sect1" style:family="section">
      <style:section-properties fo:margin-left="0.635cm" fo:margin-right="2.027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h text:style-name="P199" text:outline-level="1"><text:span text:style-name="CharStyle23"><text:span text:style-name="T4">Básne Janka Čajaka</text:span></text:span></text:h>
        <text:h text:style-name="P200" text:outline-level="1"><text:span text:style-name="CharStyle23"><text:span text:style-name="T4"/></text:span></text:h>
        <text:h text:style-name="P200" text:outline-level="1"><text:span text:style-name="CharStyle23"><text:span text:style-name="T4">Pavol Emanuel Dobšinský</text:span></text:span></text:h>
        <text:h text:style-name="P200" text:outline-level="1"><text:span text:style-name="CharStyle23"><text:span text:style-name="T4"/></text:span></text:h>
        <text:h text:style-name="P200" text:outline-level="1"><text:span text:style-name="CharStyle23"><text:span text:style-name="T4"/></text:span></text:h>
        <text:p text:style-name="P5"><text:span text:style-name="CharStyle27"><text:span text:style-name="T33">Životopisný </text:span></text:span><text:span text:style-name="CharStyle28"><text:span text:style-name="T33">nákres.</text:span></text:span></text:p>
        <text:p text:style-name="P39"><text:span text:style-name="CharStyle14"><text:span text:style-name="T34"/></text:span></text:p>
        <text:p text:style-name="P41"><text:span text:style-name="CharStyle14"><text:span text:style-name="T34">B</text:span></text:span><text:span text:style-name="CharStyle14"><text:span text:style-name="T33">ystrá Paludzianka blhoce z divopustých snežných prahôr Zvolensko-Liptovských do čarokrásneho vidieku Liptova a vlieva sa do Váhu asi míľu zeme níž st</text:span></text:span><text:span text:style-name="CharStyle14"><text:span text:style-name="T5">o</text:span></text:span><text:span text:style-name="CharStyle14"><text:span text:style-name="T33">l</text:span></text:span><text:span text:style-name="CharStyle14"><text:span text:style-name="T3">.</text:span></text:span><text:span text:style-name="CharStyle14"><text:span text:style-name="T33"> mesta, Sv. Mikuláš</text:span></text:span><text:span text:style-name="CharStyle14"><text:span text:style-name="T3">a</text:span></text:span><text:span text:style-name="CharStyle14"><text:span text:style-name="T33">, asi na proti terajšej železničnej stanici u Par</text:span></text:span><text:span text:style-name="CharStyle14"><text:span text:style-name="T5">i</text:span></text:span><text:span text:style-name="CharStyle14"><text:span text:style-name="T33">žov. U výbehu Paludzianky na ro­viny Váhu, na posledných pahrbkoc</text:span></text:span><text:span text:style-name="CharStyle14"><text:span text:style-name="T3">h j</text:span></text:span><text:span text:style-name="CharStyle14"><text:span text:style-name="T33">ej zelených brehov, </text:span></text:span><text:span text:style-name="CharStyle14"><text:span text:style-name="T3">š</text:span></text:span><text:span text:style-name="CharStyle14"><text:span text:style-name="T33">ume</text:span></text:span><text:span text:style-name="CharStyle14"><text:span text:style-name="T3">jú</text:span></text:span><text:span text:style-name="CharStyle14"><text:span text:style-name="T33"> z pravej strany pozostatky hája jedľového; z ľavej ale nad starobylým, z dreva umele vystaveným chrámom a nad jeho dedinou slovanské lipy šepocú zbožnú pieseň o tichej do­mácnosti prabydliteľov Slovenských.</text:span></text:span></text:p>
        <text:p text:style-name="P73"><text:span text:style-name="CharStyle14"><text:span text:style-name="T33">Tuná, v</text:span></text:span><text:span text:style-name="CharStyle14"><text:span text:style-name="T27">o</text:span></text:span><text:span text:style-name="CharStyle14"><text:span text:style-name="T33"> Veľkej Paludzi, v tichej domác­nosti Mateja </text:span></text:span><text:span text:style-name="CharStyle14"><text:span text:style-name="T35">Č</text:span></text:span><text:span text:style-name="CharStyle14"><text:span text:style-name="T33">ajaka a Anny r. Lan</text:span></text:span><text:span text:style-name="CharStyle14"><text:span text:style-name="T3">š</text:span></text:span><text:span text:style-name="CharStyle14"><text:span text:style-name="T33">tiak narodil sa dňa 5. </text:span></text:span><text:span text:style-name="CharStyle14"><text:span text:style-name="T3">ja</text:span></text:span><text:span text:style-name="CharStyle14"><text:span text:style-name="T33">nuara r. 1830 prvorodzený syn Ján. Otec, predtým</text:span></text:span><text:span text:style-name="CharStyle14"><text:span text:style-name="T3"> </text:span></text:span><text:span text:style-name="CharStyle14"><text:span text:style-name="T33">to vyznačený kuchár u zemanských rodín Liptova, teraz úradník (ižpán) v zemep</text:span></text:span><text:span text:style-name="CharStyle14"><text:span text:style-name="T5">a</text:span></text:span><text:span text:style-name="CharStyle14"><text:span text:style-name="T33">nskom dome u Gašpara Platthy, </text:span></text:span><text:span text:style-name="CharStyle14"><text:span text:style-name="T3">j</text:span></text:span><text:span text:style-name="CharStyle14"><text:span text:style-name="T33">ako hľadel prá­cou a sporivos</text:span></text:span><text:span text:style-name="CharStyle14"><text:span text:style-name="T35">ť</text:span></text:span><text:span text:style-name="CharStyle14"><text:span text:style-name="T33">ou získať sebe samostatnejšie ob</text:span></text:span><text:span text:style-name="CharStyle14"><text:span text:style-name="T35">č</text:span></text:span><text:span text:style-name="CharStyle14"><text:span text:style-name="T33">anské postavenie zakúpením si majetku v obci, tak pripravoval i prvorodzeného Janka na vyššiu dráhu života. Z domácej </text:span></text:span><text:span text:style-name="CharStyle14"><text:span text:style-name="T35">š</text:span></text:span><text:span text:style-name="CharStyle14"><text:span text:style-name="T33">koly zavčasu poslal ho</text:span></text:span><text:span text:style-name="CharStyle32"><text:span text:style-name="T3"> </text:span></text:span><text:span text:style-name="CharStyle14"><text:span text:style-name="T33">do Sv. Mikuláša do prvých grammatických tried k prof. Josefovi Plechov</text:span></text:span><text:span text:style-name="CharStyle14"><text:span text:style-name="T5">i</text:span></text:span><text:span text:style-name="CharStyle14"><text:span text:style-name="T33">; odtialto v s</text:span></text:span><text:span text:style-name="CharStyle14"><text:span text:style-name="T3">c</text:span></text:span><text:span text:style-name="CharStyle14"><text:span text:style-name="T33">pt. 1841 do junia </text:span></text:span><text:span text:style-name="CharStyle14"><text:span text:style-name="T3">1</text:span></text:span><text:span text:style-name="CharStyle14"><text:span text:style-name="T33">8</text:span></text:span><text:span text:style-name="CharStyle14"><text:span text:style-name="T3">4</text:span></text:span><text:span text:style-name="CharStyle14"><text:span text:style-name="T33">5 na gymnasium do Rožňavy, kde syntaktické a rhetorické triedy výborne skonči</text:span></text:span><text:span text:style-name="CharStyle14"><text:span text:style-name="T3">l</text:span></text:span><text:span text:style-name="CharStyle14"><text:span text:style-name="T33">; konečne do Levoče na Spi</text:span></text:span><text:span text:style-name="CharStyle14"><text:span text:style-name="T35">š</text:span></text:span><text:span text:style-name="CharStyle14"><text:span text:style-name="T33">, kde na ev. Lyceume po dvoch ľubomudreckých (</text:span></text:span><text:span text:style-name="CharStyle14"><text:span text:style-name="T3">f</text:span></text:span><text:span text:style-name="CharStyle14"><text:span text:style-name="T33">ilosof</text:span></text:span><text:span text:style-name="CharStyle14"><text:span text:style-name="T3">i</text:span></text:span><text:span text:style-name="CharStyle14"><text:span text:style-name="T33">ckýc</text:span></text:span><text:span text:style-name="CharStyle14"><text:span text:style-name="T3">h</text:span></text:span><text:span text:style-name="CharStyle14"><text:span text:style-name="T33">) rokoch oddal sa náš Janko bohoslovectv</text:span></text:span><text:span text:style-name="CharStyle14"><text:span text:style-name="T3">u</text:span></text:span><text:span text:style-name="CharStyle14"><text:span text:style-name="T33">, jehož prvoro</text:span></text:span><text:span text:style-name="CharStyle14"><text:span text:style-name="T35">č</text:span></text:span><text:span text:style-name="CharStyle14"><text:span text:style-name="T33">ný beh ukončil tu na jar r. 1848.</text:span></text:span></text:p>
        <text:p text:style-name="P73"><text:span text:style-name="CharStyle14"><text:span text:style-name="T33">V Levoči práve po tieto roky najkrajšie pre­kvitalo vzdelávanie sa v reči materinskej sloven­skej. To kvet z brehov Dunaja presadený sem pod centrálne Tatry tými trinástimi šuhajmi</text:span></text:span><text:span text:style-name="CharStyle14"><text:span text:style-name="T3">,</text:span></text:span><text:span text:style-name="CharStyle14"><text:span text:style-name="T33"> ktorí z počtu dvadsiatich opustivších Bratislavský ústav, keď na ňom </text:span></text:span><text:span text:style-name="CharStyle14"><text:span text:style-name="T35">Ľ</text:span></text:span><text:span text:style-name="CharStyle14"><text:span text:style-name="T33">ud. Štúrovi nebolo dovolen</text:span></text:span><text:span text:style-name="CharStyle14"><text:span text:style-name="T35">o</text:span></text:span><text:span text:style-name="CharStyle14"><text:span text:style-name="T3"> </text:span></text:span><text:span text:style-name="CharStyle14"><text:span text:style-name="T33">ďalej prednášať, presť</text:span></text:span><text:span text:style-name="CharStyle14"><text:span text:style-name="T35">ä</text:span></text:span><text:span text:style-name="CharStyle14"><text:span text:style-name="T33">hovali sa v treskúcej zime r. 1844 na ev. L</text:span></text:span><text:span text:style-name="CharStyle14"><text:span text:style-name="T5">y</text:span></text:span><text:span text:style-name="CharStyle14"><text:span text:style-name="T33">ceum do Levoče a tu pripojili sa k slovenskému ústavu. To kvet pestovaný mladým Jankom Francisci </text:span></text:span><text:soft-page-break/><text:span text:style-name="CharStyle14"><text:span text:style-name="T33">Rymavským a horli­vou mládežou i potom, keď r. 1845 aj ústav Le­vočský z príkazu cirkevnej a školskej vrchnosti premenený bol na púhe cvičenie v biblickej </text:span></text:span><text:span text:style-name="CharStyle14"><text:span text:style-name="T35">č</text:span></text:span><text:span text:style-name="CharStyle14"><text:span text:style-name="T33">esko-sloven</text:span></text:span><text:span text:style-name="CharStyle14"><text:span text:style-name="T35">č</text:span></text:span><text:span text:style-name="CharStyle14"><text:span text:style-name="T33">ine. Tu mládež utvorila súkromnú je­dnotu k vzdelávaniu sa v domorodej slovenčine, jak o tom čase vystavil ju v N</text:span></text:span><text:span text:style-name="CharStyle14"><text:span text:style-name="T5">a</text:span></text:span><text:span text:style-name="CharStyle14"><text:span text:style-name="T33">uke reči Sloven­skej </text:span></text:span><text:span text:style-name="CharStyle14"><text:span text:style-name="T35">Ľ</text:span></text:span><text:span text:style-name="CharStyle14"><text:span text:style-name="T33">udevít Štúr, jak začala ujímať sa v živote a v pís</text:span></text:span><text:span text:style-name="CharStyle14"><text:span text:style-name="T3">o</text:span></text:span><text:span text:style-name="CharStyle14"><text:span text:style-name="T33">mnosti </text:span></text:span><text:span text:style-name="CharStyle14"><text:span text:style-name="T35">č</text:span></text:span><text:span text:style-name="CharStyle14"><text:span text:style-name="T33">istoslovenskej. Ná</text:span></text:span><text:span text:style-name="CharStyle14"><text:span text:style-name="T35">š</text:span></text:span><text:span text:style-name="CharStyle14"><text:span text:style-name="T33"> Janko </text:span></text:span><text:span text:style-name="CharStyle14"><text:span text:style-name="T35">Č</text:span></text:span><text:span text:style-name="CharStyle14"><text:span text:style-name="T33">ajak bol po všetky tri roky (1845—1848 ) verne odda</text:span></text:span><text:span text:style-name="CharStyle14"><text:span text:style-name="T3">n</text:span></text:span><text:span text:style-name="CharStyle14"><text:span text:style-name="T33">ým, horlivým a pracovitým údom te</text:span></text:span><text:span text:style-name="CharStyle14"><text:span text:style-name="T3">jt</text:span></text:span><text:span text:style-name="CharStyle14"><text:span text:style-name="T33">ože jednoty. Vynikal medzi pilnými nav</text:span></text:span><text:span text:style-name="CharStyle14"><text:span text:style-name="T35">š</text:span></text:span><text:span text:style-name="CharStyle14"><text:span text:style-name="T33">tevov</text:span></text:span><text:span text:style-name="CharStyle14"><text:span text:style-name="T5">a</text:span></text:span><text:span text:style-name="CharStyle14"><text:span text:style-name="T33">teľmi prednášok </text:span></text:span><text:span text:style-name="CharStyle14"><text:span text:style-name="T3">o</text:span></text:span><text:span text:style-name="CharStyle14"><text:span text:style-name="T33"> reči a literat</text:span></text:span><text:span text:style-name="CharStyle14"><text:span text:style-name="T35">u</text:span></text:span><text:span text:style-name="CharStyle14"><text:span text:style-name="T33">re československej i slovanskej </text:span></text:span><text:span text:style-name="CharStyle14"><text:span text:style-name="T35">a </text:span></text:span><text:span text:style-name="CharStyle14"><text:span text:style-name="T33">o de</text:span></text:span><text:span text:style-name="CharStyle14"><text:span text:style-name="T3">j</text:span></text:span><text:span text:style-name="CharStyle14"><text:span text:style-name="T33">eprave človečenstva; medzi donášateľmi a posudzovateľmi prosaických i básnických prác v kole i v časop</text:span></text:span><text:span text:style-name="CharStyle14"><text:span text:style-name="T3">í</text:span></text:span><text:span text:style-name="CharStyle14"><text:span text:style-name="T33">smach mládežou písaných a vydá­vaných pod názvami Život, Holubica, Soko</text:span></text:span><text:span text:style-name="CharStyle14"><text:span text:style-name="T3">l</text:span></text:span><text:span text:style-name="CharStyle14"><text:span text:style-name="T33">; medzi rečníkmi rečníckych a</text:span></text:span><text:span text:style-name="CharStyle14"><text:span text:style-name="T3"> </text:span></text:span><text:span text:style-name="CharStyle14"><text:span text:style-name="T33">to jak slovenských tak i ma­ďarských a nemeckých zasadnut</text:span></text:span><text:span text:style-name="CharStyle14"><text:span text:style-name="T3">í</text:span></text:span><text:span text:style-name="CharStyle14"><text:span text:style-name="T33">; medzi ochotníkmi divadelných hier, najviac v slovenskej, nie­kedy i v maďarskej a nemeckej reči, hrávaných v súkromnom dome pred obecenstvom rovesníkov, ale i pred u</text:span></text:span><text:span text:style-name="CharStyle14"><text:span text:style-name="T35">č</text:span></text:span><text:span text:style-name="CharStyle14"><text:span text:style-name="T33">bársk</text:span></text:span><text:span text:style-name="CharStyle14"><text:span text:style-name="T3">ym</text:span></text:span><text:span text:style-name="CharStyle14"><text:span text:style-name="T33"> a me</text:span></text:span><text:span text:style-name="CharStyle14"><text:span text:style-name="T35">š</text:span></text:span><text:span text:style-name="CharStyle14"><text:span text:style-name="T33">ťanským, keďže mlá­dež k tomu i svoj pekne sporiadaný hudbený sbor a spevokol mávala. </text:span></text:span><text:span text:style-name="CharStyle14"><text:span text:style-name="T35">Č</text:span></text:span><text:span text:style-name="CharStyle14"><text:span text:style-name="T33">ajak, šuhaj útlej postavy a nežného velikých modrých o</text:span></text:span><text:span text:style-name="CharStyle14"><text:span text:style-name="T35">č</text:span></text:span><text:span text:style-name="CharStyle14"><text:span text:style-name="T33">ú vzezrenia, hrával pri divadlách úkoly ženských osôb, vždy v prí­hodnom a slušnom preobleku i prestrojení, keďže ženských herečiek nemali sme. Tuná prebudil sa duch jeho k nezlomnej oddanosti ľudu a národu svojmu Slovenskému; tu on zahorel básnickou láskou k prírode Tatier a k ideálom, jaké stvoril si tuná duch za krás</text:span></text:span><text:span text:style-name="CharStyle14"><text:span text:style-name="T3">u</text:span></text:span><text:span text:style-name="CharStyle14"><text:span text:style-name="T33">, pravdu a dobro nadšený, kresťanskoľudskému bratstvu, reči materinskej a národu vlastnému posvätený. Len horeli sme za to, jak skoro vystúpiť zo </text:span></text:span><text:span text:style-name="CharStyle14"><text:span text:style-name="T35">š</text:span></text:span><text:span text:style-name="CharStyle14"><text:span text:style-name="T33">kôl do života a usku­točňovať v ňom poznaté a milované ideále naše.</text:span></text:span></text:p>
        <text:p text:style-name="P73"><text:span text:style-name="CharStyle14"><text:span text:style-name="T33">Lež nielen nad nádejným vystúpením do ži­vota, ešte i nad samým ukončením nášho vzde­lávania sa obzor zakalil sa tu mračnami. Udalo­sti r. 1848 vyhnaly nás zo škôl, koho do poľa a vojansk</text:span></text:span><text:span text:style-name="CharStyle14"><text:span text:style-name="T3">é</text:span></text:span><text:span text:style-name="CharStyle14"><text:span text:style-name="T33">ho tábora, koho do krútňavy vy</text:span></text:span><text:span text:style-name="CharStyle14"><text:span text:style-name="T3">šä</text:span></text:span><text:span text:style-name="CharStyle14"><text:span text:style-name="T33">trovania a väzenia politického za smelšie vyznávania národo</text:span></text:span><text:span text:style-name="CharStyle14"><text:span text:style-name="T3">ľ</text:span></text:span><text:span text:style-name="CharStyle14"><text:span text:style-name="T33">ubstv</text:span></text:span><text:span text:style-name="CharStyle14"><text:span text:style-name="T3">a</text:span></text:span><text:span text:style-name="CharStyle14"><text:span text:style-name="T33">, koho do potĺkania sa medzi okolnos</text:span></text:span><text:span text:style-name="CharStyle14"><text:span text:style-name="T35">ť</text:span></text:span><text:span text:style-name="CharStyle14"><text:span text:style-name="T3">m</text:span></text:span><text:span text:style-name="CharStyle14"><text:span text:style-name="T33">i, jaké zo dňa na deň stávaly sa kru­tejšími, a ne</text:span></text:span><text:span text:style-name="CharStyle14"><text:span text:style-name="T3">je</text:span></text:span><text:span text:style-name="CharStyle14"><text:span text:style-name="T33">dnoho vysoti</text:span></text:span><text:span text:style-name="CharStyle14"><text:span text:style-name="T3">l</text:span></text:span><text:span text:style-name="CharStyle14"><text:span text:style-name="T33">y z koľaje života, jakú nastúpiť zamýšľal. Šťastný, kto v búrke našiel útulku! Medzi takýmito bol i ná</text:span></text:span><text:span text:style-name="CharStyle14"><text:span text:style-name="T35">š</text:span></text:span><text:span text:style-name="CharStyle14"><text:span text:style-name="T33"> Janko. Vekom ešte nepadal pod prísny, každého dvadsaťročného do honvédov </text:span></text:span><text:soft-page-break/><text:span text:style-name="CharStyle14"><text:span text:style-name="T33">vrä</text:span></text:span><text:span text:style-name="CharStyle14"><text:span text:style-name="T3">ď</text:span></text:span><text:span text:style-name="CharStyle14"><text:span text:style-name="T33">ujúci zákon</text:span></text:span><text:span text:style-name="CharStyle14"><text:span text:style-name="T29">;</text:span></text:span><text:span text:style-name="CharStyle14"><text:span text:style-name="T28"> </text:span></text:span><text:span text:style-name="CharStyle14"><text:span text:style-name="T33">útlosť mladosti a postavy neradila mu stanúť an</text:span></text:span><text:span text:style-name="CharStyle14"><text:span text:style-name="T3">i</text:span></text:span><text:span text:style-name="CharStyle14"><text:span text:style-name="T33"> do sboru dobro­voľníkov mládeže Slovenskej. Útulok našiel on za rok v dome rodičovsko</text:span></text:span><text:span text:style-name="CharStyle14"><text:span text:style-name="T3">m</text:span></text:span><text:span text:style-name="CharStyle14"><text:span text:style-name="T33">, za rok u prof. Josefa Plech</text:span></text:span><text:span text:style-name="CharStyle14"><text:span text:style-name="T3">a</text:span></text:span><text:span text:style-name="CharStyle14"><text:span text:style-name="T33">, už teraz ako pomocník u</text:span></text:span><text:span text:style-name="CharStyle14"><text:span text:style-name="T35">č</text:span></text:span><text:span text:style-name="CharStyle14"><text:span text:style-name="T33">itelský v Mikuláši. V jaseni ale r. 1850 odobral sa na ev. bohoslovecký ústav do Viedne, kde po dva semestry ukončil svoje štúdia.</text:span></text:span></text:p>
        <text:p text:style-name="P73"><text:span text:style-name="CharStyle14"><text:span text:style-name="T33">Navrátivšieho sa z Viedne pripútalo všetko k domovu, k milenému Liptovu: tu otec, tu mať, tu sestra i brat, tu ľud i národ, tu kraj Tatier i krása a velebnosť jeho; tu prvšie doby i miesta detinstva a mladosti, tu milé na všetko rozpomienky a prv</text:span></text:span><text:span text:style-name="CharStyle14"><text:span text:style-name="T3">š</text:span></text:span><text:span text:style-name="CharStyle14"><text:span text:style-name="T33">ie priateľstv</text:span></text:span><text:span text:style-name="CharStyle14"><text:span text:style-name="T3">o</text:span></text:span><text:span text:style-name="CharStyle14"><text:span text:style-name="T33">! K všetk</text:span></text:span><text:span text:style-name="CharStyle14"><text:span text:style-name="T3">é</text:span></text:span><text:span text:style-name="CharStyle14"><text:span text:style-name="T33">mu on te­lom i dušou pripútaný, ako dosial tak i </text:span></text:span><text:span text:style-name="CharStyle14"><text:span text:style-name="T5">z</text:span></text:span><text:span text:style-name="CharStyle14"><text:span text:style-name="T33">atým stal sa nerozlučným so všetk</text:span></text:span><text:span text:style-name="CharStyle14"><text:span text:style-name="T3">ým</text:span></text:span><text:span text:style-name="CharStyle14"><text:span text:style-name="T33">!</text:span></text:span></text:p>
        <text:p text:style-name="P73"><text:span text:style-name="CharStyle14"><text:span text:style-name="T33"/></text:span></text:p>
        <text:p text:style-name="P130"><text:span text:style-name="CharStyle14"><text:span text:style-name="T33">Hľa druhá bystrina prúdi svoje toky sem od Zvolen-</text:span></text:span><text:span text:style-name="CharStyle14"><text:span text:style-name="T35">Ď</text:span></text:span><text:span text:style-name="CharStyle14"><text:span text:style-name="T33">umbiera ku Váhu, do nehož vlieva sa asi míľu zeme výš Sv. Mikuláša u hôr, bo aj u Uhorskej vsi. Tu z ľavej strany dvíha sa mohútna Poludnica a na jednom z jej kopcov pa­miatky hradu dávneho Bogumier</text:span></text:span><text:span text:style-name="CharStyle14"><text:span text:style-name="T3">a</text:span></text:span><text:span text:style-name="CharStyle14"><text:span text:style-name="T33">; </text:span></text:span><text:span text:style-name="CharStyle14"><text:span text:style-name="T3">odt</text:span></text:span><text:span text:style-name="CharStyle14"><text:span text:style-name="T33">ialto krásny výhľad na Kriváň. Tu po pravom brehu bystriny jest Stráňa ohlasne vyriekajúca na lúčinác</text:span></text:span><text:span text:style-name="CharStyle14"><text:span text:style-name="T3">h</text:span></text:span><text:span text:style-name="CharStyle14"><text:span text:style-name="T33"> proti nej hlas pozd</text:span></text:span><text:span text:style-name="CharStyle14"><text:span text:style-name="T3">vi</text:span></text:span><text:span text:style-name="CharStyle14"><text:span text:style-name="T33">hu</text:span></text:span><text:span text:style-name="CharStyle14"><text:span text:style-name="T3">jú</text:span></text:span><text:span text:style-name="CharStyle14"><text:span text:style-name="T33">cemu pútnikovi celé hexametry a pentametry alebo iné riadky jeho pesni</text:span></text:span><text:span text:style-name="CharStyle14"><text:span text:style-name="T35">či</text:span></text:span><text:span text:style-name="CharStyle14"><text:span text:style-name="T33">ek</text:span></text:span><text:span text:style-name="CharStyle14"><text:span text:style-name="T3">.</text:span></text:span><text:span text:style-name="CharStyle14"><text:span text:style-name="T33"> Zrodenca Paludzianky bystrá Sv. Janka pri­jala na brehy svoje do bytu, no i na skorý hro­bový odpočinok tam na tej ohlasnej Stráni. </text:span></text:span><text:span text:style-name="CharStyle14"><text:span text:style-name="T3">— </text:span></text:span><text:span text:style-name="CharStyle14"><text:span text:style-name="T33">Vynikajúci člen zemänskej rodiny dakeďajš</text:span></text:span><text:span text:style-name="CharStyle14"><text:span text:style-name="T3">íc</text:span></text:span><text:span text:style-name="CharStyle14"><text:span text:style-name="T33">h Bogumierov, Osvietený pán a dnes hlavný župan stolice Liptovskej Martin Szentiványi pozval vzde­lanca Levoče a Viedne za domáceho učiteľa k</text:span></text:span><text:span text:style-name="CharStyle14"><text:span text:style-name="T3"> </text:span></text:span><text:span text:style-name="CharStyle14"><text:span text:style-name="T33">svojmu synovi takže Martinovi, ktorého náš </text:span></text:span><text:span text:style-name="CharStyle14"><text:span text:style-name="T36">Č</text:span></text:span><text:span text:style-name="CharStyle14"><text:span text:style-name="T33">ajak všetky gymnasiálne triedy vyučil, ku zkúške do­spelosti a k právnickej dráhe života pripravil.</text:span></text:span></text:p>
        <text:p text:style-name="P73"><text:span text:style-name="CharStyle14"><text:span text:style-name="T33">Stari</text:span></text:span><text:span text:style-name="CharStyle14"><text:span text:style-name="T36">č</text:span></text:span><text:span text:style-name="CharStyle14"><text:span text:style-name="T33">ký Ján Kalin</text:span></text:span><text:span text:style-name="CharStyle14"><text:span text:style-name="T36">č</text:span></text:span><text:span text:style-name="CharStyle14"><text:span text:style-name="T33">iak (otec nášho J. Kalin</text:span></text:span><text:span text:style-name="CharStyle14"><text:span text:style-name="T36">č</text:span></text:span><text:span text:style-name="CharStyle14"><text:span text:style-name="T33">iaka neprevýšeného povestníka a znamenitého professora v Modre a v Te</text:span></text:span><text:span text:style-name="CharStyle14"><text:span text:style-name="T3">ší</text:span></text:span><text:span text:style-name="CharStyle14"><text:span text:style-name="T33">ne, naposled redaktora Orla v T. Sv. Martine) potreboval </text:span></text:span><text:span text:style-name="CharStyle14"><text:span text:style-name="T6">z</text:span></text:span><text:span text:style-name="CharStyle14"><text:span text:style-name="T33">atým kazateľ­ského pomocníka tu na mieste. Za takého vy­volený bol náš J. </text:span></text:span><text:span text:style-name="CharStyle14"><text:span text:style-name="T36">Č</text:span></text:span><text:span text:style-name="CharStyle14"><text:span text:style-name="T33">ajak. Osv. p. Mr. Szentiványi ale, už i z vďačnosti k učiteľovi milovaného syna, povolal k posviacke </text:span></text:span><text:span text:style-name="CharStyle14"><text:span text:style-name="T36">Č</text:span></text:span><text:span text:style-name="CharStyle14"><text:span text:style-name="T33">ajakovej z Brezna sem do Sv. Jana dô</text:span></text:span><text:span text:style-name="CharStyle14"><text:span text:style-name="T3">s</text:span></text:span><text:span text:style-name="CharStyle14"><text:span text:style-name="T33">t. p. Administrátora Superintendencie Preddunajskej Jana Chal</text:span></text:span><text:span text:style-name="CharStyle14"><text:span text:style-name="T6">u</text:span></text:span><text:span text:style-name="CharStyle14"><text:span text:style-name="T33">pku a posviacka táto ozaj sl</text:span></text:span><text:span text:style-name="CharStyle14"><text:span text:style-name="T6">a</text:span></text:span><text:span text:style-name="CharStyle14"><text:span text:style-name="T33">vnostným spôsobom v chráme Sv. J</text:span></text:span><text:span text:style-name="CharStyle14"><text:span text:style-name="T6">a</text:span></text:span><text:span text:style-name="CharStyle14"><text:span text:style-name="T33">nskom vykonaná a na to i v dome výšcteného p. Martina slávená bola dňa 11. sept. 1858. — Vo dva roky </text:span></text:span><text:span text:style-name="CharStyle14"><text:span text:style-name="T6">z</text:span></text:span><text:span text:style-name="CharStyle14"><text:span text:style-name="T33">atým, d. 30. sept. 1860 bol </text:span></text:span><text:span text:style-name="CharStyle14"><text:span text:style-name="T36">Č</text:span></text:span><text:span text:style-name="CharStyle14"><text:span text:style-name="T33">ajak i za riadneho farára vo </text:span></text:span><text:soft-page-break/><text:span text:style-name="CharStyle14"><text:span text:style-name="T33">Sv. Jane potvrdený, takým spôsobom, že stari</text:span></text:span><text:span text:style-name="CharStyle14"><text:span text:style-name="T36">č</text:span></text:span><text:span text:style-name="CharStyle14"><text:span text:style-name="T33">kého Kalin</text:span></text:span><text:span text:style-name="CharStyle14"><text:span text:style-name="T36">č</text:span></text:span><text:span text:style-name="CharStyle14"><text:span text:style-name="T33">iaka u seba doopatrova</text:span></text:span><text:span text:style-name="CharStyle14"><text:span text:style-name="T3">ť</text:span></text:span><text:span text:style-name="CharStyle14"><text:span text:style-name="T33"> mal i v skutku doopatroval spolu s vernou družkou života svojho Adelou r. Med</text:span></text:span><text:span text:style-name="CharStyle14"><text:span text:style-name="T3">v</text:span></text:span><text:span text:style-name="CharStyle14"><text:span text:style-name="T33">ecký, s </text:span></text:span><text:span text:style-name="CharStyle14"><text:span text:style-name="T3">ň</text:span></text:span><text:span text:style-name="CharStyle14"><text:span text:style-name="T33">ouž dňa 17. septb. 1861 sobášený bol vo V. Slatine pri Zvolene. Otec Kalin</text:span></text:span><text:span text:style-name="CharStyle14"><text:span text:style-name="T36">č</text:span></text:span><text:span text:style-name="CharStyle14"><text:span text:style-name="T33">iak považoval si jich ako za dietky svoje, keď mu vlastné z</text:span></text:span><text:span text:style-name="CharStyle14"><text:span text:style-name="T36">č</text:span></text:span><text:span text:style-name="CharStyle14"><text:span text:style-name="T33">iastky ďaleko žily, z</text:span></text:span><text:span text:style-name="CharStyle14"><text:span text:style-name="T36">č</text:span></text:span><text:span text:style-name="CharStyle14"><text:span text:style-name="T33">iastky boly sa mu už pominuly, a dokonal pri týchto dňa 22. febr. 1862.</text:span></text:span></text:p>
        <text:p text:style-name="P73"><text:span text:style-name="CharStyle14"><text:span text:style-name="T33">Zo </text:span></text:span><text:span text:style-name="CharStyle14"><text:span text:style-name="T3">S</text:span></text:span><text:span text:style-name="CharStyle14"><text:span text:style-name="T33">v. Jana mal Čajak povolanie aj inam: tak r. 1860 za farára na Dobroniv</text:span></text:span><text:span text:style-name="CharStyle14"><text:span text:style-name="T3">u</text:span></text:span><text:span text:style-name="CharStyle14"><text:span text:style-name="T33"> pri Zvolene</text:span></text:span><text:span text:style-name="CharStyle14"><text:span text:style-name="T3">; </text:span></text:span><text:span text:style-name="CharStyle14"><text:span text:style-name="T33">roku 1861 do S</text:span></text:span><text:span text:style-name="CharStyle14"><text:span text:style-name="T3">v.</text:span></text:span><text:span text:style-name="CharStyle14"><text:span text:style-name="T33"> Mikuláša za mladšieho S</text:span></text:span><text:span text:style-name="CharStyle14"><text:span text:style-name="T3">I</text:span></text:span><text:span text:style-name="CharStyle14"><text:span text:style-name="T33">. B. kazateľa a spolu učiteľ</text:span></text:span><text:span text:style-name="CharStyle14"><text:span text:style-name="T3">a</text:span></text:span><text:span text:style-name="CharStyle14"><text:span text:style-name="T33">; ale neprijal. Menovite, ač už nejedna trpká zkúsenos</text:span></text:span><text:span text:style-name="CharStyle14"><text:span text:style-name="T6">ť</text:span></text:span><text:span text:style-name="CharStyle14"><text:span text:style-name="T33"> života bola zatriasla jeho citlivou dušou vo Svätom Jane, nešiel na Dobronivu; a</text:span></text:span><text:span text:style-name="CharStyle14"><text:span text:style-name="T6">č</text:span></text:span><text:span text:style-name="CharStyle14"><text:span text:style-name="T33"> zas tuná bol by našiel útulok svojej krotkej povahe primeraný jak jináč tak i v ná­dejnej už vtedy domácnosti so svojou Adelkou čiže Odolienkou, jak si ju dľa poviestok našich volával. Nešiel, bo hovoril on, žeby rovnalo sa mu so smrťou opustiť milený Liptov, rodinu a pria­teľov </text:span></text:span><text:span text:style-name="CharStyle14"><text:span text:style-name="T6">v</text:span></text:span><text:span text:style-name="CharStyle14"><text:span text:style-name="T33"> ňom, nevídať si každodenne Tatry a Kriváň.</text:span></text:span></text:p>
        <text:p text:style-name="P73"><text:span text:style-name="CharStyle14"><text:span text:style-name="T36">Č</text:span></text:span><text:span text:style-name="CharStyle14"><text:span text:style-name="T33">ajak v útrobách srdca svojho vždy </text:span></text:span><text:span text:style-name="CharStyle14"><text:span text:style-name="T36">š</text:span></text:span><text:span text:style-name="CharStyle14"><text:span text:style-name="T33">ľa­chetn</text:span></text:span><text:span text:style-name="CharStyle14"><text:span text:style-name="T36">e</text:span></text:span><text:span text:style-name="CharStyle14"><text:span text:style-name="T33"> smýšľajúci, všade len pravde a dobrému oddaný, avšak v dobrosrdečnosti svojej i ústup</text:span></text:span><text:span text:style-name="CharStyle14"><text:span text:style-name="T36">n</text:span></text:span><text:span text:style-name="CharStyle14"><text:span text:style-name="T33">ý človek, mal práve preto, ako farár a od r. 1861 až do smrti aj seniorálny notár a dek</text:span></text:span><text:span text:style-name="CharStyle14"><text:span text:style-name="T6">á</text:span></text:span><text:span text:style-name="CharStyle14"><text:span text:style-name="T33">n hornieho Liptova, mravne krušné a háklivé postavenie vo Sv. Jane. Dobrota a srdečnosť jeho v obcovaní a nakladaní s pospolitým ľudom; jeho milé v potešnom duchu Kristovom vedené rečnenie a v</text:span></text:span><text:span text:style-name="CharStyle14"><text:span text:style-name="T3">yn</text:span></text:span><text:span text:style-name="CharStyle14"><text:span text:style-name="T33">a</text:span></text:span><text:span text:style-name="CharStyle14"><text:span text:style-name="T3">uč</text:span></text:span><text:span text:style-name="CharStyle14"><text:span text:style-name="T33">ovanie; ochotné, po osadách rozložených od juhu </text:span></text:span><text:span text:style-name="CharStyle14"><text:span text:style-name="T3">Ď</text:span></text:span><text:span text:style-name="CharStyle14"><text:span text:style-name="T33">umbiera až k Tatransk</text:span></text:span><text:span text:style-name="CharStyle14"><text:span text:style-name="T3">é</text:span></text:span><text:span text:style-name="CharStyle14"><text:span text:style-name="T33">mu Bara</text:span></text:span><text:span text:style-name="CharStyle14"><text:span text:style-name="T3">nc</text:span></text:span><text:span text:style-name="CharStyle14"><text:span text:style-name="T33">u na sever vykonávané fararské povolanie vyhovievalo síce cirkevn</text:span></text:span><text:span text:style-name="CharStyle14"><text:span text:style-name="T3">í</text:span></text:span><text:span text:style-name="CharStyle14"><text:span text:style-name="T33">kom, u nichž bol i obľ</text:span></text:span><text:span text:style-name="CharStyle14"><text:span text:style-name="T6">u</text:span></text:span><text:span text:style-name="CharStyle14"><text:span text:style-name="T33">bený; ale z druhej strany stálo tu i Sv. J</text:span></text:span><text:span text:style-name="CharStyle14"><text:span text:style-name="T6">a</text:span></text:span><text:span text:style-name="CharStyle14"><text:span text:style-name="T33">nsk</text:span></text:span><text:span text:style-name="CharStyle14"><text:span text:style-name="T36">é</text:span></text:span><text:span text:style-name="CharStyle14"><text:span text:style-name="T33"> panstvo. Ono dľa ducha času vymáhalo na človeku mäkkej a ústupnej povahy aj také veci, ktoré priečily sa smýšľaniu jeho a potom postavovaly ho aj do nepraj­ného svetla pred Slovenskou verejnosťou a najmä u tých, ktorí nepoznali kritické postavenie muža srdcom viere Kristovej a národu oddaného, ale</text:span></text:span><text:span text:style-name="CharStyle31"><text:span text:style-name="T33"> </text:span></text:span><text:span text:style-name="CharStyle14"><text:span text:style-name="T33">u prostried odporných živlov sveta prebývajúceho. Za príklad uvediem len odsúdenie Ho</text:span></text:span><text:span text:style-name="CharStyle14"><text:span text:style-name="T3">d</text:span></text:span><text:span text:style-name="CharStyle14"><text:span text:style-name="T33">žovo.</text:span></text:span></text:p>
        <text:p text:style-name="P73"><text:span text:style-name="CharStyle14"><text:span text:style-name="T33">Dňa 15. julia 1862 zasadla v L. Sv. Miku­láši seniorálna súdna stolica pod predsedníctvom dozorca Adolfa Szentiványi a seniora Jána Plech; </text:span></text:span><text:span text:style-name="CharStyle14"><text:span text:style-name="T36">č</text:span></text:span><text:span text:style-name="CharStyle14"><text:span text:style-name="T33">lenov Antala Vitáliš i Antala Zima dozorcov</text:span></text:span><text:span text:style-name="CharStyle42"><text:span text:style-name="T3"> </text:span></text:span><text:span text:style-name="CharStyle14"><text:span text:style-name="T33">a Jana </text:span></text:span><text:span text:style-name="CharStyle14"><text:span text:style-name="T36">Č</text:span></text:span><text:span text:style-name="CharStyle14"><text:span text:style-name="T33">ajaka farára (druhý k tomu </text:span></text:span><text:soft-page-break/><text:span text:style-name="CharStyle14"><text:span text:style-name="T33">menovaný farár Adam Philadelphi nedospel do zasadnutia). </text:span></text:span><text:span text:style-name="CharStyle14"><text:span text:style-name="T3">„</text:span></text:span><text:span text:style-name="CharStyle14"><text:span text:style-name="T33">Consistorium toto, blaho cirkve ev. a</text:span></text:span><text:span text:style-name="CharStyle14"><text:span text:style-name="T3">ut</text:span></text:span><text:span text:style-name="CharStyle14"><text:span text:style-name="T33">onomic</text:span></text:span><text:span text:style-name="CharStyle14"><text:span text:style-name="T3">ke</text:span></text:span><text:span text:style-name="CharStyle14"><text:span text:style-name="T33">j </text:span></text:span><text:span text:style-name="CharStyle14"><text:span text:style-name="T3">n</text:span></text:span><text:span text:style-name="CharStyle14"><text:span text:style-name="T33">a srdci majúc, na základe prečítaných dokumen­tov súdilo: aby dvojcth. p. Michal Miloslav Hod</text:span></text:span><text:span text:style-name="CharStyle14"><text:span text:style-name="T3">ž</text:span></text:span><text:span text:style-name="CharStyle14"><text:span text:style-name="T33">a, cirkve Vrbicko-Sv.-Mikulášskej S</text:span></text:span><text:span text:style-name="CharStyle14"><text:span text:style-name="T3">I</text:span></text:span><text:span text:style-name="CharStyle14"><text:span text:style-name="T33">. Bož. Kazateľ, j</text:span></text:span><text:span text:style-name="CharStyle14"><text:span text:style-name="T3">a</text:span></text:span><text:span text:style-name="CharStyle14"><text:span text:style-name="T33">k</text:span></text:span><text:span text:style-name="CharStyle14"><text:span text:style-name="T3">o</text:span></text:span><text:span text:style-name="CharStyle14"><text:span text:style-name="T33"> takový, ktorý dôst. p. Gedulyho riadnym spôsobom vyvoleného a vysokou vládou uznaného a potvrdeného za svojho arcipastiera neuznáva, cirkve ev. údov spolu s nim za unisto</text:span></text:span><text:span text:style-name="CharStyle14"><text:span text:style-name="T3">v</text:span></text:span><text:span text:style-name="CharStyle14"><text:span text:style-name="T33">, nekres</text:span></text:span><text:span text:style-name="CharStyle14"><text:span text:style-name="T6">ť</text:span></text:span><text:span text:style-name="CharStyle14"><text:span text:style-name="T33">anov a rebellov proti právam majestátnym v cir­kvi vyhla</text:span></text:span><text:span text:style-name="CharStyle14"><text:span text:style-name="T36">š</text:span></text:span><text:span text:style-name="CharStyle14"><text:span text:style-name="T33">uje, seba na stanovisku cirkevnopráv­nom, týchto ale na odpornom súcich verejne drží; Consistortium a Seniorát vedľa výpovedi svojej vlastnej úradne sdelenej jako f</text:span></text:span><text:span text:style-name="CharStyle14"><text:span text:style-name="T6">o</text:span></text:span><text:span text:style-name="CharStyle14"><text:span text:style-name="T33">ra ignorovať bude a musí; — z Cirkvi ev. </text:span></text:span><text:span text:style-name="CharStyle14"><text:span text:style-name="T3">Vr</text:span></text:span><text:span text:style-name="CharStyle14"><text:span text:style-name="T33">bicko-Sv.-Mikulá</text:span></text:span><text:span text:style-name="CharStyle14"><text:span text:style-name="T36">š</text:span></text:span><text:span text:style-name="CharStyle14"><text:span text:style-name="T33">skej, kdežto úradovanie jeho nemožným učineno je, od­stránený bol; prítomná ale sententia aby sa v jed­nom exemplári jemu, v druhom ale dištriktuálnemu Con</text:span></text:span><text:span text:style-name="CharStyle14"><text:span text:style-name="T36">v</text:span></text:span><text:span text:style-name="CharStyle14"><text:span text:style-name="T33">entu skrze Consistorium úradne doru</text:span></text:span><text:span text:style-name="CharStyle14"><text:span text:style-name="T3">­</text:span></text:span><text:span text:style-name="CharStyle14"><text:span text:style-name="T33">čila.</text:span></text:span><text:span text:style-name="CharStyle14"><text:span text:style-name="T3">“</text:span></text:span><text:span text:style-name="CharStyle14"><text:span text:style-name="T33"> — </text:span></text:span><text:span text:style-name="CharStyle14"><text:span text:style-name="T36">Č</text:span></text:span><text:span text:style-name="CharStyle14"><text:span text:style-name="T33">ajakovo osobné presvedčenie prišlo tu iste do odporu s radou a úsudkom tejto súdobnej stolice. On dal tomu aj výraz v zasadnutí, nehla­sujúc za vypovedanie Hodžovo z fary, ale za zmiernenie úsudku a dočkanie, ažby tieto cirkevné boje inú, miernejšiu tvárnosť na seba vzali. V tomto smysle a o tomto neprestal </text:span></text:span><text:span text:style-name="CharStyle14"><text:span text:style-name="T36">Č</text:span></text:span><text:span text:style-name="CharStyle14"><text:span text:style-name="T33">ajak osvedčovať sa</text:span></text:span><text:span text:style-name="CharStyle37"><text:span text:style-name="T33"> </text:span></text:span><text:span text:style-name="CharStyle14"><text:span text:style-name="T33">pred svojimi domácimi, priateľmi i nepriateľmi. On bol vlastne </text:span></text:span><text:span text:style-name="CharStyle14"><text:span text:style-name="T3">be</text:span></text:span><text:span text:style-name="CharStyle14"><text:span text:style-name="T33">zvolným notárom tohto Consistoria; ke</text:span></text:span><text:span text:style-name="CharStyle14"><text:span text:style-name="T3">ď</text:span></text:span><text:span text:style-name="CharStyle14"><text:span text:style-name="T33"> okolnosti </text:span></text:span><text:span text:style-name="CharStyle14"><text:span text:style-name="T3">—</text:span></text:span><text:span text:style-name="CharStyle14"><text:span text:style-name="T33"> ako Philadelphimu — nedovoľovaly utiahnuť s</text:span></text:span><text:span text:style-name="CharStyle14"><text:span text:style-name="T3">a</text:span></text:span><text:span text:style-name="CharStyle14"><text:span text:style-name="T33">; k</text:span></text:span><text:span text:style-name="CharStyle14"><text:span text:style-name="T3">eď</text:span></text:span><text:span text:style-name="CharStyle14"><text:span text:style-name="T33"> nenotarovanie bo</text:span></text:span><text:span text:style-name="CharStyle14"><text:span text:style-name="T3">l</text:span></text:span><text:span text:style-name="CharStyle14"><text:span text:style-name="T33">oby jemu v tom čase trpkejšie hodiny pripravilo, </text:span></text:span><text:span text:style-name="CharStyle14"><text:span text:style-name="T3">ne</text:span></text:span><text:span text:style-name="CharStyle14"><text:span text:style-name="T33">žli je sn</text:span></text:span><text:span text:style-name="CharStyle14"><text:span text:style-name="T6">a</text:span></text:span><text:span text:style-name="CharStyle14"><text:span text:style-name="T33">ď vypovedanie z fary. Okolnosti tieto všetkým bližším a mierne súďacím boly známe. Sám Hodža i predtým i potom mierne a chválne vy</text:span></text:span><text:span text:style-name="CharStyle14"><text:span text:style-name="T6">s</text:span></text:span><text:span text:style-name="CharStyle14"><text:span text:style-name="T33">l</text:span></text:span><text:span text:style-name="CharStyle14"><text:span text:style-name="T6">o</text:span></text:span><text:span text:style-name="CharStyle14"><text:span text:style-name="T33">vúval sa o </text:span></text:span><text:span text:style-name="CharStyle14"><text:span text:style-name="T36">Č</text:span></text:span><text:span text:style-name="CharStyle14"><text:span text:style-name="T33">ajakov</text:span></text:span><text:span text:style-name="CharStyle14"><text:span text:style-name="T3">i</text:span></text:span><text:span text:style-name="CharStyle14"><text:span text:style-name="T33">; bo Hodža znal ho aj ináč, oceňoval aj rozsah jeho vedeckého vzdela­nia a vzlet jeho básnenia; </text:span></text:span><text:span text:style-name="CharStyle14"><text:span text:style-name="T3">—</text:span></text:span><text:span text:style-name="CharStyle14"><text:span text:style-name="T33"> znal, uhádnul duch taký vznešený, jakým bol Hodža i mdlobu tela i mäkkosť v krušných okolnostiach zatiesnenej dobrosrdečnej povahy a keď všetko na vážky po­ložil — nepočitoval nášho Janka do počtu svo</text:span></text:span><text:span text:style-name="CharStyle14"><text:span text:style-name="T3">­</text:span></text:span><text:span text:style-name="CharStyle14"><text:span text:style-name="T33">jich odsudzovateľov.</text:span></text:span></text:p>
        <text:p text:style-name="P73"><text:span text:style-name="CharStyle14"><text:span text:style-name="T6">Č</text:span></text:span><text:span text:style-name="CharStyle14"><text:span text:style-name="T33">a</text:span></text:span><text:span text:style-name="CharStyle14"><text:span text:style-name="T3">ja</text:span></text:span><text:span text:style-name="CharStyle14"><text:span text:style-name="T33">ka ako muža v duchu od pravdy ne­zvratného, kremä v pojedinných tvrdých okol­nostiach d</text:span></text:span><text:span text:style-name="CharStyle14"><text:span text:style-name="T3">ľ</text:span></text:span><text:span text:style-name="CharStyle14"><text:span text:style-name="T33">a mäkkej povahy ústupného, najlepšie poznali tí, ktorí z tejto ústupnosti a popri tom z mdloby tela človeka suchotinárskeho koristiť hľadeli. Jestli v čom ukoristili, tomu usmiali sa; v čom ukoristiť nemohli, tomu pokoj dali. A či tak či tak, neprestávali považovať ho za takého </text:span></text:span><text:span text:style-name="CharStyle14"><text:span text:style-name="T3">„</text:span></text:span><text:span text:style-name="CharStyle14"><text:span text:style-name="T33">pans</text:span></text:span><text:span text:style-name="CharStyle14"><text:span text:style-name="T3">l</text:span></text:span><text:span text:style-name="CharStyle14"><text:span text:style-name="T33">av</text:span></text:span><text:span text:style-name="CharStyle14"><text:span text:style-name="T36">a“</text:span></text:span><text:span text:style-name="CharStyle14"><text:span text:style-name="T3">,</text:span></text:span><text:span text:style-name="CharStyle14"><text:span text:style-name="T33"> ako </text:span></text:span><text:soft-page-break/><text:span text:style-name="CharStyle14"><text:span text:style-name="T33">každého, kto s n</text:span></text:span><text:span text:style-name="CharStyle14"><text:span text:style-name="T6">í</text:span></text:span><text:span text:style-name="CharStyle14"><text:span text:style-name="T33">mi do </text:span></text:span><text:span text:style-name="CharStyle14"><text:span text:style-name="T3">je</text:span></text:span><text:span text:style-name="CharStyle14"><text:span text:style-name="T33">dnoho ka­meňa (ohňa) neduje. </text:span></text:span><text:span text:style-name="CharStyle14"><text:span text:style-name="T36">Č</text:span></text:span><text:span text:style-name="CharStyle14"><text:span text:style-name="T33">a</text:span></text:span><text:span text:style-name="CharStyle14"><text:span text:style-name="T3">ja</text:span></text:span><text:span text:style-name="CharStyle14"><text:span text:style-name="T33">k jednako neprestával dop</text:span></text:span><text:span text:style-name="CharStyle14"><text:span text:style-name="T6">o</text:span></text:span><text:span text:style-name="CharStyle14"><text:span text:style-name="T33">sielať svoje básne slovenským časopisom (Pria­teľ Školy a Literat</text:span></text:span><text:span text:style-name="CharStyle14"><text:span text:style-name="T6">u</text:span></text:span><text:span text:style-name="CharStyle14"><text:span text:style-name="T33">ry. Sokol.) k uverejneniu; je­dnako vstúpil pod menom manželkin</text:span></text:span><text:span text:style-name="CharStyle14"><text:span text:style-name="T6">y</text:span></text:span><text:span text:style-name="CharStyle14"><text:span text:style-name="T33">m aj za člena do Slov. Matice: jednako privtelený bol len k činnosti národne</text:span></text:span><text:span text:style-name="CharStyle14"><text:span text:style-name="T3">j</text:span></text:span><text:span text:style-name="CharStyle14"><text:span text:style-name="T33">: jednako spisoval len v duchu a smere tom, jako i druhí výbornejš</text:span></text:span><text:span text:style-name="CharStyle14"><text:span text:style-name="T3">í</text:span></text:span><text:span text:style-name="CharStyle14"><text:span text:style-name="T33"> spisovatelia naši — sved</text:span></text:span><text:span text:style-name="CharStyle14"><text:span text:style-name="T3">e</text:span></text:span><text:span text:style-name="CharStyle14"><text:span text:style-name="T33">ctvom je samé prítomné dielo.</text:span></text:span></text:p>
        <text:p text:style-name="P73"><text:span text:style-name="CharStyle14"><text:span text:style-name="T33">Ako muž ducha bystrého a srdca šľachet­ného, nielen že na prvé oko zpozorúval každý blud, predsudok a </text:span></text:span><text:span text:style-name="CharStyle14"><text:span text:style-name="T3">ne</text:span></text:span><text:span text:style-name="CharStyle14"><text:span text:style-name="T33">riad v spoločenskom i ob</text:span></text:span><text:span text:style-name="CharStyle14"><text:span text:style-name="T36">č</text:span></text:span><text:span text:style-name="CharStyle14"><text:span text:style-name="T33">anskom i cirkevnom živote, ale hne</text:span></text:span><text:span text:style-name="CharStyle14"><text:span text:style-name="T3">ď</text:span></text:span><text:span text:style-name="CharStyle14"><text:span text:style-name="T33"> i pocítil to, pocítil pohnútku k vystúpeniu proti tomu. Každý bojuje dľa svojho spôsobu, zbrojou sebe danou. </text:span></text:span><text:span text:style-name="CharStyle14"><text:span text:style-name="T36">Č</text:span></text:span><text:span text:style-name="CharStyle14"><text:span text:style-name="T33">ajak tu obrátil sa k svojej „poesii</text:span></text:span><text:span text:style-name="CharStyle14"><text:span text:style-name="T3">“</text:span></text:span><text:span text:style-name="CharStyle14"><text:span text:style-name="T33"> a vysmieval, karhal </text:span></text:span><text:span text:style-name="CharStyle14"><text:span text:style-name="T3">—</text:span></text:span><text:span text:style-name="CharStyle14"><text:span text:style-name="T33"> i želel bludy, predsudky, </text:span></text:span><text:span text:style-name="CharStyle14"><text:span text:style-name="T3">ne</text:span></text:span><text:span text:style-name="CharStyle14"><text:span text:style-name="T33">riady a krivé cesty; ako zas z druhej strany i vyjavil a v mi­lých, pekných obrazoch predstavil city a myšlienky krásne, pravdivé, dobré.</text:span></text:span></text:p>
        <text:p text:style-name="P73"><text:span text:style-name="CharStyle14"><text:span text:style-name="T33">Samostatnej</text:span></text:span><text:span text:style-name="CharStyle14"><text:span text:style-name="T3">ší</text:span></text:span><text:span text:style-name="CharStyle14"><text:span text:style-name="T33">m rozmyšľovaním o vecach ná­rodných vedený i on bol prišiel okolo r. 1860 k tomu, žeby potrebno bolo da</text:span></text:span><text:span text:style-name="CharStyle14"><text:span text:style-name="T6">ť</text:span></text:span><text:span text:style-name="CharStyle14"><text:span text:style-name="T33"> národnej činno­sti nový ruch a čiastočne i nový smer. V kole svojich priateľov hovorieval o tom a nazval to „novou </text:span></text:span><text:span text:style-name="CharStyle14"><text:span text:style-name="T36">š</text:span></text:span><text:span text:style-name="CharStyle14"><text:span text:style-name="T33">kolou.</text:span></text:span><text:span text:style-name="CharStyle14"><text:span text:style-name="T3">“</text:span></text:span><text:span text:style-name="CharStyle14"><text:span text:style-name="T33"> Rozsah zámyslov </text:span></text:span><text:span text:style-name="CharStyle14"><text:span text:style-name="T36">Č</text:span></text:span><text:span text:style-name="CharStyle14"><text:span text:style-name="T33">ajakových nie mi je známy. Ale iste i on i priatelia jeho ruch a smer obnovenej </text:span></text:span><text:span text:style-name="CharStyle14"><text:span text:style-name="T36">č</text:span></text:span><text:span text:style-name="CharStyle14"><text:span text:style-name="T33">innosti národnej uvítali po­tom vo </text:span></text:span><text:span text:style-name="CharStyle14"><text:span text:style-name="T3">S</text:span></text:span><text:span text:style-name="CharStyle14"><text:span text:style-name="T33">v.-Martinskom shromažden</text:span></text:span><text:span text:style-name="CharStyle14"><text:span text:style-name="T6">í</text:span></text:span><text:span text:style-name="CharStyle14"><text:span text:style-name="T33"> dňa 6. </text:span></text:span><text:span text:style-name="CharStyle14"><text:span text:style-name="T3">j</text:span></text:span><text:span text:style-name="CharStyle14"><text:span text:style-name="T6">u</text:span></text:span><text:span text:style-name="CharStyle14"><text:span text:style-name="T33">nia 1861 a v založení Matice Slovenskej. Iní z tehdajš</text:span></text:span><text:span text:style-name="CharStyle14"><text:span text:style-name="T3">íc</text:span></text:span><text:span text:style-name="CharStyle14"><text:span text:style-name="T33">h spoločníkov </text:span></text:span><text:span text:style-name="CharStyle14"><text:span text:style-name="T36">Č</text:span></text:span><text:span text:style-name="CharStyle14"><text:span text:style-name="T33">ajakových poc</text:span></text:span><text:span text:style-name="CharStyle14"><text:span text:style-name="T3">h</text:span></text:span><text:span text:style-name="CharStyle14"><text:span text:style-name="T33">ytili od neho len meno „novej </text:span></text:span><text:span text:style-name="CharStyle14"><text:span text:style-name="T36">š</text:span></text:span><text:span text:style-name="CharStyle14"><text:span text:style-name="T33">koly</text:span></text:span><text:span text:style-name="CharStyle14"><text:span text:style-name="T3">“</text:span></text:span><text:span text:style-name="CharStyle14"><text:span text:style-name="T33"> a pustili sa smerom od tých čias verejnosti známym. Tu zvlášť cesty J. </text:span></text:span><text:span text:style-name="CharStyle14"><text:span text:style-name="T36">Č</text:span></text:span><text:span text:style-name="CharStyle14"><text:span text:style-name="T33">ajaka a J. Nemeššániho, predtým do času spo­jené, rozdelily sa </text:span></text:span><text:span text:style-name="CharStyle14"><text:span text:style-name="T36">n</text:span></text:span><text:span text:style-name="CharStyle14"><text:span text:style-name="T3">a</text:span></text:span><text:span text:style-name="CharStyle14"><text:span text:style-name="T33"> rôzno.</text:span></text:span></text:p>
        <text:p text:style-name="P73"><text:span text:style-name="CharStyle14"><text:span text:style-name="T33">Manželstvo </text:span></text:span><text:span text:style-name="CharStyle14"><text:span text:style-name="T36">Č</text:span></text:span><text:span text:style-name="CharStyle14"><text:span text:style-name="T33">a</text:span></text:span><text:span text:style-name="CharStyle14"><text:span text:style-name="T3">ja</text:span></text:span><text:span text:style-name="CharStyle14"><text:span text:style-name="T33">k</text:span></text:span><text:span text:style-name="CharStyle14"><text:span text:style-name="T3">ov</text:span></text:span><text:span text:style-name="CharStyle14"><text:span text:style-name="T33">o s jeho mladou sedem­násťročnou Odolienkou bolo verné a nežné, dvoma zavčasu zosnulýma </text:span></text:span><text:span text:style-name="CharStyle14"><text:span text:style-name="T3">dc</text:span></text:span><text:span text:style-name="CharStyle14"><text:span text:style-name="T33">érkama a jediným pozosta­lým Jankom obdarené. </text:span></text:span><text:span text:style-name="CharStyle14"><text:span text:style-name="T3">O</text:span></text:span><text:span text:style-name="CharStyle14"><text:span text:style-name="T33">betivosť a láska man­želkina ukázala sa </text:span></text:span><text:span text:style-name="CharStyle14"><text:span text:style-name="T3">zv</text:span></text:span><text:span text:style-name="CharStyle14"><text:span text:style-name="T33">lášte naposled pri dennom i nočnom opatrovaní muža nemocného a istej včas­nej smrti oddaného.</text:span></text:span></text:p>
        <text:p text:style-name="P74"><text:span text:style-name="CharStyle14"><text:span text:style-name="T33">V súkromnom </text:span></text:span><text:span text:style-name="CharStyle14"><text:span text:style-name="T3">a</text:span></text:span><text:span text:style-name="CharStyle14"><text:span text:style-name="T33"> spoločenskom živote bol </text:span></text:span><text:span text:style-name="CharStyle14"><text:span text:style-name="T36">Č</text:span></text:span><text:span text:style-name="CharStyle14"><text:span text:style-name="T33">ajak veľmi priateľský a dobroprajný </text:span></text:span><text:span text:style-name="CharStyle14"><text:span text:style-name="T36">č</text:span></text:span><text:span text:style-name="CharStyle14"><text:span text:style-name="T33">lovek. Ani nehodných toho požiteľov neodpravil od domu a stola svojho. Praví priatelia boli s nim tým nerozlučnejší a jim pobavenie sa s nim vždy milé, útešné. Návštevy jejich vo fare Sv.-Janskej neprestávaly jednak ani vtedy, ke</text:span></text:span><text:span text:style-name="CharStyle14"><text:span text:style-name="T3">ď</text:span></text:span><text:span text:style-name="CharStyle14"><text:span text:style-name="T33"> na pr. pre </text:span></text:span><text:span text:style-name="CharStyle14"><text:span text:style-name="T3">ú</text:span></text:span><text:span text:style-name="CharStyle14"><text:span text:style-name="T6">č</text:span></text:span><text:span text:style-name="CharStyle14"><text:span text:style-name="T33">ast na výš udanom Hodž</text:span></text:span><text:span text:style-name="CharStyle14"><text:span text:style-name="T3">u</text:span></text:span><text:span text:style-name="CharStyle14"><text:span text:style-name="T33"> odsudzujúcom Consistor</text:span></text:span><text:span text:style-name="CharStyle14"><text:span text:style-name="T3">iu </text:span></text:span><text:soft-page-break/><text:span text:style-name="CharStyle14"><text:span text:style-name="T33">mno</text:span></text:span><text:span text:style-name="CharStyle14"><text:span text:style-name="T6">z</text:span></text:span><text:span text:style-name="CharStyle14"><text:span text:style-name="T33">í zanevreli na </text:span></text:span><text:span text:style-name="CharStyle14"><text:span text:style-name="T36">Č</text:span></text:span><text:span text:style-name="CharStyle14"><text:span text:style-name="T33">ajaka</text:span></text:span><text:span text:style-name="CharStyle14"><text:span text:style-name="T3">;</text:span></text:span><text:span text:style-name="CharStyle14"><text:span text:style-name="T33"> jednak ani vtedy, ke</text:span></text:span><text:span text:style-name="CharStyle14"><text:span text:style-name="T36">ď</text:span></text:span><text:span text:style-name="CharStyle14"><text:span text:style-name="T33"> z inej strany nevrlo zazerali páni, že </text:span></text:span><text:span text:style-name="CharStyle14"><text:span text:style-name="T36">Č</text:span></text:span><text:span text:style-name="CharStyle14"><text:span text:style-name="T33">ajaka toľkí „pansl</text:span></text:span><text:span text:style-name="CharStyle14"><text:span text:style-name="T6">a</text:span></text:span><text:span text:style-name="CharStyle14"><text:span text:style-name="T33">vi</text:span></text:span><text:span text:style-name="CharStyle14"><text:span text:style-name="T3">“</text:span></text:span><text:span text:style-name="CharStyle14"><text:span text:style-name="T33"> navštevujú. On rád mal volné, veselé besiedky a rozhovory pri miernom pohári vína lebo piva v dome a výlety do prírody v priatelských spoločnostiach. Popri tom bol až náru­živým milovníkom doma hry na šach a polovníkom divých kačíc na brehách Váhu i zaja</text:span></text:span><text:span text:style-name="CharStyle14"><text:span text:style-name="T6">č</text:span></text:span><text:span text:style-name="CharStyle14"><text:span text:style-name="T33">iny po kopcoch </text:span></text:span><text:span text:style-name="CharStyle14"><text:span text:style-name="T3">Sv</text:span></text:span><text:span text:style-name="CharStyle14"><text:span text:style-name="T33">.-</text:span></text:span><text:span text:style-name="CharStyle14"><text:span text:style-name="T3">Ja</text:span></text:span><text:span text:style-name="CharStyle14"><text:span text:style-name="T33">nských.</text:span></text:span></text:p>
        <text:p text:style-name="P73"><text:span text:style-name="CharStyle14"><text:span text:style-name="T33">Popri farárskom úrade zaoberal sa </text:span></text:span><text:span text:style-name="CharStyle14"><text:span text:style-name="T36">Č</text:span></text:span><text:span text:style-name="CharStyle14"><text:span text:style-name="T33">ajak i </text:span></text:span><text:span text:style-name="CharStyle14"><text:span text:style-name="T36">ď</text:span></text:span><text:span text:style-name="CharStyle14"><text:span text:style-name="T33">alej trudnou a namáhavou prácou vynaučovania a pripravovania žiakov do tried gymnasialných. A to mával odrazu po viacej žiakov z ro­dín </text:span></text:span><text:span text:style-name="CharStyle14"><text:span text:style-name="T3">Sv</text:span></text:span><text:span text:style-name="CharStyle14"><text:span text:style-name="T33">.-Janského zemänstva i z rodín občanských; ba privzal tu i tu šuhaja chudobného, ináč spô­sobu do gymnasialných škôl nemajúceho. A to v jednom a tom istom </text:span></text:span><text:span text:style-name="CharStyle14"><text:span text:style-name="T36">č</text:span></text:span><text:span text:style-name="CharStyle14"><text:span text:style-name="T33">ase vyučoval žiakov niž­ších i vyšších tried a skladal s každým zkúšky triedové na bl</text:span></text:span><text:span text:style-name="CharStyle14"><text:span text:style-name="T6">í</text:span></text:span><text:span text:style-name="CharStyle14"><text:span text:style-name="T33">zsk</text:span></text:span><text:span text:style-name="CharStyle14"><text:span text:style-name="T3">yc</text:span></text:span><text:span text:style-name="CharStyle14"><text:span text:style-name="T33">h vo Spi</text:span></text:span><text:span text:style-name="CharStyle14"><text:span text:style-name="T36">š</text:span></text:span><text:span text:style-name="CharStyle14"><text:span text:style-name="T33">i evanj. gymnásiách. Možné to bolo v skutku len mužovi v gymnasialných vedách úplne sbehlé</text:span></text:span><text:span text:style-name="CharStyle14"><text:span text:style-name="T3">mu</text:span></text:span><text:span text:style-name="CharStyle14"><text:span text:style-name="T33"> a vycvičeném</text:span></text:span><text:span text:style-name="CharStyle14"><text:span text:style-name="T3">u</text:span></text:span><text:span text:style-name="CharStyle14"><text:span text:style-name="T33">; ale veru pri obťažnom úradovaní farárskom kremä na ujmu zdravia a priskorenia smrti jeho.</text:span></text:span></text:p>
        <text:p text:style-name="P73"><text:span text:style-name="CharStyle14"><text:span text:style-name="T33">Ač te</text:span></text:span><text:span text:style-name="CharStyle14"><text:span text:style-name="T3">d</text:span></text:span><text:span text:style-name="CharStyle14"><text:span text:style-name="T33">y na jednej strane milá manželka s útlym synáčkom, </text:span></text:span><text:span text:style-name="CharStyle14"><text:span text:style-name="T3">V</text:span></text:span><text:span text:style-name="CharStyle14"><text:span text:style-name="T33">eľko-S</text:span></text:span><text:span text:style-name="CharStyle14"><text:span text:style-name="T3">l</text:span></text:span><text:span text:style-name="CharStyle14"><text:span text:style-name="T33">atinskí (vlb. p. Samuel</text:span></text:span><text:span text:style-name="CharStyle31"><text:span text:style-name="T33"> </text:span></text:span><text:span text:style-name="CharStyle14"><text:span text:style-name="T33">Medvecký a Theresia r. Lange) i Ve</text:span></text:span><text:span text:style-name="CharStyle14"><text:span text:style-name="T3">ľ</text:span></text:span><text:span text:style-name="CharStyle14"><text:span text:style-name="T33">ko-Paludzsk</text:span></text:span><text:span text:style-name="CharStyle14"><text:span text:style-name="T3">í </text:span></text:span><text:span text:style-name="CharStyle14"><text:span text:style-name="T33">dobrí rodičia, milovaný vlastný brat Michal </text:span></text:span><text:span text:style-name="CharStyle14"><text:span text:style-name="T36">Č</text:span></text:span><text:span text:style-name="CharStyle14"><text:span text:style-name="T33">ajak a </text:span></text:span><text:span text:style-name="CharStyle14"><text:span text:style-name="T3">ľ</text:span></text:span><text:span text:style-name="CharStyle14"><text:span text:style-name="T33">úba vlastná sestra Ma</text:span></text:span><text:span text:style-name="CharStyle14"><text:span text:style-name="T3">r</text:span></text:span><text:span text:style-name="CharStyle14"><text:span text:style-name="T33">ia vydaná Uličná v Sv. Mikuláši, drahý š</text:span></text:span><text:span text:style-name="CharStyle14"><text:span text:style-name="T3">v</text:span></text:span><text:span text:style-name="CharStyle14"><text:span text:style-name="T33">ago</text:span></text:span><text:span text:style-name="CharStyle14"><text:span text:style-name="T3">r</text:span></text:span><text:span text:style-name="CharStyle14"><text:span text:style-name="T33"> Samko Medvecký a druhí verní priatelia v Liptove, k tomu hmotne bezsta­rostné postavenie i ten básnikovi a zrodencovi svojmu toľme milý kraj Podkri</text:span></text:span><text:span text:style-name="CharStyle14"><text:span text:style-name="T3">v</text:span></text:span><text:span text:style-name="CharStyle14"><text:span text:style-name="T33">áňsky a Pod</text:span></text:span><text:span text:style-name="CharStyle14"><text:span text:style-name="T6">ď</text:span></text:span><text:span text:style-name="CharStyle14"><text:span text:style-name="T33">umbiersky osladzovali pú</text:span></text:span><text:span text:style-name="CharStyle14"><text:span text:style-name="T36">ť</text:span></text:span><text:span text:style-name="CharStyle14"><text:span text:style-name="T33"> života </text:span></text:span><text:span text:style-name="CharStyle14"><text:span text:style-name="T36">Č</text:span></text:span><text:span text:style-name="CharStyle14"><text:span text:style-name="T33">ajakovho: predsa z druhej strany doma včasná smr</text:span></text:span><text:span text:style-name="CharStyle14"><text:span text:style-name="T3">ť</text:span></text:span><text:span text:style-name="CharStyle14"><text:span text:style-name="T33"> dvoch dcérušiek, mnohé farárske i vychovavatelské práce, za­</text:span></text:span><text:span text:style-name="CharStyle43"><text:span text:style-name="T33">žité </text:span></text:span><text:span text:style-name="CharStyle14"><text:span text:style-name="T33">trpkosti ob</text:span></text:span><text:span text:style-name="CharStyle14"><text:span text:style-name="T3">č</text:span></text:span><text:span text:style-name="CharStyle14"><text:span text:style-name="T33">anského i cirkevného života, no i samé náruživé milovanie výletov a poloviek v ostrom ponebí Tatier, mnohé nočné bdenie pri knihách i pri tom premilom šachu podhrýzaly koreň zdravia muža síc pekne urostlej a vysok</text:span></text:span><text:span text:style-name="CharStyle14"><text:span text:style-name="T3">e</text:span></text:span><text:span text:style-name="CharStyle14"><text:span text:style-name="T33">j postavy, ale útlejšej ústro</text:span></text:span><text:span text:style-name="CharStyle14"><text:span text:style-name="T36">j</text:span></text:span><text:span text:style-name="CharStyle14"><text:span text:style-name="T33">nosti tela, no i človeka citlivej duševnej povahy. Neprospievalo mnohé, domácu pokladničku až na dno vyčerpajúce lie­</text:span></text:span><text:span text:style-name="CharStyle43"><text:span text:style-name="T33">čenie; </text:span></text:span><text:span text:style-name="CharStyle14"><text:span text:style-name="T33">neosožila verná opatera manželky a rodiny; márne bolo naposled i to, že pokoné </text:span></text:span><text:span text:style-name="CharStyle43"><text:span text:style-name="T33">leto </text:span></text:span><text:span text:style-name="CharStyle14"><text:span text:style-name="T33">života </text:span></text:span><text:span text:style-name="CharStyle43"><text:span text:style-name="T33">r. </text:span></text:span><text:span text:style-name="CharStyle14"><text:span text:style-name="T33">1866 strávil na úbočiach Tatránskeho Baranca, </text:span></text:span><text:span text:style-name="CharStyle43"><text:span text:style-name="T33">u </text:span></text:span><text:span text:style-name="CharStyle14"><text:span text:style-name="T33">tých bystrých hôrnych bačov a valachov na </text:span></text:span><text:span text:style-name="CharStyle43"><text:span text:style-name="T33">salaši </text:span></text:span><text:span text:style-name="CharStyle14"><text:span text:style-name="T33">a pri tom v milej spoločnosti často </text:span></text:span><text:span text:style-name="CharStyle43"><text:span text:style-name="T33">sem </text:span></text:span><text:span text:style-name="CharStyle14"><text:span text:style-name="T33">dochádzajúcich priateľov, zvlášť </text:span></text:span><text:span text:style-name="CharStyle14"><text:span text:style-name="T3">D</text:span></text:span><text:span text:style-name="CharStyle14"><text:span text:style-name="T33">. M. Bachata Pribylinského a Tomáša Klima Vavrišovského uči­</text:span></text:span><text:span text:style-name="CharStyle43"><text:span text:style-name="T33">teľa: suchoty </text:span></text:span><text:soft-page-break/><text:span text:style-name="CharStyle14"><text:span text:style-name="T33">— p</text:span></text:span><text:span text:style-name="CharStyle14"><text:span text:style-name="T6">ľ</text:span></text:span><text:span text:style-name="CharStyle14"><text:span text:style-name="T33">úcne tuberculae </text:span></text:span><text:span text:style-name="CharStyle43"><text:span text:style-name="T33">— požiadaly </text:span></text:span><text:span text:style-name="CharStyle14"><text:span text:style-name="T33">naposled </text:span></text:span><text:span text:style-name="CharStyle43"><text:span text:style-name="T33">obe</text:span></text:span><text:span text:style-name="CharStyle43"><text:span text:style-name="T3">ť</text:span></text:span><text:span text:style-name="CharStyle43"><text:span text:style-name="T33"> </text:span></text:span><text:span text:style-name="CharStyle14"><text:span text:style-name="T33">svoju. Janko </text:span></text:span><text:span text:style-name="CharStyle14"><text:span text:style-name="T36">Č</text:span></text:span><text:span text:style-name="CharStyle14"><text:span text:style-name="T33">ajak dokonal </text:span></text:span><text:span text:style-name="CharStyle43"><text:span text:style-name="T33">dňa 4. </text:span></text:span><text:span text:style-name="CharStyle14"><text:span text:style-name="T33">febr. 1867. </text:span></text:span><text:span text:style-name="CharStyle43"><text:span text:style-name="T33">— </text:span></text:span><text:span text:style-name="CharStyle14"><text:span text:style-name="T33">Tam spočíva na ohlasnej </text:span></text:span><text:span text:style-name="CharStyle43"><text:span text:style-name="T33">Sväto-</text:span></text:span><text:span text:style-name="CharStyle43"><text:span text:style-name="T36">Ja</text:span></text:span><text:span text:style-name="CharStyle43"><text:span text:style-name="T33">nskej </text:span></text:span><text:span text:style-name="CharStyle14"><text:span text:style-name="T33">Stráni. Na hrobe jeho </text:span></text:span><text:span text:style-name="CharStyle14"><text:span text:style-name="T3">ť</text:span></text:span><text:span text:style-name="CharStyle14"><text:span text:style-name="T33">ažie kroz rodinu </text:span></text:span><text:span text:style-name="CharStyle43"><text:span text:style-name="T33">a Liptovských </text:span></text:span><text:span text:style-name="CharStyle14"><text:span text:style-name="T33">priateľov postavený, </text:span></text:span><text:span text:style-name="CharStyle43"><text:span text:style-name="T33">nápismi svo­jimi </text:span></text:span><text:span text:style-name="CharStyle14"><text:span text:style-name="T33">deň narodzenia i smrti zosnulého </text:span></text:span><text:span text:style-name="CharStyle43"><text:span text:style-name="T33">zvestujúci, železný </text:span></text:span><text:span text:style-name="CharStyle14"><text:span text:style-name="T33">kríž </text:span></text:span><text:span text:style-name="CharStyle43"><text:span text:style-name="T33">— — — </text:span></text:span><text:span text:style-name="CharStyle14"><text:span text:style-name="T33">mal účasť a </text:span></text:span><text:span text:style-name="CharStyle43"><text:span text:style-name="T33">dieľ v ťarche jeho i </text:span></text:span><text:span text:style-name="CharStyle14"><text:span text:style-name="T33">po </text:span></text:span><text:span text:style-name="CharStyle43"><text:span text:style-name="T33">čas </text:span></text:span><text:span text:style-name="CharStyle14"><text:span text:style-name="T33">krátkeho </text:span></text:span><text:span text:style-name="CharStyle43"><text:span text:style-name="T33">zemského putovania! Tam</text:span></text:span><text:span text:style-name="CharStyle31"><text:span text:style-name="T33"> </text:span></text:span><text:span text:style-name="CharStyle14"><text:span text:style-name="T33">tedy práchnivejú kosti pútnika priv</text:span></text:span><text:span text:style-name="CharStyle14"><text:span text:style-name="T3">č</text:span></text:span><text:span text:style-name="CharStyle14"><text:span text:style-name="T33">as do zeme klesléh</text:span></text:span><text:span text:style-name="CharStyle14"><text:span text:style-name="T3">o;</text:span></text:span><text:span text:style-name="CharStyle14"><text:span text:style-name="T33"> — vluny bystrej </text:span></text:span><text:span text:style-name="CharStyle14"><text:span text:style-name="T3">Sv</text:span></text:span><text:span text:style-name="CharStyle14"><text:span text:style-name="T33">äto-</text:span></text:span><text:span text:style-name="CharStyle14"><text:span text:style-name="T3">J</text:span></text:span><text:span text:style-name="CharStyle14"><text:span text:style-name="T33">anky a vetry Tatr</text:span></text:span><text:span text:style-name="CharStyle14"><text:span text:style-name="T36">á</text:span></text:span><text:span text:style-name="CharStyle14"><text:span text:style-name="T33">nsk</text:span></text:span><text:span text:style-name="CharStyle14"><text:span text:style-name="T6">e</text:span></text:span><text:span text:style-name="CharStyle14"><text:span text:style-name="T33"> </text:span></text:span><text:span text:style-name="CharStyle14"><text:span text:style-name="T3">š</text:span></text:span><text:span text:style-name="CharStyle14"><text:span text:style-name="T33">epocú žialnym zvukom poslednú pie­seň nad hrobom spevca a milá</text:span></text:span><text:span text:style-name="CharStyle14"><text:span text:style-name="T3">č</text:span></text:span><text:span text:style-name="CharStyle14"><text:span text:style-name="T33">ka svojho; — — duch jeho v spevoch jeho o</text:span></text:span><text:span text:style-name="CharStyle14"><text:span text:style-name="T6">z</text:span></text:span><text:span text:style-name="CharStyle14"><text:span text:style-name="T33">íva sa k nám!</text:span></text:span></text:p>
        <text:p text:style-name="P40"><text:span text:style-name="CharStyle44"><text:span text:style-name="T33"/></text:span></text:p>
        <text:p text:style-name="P63"><text:span text:style-name="CharStyle44"><text:span text:style-name="T33">P</text:span></text:span><text:span text:style-name="CharStyle44"><text:span text:style-name="T3">.</text:span></text:span><text:span text:style-name="CharStyle44"><text:span text:style-name="T33"> Dobš</text:span></text:span><text:span text:style-name="CharStyle44"><text:span text:style-name="T3">i</text:span></text:span><text:span text:style-name="CharStyle44"><text:span text:style-name="T33">nský</text:span></text:span><text:span text:style-name="CharStyle44"><text:span text:style-name="T3">.</text:span></text:span></text:p>
        <text:p text:style-name="P75"><text:span text:style-name="CharStyle45"><text:span text:style-name="T33"/></text:span></text:p>
        <text:p text:style-name="P108"><text:span text:style-name="CharStyle45"><text:span text:style-name="T33"/></text:span></text:p>
        <text:p text:style-name="P109"><text:span text:style-name="CharStyle45"><text:span text:style-name="T36">PIESEŇ.</text:span></text:span></text:p>
        <text:p text:style-name="P109"><text:span text:style-name="CharStyle45"><text:span text:style-name="T36"/></text:span></text:p>
        <text:p text:style-name="P109"><text:span text:style-name="CharStyle45"><text:span text:style-name="T33">Básnik sám pripovedá piesne svoje piesňami; pripovedá sa nám i hneď za rána prvej mladosti i potom za sparna horúceho dňa. A tam prvý, nezkalený, radostný vzlet ducha mladého ku spevu krásnemu</text:span></text:span><text:span text:style-name="CharStyle45"><text:span text:style-name="T30">;</text:span></text:span><text:span text:style-name="CharStyle45"><text:span text:style-name="T33"> tu už pozdnejšia trpká zkúšenos</text:span></text:span><text:span text:style-name="CharStyle45"><text:span text:style-name="T3">ť</text:span></text:span><text:span text:style-name="CharStyle45"><text:span text:style-name="T33"> a b</text:span></text:span><text:span text:style-name="CharStyle45"><text:span text:style-name="T6">ô</text:span></text:span><text:span text:style-name="CharStyle45"><text:span text:style-name="T33">l života hlási sa k nám hneď z pr</text:span></text:span><text:span text:style-name="CharStyle45"><text:span text:style-name="T3">í</text:span></text:span><text:span text:style-name="CharStyle45"><text:span text:style-name="T33">povedi. —</text:span></text:span></text:p>
        <text:p text:style-name="P109"><text:span text:style-name="CharStyle45"><text:span text:style-name="T33">Bô</text:span></text:span><text:span text:style-name="CharStyle45"><text:span text:style-name="T3">ľ</text:span></text:span><text:span text:style-name="CharStyle45"><text:span text:style-name="T33"> a túžba! </text:span></text:span><text:span text:style-name="CharStyle45"><text:span text:style-name="T3">—</text:span></text:span><text:span text:style-name="CharStyle45"><text:span text:style-name="T33"> Tie dve slová označujú všetek </text:span></text:span><text:span text:style-name="CharStyle45"><text:span text:style-name="T36">č</text:span></text:span><text:span text:style-name="CharStyle45"><text:span text:style-name="T33">a</text:span></text:span><text:span text:style-name="CharStyle45"><text:span text:style-name="T3">jakov</text:span></text:span><text:span text:style-name="CharStyle45"><text:span text:style-name="T33"> spev. Je to b</text:span></text:span><text:span text:style-name="CharStyle45"><text:span text:style-name="T6">ôľ</text:span></text:span><text:span text:style-name="CharStyle45"><text:span text:style-name="T33"> ducha lepšieho, nad nákazmi a jedmi veku zármuceného,— vidiaceho jak n</text:span></text:span><text:span text:style-name="CharStyle45"><text:span text:style-name="T36">í</text:span></text:span><text:span text:style-name="CharStyle45"><text:span text:style-name="T33">mi porušený je ústroj spoločenského, náboženského i občanského života. A čím hlbší tento </text:span></text:span><text:span text:style-name="CharStyle45"><text:span text:style-name="T3">bôľ</text:span></text:span><text:span text:style-name="CharStyle45"><text:span text:style-name="T33">, tým väčšia t</text:span></text:span><text:span text:style-name="CharStyle45"><text:span text:style-name="T3">úž</text:span></text:span><text:span text:style-name="CharStyle45"><text:span text:style-name="T33">ba po ideáloch krásy, pravdy a dobra k preporodeniu toho porušeného ústroja v národe a v človečenstve; bo u ducha básnikovho svieža vždy viera v Boha, jehož Duch z nákazy a jedu smrti vyvodí a znovuzrodzu</text:span></text:span><text:span text:style-name="CharStyle45"><text:span text:style-name="T3">je</text:span></text:span><text:span text:style-name="CharStyle45"><text:span text:style-name="T33"> človečenstvo. A tak je toto bôľ </text:span></text:span><text:span text:style-name="CharStyle45"><text:span text:style-name="T3">ča</text:span></text:span><text:span text:style-name="CharStyle45"><text:span text:style-name="T33">sov prepo</text:span></text:span><text:span text:style-name="CharStyle45"><text:span text:style-name="T3">rodu</text:span></text:span><text:span text:style-name="CharStyle45"><text:span text:style-name="T33">; a tak je toto </text:span></text:span><text:span text:style-name="CharStyle45"><text:span text:style-name="T3">túžba</text:span></text:span><text:span text:style-name="CharStyle45"><text:span text:style-name="T33">, — je spolu i duchovné </text:span></text:span><text:span text:style-name="CharStyle45"><text:span text:style-name="T3">videnie</text:span></text:span><text:span text:style-name="CharStyle45"><text:span text:style-name="T33"> a básnicko-prorocké </text:span></text:span><text:span text:style-name="CharStyle45"><text:span text:style-name="T3">vešte</text:span></text:span><text:span text:style-name="CharStyle45"><text:span text:style-name="T33">­n</text:span></text:span><text:span text:style-name="CharStyle45"><text:span text:style-name="T3">ie</text:span></text:span><text:span text:style-name="CharStyle45"><text:span text:style-name="T33"> zory a dňa lepšej, kra</text:span></text:span><text:span text:style-name="CharStyle45"><text:span text:style-name="T3">jš</text:span></text:span><text:span text:style-name="CharStyle45"><text:span text:style-name="T33">ej </text:span></text:span><text:span text:style-name="CharStyle45"><text:span text:style-name="T3">bu</text:span></text:span><text:span text:style-name="CharStyle45"><text:span text:style-name="T33">dúcnosti národa a človečenstva.</text:span></text:span></text:p>
        <text:h text:style-name="P205" text:outline-level="3"><text:span text:style-name="CharStyle48"><text:span text:style-name="T33"/></text:span></text:h>
        <text:h text:style-name="P206" text:outline-level="3"><text:span text:style-name="CharStyle48"><text:span text:style-name="T33"/></text:span></text:h>
        <text:h text:style-name="P206" text:outline-level="3"><text:bookmark-start text:name="bookmark6"/><text:span text:style-name="CharStyle48"><text:span text:style-name="T33">Pieseň.</text:span></text:span><text:bookmark-end text:name="bookmark6"/></text:h>
        <text:p text:style-name="P29"><text:span text:style-name="CharStyle50"><text:span text:style-name="T33"/></text:span></text:p>
        <text:p text:style-name="P64"><text:span text:style-name="CharStyle50"><text:span text:style-name="T33">Zaspievaj si šuhaj.</text:span></text:span></text:p>
        <text:p text:style-name="P7"><text:span text:style-name="CharStyle11"><text:span text:style-name="T33"/></text:span></text:p>
        <text:p text:style-name="P43"><text:soft-page-break/><text:span text:style-name="CharStyle11"><text:span text:style-name="T33">Strieborný mesiačik do potôčka h</text:span></text:span><text:span text:style-name="CharStyle11"><text:span text:style-name="T3">ľ</text:span></text:span><text:span text:style-name="CharStyle11"><text:span text:style-name="T33">adi </text:span></text:span><text:span text:style-name="CharStyle11"><text:span text:style-name="T3">—</text:span></text:span></text:p>
        <text:p text:style-name="P43"><text:span text:style-name="CharStyle11"><text:span text:style-name="T33">Zaspievaj si šuhaj, kým si ešte mladý.</text:span></text:span></text:p>
        <text:p text:style-name="P11"><text:span text:style-name="CharStyle11"><text:span text:style-name="T33">Zaspievaj, zaspievaj, ale tak do chuti,</text:span></text:span></text:p>
        <text:p text:style-name="P43"><text:span text:style-name="CharStyle11"><text:span text:style-name="T37">Ž</text:span></text:span><text:span text:style-name="CharStyle11"><text:span text:style-name="T33">e zabudneš na svet </text:span></text:span><text:span text:style-name="CharStyle11"><text:span text:style-name="T3">—</text:span></text:span><text:span text:style-name="CharStyle11"><text:span text:style-name="T33"> na zem, či sa krúti.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Za zo</text:span></text:span><text:span text:style-name="CharStyle50"><text:span text:style-name="T3">r</text:span></text:span><text:span text:style-name="CharStyle50"><text:span text:style-name="T33">y.</text:span></text:span></text:p>
        <text:p text:style-name="P133"><text:span text:style-name="CharStyle11"><text:span text:style-name="T33"/></text:span></text:p>
        <text:p text:style-name="P156"><text:span text:style-name="CharStyle11"><text:span text:style-name="T33">Zor</text:span></text:span><text:span text:style-name="CharStyle11"><text:span text:style-name="T3">í</text:span></text:span><text:span text:style-name="CharStyle11"><text:span text:style-name="T33"> sa. Sivé hmly po horách seda</text:span></text:span><text:span text:style-name="CharStyle11"><text:span text:style-name="T3">jú</text:span></text:span><text:span text:style-name="CharStyle11"><text:span text:style-name="T33">,</text:span></text:span></text:p>
        <text:p text:style-name="P156"><text:span text:style-name="CharStyle11"><text:span text:style-name="T33">Pozostatky chmúrnej noc</text:span></text:span><text:span text:style-name="CharStyle11"><text:span text:style-name="T3">i</text:span></text:span><text:span text:style-name="CharStyle11"><text:span text:style-name="T33">;</text:span></text:span></text:p>
        <text:p text:style-name="P135"><text:span text:style-name="CharStyle11"><text:span text:style-name="T33">V belasých výšinách škovránky spievajú</text:span></text:span></text:p>
        <text:p text:style-name="P156"><text:span text:style-name="CharStyle11"><text:span text:style-name="T7">N</text:span></text:span><text:span text:style-name="CharStyle11"><text:span text:style-name="T33">a zvelebu jasna moci.</text:span></text:span></text:p>
        <text:p text:style-name="P133"><text:span text:style-name="CharStyle11"><text:span text:style-name="T33"/></text:span></text:p>
        <text:p text:style-name="P156"><text:span text:style-name="CharStyle11"><text:span text:style-name="T33">Tam voz</text:span></text:span><text:span text:style-name="CharStyle11"><text:span text:style-name="T3">h</text:span></text:span><text:span text:style-name="CharStyle11"><text:span text:style-name="T33">or sa maj i ty pieseň moja,</text:span></text:span></text:p>
        <text:p text:style-name="P156"><text:span text:style-name="CharStyle11"><text:span text:style-name="T33">V nížinách tu </text:span></text:span><text:span text:style-name="CharStyle11"><text:span text:style-name="T3">ja</text:span></text:span><text:span text:style-name="CharStyle11"><text:span text:style-name="T33">snoty niet.</text:span></text:span></text:p>
        <text:p text:style-name="P135"><text:span text:style-name="CharStyle11"><text:span text:style-name="T33">Tam blesky krásy ducha uspoko</text:span></text:span><text:span text:style-name="CharStyle11"><text:span text:style-name="T3">ja,</text:span></text:span></text:p>
        <text:p text:style-name="P156"><text:span text:style-name="CharStyle11"><text:span text:style-name="T33">Mladosti večnej vzíde kvet.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Poesia.</text:span></text:span></text:p>
        <text:p text:style-name="P133"><text:span text:style-name="CharStyle11"><text:span text:style-name="T33"/></text:span></text:p>
        <text:p text:style-name="P156"><text:span text:style-name="CharStyle11"><text:span text:style-name="T33">„Odkiaľ ideš a ku komu</text:span></text:span></text:p>
        <text:p text:style-name="P156"><text:span text:style-name="CharStyle11"><text:span text:style-name="T33">Tak neskoro, šumná deva?</text:span></text:span></text:p>
        <text:p text:style-name="P135"><text:span text:style-name="CharStyle11"><text:span text:style-name="T33">Pozri, noc </text:span></text:span><text:span text:style-name="CharStyle11"><text:span text:style-name="T7">s</text:span></text:span><text:span text:style-name="CharStyle11"><text:span text:style-name="T33">edá na kraje,</text:span></text:span></text:p>
        <text:p text:style-name="P156"><text:span text:style-name="CharStyle11"><text:span text:style-name="T3">Ve</text:span></text:span><text:span text:style-name="CharStyle11"><text:span text:style-name="T33">tor studený povieva.“</text:span></text:span></text:p>
        <text:p text:style-name="P3"><text:span text:style-name="CharStyle51"><text:span text:style-name="T3"/></text:span></text:p>
        <text:p text:style-name="P7"><text:span text:style-name="CharStyle11"><text:span text:style-name="T3">„„</text:span></text:span><text:span text:style-name="CharStyle11"><text:span text:style-name="T33">A</text:span></text:span><text:span text:style-name="CharStyle11"><text:span text:style-name="T3">k</text:span></text:span><text:span text:style-name="CharStyle11"><text:span text:style-name="T33"> ma prím</text:span></text:span><text:span text:style-name="CharStyle11"><text:span text:style-name="T3">e</text:span></text:span><text:span text:style-name="CharStyle11"><text:span text:style-name="T33">š, idem k tebe;</text:span></text:span></text:p>
        <text:p text:style-name="P86"><text:span text:style-name="CharStyle11"><text:span text:style-name="T33">Či máš pre mňa málo miesta?</text:span></text:span></text:p>
        <text:p text:style-name="P110"><text:span text:style-name="CharStyle11"><text:span text:style-name="T33">V domku tvojom svetlo vída</text:span></text:span><text:span text:style-name="CharStyle11"><text:span text:style-name="T3">ť</text:span></text:span><text:span text:style-name="CharStyle11"><text:span text:style-name="T33">,</text:span></text:span></text:p>
        <text:p text:style-name="P110"><text:span text:style-name="CharStyle11"><text:span text:style-name="T33">Tadialto ma viedla cesta.“</text:span></text:span><text:span text:style-name="CharStyle11"><text:span text:style-name="T3">“</text:span></text:span></text:p>
        <text:p text:style-name="P7"><text:span text:style-name="CharStyle11"><text:span text:style-name="T33"/></text:span></text:p>
        <text:p text:style-name="P43"><text:span text:style-name="CharStyle11"><text:span text:style-name="T33">Mäkké vlásky ponaprávam, </text:span></text:span><text:span text:style-name="CharStyle11"><text:span text:style-name="T3">—</text:span></text:span></text:p>
        <text:p text:style-name="P43"><text:span text:style-name="CharStyle11"><text:span text:style-name="T33">Prvšia smelosť ne</text:span></text:span><text:span text:style-name="CharStyle11"><text:span text:style-name="T3">v</text:span></text:span><text:span text:style-name="CharStyle11"><text:span text:style-name="T33">ídaná, </text:span></text:span><text:span text:style-name="CharStyle11"><text:span text:style-name="T3">—</text:span></text:span></text:p>
        <text:p text:style-name="P11"><text:soft-page-break/><text:span text:style-name="CharStyle11"><text:span text:style-name="T33">Mäkkú rúčku túlim k seb</text:span></text:span><text:span text:style-name="CharStyle11"><text:span text:style-name="T3">e</text:span></text:span><text:span text:style-name="CharStyle11"><text:span text:style-name="T33">:</text:span></text:span></text:p>
        <text:p text:style-name="P43"><text:span text:style-name="CharStyle11"><text:span text:style-name="T33">„Dnu po</text:span></text:span><text:span text:style-name="CharStyle11"><text:span text:style-name="T37">ď</text:span></text:span><text:span text:style-name="CharStyle11"><text:span text:style-name="T33">, u mňa si vítaná!“</text:span></text:span></text:p>
        <text:p text:style-name="P7"><text:span text:style-name="CharStyle11"><text:span text:style-name="T33"/></text:span></text:p>
        <text:p text:style-name="P43"><text:span text:style-name="CharStyle11"><text:span text:style-name="T33">Na komínku horí drevo,</text:span></text:span></text:p>
        <text:p text:style-name="P43"><text:span text:style-name="CharStyle11"><text:span text:style-name="T33">Jasno horí kosodrievä;</text:span></text:span></text:p>
        <text:p text:style-name="P135"><text:span text:style-name="CharStyle11"><text:span text:style-name="T33">A jej oko </text:span></text:span><text:span text:style-name="CharStyle11"><text:span text:style-name="T3">—</text:span></text:span><text:span text:style-name="CharStyle11"><text:span text:style-name="T33"> divné oko</text:span></text:span></text:p>
        <text:p text:style-name="P156"><text:span text:style-name="CharStyle11"><text:span text:style-name="T33">Milo na mňa sa usmieva.</text:span></text:span></text:p>
        <text:p text:style-name="P7"><text:span text:style-name="CharStyle11"><text:span text:style-name="T3"/></text:span></text:p>
        <text:p text:style-name="P42"><text:span text:style-name="CharStyle11"><text:span text:style-name="T3">„„</text:span></text:span><text:span text:style-name="CharStyle11"><text:span text:style-name="T33">Aká tu bieda, chudoba!</text:span></text:span><text:span text:style-name="CharStyle11"><text:span text:style-name="T3">““</text:span></text:span></text:p>
        <text:p text:style-name="P11"><text:span text:style-name="CharStyle11"><text:span text:style-name="T33">Začne pomaly rozprávať,</text:span></text:span></text:p>
        <text:p text:style-name="P43"><text:span text:style-name="CharStyle11"><text:span text:style-name="T3">„„</text:span></text:span><text:span text:style-name="CharStyle11"><text:span text:style-name="T33">Jak tu môžeš pokojne ži</text:span></text:span><text:span text:style-name="CharStyle11"><text:span text:style-name="T3">ť</text:span></text:span><text:span text:style-name="CharStyle11"><text:span text:style-name="T33">?</text:span></text:span></text:p>
        <text:p text:style-name="P7"><text:span text:style-name="CharStyle11"><text:span text:style-name="T33">Jak pokojne tuná spávať?</text:span></text:span></text:p>
        <text:p text:style-name="P133"><text:span text:style-name="CharStyle11"><text:span text:style-name="T33"/></text:span></text:p>
        <text:p text:style-name="P156"><text:span text:style-name="CharStyle11"><text:span text:style-name="T33">Tvoje steny bez zrkadla,</text:span></text:span></text:p>
        <text:p text:style-name="P156"><text:span text:style-name="CharStyle11"><text:span text:style-name="T33">Bez opony, oblok nízk</text:span></text:span><text:span text:style-name="CharStyle11"><text:span text:style-name="T3">y</text:span></text:span><text:span text:style-name="CharStyle11"><text:span text:style-name="T33">;</text:span></text:span></text:p>
        <text:p text:style-name="P135"><text:span text:style-name="CharStyle11"><text:span text:style-name="T33">Všetko bohatstvo, čo vídať,</text:span></text:span></text:p>
        <text:p text:style-name="P156"><text:span text:style-name="CharStyle11"><text:span text:style-name="T33">Rozhádzané sem tam knižky.““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„Šumná moja divná deva!</text:span></text:span></text:p>
        <text:p text:style-name="P7"><text:span text:style-name="CharStyle11"><text:span text:style-name="T33">Chudobný som šuhaj veľmi;</text:span></text:span></text:p>
        <text:p text:style-name="P135"><text:span text:style-name="CharStyle11"><text:span text:style-name="T33">Vďačne vítal bych ťa hrdo,</text:span></text:span></text:p>
        <text:p text:style-name="P156"><text:span text:style-name="CharStyle11"><text:span text:style-name="T33">Lež jak? z čoho? povedz, sde</text:span></text:span><text:span text:style-name="CharStyle11"><text:span text:style-name="T3">ľ</text:span></text:span><text:span text:style-name="CharStyle11"><text:span text:style-name="T33"> mi.“</text:span></text:span></text:p>
        <text:p text:style-name="P7"><text:span text:style-name="CharStyle11"><text:span text:style-name="T3"/></text:span></text:p>
        <text:p text:style-name="P42"><text:span text:style-name="CharStyle11"><text:span text:style-name="T3">„„</text:span></text:span><text:span text:style-name="CharStyle11"><text:span text:style-name="T33">A tak pusto je u teba;</text:span></text:span></text:p>
        <text:p text:style-name="P7"><text:span text:style-name="CharStyle11"><text:span text:style-name="T33">Vidíš sa mi ešte mlad</text:span></text:span><text:span text:style-name="CharStyle11"><text:span text:style-name="T3">ý;</text:span></text:span></text:p>
        <text:p text:style-name="P135"><text:span text:style-name="CharStyle11"><text:span text:style-name="T33">Oko tvoje smútok značí,</text:span></text:span></text:p>
        <text:p text:style-name="P156"><text:span text:style-name="CharStyle11"><text:span text:style-name="T33">Smútok obličaj tvoj bľadý.</text:span></text:span></text:p>
        <text:p text:style-name="P156"><text:span text:style-name="CharStyle37"><text:span text:style-name="T33"/></text:span></text:p>
        <text:p text:style-name="P7"><text:span text:style-name="CharStyle11"><text:span text:style-name="T33">A nikoho — sám jediný!</text:span></text:span></text:p>
        <text:p text:style-name="P86"><text:span text:style-name="CharStyle11"><text:span text:style-name="T33">Nemal by si vôľu k tomu,</text:span></text:span></text:p>
        <text:p text:style-name="P110"><text:span text:style-name="CharStyle11"><text:span text:style-name="T33">Túžby svoje, city svoje</text:span></text:span></text:p>
        <text:p text:style-name="P7"><text:span text:style-name="CharStyle11"><text:span text:style-name="T33">Sdie</text:span></text:span><text:span text:style-name="CharStyle11"><text:span text:style-name="T3">ľ</text:span></text:span><text:span text:style-name="CharStyle11"><text:span text:style-name="T33">ať duchu priateľovmu?</text:span></text:span><text:span text:style-name="CharStyle11"><text:span text:style-name="T3">““</text:span></text:span></text:p>
        <text:p text:style-name="P133"><text:span text:style-name="CharStyle11"><text:span text:style-name="T33"/></text:span></text:p>
        <text:p text:style-name="P156"><text:soft-page-break/><text:span text:style-name="CharStyle11"><text:span text:style-name="T33">„Šumná moja divná deva,</text:span></text:span></text:p>
        <text:p text:style-name="P156"><text:span text:style-name="CharStyle11"><text:span text:style-name="T33">Ktože teraz túžby schváli?</text:span></text:span></text:p>
        <text:p text:style-name="P135"><text:span text:style-name="CharStyle11"><text:span text:style-name="T33">A</text:span></text:span><text:span text:style-name="CharStyle11"><text:span text:style-name="T3">č</text:span></text:span><text:span text:style-name="CharStyle11"><text:span text:style-name="T33"> počúva: zasmeje sa,</text:span></text:span></text:p>
        <text:p text:style-name="P156"><text:span text:style-name="CharStyle11"><text:span text:style-name="T33">Hlavou skrúti, preč sa vzdiali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A priatelia! Kdeže sú tí?</text:span></text:span></text:p>
        <text:p text:style-name="P7"><text:span text:style-name="CharStyle11"><text:span text:style-name="T33">Blízko stoja, kým čo zhryznú;</text:span></text:span></text:p>
        <text:p text:style-name="P7"><text:span text:style-name="CharStyle11"><text:span text:style-name="T33">Nakŕmení, napojení</text:span></text:span></text:p>
        <text:p text:style-name="P7"><text:span text:style-name="CharStyle11"><text:span text:style-name="T33">V dia</text:span></text:span><text:span text:style-name="CharStyle11"><text:span text:style-name="T7">l</text:span></text:span><text:span text:style-name="CharStyle11"><text:span text:style-name="T33">ke stoja — v dia</text:span></text:span><text:span text:style-name="CharStyle11"><text:span text:style-name="T37">l</text:span></text:span><text:span text:style-name="CharStyle11"><text:span text:style-name="T33">ke miznú!“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Na kozúbku plameň sičí,</text:span></text:span></text:p>
        <text:p text:style-name="P7"><text:span text:style-name="CharStyle11"><text:span text:style-name="T33">Z kosodriev</text:span></text:span><text:span text:style-name="CharStyle11"><text:span text:style-name="T3">ä</text:span></text:span><text:span text:style-name="CharStyle11"><text:span text:style-name="T33"> oheň hasne;</text:span></text:span></text:p>
        <text:p text:style-name="P7"><text:span text:style-name="CharStyle11"><text:span text:style-name="T33">V mojej ch</text:span></text:span><text:span text:style-name="CharStyle11"><text:span text:style-name="T37">y</text:span></text:span><text:span text:style-name="CharStyle11"><text:span text:style-name="T33">ži </text:span></text:span><text:span text:style-name="CharStyle11"><text:span text:style-name="T3">—</text:span></text:span><text:span text:style-name="CharStyle11"><text:span text:style-name="T33"> div nad divy! </text:span></text:span><text:span text:style-name="CharStyle11"><text:span text:style-name="T3">—</text:span></text:span></text:p>
        <text:p text:style-name="P7"><text:span text:style-name="CharStyle11"><text:span text:style-name="T33">Svetlá všade predsa jasné!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A tie steny kam sa de</text:span></text:span><text:span text:style-name="CharStyle11"><text:span text:style-name="T3">l</text:span></text:span><text:span text:style-name="CharStyle11"><text:span text:style-name="T33">y?</text:span></text:span></text:p>
        <text:p text:style-name="P7"><text:span text:style-name="CharStyle11"><text:span text:style-name="T33">Na jich mieste krystallové;</text:span></text:span></text:p>
        <text:p text:style-name="P11"><text:span text:style-name="CharStyle11"><text:span text:style-name="T33">Veci v kráse rozmanité,</text:span></text:span></text:p>
        <text:p text:style-name="P43"><text:span text:style-name="CharStyle11"><text:span text:style-name="T33">Oku milé, duši nov</text:span></text:span><text:span text:style-name="CharStyle11"><text:span text:style-name="T3">é</text:span></text:span><text:span text:style-name="CharStyle11"><text:span text:style-name="T33">!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I sám cítim zmenu blahú:</text:span></text:span></text:p>
        <text:p text:style-name="P7"><text:span text:style-name="CharStyle11"><text:span text:style-name="T33">V srdci sa mi radosť hostí.</text:span></text:span></text:p>
        <text:p text:style-name="P7"><text:span text:style-name="CharStyle11"><text:span text:style-name="T33">Či si prelud snov tráplivých?</text:span></text:span></text:p>
        <text:p text:style-name="P7"><text:span text:style-name="CharStyle52"><text:span text:style-name="T33">či skutočnosť to zemskosti?</text:span></text:span></text:p>
        <text:p text:style-name="P7"><text:span text:style-name="CharStyle11"><text:span text:style-name="T3"/></text:span></text:p>
        <text:p text:style-name="P42"><text:span text:style-name="CharStyle11"><text:span text:style-name="T3">„„</text:span></text:span><text:span text:style-name="CharStyle11"><text:span text:style-name="T33">Ani jedno ani druhé;</text:span></text:span></text:p>
        <text:p text:style-name="P7"><text:span text:style-name="CharStyle11"><text:span text:style-name="T33">Slabé vaše zemské oči.</text:span></text:span></text:p>
        <text:p text:style-name="P11"><text:span text:style-name="CharStyle11"><text:span text:style-name="T33">Aký zrak máš: taký život,</text:span></text:span></text:p>
        <text:p text:style-name="P43"><text:span text:style-name="CharStyle11"><text:span text:style-name="T33">Taký svet sa s tebou točí.</text:span></text:span></text:p>
        <text:p text:style-name="P7"><text:span text:style-name="CharStyle11"><text:span text:style-name="T3"/></text:span></text:p>
        <text:p text:style-name="P11"><text:span text:style-name="CharStyle53"><text:span text:style-name="T33">A mne bolo tvojho ľút</text:span></text:span><text:span text:style-name="CharStyle53"><text:span text:style-name="T3">o;</text:span></text:span></text:p>
        <text:p text:style-name="P43"><text:span text:style-name="CharStyle53"><text:span text:style-name="T33">Iný pohľad dávam ti ja.</text:span></text:span></text:p>
        <text:p text:style-name="P135"><text:span text:style-name="CharStyle53"><text:span text:style-name="T33">Ži pokojne, mysli na mňa;</text:span></text:span></text:p>
        <text:p text:style-name="P156"><text:soft-page-break/><text:span text:style-name="CharStyle53"><text:span text:style-name="T33">Menujem sa </text:span></text:span><text:span text:style-name="CharStyle53"><text:span text:style-name="T3">—</text:span></text:span><text:span text:style-name="CharStyle53"><text:span text:style-name="T33"> poesia!</text:span></text:span><text:span text:style-name="CharStyle53"><text:span text:style-name="T3">““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Pravá fujara.</text:span></text:span></text:p>
        <text:p text:style-name="P133"><text:span text:style-name="CharStyle53"><text:span text:style-name="T33"/></text:span></text:p>
        <text:p text:style-name="P156"><text:span text:style-name="CharStyle53"><text:span text:style-name="T33">Ak žiadaš hlasnú fujaru</text:span></text:span><text:span text:style-name="CharStyle53"><text:span text:style-name="T3">,</text:span></text:span></text:p>
        <text:p text:style-name="P156"><text:span text:style-name="CharStyle53"><text:span text:style-name="T3">Vy</text:span></text:span><text:span text:style-name="CharStyle53"><text:span text:style-name="T33">krúť ju z lipy, z mukyne,</text:span></text:span></text:p>
        <text:p text:style-name="P11"><text:span text:style-name="CharStyle53"><text:span text:style-name="T33">Zo stromov, ktoré vyrástli</text:span></text:span></text:p>
        <text:p text:style-name="P43"><text:span text:style-name="CharStyle53"><text:span text:style-name="T33">V preľúbej našej krajine.</text:span></text:span></text:p>
        <text:p text:style-name="P133"><text:span text:style-name="CharStyle53"><text:span text:style-name="T33"/></text:span></text:p>
        <text:p text:style-name="P156"><text:span text:style-name="CharStyle53"><text:span text:style-name="T33">Pravda, že rastú aj inde,</text:span></text:span></text:p>
        <text:p text:style-name="P156"><text:span text:style-name="CharStyle53"><text:span text:style-name="T33">Ale sú krehké jak šípy;</text:span></text:span></text:p>
        <text:p text:style-name="P11"><text:span text:style-name="CharStyle53"><text:span text:style-name="T33">Od tých vám cit</text:span></text:span><text:span text:style-name="CharStyle53"><text:span text:style-name="T3">né</text:span></text:span><text:span text:style-name="CharStyle53"><text:span text:style-name="T33"> fujary</text:span></text:span></text:p>
        <text:p text:style-name="P43"><text:span text:style-name="CharStyle53"><text:span text:style-name="T33">Strdielce rado zachripí.</text:span></text:span></text:p>
        <text:p text:style-name="P7"><text:span text:style-name="CharStyle53"><text:span text:style-name="T33"/></text:span></text:p>
        <text:p text:style-name="P43"><text:span text:style-name="CharStyle53"><text:span text:style-name="T33">Potom ju napoj v tých vodách,</text:span></text:span></text:p>
        <text:p text:style-name="P43"><text:span text:style-name="CharStyle53"><text:span text:style-name="T33">Čo z Tatier skalných </text:span></text:span><text:span text:style-name="CharStyle53"><text:span text:style-name="T3">š</text:span></text:span><text:span text:style-name="CharStyle53"><text:span text:style-name="T33">umejú.</text:span></text:span></text:p>
        <text:p text:style-name="P135"><text:span text:style-name="CharStyle53"><text:span text:style-name="T33">I tak ti bude zahrávať,</text:span></text:span></text:p>
        <text:p text:style-name="P156"><text:span text:style-name="CharStyle53"><text:span text:style-name="T33">Čo všetk</text:span></text:span><text:span text:style-name="CharStyle53"><text:span text:style-name="T3">ý</text:span></text:span><text:span text:style-name="CharStyle53"><text:span text:style-name="T33">ch slzy zalejú;</text:span></text:span></text:p>
        <text:p text:style-name="P75"><text:span text:style-name="CharStyle53"><text:span text:style-name="T33"/></text:span></text:p>
        <text:p text:style-name="P110"><text:span text:style-name="CharStyle53"><text:span text:style-name="T33">I úsmech príde na </text:span></text:span><text:span text:style-name="CharStyle53"><text:span text:style-name="T3">ja</text:span></text:span><text:span text:style-name="CharStyle53"><text:span text:style-name="T33">vo,</text:span></text:span></text:p>
        <text:p text:style-name="P110"><text:span text:style-name="CharStyle53"><text:span text:style-name="T33">Z hĺbky ona cit vylúdi,</text:span></text:span></text:p>
        <text:p text:style-name="P110"><text:span text:style-name="CharStyle53"><text:span text:style-name="T33">Myšlienky umreté v duši</text:span></text:span></text:p>
        <text:p text:style-name="P7"><text:span text:style-name="CharStyle53"><text:span text:style-name="T3">K</text:span></text:span><text:span text:style-name="CharStyle53"><text:span text:style-name="T33"> novému žitiu prebudí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Úhod pravej piesni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Ľahko vykrútiť píšťalu,</text:span></text:span></text:p>
        <text:p text:style-name="P135"><text:span text:style-name="CharStyle53"><text:span text:style-name="T3">Ľ</text:span></text:span><text:span text:style-name="CharStyle53"><text:span text:style-name="T33">ahko vyrobiť fujaru,</text:span></text:span></text:p>
        <text:p text:style-name="P156"><text:span text:style-name="CharStyle53"><text:span text:style-name="T3">Ľ</text:span></text:span><text:span text:style-name="CharStyle53"><text:span text:style-name="T33">ahko pod javor usadnúť;</text:span></text:span></text:p>
        <text:p text:style-name="P86"><text:span text:style-name="CharStyle53"><text:span text:style-name="T33">Ťažšie je dierky rozmerať,</text:span></text:span></text:p>
        <text:p text:style-name="P110"><text:span text:style-name="CharStyle53"><text:span text:style-name="T33">V poriadku prsty prebera</text:span></text:span><text:span text:style-name="CharStyle53"><text:span text:style-name="T3">ť</text:span></text:span><text:span text:style-name="CharStyle53"><text:span text:style-name="T33">;</text:span></text:span></text:p>
        <text:p text:style-name="P110"><text:soft-page-break/><text:span text:style-name="CharStyle53"><text:span text:style-name="T33">Najťažšie pieseň odh</text:span></text:span><text:span text:style-name="CharStyle53"><text:span text:style-name="T37">á</text:span></text:span><text:span text:style-name="CharStyle53"><text:span text:style-name="T33">dn</text:span></text:span><text:span text:style-name="CharStyle53"><text:span text:style-name="T37">u</text:span></text:span><text:span text:style-name="CharStyle53"><text:span text:style-name="T33">ť.</text:span></text:span></text:p>
        <text:p text:style-name="P7"><text:span text:style-name="CharStyle53"><text:span text:style-name="T33">Potom sa zpláca trápenie!</text:span></text:span></text:p>
        <text:p text:style-name="P7"><text:span text:style-name="CharStyle53"><text:span text:style-name="T33">Hoc ťa neslúcha stvorenie</text:span></text:span></text:p>
        <text:p text:style-name="P7"><text:span text:style-name="CharStyle53"><text:span text:style-name="T33">Žiadno, len vtáčik v sihlin</text:span></text:span><text:span text:style-name="CharStyle53"><text:span text:style-name="T3">e</text:span></text:span><text:span text:style-name="CharStyle53"><text:span text:style-name="T33">:</text:span></text:span></text:p>
        <text:p text:style-name="P86"><text:span text:style-name="CharStyle53"><text:span text:style-name="T33">Slucháš ty hlasy fujary,</text:span></text:span></text:p>
        <text:p text:style-name="P110"><text:span text:style-name="CharStyle53"><text:span text:style-name="T33">Omládne</text:span></text:span><text:span text:style-name="CharStyle53"><text:span text:style-name="T3">š</text:span></text:span><text:span text:style-name="CharStyle53"><text:span text:style-name="T33"> ako zem z jari,</text:span></text:span></text:p>
        <text:p text:style-name="P110"><text:span text:style-name="CharStyle53"><text:span text:style-name="T33">Ako sneh smútok pominie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Kde </text:span></text:span><text:span text:style-name="CharStyle54"><text:span text:style-name="T33">ozvena piesni?</text:span></text:span></text:p>
        <text:p text:style-name="P75"><text:span text:style-name="CharStyle53"><text:span text:style-name="T33"/></text:span></text:p>
        <text:p text:style-name="P111"><text:span text:style-name="CharStyle53"><text:span text:style-name="T33">Udri v skalu lebo v hrudu,</text:span></text:span></text:p>
        <text:p text:style-name="P111"><text:span text:style-name="CharStyle53"><text:span text:style-name="T33">Žiadne zvuky nezahudú;</text:span></text:span></text:p>
        <text:p text:style-name="P87"><text:span text:style-name="CharStyle53"><text:span text:style-name="T33">Kde je hlucho ako v stene,</text:span></text:span></text:p>
        <text:p text:style-name="P111"><text:span text:style-name="CharStyle53"><text:span text:style-name="T33">Darmo čakáš po ozvene.</text:span></text:span></text:p>
        <text:p text:style-name="P87"><text:span text:style-name="CharStyle53"><text:span text:style-name="T33">Tak je s ľudom, brat môj mladý,</text:span></text:span></text:p>
        <text:p text:style-name="P111"><text:span text:style-name="CharStyle53"><text:span text:style-name="T33">Bez známosti, bez zásad</text:span></text:span><text:span text:style-name="CharStyle53"><text:span text:style-name="T3">y</text:span></text:span><text:span text:style-name="CharStyle53"><text:span text:style-name="T33">;</text:span></text:span></text:p>
        <text:p text:style-name="P87"><text:span text:style-name="CharStyle53"><text:span text:style-name="T33">Tam zaspievaj jak chceš jemne,</text:span></text:span></text:p>
        <text:p text:style-name="P111"><text:span text:style-name="CharStyle53"><text:span text:style-name="T33">Len zvuky ťa zajdú temné.</text:span></text:span></text:p>
        <text:p text:style-name="P111"><text:span text:style-name="CharStyle53"><text:span text:style-name="T3">H</text:span></text:span><text:span text:style-name="CharStyle53"><text:span text:style-name="T33">ruď osvetou v zvuk sa mení,</text:span></text:span></text:p>
        <text:p text:style-name="P111"><text:span text:style-name="CharStyle53"><text:span text:style-name="T33">Národ múdry — dá ozveny</text:span></text:span><text:span text:style-name="CharStyle53"><text:span text:style-name="T3">./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Pieseň k úteche </text:span></text:span><text:span text:style-name="CharStyle54"><text:span text:style-name="T33">ľudu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Ináčej spievať nemôžem.</text:span></text:span></text:p>
        <text:p text:style-name="P7"><text:span text:style-name="CharStyle53"><text:span text:style-name="T33">Čo vás do toho</text:span></text:span><text:span text:style-name="CharStyle53"><text:span text:style-name="T3">,</text:span></text:span><text:span text:style-name="CharStyle53"><text:span text:style-name="T33"> pánovia?</text:span></text:span></text:p>
        <text:p text:style-name="P7"><text:span text:style-name="CharStyle53"><text:span text:style-name="T33">S</text:span></text:span><text:span text:style-name="CharStyle53"><text:span text:style-name="T3">í</text:span></text:span><text:span text:style-name="CharStyle53"><text:span text:style-name="T33">de sa tomuto ľudu,</text:span></text:span></text:p>
        <text:p text:style-name="P7"><text:span text:style-name="CharStyle53"><text:span text:style-name="T33">Dávno ho trápi d</text:span></text:span><text:span text:style-name="CharStyle53"><text:span text:style-name="T38">ô</text:span></text:span><text:span text:style-name="CharStyle53"><text:span text:style-name="T33">novia</text:span></text:span><text:span text:style-name="CharStyle53"><text:span text:style-name="T3">,</text:span></text:span><text:span text:style-name="CharStyle53"><text:span text:style-name="T56">/</text:span></text:span></text:p>
        <text:p text:style-name="P42"><text:span text:style-name="CharStyle53"><text:span text:style-name="T57"/></text:span></text:p>
        <text:p text:style-name="P136"><text:span text:style-name="CharStyle53"><text:span text:style-name="T33">Nik sa neozre o ľud ten,</text:span></text:span></text:p>
        <text:p text:style-name="P157"><text:span text:style-name="CharStyle53"><text:span text:style-name="T33">Len keď ho zapriahať treb</text:span></text:span><text:span text:style-name="CharStyle53"><text:span text:style-name="T3">a</text:span></text:span><text:span text:style-name="CharStyle53"><text:span text:style-name="T33">;</text:span></text:span></text:p>
        <text:p text:style-name="P12"><text:span text:style-name="CharStyle53"><text:span text:style-name="T33">Nuž síde sa mu k úteche</text:span></text:span></text:p>
        <text:p text:style-name="P44"><text:soft-page-break/><text:span text:style-name="CharStyle53"><text:span text:style-name="T33">Aspoň pieseňky veleba.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Bás</text:span></text:span><text:span text:style-name="CharStyle50"><text:span text:style-name="T3">n</text:span></text:span><text:span text:style-name="CharStyle50"><text:span text:style-name="T33">ičkárovi</text:span></text:span><text:span text:style-name="CharStyle50"><text:span text:style-name="T3">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Nekaz mi moju fujaru</text:span></text:span></text:p>
        <text:p text:style-name="P12"><text:span text:style-name="CharStyle11"><text:span text:style-name="T33">Ty básničkár zachripený,</text:span></text:span></text:p>
        <text:p text:style-name="P44"><text:span text:style-name="CharStyle11"><text:span text:style-name="T33">Čo nemáš v srdci iba jed</text:span></text:span></text:p>
        <text:p text:style-name="P7"><text:span text:style-name="CharStyle11"><text:span text:style-name="T33">A na ústach iba peny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Nehaj mi piesne nevinné,</text:span></text:span></text:p>
        <text:p text:style-name="P7"><text:span text:style-name="CharStyle11"><text:span text:style-name="T33">Dobrému ľudu ja spievam,</text:span></text:span></text:p>
        <text:p text:style-name="P7"><text:span text:style-name="CharStyle11"><text:span text:style-name="T33">S ním sa ja teším, s ním trpím,</text:span></text:span></text:p>
        <text:p text:style-name="P7"><text:span text:style-name="CharStyle11"><text:span text:style-name="T33">S ním horké slzy vylievam.</text:span></text:span></text:p>
        <text:p text:style-name="P7"><text:span text:style-name="CharStyle11"><text:span text:style-name="T33">Alebo urob, ako chceš ;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Ja si preto len zaspieva</text:span></text:span><text:span text:style-name="CharStyle11"><text:span text:style-name="T3">m</text:span></text:span><text:span text:style-name="CharStyle11"><text:span text:style-name="T33">;</text:span></text:span></text:p>
        <text:p text:style-name="P7"><text:span text:style-name="CharStyle11"><text:span text:style-name="T33">Miesto tvojho kalu, jedu,</text:span></text:span></text:p>
        <text:p text:style-name="P7"><text:span text:style-name="CharStyle11"><text:span text:style-name="T33">Tatry v krásu poodievam.</text:span></text:span></text:p>
        <text:p text:style-name="P29"><text:span text:style-name="CharStyle50"><text:span text:style-name="T3"/></text:span></text:p>
        <text:p text:style-name="P64"><text:span text:style-name="CharStyle50"><text:span text:style-name="T3"/></text:span></text:p>
        <text:p text:style-name="P64"><text:span text:style-name="CharStyle50"><text:span text:style-name="T33">Príčina horkých pesní.</text:span></text:span></text:p>
        <text:p text:style-name="P133"><text:span text:style-name="CharStyle11"><text:span text:style-name="T33"/></text:span></text:p>
        <text:p text:style-name="P157"><text:span text:style-name="CharStyle11"><text:span text:style-name="T33">Pesničky moje dnes horko znejú,</text:span></text:span></text:p>
        <text:p text:style-name="P157"><text:span text:style-name="CharStyle11"><text:span text:style-name="T33">A ja znám toho príčinu;</text:span></text:span></text:p>
        <text:p text:style-name="P12"><text:span text:style-name="CharStyle11"><text:span text:style-name="T33">Ale nepoviem nikomu,</text:span></text:span></text:p>
        <text:p text:style-name="P44"><text:span text:style-name="CharStyle11"><text:span text:style-name="T33">Nedám žiadnemu za vinu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Lebo keď vyznám, len sa zasmejú;</text:span></text:span></text:p>
        <text:p text:style-name="P7"><text:span text:style-name="CharStyle11"><text:span text:style-name="T33">A predsa si ma objímu,</text:span></text:span></text:p>
        <text:p text:style-name="P7"><text:span text:style-name="CharStyle11"><text:span text:style-name="T33">A potom zdvihnú poháre</text:span></text:span></text:p>
        <text:p text:style-name="P7"><text:span text:style-name="CharStyle11"><text:span text:style-name="T33">I spomenú mi otčinu, — —</text:span></text:span></text:p>
        <text:p text:style-name="P7"><text:span text:style-name="CharStyle11"><text:span text:style-name="T33">A do nápoja jedu nalejú!</text:span></text:span></text:p>
        <text:p text:style-name="P133"><text:soft-page-break/><text:span text:style-name="CharStyle11"><text:span text:style-name="T33"/></text:span></text:p>
        <text:p text:style-name="P157"><text:span text:style-name="CharStyle11"><text:span text:style-name="T33">Pesničky moje dnes horko znejú, — —</text:span></text:span></text:p>
        <text:p text:style-name="P157"><text:span text:style-name="CharStyle11"><text:span text:style-name="T33">Tebe sa ale vždy zdaly;</text:span></text:span></text:p>
        <text:p text:style-name="P12"><text:span text:style-name="CharStyle11"><text:span text:style-name="T33">Hádam už i teba, Janko,</text:span></text:span></text:p>
        <text:p text:style-name="P44"><text:span text:style-name="CharStyle11"><text:span text:style-name="T33">Planí bratia oklamali?!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Trudno spievať.</text:span></text:span></text:p>
        <text:p text:style-name="P133"><text:span text:style-name="CharStyle11"><text:span text:style-name="T33"/></text:span></text:p>
        <text:p text:style-name="P158"><text:span text:style-name="CharStyle11"><text:span text:style-name="T33">Pesničky moje načo vás spievam,</text:span></text:span></text:p>
        <text:p text:style-name="P158"><text:span text:style-name="CharStyle11"><text:span text:style-name="T33">Keď vás nikto nepočúva?</text:span></text:span></text:p>
        <text:p text:style-name="P137"><text:span text:style-name="CharStyle11"><text:span text:style-name="T33">Ja žiale svoje vo vás rozsievam,</text:span></text:span></text:p>
        <text:p text:style-name="P158"><text:span text:style-name="CharStyle11"><text:span text:style-name="T33">A tieto os</text:span></text:span><text:span text:style-name="CharStyle11"><text:span text:style-name="T9">ú</text:span></text:span><text:span text:style-name="CharStyle11"><text:span text:style-name="T33">d rozdáva.</text:span></text:span></text:p>
        <text:p text:style-name="P7"><text:span text:style-name="CharStyle11"><text:span text:style-name="T33">Tu v duši mojej tu vás ukryjem;</text:span></text:span></text:p>
        <text:p text:style-name="P137"><text:span text:style-name="CharStyle11"><text:span text:style-name="T33">Príde azda čas, že vás rozvijem,</text:span></text:span></text:p>
        <text:p text:style-name="P158"><text:span text:style-name="CharStyle11"><text:span text:style-name="T33">Keď sa tie sloty pominú.</text:span></text:span></text:p>
        <text:p text:style-name="P88"><text:span text:style-name="CharStyle11"><text:span text:style-name="T33">Trudno je teraz stenám len spievať,</text:span></text:span></text:p>
        <text:p text:style-name="P112"><text:span text:style-name="CharStyle11"><text:span text:style-name="T33">Ťažko je slzy do skál vylievať</text:span></text:span></text:p>
        <text:p text:style-name="P7"><text:span text:style-name="CharStyle11"><text:span text:style-name="T33">A piesne prehúdať — stínu.</text:span></text:span></text:p>
        <text:p text:style-name="P176"/>
        <text:p text:style-name="P176"/>
        <text:p text:style-name="P29"><text:span text:style-name="CharStyle50"><text:span text:style-name="T33">Pieseň V. Idy. (Cigáňovi)./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Ani strunou nedám pohnúť!</text:span></text:span></text:p>
        <text:p text:style-name="P7"><text:span text:style-name="CharStyle11"><text:span text:style-name="T33">Tú mi nehraj, </text:span></text:span><text:span text:style-name="CharStyle11"><text:span text:style-name="T3">—</text:span></text:span><text:span text:style-name="CharStyle11"><text:span text:style-name="T33"> to je veľa;</text:span></text:span></text:p>
        <text:p text:style-name="P7"><text:span text:style-name="CharStyle11"><text:span text:style-name="T33">Inú začni </text:span></text:span><text:span text:style-name="CharStyle11"><text:span text:style-name="T3">—</text:span></text:span><text:span text:style-name="CharStyle11"><text:span text:style-name="T33"> do Paroma! </text:span></text:span><text:span text:style-name="CharStyle11"><text:span text:style-name="T3">—</text:span></text:span></text:p>
        <text:p text:style-name="P7"><text:span text:style-name="CharStyle11"><text:span text:style-name="T33">Ak ma chceš ma</text:span></text:span><text:span text:style-name="CharStyle11"><text:span text:style-name="T3">ť</text:span></text:span><text:span text:style-name="CharStyle11"><text:span text:style-name="T33"> za priateľa.</text:span></text:span></text:p>
        <text:p text:style-name="P133"><text:span text:style-name="CharStyle11"><text:span text:style-name="T33"/></text:span></text:p>
        <text:p text:style-name="P158"><text:span text:style-name="CharStyle11"><text:span text:style-name="T33">Ja mám tiež tak ako i ty</text:span></text:span></text:p>
        <text:p text:style-name="P158"><text:span text:style-name="CharStyle11"><text:span text:style-name="T33">Smutnú pieseň Veľkej Idy;</text:span></text:span></text:p>
        <text:p text:style-name="P13"><text:span text:style-name="CharStyle11"><text:span text:style-name="T33">Tú si sám len vtedy spievam,</text:span></text:span></text:p>
        <text:p text:style-name="P45"><text:span text:style-name="CharStyle11"><text:span text:style-name="T33">Keď ma </text:span></text:span><text:span text:style-name="CharStyle11"><text:span text:style-name="T3">ž</text:span></text:span><text:span text:style-name="CharStyle11"><text:span text:style-name="T33">iadon duch nevidí.</text:span></text:span></text:p>
        <text:p text:style-name="P5"><text:span text:style-name="CharStyle56"><text:span text:style-name="T3"/></text:span></text:p>
        <text:p text:style-name="P7"><text:soft-page-break/><text:span text:style-name="CharStyle11"><text:span text:style-name="T3">A</text:span></text:span><text:span text:style-name="CharStyle11"><text:span text:style-name="T33"> potom </text:span></text:span><text:span text:style-name="CharStyle11"><text:span text:style-name="T3">—</text:span></text:span><text:span text:style-name="CharStyle11"><text:span text:style-name="T33"> </text:span></text:span><text:span text:style-name="CharStyle11"><text:span text:style-name="T3">—</text:span></text:span></text:p>
        <text:p text:style-name="P5"><text:span text:style-name="CharStyle57"><text:span text:style-name="T3"/></text:span></text:p>
        <text:p text:style-name="P61"><text:span text:style-name="CharStyle57"><text:span text:style-name="T3"/></text:span></text:p>
        <text:p text:style-name="P29"><text:span text:style-name="CharStyle50"><text:span text:style-name="T33">Jak</text:span></text:span><text:span text:style-name="CharStyle50"><text:span text:style-name="T3">ú</text:span></text:span><text:span text:style-name="CharStyle50"><text:span text:style-name="T33"> chcem pieseň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Umky naše, Víly naše</text:span></text:span></text:p>
        <text:p text:style-name="P88"><text:span text:style-name="CharStyle11"><text:span text:style-name="T33">Vezmete ma do ochrany;</text:span></text:span></text:p>
        <text:p text:style-name="P112"><text:span text:style-name="CharStyle11"><text:span text:style-name="T33">Dajte myseľ mojej piesni</text:span></text:span></text:p>
        <text:p text:style-name="P7"><text:span text:style-name="CharStyle11"><text:span text:style-name="T33">I chodníček vymeraný.</text:span></text:span></text:p>
        <text:p text:style-name="P3"><text:span text:style-name="CharStyle37"><text:span text:style-name="T33"/></text:span></text:p>
        <text:p text:style-name="P13"><text:span text:style-name="CharStyle11"><text:span text:style-name="T33">Myšlienku tú nach poznajú,</text:span></text:span></text:p>
        <text:p text:style-name="P45"><text:span text:style-name="CharStyle11"><text:span text:style-name="T33">Že je z duš</text:span></text:span><text:span text:style-name="CharStyle11"><text:span text:style-name="T9">e</text:span></text:span><text:span text:style-name="CharStyle11"><text:span text:style-name="T33"> ľudu toho,</text:span></text:span></text:p>
        <text:p text:style-name="P13"><text:span text:style-name="CharStyle11"><text:span text:style-name="T33">Ktorý je môj a ja jeho,</text:span></text:span></text:p>
        <text:p text:style-name="P45"><text:span text:style-name="CharStyle11"><text:span text:style-name="T33">Ktorý znášal biedy mnoho.</text:span></text:span></text:p>
        <text:p text:style-name="P7"><text:span text:style-name="CharStyle11"><text:span text:style-name="T33"/></text:span></text:p>
        <text:p text:style-name="P45"><text:span text:style-name="CharStyle11"><text:span text:style-name="T33">Chodníček ten nach je taký,</text:span></text:span></text:p>
        <text:p text:style-name="P45"><text:span text:style-name="CharStyle11"><text:span text:style-name="T33">Žeby viedol ku dedinke,</text:span></text:span></text:p>
        <text:p text:style-name="P13"><text:span text:style-name="CharStyle11"><text:span text:style-name="T33">I do verných mesta domov</text:span></text:span></text:p>
        <text:p text:style-name="P45"><text:span text:style-name="CharStyle11"><text:span text:style-name="T33">K mojim bratom, ku rodinke.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Kto príme piesne?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Deti moje, deti mo</text:span></text:span><text:span text:style-name="CharStyle11"><text:span text:style-name="T3">je</text:span></text:span><text:span text:style-name="CharStyle11"><text:span text:style-name="T33">,</text:span></text:span></text:p>
        <text:p text:style-name="P7"><text:span text:style-name="CharStyle11"><text:span text:style-name="T33">Keď ja zomriem, kto vás príme?</text:span></text:span></text:p>
        <text:p text:style-name="P7"><text:span text:style-name="CharStyle11"><text:span text:style-name="T33">Či vás budú menom vola</text:span></text:span><text:span text:style-name="CharStyle11"><text:span text:style-name="T3">ť</text:span></text:span><text:span text:style-name="CharStyle11"><text:span text:style-name="T33">?</text:span></text:span></text:p>
        <text:p text:style-name="P7"><text:span text:style-name="CharStyle11"><text:span text:style-name="T33">Či vás budú kŕmiť, chovať?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Piesne moje, piesne moje,</text:span></text:span></text:p>
        <text:p text:style-name="P7"><text:span text:style-name="CharStyle11"><text:span text:style-name="T33">Keď ja zhyniem, kto vás príme?</text:span></text:span></text:p>
        <text:p text:style-name="P7"><text:span text:style-name="CharStyle11"><text:span text:style-name="T33">Či vás víchry rozchytajú?</text:span></text:span></text:p>
        <text:p text:style-name="P7"><text:span text:style-name="CharStyle11"><text:span text:style-name="T33">Či vám ľudia miesta dajú?</text:span></text:span></text:p>
        <text:p text:style-name="P176"/>
        <text:p text:style-name="P176"><text:soft-page-break/></text:p>
        <text:p text:style-name="P5"><text:span text:style-name="CharStyle58"><text:span text:style-name="T33">MLADOSŤ.</text:span></text:span></text:p>
        <text:p text:style-name="P61"><text:span text:style-name="CharStyle58"><text:span text:style-name="T33"/></text:span></text:p>
        <text:p text:style-name="P75"><text:span text:style-name="CharStyle12"><text:span text:style-name="T33">Ohlasy mladosti básnikovej — po prípovedi — kla­dieme na prvé miesto. Mladosti to strávenej v kole rove­sníkov rozplamenených prvým ohňom celej duše za otčinu Tatier, za krásu a velebu jej zeme a prírody, za blaho a budúcnos</text:span></text:span><text:span text:style-name="CharStyle12"><text:span text:style-name="T3">ť</text:span></text:span><text:span text:style-name="CharStyle12"><text:span text:style-name="T33"> jej rodu Slovenského; — v kole, v ňomž nám vzde­lávajúcim sa, dni budúceho za blaho otčiny účinného ži­vota začali svita</text:span></text:span><text:span text:style-name="CharStyle12"><text:span text:style-name="T9">ť</text:span></text:span><text:span text:style-name="CharStyle12"><text:span text:style-name="T33"> v nádejách ružových, kde ale zakúsili sme i bôle nejedn</text:span></text:span><text:span text:style-name="CharStyle12"><text:span text:style-name="T9">y</text:span></text:span><text:span text:style-name="CharStyle12"><text:span text:style-name="T33">ch zmarených nádejí, keďže už ten svit života mladého bo</text:span></text:span><text:span text:style-name="CharStyle12"><text:span text:style-name="T9">l</text:span></text:span><text:span text:style-name="CharStyle12"><text:span text:style-name="T33"> bojom za zneuznanú a svetom šliapanú pravdu a my už t</text:span></text:span><text:span text:style-name="CharStyle12"><text:span text:style-name="T39">u</text:span></text:span><text:span text:style-name="CharStyle12"><text:span text:style-name="T3"> </text:span></text:span><text:span text:style-name="CharStyle12"><text:span text:style-name="T33">otužovali sme sa odpormi k jej službe. — </text:span></text:span><text:span text:style-name="CharStyle12"><text:span text:style-name="T39">Č</text:span></text:span><text:span text:style-name="CharStyle12"><text:span text:style-name="T33">o v piesňach </text:span></text:span><text:span text:style-name="CharStyle12"><text:span text:style-name="T39">Č</text:span></text:span><text:span text:style-name="CharStyle12"><text:span text:style-name="T33">ajakovych týmto prvým dychom milo­vania krásy prírody, otčiny a národa Tatier, čo prvými nádejami i b</text:span></text:span><text:span text:style-name="CharStyle12"><text:span text:style-name="T3">ô</text:span></text:span><text:span text:style-name="CharStyle12"><text:span text:style-name="T33">ľmi mladosti dýcha, v čom prvý námer a vzlet ducha k zásadám pravdy javí s</text:span></text:span><text:span text:style-name="CharStyle12"><text:span text:style-name="T3">a</text:span></text:span><text:span text:style-name="CharStyle12"><text:span text:style-name="T33">: — to podávame v tomto oddelení, tým ovili sme</text:span></text:span><text:span text:style-name="CharStyle12"><text:span text:style-name="T3"> </text:span></text:span><text:span text:style-name="CharStyle12"><text:span text:style-name="T33">—</text:span></text:span><text:span text:style-name="CharStyle12"><text:span text:style-name="T3"> </text:span></text:span><text:span text:style-name="CharStyle12"><text:span text:style-name="T33">ovil si básnik sám mladosť svoju.</text:span></text:span></text:p>
        <text:h text:style-name="P205" text:outline-level="3"><text:span text:style-name="CharStyle48"><text:span text:style-name="T33"/></text:span></text:h>
        <text:h text:style-name="P206" text:outline-level="3"><text:span text:style-name="CharStyle48"><text:span text:style-name="T33"/></text:span></text:h>
        <text:h text:style-name="P206" text:outline-level="3"><text:bookmark-start text:name="bookmark8"/><text:span text:style-name="CharStyle48"><text:span text:style-name="T33">Mladosť.</text:span></text:span><text:bookmark-end text:name="bookmark8"/></text:h>
        <text:p text:style-name="P29"><text:span text:style-name="CharStyle50"><text:span text:style-name="T33"/></text:span></text:p>
        <text:p text:style-name="P64"><text:span text:style-name="CharStyle50"><text:span text:style-name="T33">Zaži šuhajko</text:span></text:span><text:span text:style-name="CharStyle50"><text:span text:style-name="T3">...</text:span></text:span></text:p>
        <text:p text:style-name="P75"><text:span text:style-name="CharStyle11"><text:span text:style-name="T33"/></text:span></text:p>
        <text:p text:style-name="P113"><text:span text:style-name="CharStyle11"><text:span text:style-name="T33">Zaži šuhajko zaži ty sveta,</text:span></text:span></text:p>
        <text:p text:style-name="P113"><text:span text:style-name="CharStyle11"><text:span text:style-name="T33">Kým ti </text:span></text:span><text:span text:style-name="CharStyle11"><text:span text:style-name="T3">n</text:span></text:span><text:span text:style-name="CharStyle11"><text:span text:style-name="T33">ezajdú mladistvé letá;</text:span></text:span></text:p>
        <text:p text:style-name="P89"><text:span text:style-name="CharStyle11"><text:span text:style-name="T33">Potom zaplačeš a slzu vyroníš,</text:span></text:span></text:p>
        <text:p text:style-name="P113"><text:span text:style-name="CharStyle11"><text:span text:style-name="T33">A čo to stojí? časy nedohoníš!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Sokol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V ružových červených zorách</text:span></text:span></text:p>
        <text:p text:style-name="P159"><text:span text:style-name="CharStyle11"><text:span text:style-name="T33">čo to tam v tých skalách šumí?</text:span></text:span></text:p>
        <text:p text:style-name="P7"><text:span text:style-name="CharStyle11"><text:span text:style-name="T10">Č</text:span></text:span><text:span text:style-name="CharStyle11"><text:span text:style-name="T33">i potôček temno hučí?</text:span></text:span></text:p>
        <text:p text:style-name="P7"><text:span text:style-name="CharStyle11"><text:span text:style-name="T33">Či sú to len nočnie dumy?</text:span></text:span></text:p>
        <text:p text:style-name="P133"><text:soft-page-break/><text:span text:style-name="CharStyle11"><text:span text:style-name="T33"/></text:span></text:p>
        <text:p text:style-name="P159"><text:span text:style-name="CharStyle11"><text:span text:style-name="T33">Ej nie sú to nočnie dumy,</text:span></text:span></text:p>
        <text:p text:style-name="P159"><text:span text:style-name="CharStyle11"><text:span text:style-name="T33">Potôček tadial neplinie;</text:span></text:span></text:p>
        <text:p text:style-name="P7"><text:span text:style-name="CharStyle11"><text:span text:style-name="T33">To sa z prsú sokolových</text:span></text:span></text:p>
        <text:p text:style-name="P7"><text:span text:style-name="CharStyle11"><text:span text:style-name="T33">Pieseň v žialnych zvukoch vinie:</text:span></text:span></text:p>
        <text:p text:style-name="P7"><text:span text:style-name="CharStyle11"><text:span text:style-name="T33"/></text:span></text:p>
        <text:p text:style-name="P46"><text:span text:style-name="CharStyle11"><text:span text:style-name="T33">„Zletúval som ponad kraje,</text:span></text:span></text:p>
        <text:p text:style-name="P46"><text:span text:style-name="CharStyle11"><text:span text:style-name="T3">Ab</text:span></text:span><text:span text:style-name="CharStyle11"><text:span text:style-name="T33">ych povy</text:span></text:span><text:span text:style-name="CharStyle11"><text:span text:style-name="T3">jas</text:span></text:span><text:span text:style-name="CharStyle11"><text:span text:style-name="T33">nil oko;</text:span></text:span></text:p>
        <text:p text:style-name="P138"><text:span text:style-name="CharStyle11"><text:span text:style-name="T33">Ale smutno tam v doline,</text:span></text:span></text:p>
        <text:p text:style-name="P159"><text:span text:style-name="CharStyle11"><text:span text:style-name="T33">Všetko vo snách spí hlboko.</text:span></text:span></text:p>
        <text:p text:style-name="P3"><text:span text:style-name="CharStyle31"><text:span text:style-name="T33"/></text:span></text:p>
        <text:p text:style-name="P14"><text:span text:style-name="CharStyle53"><text:span text:style-name="T33">V šírom svete niet života,</text:span></text:span></text:p>
        <text:p text:style-name="P46"><text:span text:style-name="CharStyle53"><text:span text:style-name="T33">Na jasný let niet výh</text:span></text:span><text:span text:style-name="CharStyle53"><text:span text:style-name="T10">ľ</text:span></text:span><text:span text:style-name="CharStyle53"><text:span text:style-name="T33">ady!</text:span></text:span><text:span text:style-name="CharStyle53"><text:span text:style-name="T3">“</text:span></text:span></text:p>
        <text:p text:style-name="P7"><text:span text:style-name="CharStyle53"><text:span text:style-name="T33">To zakvíli, — pieseň konč</text:span></text:span><text:span text:style-name="CharStyle53"><text:span text:style-name="T3">í</text:span></text:span><text:span text:style-name="CharStyle53"><text:span text:style-name="T33">;</text:span></text:span></text:p>
        <text:p text:style-name="P7"><text:span text:style-name="CharStyle53"><text:span text:style-name="T33">Na smrečiny temné h</text:span></text:span><text:span text:style-name="CharStyle53"><text:span text:style-name="T40">ľ</text:span></text:span><text:span text:style-name="CharStyle53"><text:span text:style-name="T33">adí.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Ale zora žia</text:span></text:span><text:span text:style-name="CharStyle53"><text:span text:style-name="T10">ľ</text:span></text:span><text:span text:style-name="CharStyle53"><text:span text:style-name="T33"> mu kojí,</text:span></text:span></text:p>
        <text:p text:style-name="P159"><text:span text:style-name="CharStyle53"><text:span text:style-name="T33">Šepce, že slnce zasvieti;</text:span></text:span></text:p>
        <text:p text:style-name="P7"><text:span text:style-name="CharStyle53"><text:span text:style-name="T33">Potom sokol kriedla rozpne</text:span></text:span></text:p>
        <text:p text:style-name="P7"><text:span text:style-name="CharStyle53"><text:span text:style-name="T33">A nad šíre svety vzl</text:span></text:span><text:span text:style-name="CharStyle53"><text:span text:style-name="T3">c</text:span></text:span><text:span text:style-name="CharStyle53"><text:span text:style-name="T33">tí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Príroda, </text:span></text:span><text:span text:style-name="CharStyle54"><text:span text:style-name="T33">to Mámilá. </text:span></text:span></text:p>
        <text:p text:style-name="P64"><text:span text:style-name="CharStyle54"><text:span text:style-name="T40"/></text:span></text:p>
        <text:p text:style-name="P89"><text:span text:style-name="CharStyle53"><text:span text:style-name="T33">Mámila mi je rosa na kvieti:</text:span></text:span></text:p>
        <text:p text:style-name="P113"><text:span text:style-name="CharStyle53"><text:span text:style-name="T33">Odrazu zmizne, keď slnce zasvieti,</text:span></text:span></text:p>
        <text:p text:style-name="P113"><text:span text:style-name="CharStyle53"><text:span text:style-name="T33">Večierkom v perlách zlatých sa ukrýva</text:span></text:span><text:span text:style-name="CharStyle53"><text:span text:style-name="T3">.</text:span></text:span></text:p>
        <text:p text:style-name="P113"><text:span text:style-name="CharStyle53"><text:span text:style-name="T33">Na chladnej zemi o mesiačku sníva;</text:span></text:span></text:p>
        <text:p text:style-name="P75"><text:span text:style-name="CharStyle53"><text:span text:style-name="T33"/></text:span></text:p>
        <text:p text:style-name="P113"><text:span text:style-name="CharStyle53"><text:span text:style-name="T33">Za bieleho dňa len v tôni sedáva,</text:span></text:span></text:p>
        <text:p text:style-name="P113"><text:span text:style-name="CharStyle53"><text:span text:style-name="T3">S</text:span></text:span><text:span text:style-name="CharStyle53"><text:span text:style-name="T33"> vetierkom tichým hrá si, pošeptáva;</text:span></text:span></text:p>
        <text:p text:style-name="P89"><text:span text:style-name="CharStyle53"><text:span text:style-name="T33">A ke</text:span></text:span><text:span text:style-name="CharStyle53"><text:span text:style-name="T3">ď</text:span></text:span><text:span text:style-name="CharStyle53"><text:span text:style-name="T33"> lístočky stromov sa hýba</text:span></text:span><text:span text:style-name="CharStyle53"><text:span text:style-name="T3">jú</text:span></text:span><text:span text:style-name="CharStyle53"><text:span text:style-name="T33">,</text:span></text:span></text:p>
        <text:p text:style-name="P113"><text:span text:style-name="CharStyle53"><text:span text:style-name="T33">Na sladké sni ju t</text:span></text:span><text:span text:style-name="CharStyle53"><text:span text:style-name="T10">íš</text:span></text:span><text:span text:style-name="CharStyle53"><text:span text:style-name="T33">e kolimbajú.</text:span></text:span></text:p>
        <text:p text:style-name="P75"><text:soft-page-break/><text:span text:style-name="CharStyle53"><text:span text:style-name="T33"/></text:span></text:p>
        <text:p text:style-name="P113"><text:span text:style-name="CharStyle53"><text:span text:style-name="T33">Mámilá mi je kvietok zakliaty:</text:span></text:span></text:p>
        <text:p text:style-name="P113"><text:span text:style-name="CharStyle53"><text:span text:style-name="T33">Hneď ho na prsach držím objatý,</text:span></text:span></text:p>
        <text:p text:style-name="P113"><text:span text:style-name="CharStyle53"><text:span text:style-name="T33">Hneď on podobu </text:span></text:span><text:span text:style-name="CharStyle53"><text:span text:style-name="T3">j</text:span></text:span><text:span text:style-name="CharStyle53"><text:span text:style-name="T33">ako vo sne zmení, —</text:span></text:span></text:p>
        <text:p text:style-name="P113"><text:span text:style-name="CharStyle53"><text:span text:style-name="T33">Lež mňa neháva v sladkom o nej snení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Kedy ju vidím.</text:span></text:span></text:p>
        <text:p text:style-name="P7"><text:span text:style-name="CharStyle53"><text:span text:style-name="T33"/></text:span></text:p>
        <text:p text:style-name="P46"><text:span text:style-name="CharStyle53"><text:span text:style-name="T33">Pekné môže byť, na čo nám</text:span></text:span></text:p>
        <text:p text:style-name="P46"><text:span text:style-name="CharStyle53"><text:span text:style-name="T33">Oko s l</text:span></text:span><text:span text:style-name="CharStyle53"><text:span text:style-name="T3">ú</text:span></text:span><text:span text:style-name="CharStyle53"><text:span text:style-name="T33">bos</text:span></text:span><text:span text:style-name="CharStyle53"><text:span text:style-name="T3">ť</text:span></text:span><text:span text:style-name="CharStyle53"><text:span text:style-name="T33">ou pozerá;</text:span></text:span></text:p>
        <text:p text:style-name="P138"><text:span text:style-name="CharStyle53"><text:span text:style-name="T33">Však storaz krajšie, čo vidí</text:span></text:span></text:p>
        <text:p text:style-name="P159"><text:span text:style-name="CharStyle53"><text:span text:style-name="T33">Len samý duch, samá viera.</text:span></text:span></text:p>
        <text:p text:style-name="P3"><text:span text:style-name="CharStyle31"><text:span text:style-name="T33"/></text:span></text:p>
        <text:p text:style-name="P7"><text:span text:style-name="CharStyle53"><text:span text:style-name="T33">Ty krásnou voláš milenku,</text:span></text:span></text:p>
        <text:p text:style-name="P89"><text:span text:style-name="CharStyle53"><text:span text:style-name="T33">Čo ti tam</text:span></text:span><text:span text:style-name="CharStyle53"><text:span text:style-name="T3"> </text:span></text:span><text:span text:style-name="CharStyle53"><text:span text:style-name="T33">býva v úbočí,</text:span></text:span></text:p>
        <text:p text:style-name="P113"><text:span text:style-name="CharStyle53"><text:span text:style-name="T33">Keď si ju pekne objímaš</text:span></text:span></text:p>
        <text:p text:style-name="P7"><text:span text:style-name="CharStyle53"><text:span text:style-name="T33">A keď </text:span></text:span><text:span text:style-name="CharStyle53"><text:span text:style-name="T3">je</text:span></text:span><text:span text:style-name="CharStyle53"><text:span text:style-name="T33">j hľadíš do očí.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Ja moju vidím len vtedy,</text:span></text:span></text:p>
        <text:p text:style-name="P159"><text:span text:style-name="CharStyle53"><text:span text:style-name="T33">Ke</text:span></text:span><text:span text:style-name="CharStyle53"><text:span text:style-name="T40">ď</text:span></text:span><text:span text:style-name="CharStyle53"><text:span text:style-name="T33"> oči ku zemi sklopím</text:span></text:span></text:p>
        <text:p text:style-name="P7"><text:span text:style-name="CharStyle53"><text:span text:style-name="T33">A v myšlienkach jej krásy kvet</text:span></text:span></text:p>
        <text:p text:style-name="P7"><text:span text:style-name="CharStyle53"><text:span text:style-name="T33">Horúcou slzou pokropím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Duša rozumie prírodu.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Čo tak samotné ľúbe kvietočky</text:span></text:span></text:p>
        <text:p text:style-name="P159"><text:span text:style-name="CharStyle53"><text:span text:style-name="T33">Po briežkach sen tam stojíte?</text:span></text:span></text:p>
        <text:p text:style-name="P75"><text:span text:style-name="CharStyle53"><text:span text:style-name="T33">Prečo</text:span></text:span><text:span text:style-name="CharStyle53"><text:span text:style-name="T3">ž</text:span></text:span><text:span text:style-name="CharStyle53"><text:span text:style-name="T33">e svoje krotké hlávočky</text:span></text:span></text:p>
        <text:p text:style-name="P7"><text:span text:style-name="CharStyle53"><text:span text:style-name="T33">V jednu kytku nekloníte?</text:span></text:span></text:p>
        <text:p text:style-name="P75"><text:span text:style-name="CharStyle53"><text:span text:style-name="T33">A kviety mlčia a vetríček duje</text:span></text:span></text:p>
        <text:p text:style-name="P75"><text:span text:style-name="CharStyle53"><text:span text:style-name="T33">A od </text:span></text:span><text:span text:style-name="CharStyle53"><text:span text:style-name="T3">je</text:span></text:span><text:span text:style-name="CharStyle53"><text:span text:style-name="T33">dnoho k druhému cestuje</text:span></text:span></text:p>
        <text:p text:style-name="P7"><text:soft-page-break/><text:span text:style-name="CharStyle53"><text:span text:style-name="T33">A roznáša pozdravenie.</text:span></text:span></text:p>
        <text:p text:style-name="P75"><text:span text:style-name="CharStyle53"><text:span text:style-name="T33">Duša prírodu i nemú rozumie</text:span></text:span></text:p>
        <text:p text:style-name="P138"><text:span text:style-name="CharStyle53"><text:span text:style-name="T33">V oslablom dychu a vo temnom šume,</text:span></text:span></text:p>
        <text:p text:style-name="P159"><text:span text:style-name="CharStyle53"><text:span text:style-name="T40">I </text:span></text:span><text:span text:style-name="CharStyle53"><text:span text:style-name="T33">tu má lásky z</text:span></text:span><text:span text:style-name="CharStyle53"><text:span text:style-name="T3">ja</text:span></text:span><text:span text:style-name="CharStyle53"><text:span text:style-name="T33">venie.</text:span></text:span></text:p>
        <text:p text:style-name="P75"><text:span text:style-name="CharStyle53"><text:span text:style-name="T33"/></text:span></text:p>
        <text:p text:style-name="P113"><text:span text:style-name="CharStyle53"><text:span text:style-name="T33">Pamätám na čas, kde v sne mladistom</text:span></text:span></text:p>
        <text:p text:style-name="P113"><text:span text:style-name="CharStyle53"><text:span text:style-name="T33">Chodil som po kvetných brehách,</text:span></text:span></text:p>
        <text:p text:style-name="P113"><text:span text:style-name="CharStyle53"><text:span text:style-name="T33">I na tú dobu, kde po striebristom</text:span></text:span></text:p>
        <text:p text:style-name="P89"><text:span text:style-name="CharStyle53"><text:span text:style-name="T33">Záveji blúdil som v snehách —</text:span></text:span></text:p>
        <text:p text:style-name="P113"><text:span text:style-name="CharStyle53"><text:span text:style-name="T33">Blúdil, čúval som hôr i noci dum</text:span></text:span><text:span text:style-name="CharStyle53"><text:span text:style-name="T3">y</text:span></text:span><text:span text:style-name="CharStyle53"><text:span text:style-name="T33">!</text:span></text:span></text:p>
        <text:p text:style-name="P113"><text:span text:style-name="CharStyle53"><text:span text:style-name="T33">Spomienka na to z duše nevyšumí.</text:span></text:span></text:p>
        <text:p text:style-name="P7"><text:span text:style-name="CharStyle53"><text:span text:style-name="T33">Škoda, zhynul môj pekný se</text:span></text:span><text:span text:style-name="CharStyle53"><text:span text:style-name="T3">n</text:span></text:span><text:span text:style-name="CharStyle53"><text:span text:style-name="T33">!</text:span></text:span></text:p>
        <text:p text:style-name="P89"><text:span text:style-name="CharStyle53"><text:span text:style-name="T33">Také pohnutie a duše túženie,</text:span></text:span></text:p>
        <text:p text:style-name="P113"><text:span text:style-name="CharStyle53"><text:span text:style-name="T33">Také v ta</text:span></text:span><text:span text:style-name="CharStyle53"><text:span text:style-name="T3">je</text:span></text:span><text:span text:style-name="CharStyle53"><text:span text:style-name="T33">mstve pocitov prúdenie,</text:span></text:span></text:p>
        <text:p text:style-name="P113"><text:span text:style-name="CharStyle53"><text:span text:style-name="T33">Takých radostí nemá deň!</text:span></text:span></text:p>
        <text:p text:style-name="P3"><text:span text:style-name="CharStyle37"><text:span text:style-name="T33"/></text:span></text:p>
        <text:p text:style-name="P65"><text:span text:style-name="CharStyle37"><text:span text:style-name="T33"/></text:span></text:p>
        <text:p text:style-name="P29"><text:span text:style-name="CharStyle50"><text:span text:style-name="T33">Obraz večera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Za horou s</text:span></text:span><text:span text:style-name="CharStyle11"><text:span text:style-name="T10">l</text:span></text:span><text:span text:style-name="CharStyle11"><text:span text:style-name="T33">n</text:span></text:span><text:span text:style-name="CharStyle11"><text:span text:style-name="T10">c</text:span></text:span><text:span text:style-name="CharStyle11"><text:span text:style-name="T33">e uspáva</text:span></text:span></text:p>
        <text:p text:style-name="P89"><text:span text:style-name="CharStyle11"><text:span text:style-name="T33">A z druhých strán mesiac vzchod</text:span></text:span><text:span text:style-name="CharStyle11"><text:span text:style-name="T3">í.</text:span></text:span></text:p>
        <text:p text:style-name="P113"><text:span text:style-name="CharStyle11"><text:span text:style-name="T33">Po snežných stráňach sa ihrá,</text:span></text:span></text:p>
        <text:p text:style-name="P7"><text:span text:style-name="CharStyle11"><text:span text:style-name="T33">V ružových mlhách sa brodí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Zádumné vzpínajú skaly</text:span></text:span></text:p>
        <text:p text:style-name="P14"><text:span text:style-name="CharStyle11"><text:span text:style-name="T3">K</text:span></text:span><text:span text:style-name="CharStyle11"><text:span text:style-name="T33"> nebesiam hrdé vrchole,</text:span></text:span></text:p>
        <text:p text:style-name="P46"><text:span text:style-name="CharStyle11"><text:span text:style-name="T33">V strieborných šatách zakryté</text:span></text:span></text:p>
        <text:p text:style-name="P7"><text:span text:style-name="CharStyle11"><text:span text:style-name="T33">Pod n</text:span></text:span><text:span text:style-name="CharStyle11"><text:span text:style-name="T10">í</text:span></text:span><text:span text:style-name="CharStyle11"><text:span text:style-name="T33">mi spočíva pole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A tie dedinky ako siroty</text:span></text:span></text:p>
        <text:p text:style-name="P7"><text:span text:style-name="CharStyle11"><text:span text:style-name="T33">V žalobe ku nim sa vinú</text:span></text:span></text:p>
        <text:p text:style-name="P7"><text:span text:style-name="CharStyle11"><text:span text:style-name="T33">A v tajnej prírody mysli</text:span></text:span></text:p>
        <text:p text:style-name="P7"><text:span text:style-name="CharStyle11"><text:span text:style-name="T33">Potoky kolo nich pli</text:span></text:span><text:span text:style-name="CharStyle11"><text:span text:style-name="T40">n</text:span></text:span><text:span text:style-name="CharStyle11"><text:span text:style-name="T33">ú.</text:span></text:span></text:p>
        <text:p text:style-name="P7"><text:soft-page-break/><text:span text:style-name="CharStyle11"><text:span text:style-name="T33"/></text:span></text:p>
        <text:p text:style-name="P42"><text:span text:style-name="CharStyle11"><text:span text:style-name="T33">Zatíchni duša! ten obraz</text:span></text:span></text:p>
        <text:p text:style-name="P89"><text:span text:style-name="CharStyle11"><text:span text:style-name="T33">Ruka stvorila mohutná,</text:span></text:span></text:p>
        <text:p text:style-name="P113"><text:span text:style-name="CharStyle11"><text:span text:style-name="T33">Aby sa zdvihly nádeje</text:span></text:span></text:p>
        <text:p text:style-name="P7"><text:span text:style-name="CharStyle11"><text:span text:style-name="T33">A okriala duša smutná.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V jaseni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Šíro pole, pusté pole,</text:span></text:span></text:p>
        <text:p text:style-name="P159"><text:span text:style-name="CharStyle11"><text:span text:style-name="T33">Kdeže sú už tvoje krásy?</text:span></text:span></text:p>
        <text:p text:style-name="P7"><text:span text:style-name="CharStyle11"><text:span text:style-name="T33">Všade len skalné námole,</text:span></text:span></text:p>
        <text:p text:style-name="P7"><text:span text:style-name="CharStyle61"><text:span text:style-name="T3"/></text:span></text:p>
        <text:p text:style-name="P42"><text:span text:style-name="CharStyle11"><text:span text:style-name="T33">Všade len víchrov ohlasy!</text:span></text:span></text:p>
        <text:p text:style-name="P7"><text:span text:style-name="CharStyle11"><text:span text:style-name="T33">Ach bolo to voľakedy,</text:span></text:span></text:p>
        <text:p text:style-name="P7"><text:span text:style-name="CharStyle11"><text:span text:style-name="T33">Kým slniečka lúče hriali,</text:span></text:span></text:p>
        <text:p text:style-name="P7"><text:span text:style-name="CharStyle11"><text:span text:style-name="T33">A cenkavých oviec čriedy</text:span></text:span></text:p>
        <text:p text:style-name="P7"><text:span text:style-name="CharStyle11"><text:span text:style-name="T33">Po nivách sa rozpásaly;</text:span></text:span></text:p>
        <text:p text:style-name="P3"><text:span text:style-name="CharStyle37"><text:span text:style-name="T33"/></text:span></text:p>
        <text:p text:style-name="P89"><text:span text:style-name="CharStyle11"><text:span text:style-name="T33">Miesto nich sa teraz snehy</text:span></text:span></text:p>
        <text:p text:style-name="P113"><text:span text:style-name="CharStyle11"><text:span text:style-name="T33">Po vr</text:span></text:span><text:span text:style-name="CharStyle11"><text:span text:style-name="T3">š</text:span></text:span><text:span text:style-name="CharStyle11"><text:span text:style-name="T33">kách sem tam belejú,</text:span></text:span></text:p>
        <text:p text:style-name="P113"><text:span text:style-name="CharStyle11"><text:span text:style-name="T33">Kde sa pásly, šumné brehy</text:span></text:span></text:p>
        <text:p text:style-name="P7"><text:span text:style-name="CharStyle11"><text:span text:style-name="T33">Už pomaly šedivejú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Šíre pole, pusté pole,</text:span></text:span></text:p>
        <text:p text:style-name="P159"><text:span text:style-name="CharStyle11"><text:span text:style-name="T33">Rozsiahle dúbravy, lesy;</text:span></text:span></text:p>
        <text:p text:style-name="P138"><text:span text:style-name="CharStyle11"><text:span text:style-name="T33">Všade len snehov námol</text:span></text:span><text:span text:style-name="CharStyle11"><text:span text:style-name="T3">e</text:span></text:span><text:span text:style-name="CharStyle11"><text:span text:style-name="T33">!</text:span></text:span></text:p>
        <text:p text:style-name="P159"><text:span text:style-name="CharStyle11"><text:span text:style-name="T33">Kdeže si jaro, kdeže si?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Ozvena.</text:span></text:span></text:p>
        <text:p text:style-name="P75"><text:span text:style-name="CharStyle11"><text:span text:style-name="T33"/></text:span></text:p>
        <text:p text:style-name="P113"><text:span text:style-name="CharStyle11"><text:span text:style-name="T33">Podúva </text:span></text:span><text:span text:style-name="CharStyle11"><text:span text:style-name="T3">ja</text:span></text:span><text:span text:style-name="CharStyle11"><text:span text:style-name="T33">senný vetor zdola zhora,</text:span></text:span></text:p>
        <text:p text:style-name="P113"><text:soft-page-break/><text:span text:style-name="CharStyle11"><text:span text:style-name="T33">Krúti po doline suchý list z javora,</text:span></text:span></text:p>
        <text:p text:style-name="P113"><text:span text:style-name="CharStyle11"><text:span text:style-name="T33">Jeden prach zasype, druhý zch</text:span></text:span><text:span text:style-name="CharStyle11"><text:span text:style-name="T3">yt</text:span></text:span><text:span text:style-name="CharStyle11"><text:span text:style-name="T33">í voda;</text:span></text:span></text:p>
        <text:p text:style-name="P113"><text:span text:style-name="CharStyle11"><text:span text:style-name="T33">Škoda že ťa jaro </text:span></text:span><text:span text:style-name="CharStyle11"><text:span text:style-name="T3">—</text:span></text:span><text:span text:style-name="CharStyle11"><text:span text:style-name="T33"> ach škoda,</text:span></text:span><text:span text:style-name="CharStyle11"><text:span text:style-name="T3"> </text:span></text:span><text:span text:style-name="CharStyle11"><text:span text:style-name="T33">preškoda!</text:span></text:span></text:p>
        <text:p text:style-name="P75"><text:span text:style-name="CharStyle11"><text:span text:style-name="T33"/></text:span></text:p>
        <text:p text:style-name="P113"><text:span text:style-name="CharStyle11"><text:span text:style-name="T33">Povedzte mi hory, vy dúbravy chladné,</text:span></text:span></text:p>
        <text:p text:style-name="P113"><text:span text:style-name="CharStyle11"><text:span text:style-name="T33">Či príde na mňa r</text:span></text:span><text:span text:style-name="CharStyle11"><text:span text:style-name="T3">a</text:span></text:span><text:span text:style-name="CharStyle11"><text:span text:style-name="T33">d, či mi jaro zv</text:span></text:span><text:span text:style-name="CharStyle11"><text:span text:style-name="T10">a</text:span></text:span><text:span text:style-name="CharStyle11"><text:span text:style-name="T33">dne?</text:span></text:span></text:p>
        <text:p text:style-name="P89"><text:span text:style-name="CharStyle11"><text:span text:style-name="T33">Zamlčia sa kraje, zašumí lesov dol:</text:span></text:span></text:p>
        <text:p text:style-name="P113"><text:span text:style-name="CharStyle11"><text:span text:style-name="T33">„Všetko sa pominie — ale i srdca b</text:span></text:span><text:span text:style-name="CharStyle11"><text:span text:style-name="T10">ôľ</text:span></text:span><text:span text:style-name="CharStyle11"><text:span text:style-name="T33">.</text:span></text:span><text:span text:style-name="CharStyle11"><text:span text:style-name="T3">“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Šuhaj do vojny.</text:span></text:span></text:p>
        <text:p text:style-name="P75"><text:span text:style-name="CharStyle53"><text:span text:style-name="T33"/></text:span></text:p>
        <text:p text:style-name="P108"><text:span text:style-name="CharStyle53"><text:span text:style-name="T33">Podletel si sokol, podleteli dvaja —</text:span></text:span></text:p>
        <text:p text:style-name="P75"><text:span text:style-name="CharStyle53"><text:span text:style-name="T33">Do vojny hotujú mladého šuhaja.</text:span></text:span></text:p>
        <text:p text:style-name="P89"><text:span text:style-name="CharStyle53"><text:span text:style-name="T3">I</text:span></text:span><text:span text:style-name="CharStyle53"><text:span text:style-name="T33"> koník i srdce od radosti skáču, —</text:span></text:span></text:p>
        <text:p text:style-name="P113"><text:span text:style-name="CharStyle53"><text:span text:style-name="T33">Nach doma ostanú, čo pred vojnou plačú.</text:span></text:span></text:p>
        <text:p text:style-name="P75"><text:span text:style-name="CharStyle53"><text:span text:style-name="T33"/></text:span></text:p>
        <text:p text:style-name="P113"><text:span text:style-name="CharStyle53"><text:span text:style-name="T33">Na mladom javore vrch</text:span></text:span><text:span text:style-name="CharStyle53"><text:span text:style-name="T3">ov</text:span></text:span><text:span text:style-name="CharStyle53"><text:span text:style-name="T33">e</text:span></text:span><text:span text:style-name="CharStyle53"><text:span text:style-name="T40">c</text:span></text:span><text:span text:style-name="CharStyle53"><text:span text:style-name="T33"> sa kloní —</text:span></text:span></text:p>
        <text:p text:style-name="P113"><text:span text:style-name="CharStyle53"><text:span text:style-name="T33">Veru ti pristane, šuhajko, na koni!</text:span></text:span></text:p>
        <text:p text:style-name="P89"><text:span text:style-name="CharStyle53"><text:span text:style-name="T33">Ako bys</text:span></text:span><text:span text:style-name="CharStyle53"><text:span text:style-name="T3">’</text:span></text:span><text:span text:style-name="CharStyle53"><text:span text:style-name="T33"> vyrástol dakde v po</text:span></text:span><text:span text:style-name="CharStyle53"><text:span text:style-name="T3">l</text:span></text:span><text:span text:style-name="CharStyle53"><text:span text:style-name="T33">nom kviet</text:span></text:span><text:span text:style-name="CharStyle53"><text:span text:style-name="T3">i</text:span></text:span><text:span text:style-name="CharStyle53"><text:span text:style-name="T33">;</text:span></text:span></text:p>
        <text:p text:style-name="P113"><text:span text:style-name="CharStyle53"><text:span text:style-name="T33">Nie každá krajina máva také deti.</text:span></text:span></text:p>
        <text:p text:style-name="P75"><text:span text:style-name="CharStyle53"><text:span text:style-name="T33"/></text:span></text:p>
        <text:p text:style-name="P113"><text:span text:style-name="CharStyle53"><text:span text:style-name="T33">Podletel si sokol, podleteli dvaja </text:span></text:span><text:span text:style-name="CharStyle11"><text:span text:style-name="T33">—</text:span></text:span></text:p>
        <text:p text:style-name="P113"><text:span text:style-name="CharStyle53"><text:span text:style-name="T33">Už vyhotovili do vojny šuhaja;</text:span></text:span></text:p>
        <text:p text:style-name="P89"><text:span text:style-name="CharStyle53"><text:span text:style-name="T33">Ide </text:span></text:span><text:span text:style-name="CharStyle11"><text:span text:style-name="T33">— </text:span></text:span><text:span text:style-name="CharStyle53"><text:span text:style-name="T33">len na mater ešte raz poh</text:span></text:span><text:span text:style-name="CharStyle53"><text:span text:style-name="T40">ľ</text:span></text:span><text:span text:style-name="CharStyle53"><text:span text:style-name="T33">ad</text:span></text:span><text:span text:style-name="CharStyle53"><text:span text:style-name="T3">í.</text:span></text:span></text:p>
        <text:p text:style-name="P113"><text:span text:style-name="CharStyle53"><text:span text:style-name="T33">Taký šuhaj šabľou hockde nezavad</text:span></text:span><text:span text:style-name="CharStyle53"><text:span text:style-name="T3">í</text:span></text:span><text:span text:style-name="CharStyle53"><text:span text:style-name="T33">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Nezúfaj.</text:span></text:span></text:p>
        <text:p text:style-name="P7"><text:span text:style-name="CharStyle53"><text:span text:style-name="T33"/></text:span></text:p>
        <text:p text:style-name="P46"><text:span text:style-name="CharStyle53"><text:span text:style-name="T33">Nezúfaj nikdy, šuhajko mladý,</text:span></text:span></text:p>
        <text:p text:style-name="P46"><text:span text:style-name="CharStyle53"><text:span text:style-name="T33">Oko tvoje nech nesmúti;</text:span></text:span></text:p>
        <text:p text:style-name="P138"><text:span text:style-name="CharStyle53"><text:span text:style-name="T3">H</text:span></text:span><text:span text:style-name="CharStyle53"><text:span text:style-name="T33">oc túžby zklamú, chmúrä s</text:span></text:span><text:span text:style-name="CharStyle53"><text:span text:style-name="T3">’</text:span></text:span><text:span text:style-name="CharStyle53"><text:span text:style-name="T33"> výhľady,</text:span></text:span></text:p>
        <text:p text:style-name="P159"><text:soft-page-break/><text:span text:style-name="CharStyle53"><text:span text:style-name="T33">Zostaň stály, nepohnutý.</text:span></text:span></text:p>
        <text:p text:style-name="P7"><text:span text:style-name="CharStyle53"><text:span text:style-name="T33">Ve</text:span></text:span><text:span text:style-name="CharStyle53"><text:span text:style-name="T10">ď</text:span></text:span><text:span text:style-name="CharStyle53"><text:span text:style-name="T33"> tam je život, kde sú odpory;</text:span></text:span></text:p>
        <text:p text:style-name="P14"><text:span text:style-name="CharStyle53"><text:span text:style-name="T33">Pravá nádeja len tam zahorí,</text:span></text:span></text:p>
        <text:p text:style-name="P46"><text:span text:style-name="CharStyle53"><text:span text:style-name="T33">Kde horká slza vypadne.</text:span></text:span></text:p>
        <text:p text:style-name="P7"><text:span text:style-name="CharStyle53"><text:span text:style-name="T33">Po búre slnce milo sa smeje,</text:span></text:span></text:p>
        <text:p text:style-name="P14"><text:span text:style-name="CharStyle53"><text:span text:style-name="T33">Bez vlahy hynú kvety nádeje,</text:span></text:span></text:p>
        <text:p text:style-name="P46"><text:span text:style-name="CharStyle53"><text:span text:style-name="T33">Bez odporov i duch v</text:span></text:span><text:span text:style-name="CharStyle53"><text:span text:style-name="T3">ä</text:span></text:span><text:span text:style-name="CharStyle53"><text:span text:style-name="T33">dne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Božia milost. 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1.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Suchopar vládne </text:span></text:span><text:span text:style-name="CharStyle53"><text:span text:style-name="T3">n</text:span></text:span><text:span text:style-name="CharStyle53"><text:span text:style-name="T33">a šírom poli,</text:span></text:span></text:p>
        <text:p text:style-name="P159"><text:span text:style-name="CharStyle53"><text:span text:style-name="T33">Zeme vlahu vetor suš</text:span></text:span><text:span text:style-name="CharStyle53"><text:span text:style-name="T3">í</text:span></text:span><text:span text:style-name="CharStyle53"><text:span text:style-name="T33">;</text:span></text:span></text:p>
        <text:p text:style-name="P7"><text:span text:style-name="CharStyle53"><text:span text:style-name="T33">Zelené bľ</text:span></text:span><text:span text:style-name="CharStyle53"><text:span text:style-name="T3">ä</text:span></text:span><text:span text:style-name="CharStyle53"><text:span text:style-name="T33">dne žitko na poli.</text:span></text:span></text:p>
        <text:p text:style-name="P7"><text:span text:style-name="CharStyle53"><text:span text:style-name="T33">Smädný vtáčik v húšti čuš</text:span></text:span><text:span text:style-name="CharStyle53"><text:span text:style-name="T3">í</text:span></text:span><text:span text:style-name="CharStyle53"><text:span text:style-name="T33">;</text:span></text:span></text:p>
        <text:p text:style-name="P7"><text:span text:style-name="CharStyle53"><text:span text:style-name="T3">O</text:span></text:span><text:span text:style-name="CharStyle53"><text:span text:style-name="T33"> tých potôčkach, čo tak potichu</text:span></text:span></text:p>
        <text:p text:style-name="P7"><text:span text:style-name="CharStyle53"><text:span text:style-name="T33">Pieseň šeptali, už ani slychu;</text:span></text:span></text:p>
        <text:p text:style-name="P7"><text:span text:style-name="CharStyle53"><text:span text:style-name="T33">Roľník v smútku, v bôli chodí.</text:span></text:span></text:p>
        <text:p text:style-name="P7"><text:span text:style-name="CharStyle53"><text:span text:style-name="T33">Oj jak to všetko s ním sa sužuje.</text:span></text:span></text:p>
        <text:p text:style-name="P138"><text:span text:style-name="CharStyle53"><text:span text:style-name="T33">Jak list uvädlý z kvietkov sprchuje,</text:span></text:span></text:p>
        <text:p text:style-name="P159"><text:span text:style-name="CharStyle53"><text:span text:style-name="T33">Bôľne volá: „vody, vody!“</text:span></text:span></text:p>
        <text:p text:style-name="P159"><text:span text:style-name="CharStyle31"><text:span text:style-name="T33"/></text:span></text:p>
        <text:p text:style-name="P138"><text:span text:style-name="CharStyle53"><text:span text:style-name="T33">L</text:span></text:span><text:span text:style-name="CharStyle53"><text:span text:style-name="T3">e</text:span></text:span><text:span text:style-name="CharStyle53"><text:span text:style-name="T33">ž dobrú matku ani zlé časy</text:span></text:span></text:p>
        <text:p text:style-name="P159"><text:span text:style-name="CharStyle53"><text:span text:style-name="T33">Neodvráťä od nádeje,</text:span></text:span></text:p>
        <text:p text:style-name="P138"><text:span text:style-name="CharStyle53"><text:span text:style-name="T33">A dietky teší, že sa j</text:span></text:span><text:span text:style-name="CharStyle53"><text:span text:style-name="T10">i</text:span></text:span><text:span text:style-name="CharStyle53"><text:span text:style-name="T33">m za</text:span></text:span><text:span text:style-name="CharStyle53"><text:span text:style-name="T10">s</text:span></text:span><text:span text:style-name="CharStyle53"><text:span text:style-name="T33">i,</text:span></text:span></text:p>
        <text:p text:style-name="P159"><text:span text:style-name="CharStyle53"><text:span text:style-name="T33">Hodina žitia usmeje:</text:span></text:span></text:p>
        <text:p text:style-name="P75"><text:span text:style-name="CharStyle53"><text:span text:style-name="T33">Tak i zem šíra, dobrá zemička,</text:span></text:span></text:p>
        <text:p text:style-name="P138"><text:span text:style-name="CharStyle53"><text:span text:style-name="T33">Tisíc nevinných kvetov matička,</text:span></text:span></text:p>
        <text:p text:style-name="P159"><text:span text:style-name="CharStyle53"><text:span text:style-name="T33">Chráni svoje deti drah</text:span></text:span><text:span text:style-name="CharStyle53"><text:span text:style-name="T3">é</text:span></text:span><text:span text:style-name="CharStyle53"><text:span text:style-name="T33">;</text:span></text:span></text:p>
        <text:p text:style-name="P89"><text:span text:style-name="CharStyle53"><text:span text:style-name="T33">Ony matičky slzou zrosené,</text:span></text:span></text:p>
        <text:p text:style-name="P113"><text:span text:style-name="CharStyle53"><text:span text:style-name="T33">Vhlah</text:span></text:span><text:span text:style-name="CharStyle53"><text:span text:style-name="T3">ou</text:span></text:span><text:span text:style-name="CharStyle53"><text:span text:style-name="T33"> z jej útrob ta</text:span></text:span><text:span text:style-name="CharStyle53"><text:span text:style-name="T3">jn</text:span></text:span><text:span text:style-name="CharStyle53"><text:span text:style-name="T33">e živené</text:span></text:span></text:p>
        <text:p text:style-name="P113"><text:soft-page-break/><text:span text:style-name="CharStyle53"><text:span text:style-name="T33">Úfnosť majú v časy blahé.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Čože tie tmavé mračná tam stoja</text:span></text:span></text:p>
        <text:p text:style-name="P159"><text:span text:style-name="CharStyle53"><text:span text:style-name="T33">Sťa mátohy nad dolinou?</text:span></text:span></text:p>
        <text:p text:style-name="P138"><text:span text:style-name="CharStyle53"><text:span text:style-name="T33">Var v hneve krutý boj biť sa stroja</text:span></text:span></text:p>
        <text:p text:style-name="P159"><text:span text:style-name="CharStyle53"><text:span text:style-name="T33">Pod nebeskou tou výšinou?</text:span></text:span></text:p>
        <text:p text:style-name="P89"><text:span text:style-name="CharStyle53"><text:span text:style-name="T33">Všetko sa trasie, modlí sa Bohu,</text:span></text:span></text:p>
        <text:p text:style-name="P113"><text:span text:style-name="CharStyle53"><text:span text:style-name="T33">Keď vidí tmavú, čiernu oblohu,</text:span></text:span></text:p>
        <text:p text:style-name="P113"><text:span text:style-name="CharStyle53"><text:span text:style-name="T33">A netrúfa v sily ducha.</text:span></text:span></text:p>
        <text:p text:style-name="P75"><text:span text:style-name="CharStyle53"><text:span text:style-name="T33">Iba zem šíra, dobrá zemička,</text:span></text:span></text:p>
        <text:p text:style-name="P138"><text:span text:style-name="CharStyle53"><text:span text:style-name="T33">Tisíc nevinných kvetov matička,</text:span></text:span></text:p>
        <text:p text:style-name="P159"><text:span text:style-name="CharStyle53"><text:span text:style-name="T33">V tichom tušení naslúcha.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Krížom sa bliskne, — desný, strašný čas! —</text:span></text:span></text:p>
        <text:p text:style-name="P159"><text:span text:style-name="CharStyle53"><text:span text:style-name="T33">Zahučí poľom víchrica,</text:span></text:span></text:p>
        <text:p text:style-name="P75"><text:span text:style-name="CharStyle53"><text:span text:style-name="T33">Zavznie dunením temný hromu hlas,</text:span></text:span></text:p>
        <text:p text:style-name="P75"><text:span text:style-name="CharStyle53"><text:span text:style-name="T33">Znovu blisne blískavica;</text:span></text:span></text:p>
        <text:p text:style-name="P75"><text:span text:style-name="CharStyle53"><text:span text:style-name="T33">Vtom kvap</text:span></text:span><text:span text:style-name="CharStyle53"><text:span text:style-name="T3">k</text:span></text:span><text:span text:style-name="CharStyle53"><text:span text:style-name="T33">a spadne na v</text:span></text:span><text:span text:style-name="CharStyle53"><text:span text:style-name="T3">ys</text:span></text:span><text:span text:style-name="CharStyle53"><text:span text:style-name="T33">chl</text:span></text:span><text:span text:style-name="CharStyle53"><text:span text:style-name="T3">é</text:span></text:span><text:span text:style-name="CharStyle53"><text:span text:style-name="T33"> kvety</text:span></text:span></text:p>
        <text:p text:style-name="P75"><text:span text:style-name="CharStyle53"><text:span text:style-name="T33">A za ňou príval dáždivý letí</text:span></text:span></text:p>
        <text:p text:style-name="P75"><text:span text:style-name="CharStyle53"><text:span text:style-name="T33">Na tvar zeme rozpukaný;</text:span></text:span></text:p>
        <text:p text:style-name="P75"><text:span text:style-name="CharStyle53"><text:span text:style-name="T33">Všetko sa kryje pred vodou neba,</text:span></text:span></text:p>
        <text:p text:style-name="P75"><text:span text:style-name="CharStyle53"><text:span text:style-name="T33">Len kvietky ticho šepcú kol seb</text:span></text:span><text:span text:style-name="CharStyle53"><text:span text:style-name="T3">a</text:span></text:span><text:span text:style-name="CharStyle53"><text:span text:style-name="T33">:</text:span></text:span></text:p>
        <text:p text:style-name="P75"><text:span text:style-name="CharStyle53"><text:span text:style-name="T33">„Milosť, milosť je nad nami!</text:span></text:span><text:span text:style-name="CharStyle53"><text:span text:style-name="T3">“</text:span></text:span></text:p>
        <text:p text:style-name="P3"><text:span text:style-name="CharStyle37"><text:span text:style-name="T33"/></text:span></text:p>
        <text:p text:style-name="P89"><text:span text:style-name="CharStyle11"><text:span text:style-name="T33">Vstalo </text:span></text:span><text:span text:style-name="CharStyle11"><text:span text:style-name="T3">—</text:span></text:span><text:span text:style-name="CharStyle11"><text:span text:style-name="T33"> všetko za</text:span></text:span><text:span text:style-name="CharStyle11"><text:span text:style-name="T10">s</text:span></text:span><text:span text:style-name="CharStyle11"><text:span text:style-name="T33">i vstalo</text:span></text:span></text:p>
        <text:p text:style-name="P113"><text:span text:style-name="CharStyle11"><text:span text:style-name="T33">Svitom jasnej rana doby,</text:span></text:span></text:p>
        <text:p text:style-name="P113"><text:span text:style-name="CharStyle11"><text:span text:style-name="T33">Kvieťä perlou sa</text:span></text:span><text:span text:style-name="CharStyle11"><text:span text:style-name="T3"> </text:span></text:span><text:span text:style-name="CharStyle11"><text:span text:style-name="T33">zjasalo,</text:span></text:span></text:p>
        <text:p text:style-name="P7"><text:span text:style-name="CharStyle11"><text:span text:style-name="T33">Čo v suchotách vädlo v hroby.</text:span></text:span></text:p>
        <text:p text:style-name="P89"><text:span text:style-name="CharStyle11"><text:span text:style-name="T3">A</text:span></text:span><text:span text:style-name="CharStyle11"><text:span text:style-name="T33"> </text:span></text:span><text:span text:style-name="CharStyle11"><text:span text:style-name="T40">ľu</text:span></text:span><text:span text:style-name="CharStyle11"><text:span text:style-name="T33">dia po strašnej noci</text:span></text:span></text:p>
        <text:p text:style-name="P113"><text:span text:style-name="CharStyle11"><text:span text:style-name="T33">Slávä Boha ve</text:span></text:span><text:span text:style-name="CharStyle11"><text:span text:style-name="T3">ľ</text:span></text:span><text:span text:style-name="CharStyle11"><text:span text:style-name="T33">kej moci!</text:span></text:span></text:p>
        <text:p text:style-name="P133"><text:span text:style-name="CharStyle53"><text:span text:style-name="T33"/></text:span></text:p>
        <text:p text:style-name="P159"><text:span text:style-name="CharStyle53"><text:span text:style-name="T40">2.</text:span></text:span></text:p>
        <text:p text:style-name="P159"><text:span text:style-name="CharStyle53"><text:span text:style-name="T40"/></text:span></text:p>
        <text:p text:style-name="P159"><text:soft-page-break/><text:span text:style-name="CharStyle53"><text:span text:style-name="T33">I u nás smutné doby stávaly</text:span></text:span></text:p>
        <text:p text:style-name="P159"><text:span text:style-name="CharStyle53"><text:span text:style-name="T33">Sťa nad tou pustou dolino</text:span></text:span><text:span text:style-name="CharStyle53"><text:span text:style-name="T3">u</text:span></text:span><text:span text:style-name="CharStyle53"><text:span text:style-name="T33">;</text:span></text:span></text:p>
        <text:p text:style-name="P14"><text:span text:style-name="CharStyle53"><text:span text:style-name="T33">Často nás horké slzy zalialy</text:span></text:span></text:p>
        <text:p text:style-name="P46"><text:span text:style-name="CharStyle53"><text:span text:style-name="T33">Nad sebou i nad rodinou.</text:span></text:span></text:p>
        <text:p text:style-name="P7"><text:span text:style-name="CharStyle53"><text:span text:style-name="T33">Po pút nev</text:span></text:span><text:span text:style-name="CharStyle53"><text:span text:style-name="T10">o</text:span></text:span><text:span text:style-name="CharStyle53"><text:span text:style-name="T33">le ťažkých okutí</text:span></text:span></text:p>
        <text:p text:style-name="P138"><text:span text:style-name="CharStyle53"><text:span text:style-name="T33">I my — sťa kvieťä — k hrobu zvädnutí</text:span></text:span></text:p>
        <text:p text:style-name="P159"><text:span text:style-name="CharStyle53"><text:span text:style-name="T33">Žili sme na tele, duši.</text:span></text:span></text:p>
        <text:p text:style-name="P7"><text:span text:style-name="CharStyle53"><text:span text:style-name="T33">Ke</text:span></text:span><text:span text:style-name="CharStyle53"><text:span text:style-name="T40">ď</text:span></text:span><text:span text:style-name="CharStyle53"><text:span text:style-name="T33"> sme o pomoc vzd</text:span></text:span><text:span text:style-name="CharStyle53"><text:span text:style-name="T40">ý</text:span></text:span><text:span text:style-name="CharStyle53"><text:span text:style-name="T33">chli úbohí,</text:span></text:span></text:p>
        <text:p text:style-name="P138"><text:span text:style-name="CharStyle53"><text:span text:style-name="T33">Tu v hriešnom smiechu kliali nám mnoh</text:span></text:span><text:span text:style-name="CharStyle53"><text:span text:style-name="T3">í</text:span></text:span><text:span text:style-name="CharStyle53"><text:span text:style-name="T33">:</text:span></text:span></text:p>
        <text:p text:style-name="P159"><text:span text:style-name="CharStyle53"><text:span text:style-name="T33">„Pomoc biednemu nesluš</text:span></text:span><text:span text:style-name="CharStyle53"><text:span text:style-name="T3">í!“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Lež ten, čo tr</text:span></text:span><text:span text:style-name="CharStyle53"><text:span text:style-name="T40">ô</text:span></text:span><text:span text:style-name="CharStyle53"><text:span text:style-name="T33">ni B</text:span></text:span><text:span text:style-name="CharStyle53"><text:span text:style-name="T3">o</text:span></text:span><text:span text:style-name="CharStyle53"><text:span text:style-name="T33">h na výsosti</text:span></text:span></text:p>
        <text:p text:style-name="P159"><text:span text:style-name="CharStyle53"><text:span text:style-name="T33">A divy robí v prírode,</text:span></text:span></text:p>
        <text:p text:style-name="P138"><text:span text:style-name="CharStyle53"><text:span text:style-name="T33">Nedal zahynúť svojim v úzkosti,</text:span></text:span></text:p>
        <text:p text:style-name="P159"><text:span text:style-name="CharStyle53"><text:span text:style-name="T33">Viedol ľudstvo ku svobode.</text:span></text:span></text:p>
        <text:p text:style-name="P7"><text:span text:style-name="CharStyle53"><text:span text:style-name="T33">On zo sna ducha ľudského vzbudil,</text:span></text:span></text:p>
        <text:p text:style-name="P138"><text:span text:style-name="CharStyle53"><text:span text:style-name="T33">V mraku poroby viac by neblúdil,</text:span></text:span></text:p>
        <text:p text:style-name="P159"><text:span text:style-name="CharStyle53"><text:span text:style-name="T33">Zdvihnu</text:span></text:span><text:span text:style-name="CharStyle53"><text:span text:style-name="T3">l</text:span></text:span><text:span text:style-name="CharStyle53"><text:span text:style-name="T33"> už raz k nebu zraky;</text:span></text:span></text:p>
        <text:p text:style-name="P7"><text:span text:style-name="CharStyle53"><text:span text:style-name="T33">Aby svet poznal, že je každému</text:span></text:span></text:p>
        <text:p text:style-name="P7"><text:span text:style-name="CharStyle53"><text:span text:style-name="T3">K</text:span></text:span><text:span text:style-name="CharStyle53"><text:span text:style-name="T33"> životu slávy, k cieľu sv</text:span></text:span><text:span text:style-name="CharStyle53"><text:span text:style-name="T10">a</text:span></text:span><text:span text:style-name="CharStyle53"><text:span text:style-name="T33">tému</text:span></text:span></text:p>
        <text:p text:style-name="P7"><text:span text:style-name="CharStyle53"><text:span text:style-name="T33">Prievoz svobodný, rovnaký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Svitlo ráno, svitlo za</text:span></text:span><text:span text:style-name="CharStyle11"><text:span text:style-name="T10">s</text:span></text:span><text:span text:style-name="CharStyle11"><text:span text:style-name="T33">i,</text:span></text:span></text:p>
        <text:p text:style-name="P159"><text:span text:style-name="CharStyle53"><text:span text:style-name="T33">Tak </text:span></text:span><text:span text:style-name="CharStyle11"><text:span text:style-name="T33">to Božia vôľa chcela;</text:span></text:span></text:p>
        <text:p text:style-name="P138"><text:span text:style-name="CharStyle11"><text:span text:style-name="T33">Zlaté svetom bleskli časy,</text:span></text:span></text:p>
        <text:p text:style-name="P159"><text:span text:style-name="CharStyle11"><text:span text:style-name="T33">By sa sláva Slávy st</text:span></text:span><text:span text:style-name="CharStyle11"><text:span text:style-name="T3">k</text:span></text:span><text:span text:style-name="CharStyle11"><text:span text:style-name="T10">vel</text:span></text:span><text:span text:style-name="CharStyle11"><text:span text:style-name="T33">a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Záhadka Slovenova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Nemá sestry, nemá brata </text:span></text:span><text:span text:style-name="CharStyle11"><text:span text:style-name="T3">—</text:span></text:span></text:p>
        <text:p text:style-name="P159"><text:span text:style-name="CharStyle11"><text:span text:style-name="T33">Má najväčšiu rodinu.</text:span></text:span></text:p>
        <text:p text:style-name="P138"><text:span text:style-name="CharStyle53"><text:span text:style-name="T33">Popred </text:span></text:span><text:span text:style-name="CharStyle11"><text:span text:style-name="T33">cudzie chodí vráta,</text:span></text:span></text:p>
        <text:p text:style-name="P159"><text:soft-page-break/><text:span text:style-name="CharStyle11"><text:span text:style-name="T33">Cudzím sladí hodinu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Nemá miesta, bez úchyli </text:span></text:span><text:span text:style-name="CharStyle53"><text:span text:style-name="T3">—</text:span></text:span></text:p>
        <text:p text:style-name="P159"><text:span text:style-name="CharStyle11"><text:span text:style-name="T33">A</text:span></text:span><text:span text:style-name="CharStyle11"><text:span text:style-name="T40">č</text:span></text:span><text:span text:style-name="CharStyle11"><text:span text:style-name="T33"> mu patrí po</text:span></text:span><text:span text:style-name="CharStyle11"><text:span text:style-name="T3">l</text:span></text:span><text:span text:style-name="CharStyle11"><text:span text:style-name="T33">sveta;</text:span></text:span></text:p>
        <text:p text:style-name="P89"><text:span text:style-name="CharStyle11"><text:span text:style-name="T33">Stav</text:span></text:span><text:span text:style-name="CharStyle11"><text:span text:style-name="T40">ä</text:span></text:span><text:span text:style-name="CharStyle11"><text:span text:style-name="T33">jú mu vždy mohyly,</text:span></text:span></text:p>
        <text:p text:style-name="P113"><text:span text:style-name="CharStyle53"><text:span text:style-name="T33">Ako phoenix vylieta.</text:span></text:span></text:p>
        <text:p text:style-name="P75"><text:span text:style-name="CharStyle53"><text:span text:style-name="T33"/></text:span></text:p>
        <text:p text:style-name="P108"><text:span text:style-name="CharStyle53"><text:span text:style-name="T33">Jeho </text:span></text:span><text:span text:style-name="CharStyle11"><text:span text:style-name="T33">meno straší všade</text:span></text:span></text:p>
        <text:p text:style-name="P7"><text:span text:style-name="CharStyle11"><text:span text:style-name="T33">Od východu k západu;</text:span></text:span></text:p>
        <text:p text:style-name="P14"><text:span text:style-name="CharStyle11"><text:span text:style-name="T33">Nikomu je na závade,</text:span></text:span></text:p>
        <text:p text:style-name="P46"><text:span text:style-name="CharStyle11"><text:span text:style-name="T33">On rozdáva poradu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Križujú ho </text:span></text:span><text:span text:style-name="CharStyle11"><text:span text:style-name="T3">—</text:span></text:span><text:span text:style-name="CharStyle11"><text:span text:style-name="T33"> a on v bôli</text:span></text:span></text:p>
        <text:p text:style-name="P159"><text:span text:style-name="CharStyle11"><text:span text:style-name="T33">Dvíha kríž Božieho Syna,</text:span></text:span></text:p>
        <text:p text:style-name="P7"><text:span text:style-name="CharStyle53"><text:span text:style-name="T33">Hlása </text:span></text:span><text:span text:style-name="CharStyle11"><text:span text:style-name="T33">vieru po okolí.</text:span></text:span></text:p>
        <text:p text:style-name="P7"><text:span text:style-name="CharStyle11"><text:span text:style-name="T33">Nerozumieš? </text:span></text:span><text:span text:style-name="CharStyle11"><text:span text:style-name="T3">—</text:span></text:span><text:span text:style-name="CharStyle11"><text:span text:style-name="T33"> Tvoja vina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Požehnanie matky S</text:span></text:span><text:span text:style-name="CharStyle54"><text:span text:style-name="T3">l</text:span></text:span><text:span text:style-name="CharStyle54"><text:span text:style-name="T33">ávy.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Mati </text:span></text:span><text:span text:style-name="CharStyle11"><text:span text:style-name="T33">naša, mati drahá,</text:span></text:span></text:p>
        <text:p text:style-name="P159"><text:span text:style-name="CharStyle53"><text:span text:style-name="T33">Pozri </text:span></text:span><text:span text:style-name="CharStyle11"><text:span text:style-name="T33">na nás, </text:span></text:span><text:span text:style-name="CharStyle53"><text:span text:style-name="T3">—</text:span></text:span><text:span text:style-name="CharStyle53"><text:span text:style-name="T33"> </text:span></text:span><text:span text:style-name="CharStyle11"><text:span text:style-name="T33">všetko tvoji;</text:span></text:span></text:p>
        <text:p text:style-name="P138"><text:span text:style-name="CharStyle53"><text:span text:style-name="T33">Slzou </text:span></text:span><text:span text:style-name="CharStyle11"><text:span text:style-name="T33">tvojou napájaní,</text:span></text:span></text:p>
        <text:p text:style-name="P159"><text:span text:style-name="CharStyle11"><text:span text:style-name="T33">Vychovaní v sveta boji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Mati naša, mati d</text:span></text:span><text:span text:style-name="CharStyle11"><text:span text:style-name="T3">r</text:span></text:span><text:span text:style-name="CharStyle11"><text:span text:style-name="T33">ahá,</text:span></text:span></text:p>
        <text:p text:style-name="P159"><text:span text:style-name="CharStyle11"><text:span text:style-name="T33">Dávno sme ťa nevidel</text:span></text:span><text:span text:style-name="CharStyle11"><text:span text:style-name="T3">i</text:span></text:span><text:span text:style-name="CharStyle11"><text:span text:style-name="T33">;</text:span></text:span></text:p>
        <text:p text:style-name="P14"><text:span text:style-name="CharStyle11"><text:span text:style-name="T33">Dvanásti zhynuli bratia,</text:span></text:span></text:p>
        <text:p text:style-name="P46"><text:span text:style-name="CharStyle11"><text:span text:style-name="T33">Kliatbu sveta vytrpeli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Mati naša, mati drahá,</text:span></text:span></text:p>
        <text:p text:style-name="P159"><text:span text:style-name="CharStyle11"><text:span text:style-name="T33">Prečítaj si svojich syno</text:span></text:span><text:span text:style-name="CharStyle11"><text:span text:style-name="T3">v</text:span></text:span><text:span text:style-name="CharStyle11"><text:span text:style-name="T33">:</text:span></text:span></text:p>
        <text:p text:style-name="P7"><text:span text:style-name="CharStyle11"><text:span text:style-name="T33">Jedni sú tu, druhí padli</text:span></text:span></text:p>
        <text:p text:style-name="P7"><text:soft-page-break/><text:span text:style-name="CharStyle11"><text:span text:style-name="T33">V cudzine tam — svojou vinou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Mati naša, mati drahá,</text:span></text:span></text:p>
        <text:p text:style-name="P159"><text:span text:style-name="CharStyle11"><text:span text:style-name="T33">Daj nám všetkým požehnania.</text:span></text:span></text:p>
        <text:p text:style-name="P138"><text:span text:style-name="CharStyle11"><text:span text:style-name="T33">Potom nedbám, — nach nás planí</text:span></text:span></text:p>
        <text:p text:style-name="P159"><text:span text:style-name="CharStyle11"><text:span text:style-name="T33">Hryzú, trápä lebo hania.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Národ Tatier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Podobný s</text:span></text:span><text:span text:style-name="CharStyle11"><text:span text:style-name="T3">’</text:span></text:span><text:span text:style-name="CharStyle11"><text:span text:style-name="T33"> Tatrám, národ môj ľúby,</text:span></text:span></text:p>
        <text:p text:style-name="P159"><text:span text:style-name="CharStyle11"><text:span text:style-name="T33">Ktoré kol teba sa vinú;</text:span></text:span></text:p>
        <text:p text:style-name="P138"><text:span text:style-name="CharStyle11"><text:span text:style-name="T33">Víchry jim pevné ztr</text:span></text:span><text:span text:style-name="CharStyle11"><text:span text:style-name="T40">h</text:span></text:span><text:span text:style-name="CharStyle11"><text:span text:style-name="T33">ali duby,</text:span></text:span></text:p>
        <text:p text:style-name="P159"><text:span text:style-name="CharStyle11"><text:span text:style-name="T33">Prívaly</text:span></text:span><text:span text:style-name="CharStyle11"><text:span text:style-name="T3">,</text:span></text:span><text:span text:style-name="CharStyle11"><text:span text:style-name="T33"> časté mladinu;</text:span></text:span></text:p>
        <text:p text:style-name="P7"><text:span text:style-name="CharStyle11"><text:span text:style-name="T33">Ale jich pyšno stoja temená,</text:span></text:span></text:p>
        <text:p text:style-name="P7"><text:span text:style-name="CharStyle11"><text:span text:style-name="T33">Bo sú z tvrdého žuly kameňa,</text:span></text:span></text:p>
        <text:p text:style-name="P7"><text:span text:style-name="CharStyle11"><text:span text:style-name="T33">I hrom tratí na nich silu;</text:span></text:span></text:p>
        <text:p text:style-name="P14"><text:span text:style-name="CharStyle11"><text:span text:style-name="T33">Ešte i vtedy, keď v krásnom jar</text:span></text:span><text:span text:style-name="CharStyle11"><text:span text:style-name="T40">e</text:span></text:span></text:p>
        <text:p text:style-name="P46"><text:span text:style-name="CharStyle11"><text:span text:style-name="T33">Snehom zbelejú krásne jich tváre,</text:span></text:span></text:p>
        <text:p text:style-name="P46"><text:span text:style-name="CharStyle11"><text:span text:style-name="T33">Okoliu zvestujú chvíľu.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Syn krivdy.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Prídu raz časy, verte mi,</text:span></text:span></text:p>
        <text:p text:style-name="P159"><text:span text:style-name="CharStyle11"><text:span text:style-name="T33">Kde sa duch sveta pozdvihne</text:span></text:span></text:p>
        <text:p text:style-name="P138"><text:span text:style-name="CharStyle11"><text:span text:style-name="T33">A súdnym hlasom zavol</text:span></text:span><text:span text:style-name="CharStyle11"><text:span text:style-name="T3">á</text:span></text:span><text:span text:style-name="CharStyle11"><text:span text:style-name="T33">:</text:span></text:span></text:p>
        <text:p text:style-name="P159"><text:span text:style-name="CharStyle11"><text:span text:style-name="T33">Národy, kde sú vám hrivne?</text:span></text:span></text:p>
        <text:p text:style-name="P3"><text:span text:style-name="CharStyle31"><text:span text:style-name="T33"/></text:span></text:p>
        <text:p text:style-name="P7"><text:span text:style-name="CharStyle53"><text:span text:style-name="T33">Jedni ukážu pustú zem,</text:span></text:span></text:p>
        <text:p text:style-name="P14"><text:span text:style-name="CharStyle53"><text:span text:style-name="T33">Kos</text:span></text:span><text:span text:style-name="CharStyle53"><text:span text:style-name="T3">ť</text:span></text:span><text:span text:style-name="CharStyle53"><text:span text:style-name="T33">mi suseda zbielenú,</text:span></text:span></text:p>
        <text:p text:style-name="P46"><text:span text:style-name="CharStyle53"><text:span text:style-name="T33">„Ku sláve Božej“ krajinu</text:span></text:span></text:p>
        <text:p text:style-name="P7"><text:span text:style-name="CharStyle53"><text:span text:style-name="T33">Ohňom, mečom zpustošen</text:span></text:span><text:span text:style-name="CharStyle53"><text:span text:style-name="T3">ú</text:span></text:span><text:span text:style-name="CharStyle53"><text:span text:style-name="T33">;</text:span></text:span></text:p>
        <text:p text:style-name="P7"><text:soft-page-break/><text:span text:style-name="CharStyle53"><text:span text:style-name="T3"/></text:span></text:p>
        <text:p text:style-name="P42"><text:span text:style-name="CharStyle53"><text:span text:style-name="T3">A </text:span></text:span><text:span text:style-name="CharStyle53"><text:span text:style-name="T33">jako sedia vysoko</text:span></text:span></text:p>
        <text:p text:style-name="P89"><text:span text:style-name="CharStyle53"><text:span text:style-name="T33">S</text:span></text:span><text:span text:style-name="CharStyle53"><text:span text:style-name="T3">ť</text:span></text:span><text:span text:style-name="CharStyle53"><text:span text:style-name="T33">aby na stromách havran</text:span></text:span><text:span text:style-name="CharStyle53"><text:span text:style-name="T10">i</text:span></text:span><text:span text:style-name="CharStyle53"><text:span text:style-name="T33">,</text:span></text:span></text:p>
        <text:p text:style-name="P113"><text:span text:style-name="CharStyle53"><text:span text:style-name="T33">A hľadia, kým jim pretroví</text:span></text:span></text:p>
        <text:p text:style-name="P7"><text:span text:style-name="CharStyle53"><text:span text:style-name="T33">Na nový plen ís</text:span></text:span><text:span text:style-name="CharStyle53"><text:span text:style-name="T3">ť</text:span></text:span><text:span text:style-name="CharStyle53"><text:span text:style-name="T33"> do zbrani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Druhí s ús</text:span></text:span><text:span text:style-name="CharStyle53"><text:span text:style-name="T3">me</text:span></text:span><text:span text:style-name="CharStyle53"><text:span text:style-name="T33">chom v nádeji</text:span></text:span></text:p>
        <text:p text:style-name="P7"><text:span text:style-name="CharStyle53"><text:span text:style-name="T33">Pyšní na svoje talenty</text:span></text:span></text:p>
        <text:p text:style-name="P7"><text:span text:style-name="CharStyle53"><text:span text:style-name="T33">Otvoria knihy veliké,</text:span></text:span></text:p>
        <text:p text:style-name="P7"><text:span text:style-name="CharStyle53"><text:span text:style-name="T33">Moľom pokryté bachant</text:span></text:span><text:span text:style-name="CharStyle53"><text:span text:style-name="T3">y</text:span></text:span><text:span text:style-name="CharStyle53"><text:span text:style-name="T33">; </text:span></text:span></text:p>
        <text:p text:style-name="P7"><text:span text:style-name="CharStyle53"><text:span text:style-name="T3"/></text:span></text:p>
        <text:p text:style-name="P42"><text:span text:style-name="CharStyle53"><text:span text:style-name="T3">I</text:span></text:span><text:span text:style-name="CharStyle53"><text:span text:style-name="T33"> bude hľadieť strateným</text:span></text:span></text:p>
        <text:p text:style-name="P7"><text:span text:style-name="CharStyle53"><text:span text:style-name="T33">Zrakom po sudcovej tvári,</text:span></text:span></text:p>
        <text:p text:style-name="P138"><text:span text:style-name="CharStyle53"><text:span text:style-name="T33">Každý f</text:span></text:span><text:span text:style-name="CharStyle53"><text:span text:style-name="T3">i</text:span></text:span><text:span text:style-name="CharStyle53"><text:span text:style-name="T33">losof nadutý,</text:span></text:span></text:p>
        <text:p text:style-name="P159"><text:span text:style-name="CharStyle53"><text:span text:style-name="T33">Ozbrojený okuliary.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Len jeden národ príde útulný,</text:span></text:span></text:p>
        <text:p text:style-name="P159"><text:span text:style-name="CharStyle53"><text:span text:style-name="T33">Všetkého mena zbavený;</text:span></text:span></text:p>
        <text:p text:style-name="P7"><text:span text:style-name="CharStyle53"><text:span text:style-name="T33">Od bratov ako od zverov</text:span></text:span></text:p>
        <text:p text:style-name="P7"><text:span text:style-name="CharStyle53"><text:span text:style-name="T3">R</text:span></text:span><text:span text:style-name="CharStyle53"><text:span text:style-name="T33">ozdriapaný, zkrvavený.</text:span></text:span></text:p>
        <text:p text:style-name="P133"><text:span text:style-name="CharStyle53"><text:span text:style-name="T33"/></text:span></text:p>
        <text:p text:style-name="P159"><text:span text:style-name="CharStyle53"><text:span text:style-name="T33">V posmechu zvolá celý svet:</text:span></text:span></text:p>
        <text:p text:style-name="P159"><text:span text:style-name="CharStyle53"><text:span text:style-name="T33">„Čímže ty vládneš, popelvár?</text:span></text:span><text:span text:style-name="CharStyle53"><text:span text:style-name="T3">“</text:span></text:span></text:p>
        <text:p text:style-name="P7"><text:span text:style-name="CharStyle53"><text:span text:style-name="T33">A nedujú mu pokoja</text:span></text:span></text:p>
        <text:p text:style-name="P7"><text:span text:style-name="CharStyle53"><text:span text:style-name="T33">A zapľu</text:span></text:span><text:span text:style-name="CharStyle53"><text:span text:style-name="T3">jú</text:span></text:span><text:span text:style-name="CharStyle53"><text:span text:style-name="T33"> mu celú tvár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Lež duch mu sveta pomôže,</text:span></text:span></text:p>
        <text:p text:style-name="P7"><text:span text:style-name="CharStyle53"><text:span text:style-name="T33">By zm</text:span></text:span><text:span text:style-name="CharStyle53"><text:span text:style-name="T40">ĺ</text:span></text:span><text:span text:style-name="CharStyle53"><text:span text:style-name="T3">k</text:span></text:span><text:span text:style-name="CharStyle53"><text:span text:style-name="T33">ly zmyje a hadi,</text:span></text:span></text:p>
        <text:p text:style-name="P7"><text:span text:style-name="CharStyle65"><text:span text:style-name="T3">I</text:span></text:span><text:span text:style-name="CharStyle65"><text:span text:style-name="T33"> </text:span></text:span><text:span text:style-name="CharStyle53"><text:span text:style-name="T33">zvolá: „Čos’ mi doniesol,</text:span></text:span></text:p>
        <text:p text:style-name="P7"><text:span text:style-name="CharStyle53"><text:span text:style-name="T33">Syn krivdy dávnej </text:span></text:span><text:span text:style-name="CharStyle53"><text:span text:style-name="T3">—</text:span></text:span><text:span text:style-name="CharStyle53"><text:span text:style-name="T33"> syn mladý?</text:span></text:span><text:span text:style-name="CharStyle53"><text:span text:style-name="T3">“</text:span></text:span></text:p>
        <text:p text:style-name="P3"><text:span text:style-name="CharStyle31"><text:span text:style-name="T33"/></text:span></text:p>
        <text:p text:style-name="P7"><text:span text:style-name="CharStyle11"><text:span text:style-name="T33">„Hrivna je tuná sverená</text:span></text:span><text:span text:style-name="CharStyle11"><text:span text:style-name="T3">“.</text:span></text:span></text:p>
        <text:p text:style-name="P14"><text:span text:style-name="CharStyle11"><text:span text:style-name="T33">Pokorne tento odvetí,</text:span></text:span></text:p>
        <text:p text:style-name="P46"><text:soft-page-break/><text:span text:style-name="CharStyle11"><text:span text:style-name="T33">„Nesiem krí</text:span></text:span><text:span text:style-name="CharStyle11"><text:span text:style-name="T3">ž</text:span></text:span><text:span text:style-name="CharStyle11"><text:span text:style-name="T33"> Božieho Syna,</text:span></text:span></text:p>
        <text:p text:style-name="P7"><text:span text:style-name="CharStyle11"><text:span text:style-name="T33">Vieru, </text:span></text:span><text:span text:style-name="CharStyle11"><text:span text:style-name="T10">č</text:span></text:span><text:span text:style-name="CharStyle11"><text:span text:style-name="T33">o premáha svety!</text:span></text:span><text:span text:style-name="CharStyle11"><text:span text:style-name="T3">“</text:span></text:span></text:p>
        <text:p text:style-name="P133"><text:span text:style-name="CharStyle11"><text:span text:style-name="T33"/></text:span></text:p>
        <text:p text:style-name="P159"><text:span text:style-name="CharStyle11"><text:span text:style-name="T33">I začnú volať na neho,</text:span></text:span></text:p>
        <text:p text:style-name="P159"><text:span text:style-name="CharStyle11"><text:span text:style-name="T33">Ale bez hlasu zmrtven</text:span></text:span><text:span text:style-name="CharStyle11"><text:span text:style-name="T3">í</text:span></text:span><text:span text:style-name="CharStyle11"><text:span text:style-name="T33">;</text:span></text:span></text:p>
        <text:p text:style-name="P14"><text:span text:style-name="CharStyle11"><text:span text:style-name="T33">On bude duchom vesmiera,</text:span></text:span></text:p>
        <text:p text:style-name="P46"><text:span text:style-name="CharStyle11"><text:span text:style-name="T33">Duchom pravdy posúden</text:span></text:span><text:span text:style-name="CharStyle11"><text:span text:style-name="T3">ý</text:span></text:span><text:span text:style-name="CharStyle11"><text:span text:style-name="T33">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Svetlonosi </text:span></text:span><text:span text:style-name="CharStyle54"><text:span text:style-name="T3">a</text:span></text:span><text:span text:style-name="CharStyle54"><text:span text:style-name="T33"> svetlo duch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Vidíš ten ohník ako sa lúdi</text:span></text:span></text:p>
        <text:p text:style-name="P7"><text:span text:style-name="CharStyle53"><text:span text:style-name="T33">Medzi hrobmi tam na poli?</text:span></text:span></text:p>
        <text:p text:style-name="P7"><text:span text:style-name="CharStyle53"><text:span text:style-name="T33">Či ten m</text:span></text:span><text:span text:style-name="CharStyle53"><text:span text:style-name="T10">r</text:span></text:span><text:span text:style-name="CharStyle53"><text:span text:style-name="T33">tvoly chladné zobudí.</text:span></text:span></text:p>
        <text:p text:style-name="P7"><text:span text:style-name="CharStyle53"><text:span text:style-name="T33">Tých, čo zhynuli v nev</text:span></text:span><text:span text:style-name="CharStyle53"><text:span text:style-name="T10">o</text:span></text:span><text:span text:style-name="CharStyle53"><text:span text:style-name="T33">li?</text:span></text:span></text:p>
        <text:p text:style-name="P7"><text:span text:style-name="CharStyle53"><text:span text:style-name="T33">Bl</text:span></text:span><text:span text:style-name="CharStyle53"><text:span text:style-name="T10">ú</text:span></text:span><text:span text:style-name="CharStyle53"><text:span text:style-name="T33">dn</text:span></text:span><text:span text:style-name="CharStyle53"><text:span text:style-name="T10">e</text:span></text:span><text:span text:style-name="CharStyle53"><text:span text:style-name="T33"> to svetlo svieti, — nehre</text:span></text:span><text:span text:style-name="CharStyle53"><text:span text:style-name="T3">je</text:span></text:span><text:span text:style-name="CharStyle53"><text:span text:style-name="T33">,</text:span></text:span></text:p>
        <text:p text:style-name="P7"><text:span text:style-name="CharStyle53"><text:span text:style-name="T33">Najmenší vetrík preč ho zaveje,</text:span></text:span></text:p>
        <text:p text:style-name="P7"><text:span text:style-name="CharStyle53"><text:span text:style-name="T33">Blesk jeho temný, nestály;</text:span></text:span></text:p>
        <text:p text:style-name="P89"><text:span text:style-name="CharStyle53"><text:span text:style-name="T33">A ke</text:span></text:span><text:span text:style-name="CharStyle53"><text:span text:style-name="T3">ď</text:span></text:span><text:span text:style-name="CharStyle53"><text:span text:style-name="T33"> sa strat</text:span></text:span><text:span text:style-name="CharStyle53"><text:span text:style-name="T3">í</text:span></text:span><text:span text:style-name="CharStyle53"><text:span text:style-name="T33">: nová čierňava,</text:span></text:span></text:p>
        <text:p text:style-name="P113"><text:span text:style-name="CharStyle53"><text:span text:style-name="T33">Sťa dáka kliatby nočnej zástava,</text:span></text:span></text:p>
        <text:p text:style-name="P113"><text:span text:style-name="CharStyle53"><text:span text:style-name="T33">Rozkrúti svoje obaly.</text:span></text:span></text:p>
        <text:p text:style-name="P7"><text:span text:style-name="CharStyle53"><text:span text:style-name="T33"/></text:span></text:p>
        <text:p text:style-name="P46"><text:span text:style-name="CharStyle53"><text:span text:style-name="T33">Vidíš tam zoru v neba výšine,</text:span></text:span></text:p>
        <text:p text:style-name="P46"><text:span text:style-name="CharStyle53"><text:span text:style-name="T33">Jak plápolá ohňom rán</text:span></text:span><text:span text:style-name="CharStyle53"><text:span text:style-name="T3">a</text:span></text:span><text:span text:style-name="CharStyle53"><text:span text:style-name="T33">!</text:span></text:span></text:p>
        <text:p text:style-name="P14"><text:span text:style-name="CharStyle53"><text:span text:style-name="T33">Už čuvy spiacich kriesi v doline,</text:span></text:span></text:p>
        <text:p text:style-name="P46"><text:span text:style-name="CharStyle53"><text:span text:style-name="T33">Už to živ</text:span></text:span><text:span text:style-name="CharStyle53"><text:span text:style-name="T10">ý</text:span></text:span><text:span text:style-name="CharStyle53"><text:span text:style-name="T33">ch svetov brána.</text:span></text:span></text:p>
        <text:p text:style-name="P7"><text:span text:style-name="CharStyle53"><text:span text:style-name="T33">Pravé to svetlo! vetry búrlivé,</text:span></text:span></text:p>
        <text:p text:style-name="P7"><text:span text:style-name="CharStyle53"><text:span text:style-name="T33">Jemu pôsobia líce žiarivé,</text:span></text:span></text:p>
        <text:p text:style-name="P7"><text:span text:style-name="CharStyle53"><text:span text:style-name="T33">Ono preráža i mrak</text:span></text:span><text:span text:style-name="CharStyle53"><text:span text:style-name="T3">y</text:span></text:span><text:span text:style-name="CharStyle53"><text:span text:style-name="T33">:</text:span></text:span></text:p>
        <text:p text:style-name="P7"><text:span text:style-name="CharStyle53"><text:span text:style-name="T33">A keď sa stratí, len slnca sláva</text:span></text:span></text:p>
        <text:p text:style-name="P7"><text:span text:style-name="CharStyle53"><text:span text:style-name="T33">Zahreje svety, obzorom zpláva</text:span></text:span></text:p>
        <text:p text:style-name="P7"><text:span text:style-name="CharStyle53"><text:span text:style-name="T33">A stvorí žitia zázraky.</text:span></text:span></text:p>
        <text:p text:style-name="P3"><text:span text:style-name="CharStyle37"><text:span text:style-name="T33"/></text:span></text:p>
        <text:p text:style-name="P138"><text:soft-page-break/><text:span text:style-name="CharStyle53"><text:span text:style-name="T33">Keď má z hrobu vstať národ zakliaty,</text:span></text:span></text:p>
        <text:p text:style-name="P159"><text:span text:style-name="CharStyle53"><text:span text:style-name="T33">Duch jasný, Božský to koná;</text:span></text:span></text:p>
        <text:p text:style-name="P75"><text:span text:style-name="CharStyle53"><text:span text:style-name="T33">Čisté tu svetlo, pred ním sa trat</text:span></text:span><text:span text:style-name="CharStyle53"><text:span text:style-name="T3">í</text:span></text:span></text:p>
        <text:p text:style-name="P7"><text:span text:style-name="CharStyle53"><text:span text:style-name="T33">A padá hrôzy opon</text:span></text:span><text:span text:style-name="CharStyle53"><text:span text:style-name="T3">a:</text:span></text:span></text:p>
        <text:p text:style-name="P89"><text:span text:style-name="CharStyle53"><text:span text:style-name="T33">Kto sa ním sviet</text:span></text:span><text:span text:style-name="CharStyle53"><text:span text:style-name="T3">i</text:span></text:span><text:span text:style-name="CharStyle53"><text:span text:style-name="T33">: ten druhých zhrieva,</text:span></text:span></text:p>
        <text:p text:style-name="P113"><text:span text:style-name="CharStyle53"><text:span text:style-name="T33">Ťažké okovy v diadém slieva,</text:span></text:span></text:p>
        <text:p text:style-name="P113"><text:span text:style-name="CharStyle53"><text:span text:style-name="T33">Šťastnú hviezdu v duši nosí.</text:span></text:span></text:p>
        <text:p text:style-name="P75"><text:span text:style-name="CharStyle53"><text:span text:style-name="T33">Tí, čo zablisnú ako úkazy</text:span></text:span></text:p>
        <text:p text:style-name="P75"><text:span text:style-name="CharStyle53"><text:span text:style-name="T33">A hneď jich osúd z kola</text:span></text:span><text:span text:style-name="CharStyle53"><text:span text:style-name="T40">j</text:span></text:span><text:span text:style-name="CharStyle53"><text:span text:style-name="T58">’</text:span></text:span><text:span text:style-name="CharStyle53"><text:span text:style-name="T33"> vyrazí;</text:span></text:span></text:p>
        <text:p text:style-name="P7"><text:span text:style-name="CharStyle53"><text:span text:style-name="T33">To sú iba — svetlonosi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Doby </text:span></text:span><text:span text:style-name="CharStyle54"><text:span text:style-name="T33">národa.</text:span></text:span></text:p>
        <text:p text:style-name="P64"><text:span text:style-name="CharStyle54"><text:span text:style-name="T33"/></text:span></text:p>
        <text:p text:style-name="P90"><text:span text:style-name="CharStyle53"><text:span text:style-name="T33">Dieťaťu rovný národ nedospelý,</text:span></text:span></text:p>
        <text:p text:style-name="P114"><text:span text:style-name="CharStyle53"><text:span text:style-name="T33">Ktoré pestúnka piesňami vesel</text:span></text:span><text:span text:style-name="CharStyle53"><text:span text:style-name="T3">í</text:span></text:span><text:span text:style-name="CharStyle53"><text:span text:style-name="T33">;</text:span></text:span></text:p>
        <text:p text:style-name="P75"><text:span text:style-name="CharStyle53"><text:span text:style-name="T33">Ono načúva, ľúbo sa usmej</text:span></text:span><text:span text:style-name="CharStyle53"><text:span text:style-name="T3">e</text:span></text:span><text:span text:style-name="CharStyle53"><text:span text:style-name="T33">;</text:span></text:span></text:p>
        <text:p text:style-name="P90"><text:span text:style-name="CharStyle53"><text:span text:style-name="T33">Však nerozumie, čo tá pieseň peje;</text:span></text:span></text:p>
        <text:p text:style-name="P114"><text:span text:style-name="CharStyle53"><text:span text:style-name="T33">A tento úsmech dotial dlie na ústach,</text:span></text:span></text:p>
        <text:p text:style-name="P114"><text:span text:style-name="CharStyle53"><text:span text:style-name="T33">Až ticho klesá zmorené v </text:span></text:span><text:span text:style-name="CharStyle53"><text:span text:style-name="T11">ľ</text:span></text:span><text:span text:style-name="CharStyle53"><text:span text:style-name="T33">úbych snach.</text:span></text:span></text:p>
        <text:p text:style-name="P75"><text:span text:style-name="CharStyle53"><text:span text:style-name="T33"/></text:span></text:p>
        <text:p text:style-name="P114"><text:span text:style-name="CharStyle53"><text:span text:style-name="T33">Národ zrastajúc mládca nosí obraz,</text:span></text:span></text:p>
        <text:p text:style-name="P114"><text:span text:style-name="CharStyle53"><text:span text:style-name="T33">On sluchá pieseň i pozná zvukov rá</text:span></text:span><text:span text:style-name="CharStyle53"><text:span text:style-name="T3">z</text:span></text:span><text:span text:style-name="CharStyle53"><text:span text:style-name="T33">;</text:span></text:span></text:p>
        <text:p text:style-name="P114"><text:span text:style-name="CharStyle53"><text:span text:style-name="T33">Tieto do duše m</text:span></text:span><text:span text:style-name="CharStyle53"><text:span text:style-name="T3">la</text:span></text:span><text:span text:style-name="CharStyle53"><text:span text:style-name="T33">distej prelieva.</text:span></text:span></text:p>
        <text:p text:style-name="P75"><text:span text:style-name="CharStyle53"><text:span text:style-name="T33">Jich krásami si budúcnosť odiev</text:span></text:span><text:span text:style-name="CharStyle53"><text:span text:style-name="T3">a</text:span></text:span><text:span text:style-name="CharStyle53"><text:span text:style-name="T33">;</text:span></text:span></text:p>
        <text:p text:style-name="P90"><text:span text:style-name="CharStyle53"><text:span text:style-name="T33">Zvuky piesne ho neklonia na spanie,</text:span></text:span></text:p>
        <text:p text:style-name="P114"><text:span text:style-name="CharStyle53"><text:span text:style-name="T33">V nich život vidí, čo v zorách svitanie.</text:span></text:span></text:p>
        <text:p text:style-name="P75"><text:span text:style-name="CharStyle53"><text:span text:style-name="T33"/></text:span></text:p>
        <text:p text:style-name="P114"><text:span text:style-name="CharStyle53"><text:span text:style-name="T33">Národ dospelý — muž boja a činu;</text:span></text:span></text:p>
        <text:p text:style-name="P114"><text:span text:style-name="CharStyle53"><text:span text:style-name="T33">V skutkoch privodí k slávnemu vývinu,</text:span></text:span></text:p>
        <text:p text:style-name="P114"><text:span text:style-name="CharStyle53"><text:span text:style-name="T33">O čom mladistvé jeho piesne znel</text:span></text:span><text:span text:style-name="CharStyle53"><text:span text:style-name="T41">y</text:span></text:span><text:span text:style-name="CharStyle53"><text:span text:style-name="T33">, —</text:span></text:span></text:p>
        <text:p text:style-name="P114"><text:span text:style-name="CharStyle53"><text:span text:style-name="T33">Kvety ovocím zlatým sa zastkveli;</text:span></text:span></text:p>
        <text:p text:style-name="P90"><text:span text:style-name="CharStyle53"><text:span text:style-name="T33">Umenia, vedy, svobody zástavy</text:span></text:span></text:p>
        <text:p text:style-name="P114"><text:soft-page-break/><text:span text:style-name="CharStyle53"><text:span text:style-name="T33">Rozvíja, čelo venčí vencom slávy.</text:span></text:span></text:p>
        <text:p text:style-name="P3"><text:span text:style-name="CharStyle31"><text:span text:style-name="T33"/></text:span></text:p>
        <text:p text:style-name="P15"><text:span text:style-name="CharStyle53"><text:span text:style-name="T33">Národ odspelý — starec sivovlasý,</text:span></text:span></text:p>
        <text:p text:style-name="P47"><text:span text:style-name="CharStyle53"><text:span text:style-name="T33">Nemá tých údov čo mládec ni krásy;</text:span></text:span></text:p>
        <text:p text:style-name="P47"><text:span text:style-name="CharStyle53"><text:span text:style-name="T33">Už vrázky čela skončenos</text:span></text:span><text:span text:style-name="CharStyle53"><text:span text:style-name="T11">ť</text:span></text:span><text:span text:style-name="CharStyle53"><text:span text:style-name="T33"> mu značia,</text:span></text:span></text:p>
        <text:p text:style-name="P15"><text:span text:style-name="CharStyle53"><text:span text:style-name="T33">Umdlený v duchu blíže k hrobu kráča;</text:span></text:span></text:p>
        <text:p text:style-name="P47"><text:span text:style-name="CharStyle53"><text:span text:style-name="T33">Pieseň jeho je už pieseň labuti,</text:span></text:span></text:p>
        <text:p text:style-name="P47"><text:span text:style-name="CharStyle53"><text:span text:style-name="T33">Ňou mrie, </text:span></text:span><text:span text:style-name="CharStyle53"><text:span text:style-name="T3">—</text:span></text:span><text:span text:style-name="CharStyle53"><text:span text:style-name="T33"> až leží spráchnilý, nehn</text:span></text:span><text:span text:style-name="CharStyle53"><text:span text:style-name="T41">utý.</text:span></text:span></text:p>
        <text:p text:style-name="P176"/>
        <text:p text:style-name="P5"><text:span text:style-name="CharStyle66"><text:span text:style-name="T3"/></text:span></text:p>
        <text:p text:style-name="P35"><text:span text:style-name="CharStyle68"><text:span text:style-name="T41">ĽÚ</text:span></text:span><text:span text:style-name="CharStyle68"><text:span text:style-name="T33">BOS</text:span></text:span><text:span text:style-name="CharStyle68"><text:span text:style-name="T41">Ť</text:span></text:span><text:span text:style-name="CharStyle68"><text:span text:style-name="T33">.</text:span></text:span></text:p>
        <text:p text:style-name="P75"><text:span text:style-name="CharStyle45"><text:span text:style-name="T33"/></text:span></text:p>
        <text:p text:style-name="P108"><text:span text:style-name="CharStyle45"><text:span text:style-name="T33">K prvým ohlasom mladosti pridružili sme v piesňach básnika ľúbosť; pridružili sme tie nežné a šľachetnejšie pocity, jakými vinie sa v živote tomto koleno mužské a ženské k sebe na vzájom. Ktorý básnik nebolby býval hlbšie dotknutý týmito pocitmi aspoň raz — aspoň v mla­dosti života?! Toto dotknutie srdca ľúbosťou líči nám bás­nik naozaj útlymi, nežnými, šľachetnými ľúbosti piesňami u kolena obojeho.</text:span></text:span></text:p>
        <text:h text:style-name="P205" text:outline-level="3"><text:span text:style-name="CharStyle69"><text:span text:style-name="T3"/></text:span></text:h>
        <text:h text:style-name="P206" text:outline-level="3"><text:span text:style-name="CharStyle69"><text:span text:style-name="T3"/></text:span></text:h>
        <text:h text:style-name="P206" text:outline-level="3"><text:bookmark-start text:name="bookmark10"/><text:span text:style-name="CharStyle69"><text:span text:style-name="T3">Ľ</text:span></text:span><text:span text:style-name="CharStyle69"><text:span text:style-name="T33">úbos</text:span></text:span><text:span text:style-name="CharStyle69"><text:span text:style-name="T3">ť</text:span></text:span><text:span text:style-name="CharStyle69"><text:span text:style-name="T33">.</text:span></text:span><text:bookmark-end text:name="bookmark10"/></text:h>
        <text:p text:style-name="P29"><text:span text:style-name="CharStyle55"><text:span text:style-name="T33"/></text:span></text:p>
        <text:p text:style-name="P64"><text:span text:style-name="CharStyle55"><text:span text:style-name="T33">Na srdiečku snete.</text:span></text:span></text:p>
        <text:p text:style-name="P75"><text:span text:style-name="CharStyle53"><text:span text:style-name="T33"/></text:span></text:p>
        <text:p text:style-name="P115"><text:span text:style-name="CharStyle53"><text:span text:style-name="T33">Mamko moja, mamko, dajte že mi rady,</text:span></text:span></text:p>
        <text:p text:style-name="P115"><text:span text:style-name="CharStyle53"><text:span text:style-name="T33">Vola</text:span></text:span><text:span text:style-name="CharStyle53"><text:span text:style-name="T12">čô</text:span></text:span><text:span text:style-name="CharStyle53"><text:span text:style-name="T33"> mi v pravej zrete</text:span></text:span><text:span text:style-name="CharStyle53"><text:span text:style-name="T3">l</text:span></text:span><text:span text:style-name="CharStyle53"><text:span text:style-name="T33">ničke vadí.</text:span></text:span></text:p>
        <text:p text:style-name="P91"><text:span text:style-name="CharStyle53"><text:span text:style-name="T33">Na vretienko h</text:span></text:span><text:span text:style-name="CharStyle53"><text:span text:style-name="T42">ľ</text:span></text:span><text:span text:style-name="CharStyle53"><text:span text:style-name="T33">adím a h</text:span></text:span><text:span text:style-name="CharStyle53"><text:span text:style-name="T12">ľ</text:span></text:span><text:span text:style-name="CharStyle53"><text:span text:style-name="T33">adám ho všade,</text:span></text:span></text:p>
        <text:p text:style-name="P115"><text:span text:style-name="CharStyle53"><text:span text:style-name="T33">Vyplakané oko mi je na závade.</text:span></text:span></text:p>
        <text:p text:style-name="P75"><text:span text:style-name="CharStyle53"><text:span text:style-name="T33"/></text:span></text:p>
        <text:p text:style-name="P115"><text:span text:style-name="CharStyle53"><text:span text:style-name="T33">Dievka moja drahá neni</text:span></text:span><text:span text:style-name="CharStyle53"><text:span text:style-name="T42">e</text:span></text:span><text:span text:style-name="CharStyle53"><text:span text:style-name="T33"> to ťažká vec,</text:span></text:span></text:p>
        <text:p text:style-name="P115"><text:span text:style-name="CharStyle53"><text:span text:style-name="T33">Len „z môjho do tvojho očka</text:span></text:span><text:span text:style-name="CharStyle53"><text:span text:style-name="T3">“</text:span></text:span><text:span text:style-name="CharStyle53"><text:span text:style-name="T33"> triraz povedz,</text:span></text:span></text:p>
        <text:p text:style-name="P115"><text:span text:style-name="CharStyle53"><text:span text:style-name="T33">A pritom pozeraj horeká do neba;</text:span></text:span></text:p>
        <text:p text:style-name="P75"><text:span text:style-name="CharStyle53"><text:span text:style-name="T33">Lepšej, dieťa moje, porady netreba.</text:span></text:span></text:p>
        <text:p text:style-name="P75"><text:soft-page-break/><text:span text:style-name="CharStyle53"><text:span text:style-name="T33"/></text:span></text:p>
        <text:p text:style-name="P108"><text:span text:style-name="CharStyle53"><text:span text:style-name="T33">Ďakujem vám, mamko, za vaše porady;</text:span></text:span></text:p>
        <text:p text:style-name="P75"><text:span text:style-name="CharStyle53"><text:span text:style-name="T3">Z</text:span></text:span><text:span text:style-name="CharStyle53"><text:span text:style-name="T33"> oka mi vypadlo, ale nižšie vadí;</text:span></text:span></text:p>
        <text:p text:style-name="P91"><text:span text:style-name="CharStyle53"><text:span text:style-name="T33">Nižšie ma to režú na srdiečku sne</text:span></text:span><text:span text:style-name="CharStyle53"><text:span text:style-name="T3">t</text:span></text:span><text:span text:style-name="CharStyle53"><text:span text:style-name="T33">e</text:span></text:span><text:span text:style-name="CharStyle53"><text:span text:style-name="T3">;</text:span></text:span><text:span text:style-name="CharStyle53"><text:span text:style-name="T33"> —</text:span></text:span></text:p>
        <text:p text:style-name="P115"><text:span text:style-name="CharStyle53"><text:span text:style-name="T33">Mati moja drahá, či mi spomôžete?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Líčko zče</text:span></text:span><text:span text:style-name="CharStyle55"><text:span text:style-name="T3">r</text:span></text:span><text:span text:style-name="CharStyle55"><text:span text:style-name="T33">venalé.</text:span></text:span></text:p>
        <text:p text:style-name="P75"><text:span text:style-name="CharStyle53"><text:span text:style-name="T33"/></text:span></text:p>
        <text:p text:style-name="P115"><text:span text:style-name="CharStyle53"><text:span text:style-name="T33">Dievka moja drahá, čože sa ti stalo,</text:span></text:span></text:p>
        <text:p text:style-name="P115"><text:span text:style-name="CharStyle53"><text:span text:style-name="T33">Dáko sa ti pravé líčko zčervenalo?</text:span></text:span></text:p>
        <text:p text:style-name="P115"><text:span text:style-name="CharStyle53"><text:span text:style-name="T33"/></text:span></text:p>
        <text:p text:style-name="P91"><text:span text:style-name="CharStyle53"><text:span text:style-name="T33">To je len od slnca teplého, mamičk</text:span></text:span><text:span text:style-name="CharStyle53"><text:span text:style-name="T3">o</text:span></text:span><text:span text:style-name="CharStyle53"><text:span text:style-name="T33">,</text:span></text:span></text:p>
        <text:p text:style-name="P115"><text:span text:style-name="CharStyle53"><text:span text:style-name="T33">Viete že zahrieva, páli mi na líčko.</text:span></text:span></text:p>
        <text:p text:style-name="P3"><text:span text:style-name="CharStyle31"><text:span text:style-name="T33"/></text:span></text:p>
        <text:p text:style-name="P91"><text:span text:style-name="CharStyle53"><text:span text:style-name="T33">Viem to, dievka moja, ale tu sa mýliš,</text:span></text:span></text:p>
        <text:p text:style-name="P115"><text:span text:style-name="CharStyle53"><text:span text:style-name="T33">Zakryté od rána slniečko nevidíš.</text:span></text:span></text:p>
        <text:p text:style-name="P75"><text:span text:style-name="CharStyle53"><text:span text:style-name="T33"/></text:span></text:p>
        <text:p text:style-name="P115"><text:span text:style-name="CharStyle53"><text:span text:style-name="T33">Pravda je, mamičko, pomýlila som sa;</text:span></text:span></text:p>
        <text:p text:style-name="P115"><text:span text:style-name="CharStyle53"><text:span text:style-name="T33">Pri ohni som stála, upálila som sa.</text:span></text:span></text:p>
        <text:p text:style-name="P75"><text:span text:style-name="CharStyle53"><text:span text:style-name="T33"/></text:span></text:p>
        <text:p text:style-name="P115"><text:span text:style-name="CharStyle53"><text:span text:style-name="T33">Dievka moja, dievka, i to pravda nenie;</text:span></text:span></text:p>
        <text:p text:style-name="P115"><text:span text:style-name="CharStyle53"><text:span text:style-name="T33">Dávno na ohnisku vyhasli plamene.</text:span></text:span></text:p>
        <text:p text:style-name="P75"><text:span text:style-name="CharStyle53"><text:span text:style-name="T3"/></text:span></text:p>
        <text:p text:style-name="P115"><text:span text:style-name="CharStyle53"><text:span text:style-name="T3">Bo</text:span></text:span><text:span text:style-name="CharStyle53"><text:span text:style-name="T33">loby sa chúď</text:span></text:span><text:span text:style-name="CharStyle53"><text:span text:style-name="T42">ä</text:span></text:span><text:span text:style-name="CharStyle53"><text:span text:style-name="T33"> i ďalej mýlilo,</text:span></text:span></text:p>
        <text:p text:style-name="P115"><text:span text:style-name="CharStyle53"><text:span text:style-name="T33">Ale vstúpil dnuká, o kom sa jej snilo,</text:span></text:span></text:p>
        <text:p text:style-name="P75"><text:span text:style-name="CharStyle53"><text:span text:style-name="T33"/></text:span></text:p>
        <text:p text:style-name="P115"><text:span text:style-name="CharStyle53"><text:span text:style-name="T33">A líce dievčiny poliali plamene,</text:span></text:span></text:p>
        <text:p text:style-name="P115"><text:span text:style-name="CharStyle53"><text:span text:style-name="T33">Oj viem už od čoho líčka sú rumenné.</text:span></text:span></text:p>
        <text:p text:style-name="P36"><text:span text:style-name="CharStyle71"><text:span text:style-name="T3"/></text:span></text:p>
        <text:p text:style-name="P72"><text:span text:style-name="CharStyle71"><text:span text:style-name="T3"/></text:span></text:p>
        <text:p text:style-name="P29"><text:span text:style-name="CharStyle55"><text:span text:style-name="T33">Pred kostolom.</text:span></text:span></text:p>
        <text:p text:style-name="P75"><text:span text:style-name="CharStyle53"><text:span text:style-name="T33"/></text:span></text:p>
        <text:p text:style-name="P115"><text:soft-page-break/><text:span text:style-name="CharStyle53"><text:span text:style-name="T33">Ide dievča po záhumn</text:span></text:span><text:span text:style-name="CharStyle53"><text:span text:style-name="T42">í</text:span></text:span><text:span text:style-name="CharStyle53"><text:span text:style-name="T33">,</text:span></text:span></text:p>
        <text:p text:style-name="P115"><text:span text:style-name="CharStyle53"><text:span text:style-name="T33">Za ňou z</text:span></text:span><text:span text:style-name="CharStyle53"><text:span text:style-name="T42">á</text:span></text:span><text:span text:style-name="CharStyle53"><text:span text:style-name="T33">päť šuhaj šumný;</text:span></text:span></text:p>
        <text:p text:style-name="P91"><text:span text:style-name="CharStyle53"><text:span text:style-name="T33">Ona ide ku zpovedi,</text:span></text:span></text:p>
        <text:p text:style-name="P115"><text:span text:style-name="CharStyle53"><text:span text:style-name="T33">On si len tak na prezvedy.</text:span></text:span></text:p>
        <text:p text:style-name="P75"><text:span text:style-name="CharStyle53"><text:span text:style-name="T33"/></text:span></text:p>
        <text:p text:style-name="P115"><text:span text:style-name="CharStyle53"><text:span text:style-name="T33">Hej dievčatko, šuhaj zvolá,</text:span></text:span></text:p>
        <text:p text:style-name="P115"><text:span text:style-name="CharStyle53"><text:span text:style-name="T33">Ešte privčas do kostola;</text:span></text:span></text:p>
        <text:p text:style-name="P16"><text:span text:style-name="CharStyle53"><text:span text:style-name="T33">Nebolo čuť bitie zvona,</text:span></text:span></text:p>
        <text:p text:style-name="P48"><text:span text:style-name="CharStyle53"><text:span text:style-name="T33">Pán farár je ešte doma.</text:span></text:span></text:p>
        <text:p text:style-name="P75"><text:span text:style-name="CharStyle53"><text:span text:style-name="T33"/></text:span></text:p>
        <text:p text:style-name="P115"><text:span text:style-name="CharStyle53"><text:span text:style-name="T33">Deva kroky zhamovala,</text:span></text:span></text:p>
        <text:p text:style-name="P115"><text:span text:style-name="CharStyle53"><text:span text:style-name="T33">Reč šuhaja sa jej zdala;</text:span></text:span></text:p>
        <text:p text:style-name="P16"><text:span text:style-name="CharStyle53"><text:span text:style-name="T33">Veď kostol vraj neulet</text:span></text:span><text:span text:style-name="CharStyle53"><text:span text:style-name="T3">í</text:span></text:span></text:p>
        <text:p text:style-name="P48"><text:span text:style-name="CharStyle53"><text:span text:style-name="T33">A slnc</text:span></text:span><text:span text:style-name="CharStyle53"><text:span text:style-name="T12">e</text:span></text:span><text:span text:style-name="CharStyle53"><text:span text:style-name="T33"> tak šumn</text:span></text:span><text:span text:style-name="CharStyle53"><text:span text:style-name="T42">e</text:span></text:span><text:span text:style-name="CharStyle53"><text:span text:style-name="T33"> svieti.</text:span></text:span></text:p>
        <text:p text:style-name="P75"><text:span text:style-name="CharStyle53"><text:span text:style-name="T3"/></text:span></text:p>
        <text:p text:style-name="P115"><text:span text:style-name="CharStyle53"><text:span text:style-name="T3">I</text:span></text:span><text:span text:style-name="CharStyle53"><text:span text:style-name="T33"> sídu sa i zastanú,</text:span></text:span></text:p>
        <text:p text:style-name="P115"><text:span text:style-name="CharStyle53"><text:span text:style-name="T3">I</text:span></text:span><text:span text:style-name="CharStyle53"><text:span text:style-name="T33"> prejdú sa zas na stranu </text:span></text:span></text:p>
        <text:p text:style-name="P16"><text:span text:style-name="CharStyle53"><text:span text:style-name="T33">A tak m</text:span></text:span><text:span text:style-name="CharStyle53"><text:span text:style-name="T12">ĺč</text:span></text:span><text:span text:style-name="CharStyle53"><text:span text:style-name="T33">kom až do p</text:span></text:span><text:span text:style-name="CharStyle53"><text:span text:style-name="T12">oľ</text:span></text:span><text:span text:style-name="CharStyle53"><text:span text:style-name="T33">a</text:span></text:span></text:p>
        <text:p text:style-name="P48"><text:span text:style-name="CharStyle53"><text:span text:style-name="T33">Vyvod</text:span></text:span><text:span text:style-name="CharStyle53"><text:span text:style-name="T42">l</text:span></text:span><text:span text:style-name="CharStyle53"><text:span text:style-name="T33">a jich tajná vôľ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Ma</text:span></text:span><text:span text:style-name="CharStyle53"><text:span text:style-name="T3">ť</text:span></text:span><text:span text:style-name="CharStyle53"><text:span text:style-name="T33"> doma všel</text:span></text:span><text:span text:style-name="CharStyle53"><text:span text:style-name="T3">ja</text:span></text:span><text:span text:style-name="CharStyle53"><text:span text:style-name="T33">ko myslí,</text:span></text:span></text:p>
        <text:p text:style-name="P139"><text:span text:style-name="CharStyle53"><text:span text:style-name="T33">Bo z kostola dávno vyšli,</text:span></text:span></text:p>
        <text:p text:style-name="P160"><text:span text:style-name="CharStyle53"><text:span text:style-name="T33">Hlavou pokrúca, povedá:</text:span></text:span></text:p>
        <text:p text:style-name="P160"><text:span text:style-name="CharStyle53"><text:span text:style-name="T33">V</text:span></text:span><text:span text:style-name="CharStyle53"><text:span text:style-name="T3">e</text:span></text:span><text:span text:style-name="CharStyle53"><text:span text:style-name="T33">r sa tá dlho zpoved</text:span></text:span><text:span text:style-name="CharStyle53"><text:span text:style-name="T3">á</text:span></text:span><text:span text:style-name="CharStyle53"><text:span text:style-name="T33">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Sklamaná nádeja.</text:span></text:span></text:p>
        <text:p text:style-name="P133"><text:span text:style-name="CharStyle53"><text:span text:style-name="T33"/></text:span></text:p>
        <text:p text:style-name="P161"><text:span text:style-name="CharStyle53"><text:span text:style-name="T33">V zelenej sukienke</text:span></text:span></text:p>
        <text:p text:style-name="P161"><text:span text:style-name="CharStyle53"><text:span text:style-name="T33">Húsky zaháňala;</text:span></text:span></text:p>
        <text:p text:style-name="P161"><text:span text:style-name="CharStyle53"><text:span text:style-name="T33">Húsky zaháňala,</text:span></text:span></text:p>
        <text:p text:style-name="P161"><text:span text:style-name="CharStyle53"><text:span text:style-name="T33">Za n</text:span></text:span><text:span text:style-name="CharStyle53"><text:span text:style-name="T3">i</text:span></text:span><text:span text:style-name="CharStyle53"><text:span text:style-name="T33">mi volala:</text:span></text:span></text:p>
        <text:p text:style-name="P7"><text:span text:style-name="CharStyle53"><text:span text:style-name="T33"/></text:span></text:p>
        <text:p text:style-name="P42"><text:soft-page-break/><text:span text:style-name="CharStyle53"><text:span text:style-name="T33">Hynda húsky moje</text:span></text:span></text:p>
        <text:p text:style-name="P75"><text:span text:style-name="CharStyle53"><text:span text:style-name="T33">Okolo hájika;</text:span></text:span></text:p>
        <text:p text:style-name="P92"><text:span text:style-name="CharStyle53"><text:span text:style-name="T33">Okolo hájika,</text:span></text:span></text:p>
        <text:p text:style-name="P116"><text:span text:style-name="CharStyle53"><text:span text:style-name="T33">Tam vidím </text:span></text:span><text:span text:style-name="CharStyle53"><text:span text:style-name="T3">Ja</text:span></text:span><text:span text:style-name="CharStyle53"><text:span text:style-name="T33">níka.</text:span></text:span></text:p>
        <text:p text:style-name="P133"><text:span text:style-name="CharStyle53"><text:span text:style-name="T33"/></text:span></text:p>
        <text:p text:style-name="P161"><text:span text:style-name="CharStyle53"><text:span text:style-name="T33">Tam on trávu kosí</text:span></text:span></text:p>
        <text:p text:style-name="P161"><text:span text:style-name="CharStyle53"><text:span text:style-name="T33">V košie</text:span></text:span><text:span text:style-name="CharStyle53"><text:span text:style-name="T3">ľ</text:span></text:span><text:span text:style-name="CharStyle53"><text:span text:style-name="T33">ke bielene</text:span></text:span><text:span text:style-name="CharStyle53"><text:span text:style-name="T3">j</text:span></text:span><text:span text:style-name="CharStyle53"><text:span text:style-name="T33">;</text:span></text:span></text:p>
        <text:p text:style-name="P92"><text:span text:style-name="CharStyle53"><text:span text:style-name="T33">V košieľke bielenej,</text:span></text:span></text:p>
        <text:p text:style-name="P116"><text:span text:style-name="CharStyle53"><text:span text:style-name="T33">Pekne obrúbenej.</text:span></text:span></text:p>
        <text:p text:style-name="P7"><text:span text:style-name="CharStyle53"><text:span text:style-name="T33"/></text:span></text:p>
        <text:p text:style-name="P49"><text:span text:style-name="CharStyle53"><text:span text:style-name="T33">Ja mu „dobr</text:span></text:span><text:span text:style-name="CharStyle53"><text:span text:style-name="T3">e</text:span></text:span><text:span text:style-name="CharStyle53"><text:span text:style-name="T33"> ráno</text:span></text:span><text:span text:style-name="CharStyle53"><text:span text:style-name="T3">“</text:span></text:span><text:span text:style-name="CharStyle53"><text:span text:style-name="T33">,</text:span></text:span></text:p>
        <text:p text:style-name="P49"><text:span text:style-name="CharStyle53"><text:span text:style-name="T33">On mi za</text:span></text:span><text:span text:style-name="CharStyle53"><text:span text:style-name="T3">ď</text:span></text:span><text:span text:style-name="CharStyle53"><text:span text:style-name="T33">aku</text:span></text:span><text:span text:style-name="CharStyle53"><text:span text:style-name="T3">je;</text:span></text:span></text:p>
        <text:p text:style-name="P92"><text:span text:style-name="CharStyle53"><text:span text:style-name="T33">On mi zaďakuje,</text:span></text:span></text:p>
        <text:p text:style-name="P116"><text:span text:style-name="CharStyle53"><text:span text:style-name="T33">Líčka pocaľuje.</text:span></text:span></text:p>
        <text:p text:style-name="P7"><text:span text:style-name="CharStyle53"><text:span text:style-name="T33"/></text:span></text:p>
        <text:p text:style-name="P49"><text:span text:style-name="CharStyle53"><text:span text:style-name="T33">V tom </text:span></text:span><text:span text:style-name="CharStyle53"><text:span text:style-name="T3">hú</text:span></text:span><text:span text:style-name="CharStyle53"><text:span text:style-name="T33">s</text:span></text:span><text:span text:style-name="CharStyle53"><text:span text:style-name="T3">oč</text:span></text:span><text:span text:style-name="CharStyle53"><text:span text:style-name="T33">ky drobné</text:span></text:span></text:p>
        <text:p text:style-name="P49"><text:span text:style-name="CharStyle53"><text:span text:style-name="T33">Kriedla rozopäly;</text:span></text:span></text:p>
        <text:p text:style-name="P92"><text:span text:style-name="CharStyle53"><text:span text:style-name="T33">Kriedla rozopäly,</text:span></text:span></text:p>
        <text:p text:style-name="P116"><text:span text:style-name="CharStyle53"><text:span text:style-name="T33">V dia</text:span></text:span><text:span text:style-name="CharStyle53"><text:span text:style-name="T3">ľ</text:span></text:span><text:span text:style-name="CharStyle53"><text:span text:style-name="T33">ku zalietaly.</text:span></text:span></text:p>
        <text:p text:style-name="P3"><text:span text:style-name="CharStyle31"><text:span text:style-name="T33"/></text:span></text:p>
        <text:p text:style-name="P140"><text:span text:style-name="CharStyle53"><text:span text:style-name="T43">A</text:span></text:span><text:span text:style-name="CharStyle53"><text:span text:style-name="T33"> nevoľn</text:span></text:span><text:span text:style-name="CharStyle53"><text:span text:style-name="T13">é</text:span></text:span><text:span text:style-name="CharStyle53"><text:span text:style-name="T33"> dievča</text:span></text:span></text:p>
        <text:p text:style-name="P161"><text:span text:style-name="CharStyle53"><text:span text:style-name="T33">Za n</text:span></text:span><text:span text:style-name="CharStyle53"><text:span text:style-name="T13">í</text:span></text:span><text:span text:style-name="CharStyle53"><text:span text:style-name="T33">mi musel</text:span></text:span><text:span text:style-name="CharStyle53"><text:span text:style-name="T3">o</text:span></text:span><text:span text:style-name="CharStyle53"><text:span text:style-name="T33">;</text:span></text:span></text:p>
        <text:p text:style-name="P161"><text:span text:style-name="CharStyle53"><text:span text:style-name="T33">Za n</text:span></text:span><text:span text:style-name="CharStyle53"><text:span text:style-name="T43">í</text:span></text:span><text:span text:style-name="CharStyle53"><text:span text:style-name="T33">mi muselo </text:span></text:span><text:span text:style-name="CharStyle11"><text:span text:style-name="T33">—</text:span></text:span></text:p>
        <text:p text:style-name="P7"><text:span text:style-name="CharStyle53"><text:span text:style-name="T33">Janka nevidelo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Zadriemaná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Pri vretienci zdriemala,</text:span></text:span></text:p>
        <text:p text:style-name="P116"><text:span text:style-name="CharStyle53"><text:span text:style-name="T33">Neskoro sa zbadala</text:span></text:span></text:p>
        <text:p text:style-name="P92"><text:span text:style-name="CharStyle53"><text:span text:style-name="T33">Iba keď </text:span></text:span><text:span text:style-name="CharStyle53"><text:span text:style-name="T3">je</text:span></text:span><text:span text:style-name="CharStyle53"><text:span text:style-name="T33">j horela</text:span></text:span></text:p>
        <text:p text:style-name="P116"><text:span text:style-name="CharStyle53"><text:span text:style-name="T33">Z </text:span></text:span><text:span text:style-name="CharStyle53"><text:span text:style-name="T43">ľ</text:span></text:span><text:span text:style-name="CharStyle53"><text:span text:style-name="T33">anu biela kúde</text:span></text:span><text:span text:style-name="CharStyle53"><text:span text:style-name="T13">ľ</text:span></text:span><text:span text:style-name="CharStyle53"><text:span text:style-name="T33">a.</text:span></text:span></text:p>
        <text:p text:style-name="P75"><text:span text:style-name="CharStyle53"><text:span text:style-name="T33"/></text:span></text:p>
        <text:p text:style-name="P116"><text:soft-page-break/><text:span text:style-name="CharStyle53"><text:span text:style-name="T33">Ej bodaj vás mládenci,</text:span></text:span></text:p>
        <text:p text:style-name="P116"><text:span text:style-name="CharStyle53"><text:span text:style-name="T33">Čo tí robia s dievčenc</text:span></text:span><text:span text:style-name="CharStyle53"><text:span text:style-name="T3">í</text:span></text:span><text:span text:style-name="CharStyle53"><text:span text:style-name="T33">!</text:span></text:span></text:p>
        <text:p text:style-name="P92"><text:span text:style-name="CharStyle53"><text:span text:style-name="T33">Včera prsteň </text:span></text:span><text:span text:style-name="CharStyle53"><text:span text:style-name="T3">zosňa</text:span></text:span><text:span text:style-name="CharStyle53"><text:span text:style-name="T33">li,</text:span></text:span></text:p>
        <text:p text:style-name="P116"><text:span text:style-name="CharStyle53"><text:span text:style-name="T33">Dnes kúdeľku zažal</text:span></text:span><text:span text:style-name="CharStyle53"><text:span text:style-name="T3">i</text:span></text:span><text:span text:style-name="CharStyle53"><text:span text:style-name="T33">!</text:span></text:span></text:p>
        <text:p text:style-name="P7"><text:span text:style-name="CharStyle53"><text:span text:style-name="T3"/></text:span></text:p>
        <text:p text:style-name="P42"><text:span text:style-name="CharStyle53"><text:span text:style-name="T3">A</text:span></text:span><text:span text:style-name="CharStyle53"><text:span text:style-name="T33"> šuha</text:span></text:span><text:span text:style-name="CharStyle53"><text:span text:style-name="T3">j</text:span></text:span><text:span text:style-name="CharStyle53"><text:span text:style-name="T13">c</text:span></text:span><text:span text:style-name="CharStyle53"><text:span text:style-name="T33">i mlčali,</text:span></text:span></text:p>
        <text:p text:style-name="P7"><text:span text:style-name="CharStyle53"><text:span text:style-name="T33">Z ticha sa len usmial</text:span></text:span><text:span text:style-name="CharStyle53"><text:span text:style-name="T3">i</text:span></text:span><text:span text:style-name="CharStyle53"><text:span text:style-name="T33">:</text:span></text:span></text:p>
        <text:p text:style-name="P92"><text:span text:style-name="CharStyle53"><text:span text:style-name="T33">Od každého, kým spala,</text:span></text:span></text:p>
        <text:p text:style-name="P116"><text:span text:style-name="CharStyle53"><text:span text:style-name="T33">Tichý pišťok dostala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Kukulienkyne zvesty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Keď svitalo na doline,</text:span></text:span></text:p>
        <text:p text:style-name="P116"><text:span text:style-name="CharStyle53"><text:span text:style-name="T33">Keď zablisly zore,</text:span></text:span></text:p>
        <text:p text:style-name="P116"><text:span text:style-name="CharStyle53"><text:span text:style-name="T33">Začala si kukulienka</text:span></text:span></text:p>
        <text:p text:style-name="P7"><text:span text:style-name="CharStyle53"><text:span text:style-name="T33">Kukuka</text:span></text:span><text:span text:style-name="CharStyle53"><text:span text:style-name="T3">ť</text:span></text:span><text:span text:style-name="CharStyle53"><text:span text:style-name="T33"> po hore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Medzi si</text:span></text:span><text:span text:style-name="CharStyle53"><text:span text:style-name="T43">hlím </text:span></text:span><text:span text:style-name="CharStyle53"><text:span text:style-name="T33">šumné dievč</text:span></text:span><text:span text:style-name="CharStyle53"><text:span text:style-name="T43">ä</text:span></text:span></text:p>
        <text:p text:style-name="P92"><text:span text:style-name="CharStyle53"><text:span text:style-name="T33">V rosnej tráve brodí,</text:span></text:span></text:p>
        <text:p text:style-name="P116"><text:span text:style-name="CharStyle53"><text:span text:style-name="T33">Košík v ruke — iste vyšlo</text:span></text:span></text:p>
        <text:p text:style-name="P7"><text:span text:style-name="CharStyle53"><text:span text:style-name="T33">Oberať jahody.</text:span></text:span></text:p>
        <text:p text:style-name="P3"><text:span text:style-name="CharStyle31"><text:span text:style-name="T33"/></text:span></text:p>
        <text:p text:style-name="P140"><text:span text:style-name="CharStyle53"><text:span text:style-name="T33">Povedz že mi, kukulienka,</text:span></text:span></text:p>
        <text:p text:style-name="P161"><text:span text:style-name="CharStyle53"><text:span text:style-name="T33">Koľko ja milých mám?</text:span></text:span></text:p>
        <text:p text:style-name="P140"><text:span text:style-name="CharStyle53"><text:span text:style-name="T33">Veru ak mi to odh</text:span></text:span><text:span text:style-name="CharStyle53"><text:span text:style-name="T43">á</text:span></text:span><text:span text:style-name="CharStyle53"><text:span text:style-name="T33">dneš </text:span></text:span><text:span text:style-name="CharStyle53"><text:span text:style-name="T3">—</text:span></text:span></text:p>
        <text:p text:style-name="P161"><text:span text:style-name="CharStyle53"><text:span text:style-name="T33">Ver ti voľačo dám.</text:span></text:span></text:p>
        <text:p text:style-name="P133"><text:span text:style-name="CharStyle53"><text:span text:style-name="T33"/></text:span></text:p>
        <text:p text:style-name="P161"><text:span text:style-name="CharStyle53"><text:span text:style-name="T33">Jeden, dva, tri — do desiatich</text:span></text:span></text:p>
        <text:p text:style-name="P161"><text:span text:style-name="CharStyle53"><text:span text:style-name="T33">Ak kuká tak kuká,</text:span></text:span></text:p>
        <text:p text:style-name="P140"><text:span text:style-name="CharStyle53"><text:span text:style-name="T33">A dievčatku sa od žiaľu</text:span></text:span></text:p>
        <text:p text:style-name="P161"><text:span text:style-name="CharStyle53"><text:span text:style-name="T33">Srdiečko až puká.</text:span></text:span></text:p>
        <text:p text:style-name="P133"><text:span text:style-name="CharStyle53"><text:span text:style-name="T33"/></text:span></text:p>
        <text:p text:style-name="P161"><text:soft-page-break/><text:span text:style-name="CharStyle53"><text:span text:style-name="T33">Klameš, vtáčku, klameš sa ty,</text:span></text:span></text:p>
        <text:p text:style-name="P161"><text:span text:style-name="CharStyle53"><text:span text:style-name="T33">Ja nemám nikoh</text:span></text:span><text:span text:style-name="CharStyle53"><text:span text:style-name="T3">o</text:span></text:span><text:span text:style-name="CharStyle53"><text:span text:style-name="T33">;</text:span></text:span></text:p>
        <text:p text:style-name="P7"><text:span text:style-name="CharStyle53"><text:span text:style-name="T33">Veď chudobnému dievčatku</text:span></text:span></text:p>
        <text:p text:style-name="P7"><text:span text:style-name="CharStyle53"><text:span text:style-name="T33">I jeden je — mnoho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Rozlúčka s Milým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Zaspieval kohútik na zelenom dvore —</text:span></text:span></text:p>
        <text:p text:style-name="P116"><text:span text:style-name="CharStyle53"><text:span text:style-name="T33">Vstaňže už šuhajko, veď sú biele zore,</text:span></text:span></text:p>
        <text:p text:style-name="P116"><text:span text:style-name="CharStyle53"><text:span text:style-name="T33">Už sú zapálené, už deň znamenajú;</text:span></text:span></text:p>
        <text:p text:style-name="P75"><text:span text:style-name="CharStyle53"><text:span text:style-name="T33">Drahý je tomu čas, koho preč volajú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Zaspieval kohútik ešte raz za razom —</text:span></text:span></text:p>
        <text:p text:style-name="P116"><text:span text:style-name="CharStyle53"><text:span text:style-name="T33">Už vranník vychodí a šuhajík na ňom,</text:span></text:span></text:p>
        <text:p text:style-name="P116"><text:span text:style-name="CharStyle53"><text:span text:style-name="T33">Ostrôžkou ho bodne, šablicou zazvoní;</text:span></text:span></text:p>
        <text:p text:style-name="P116"><text:span text:style-name="CharStyle53"><text:span text:style-name="T33">Kdeže sa on sberá na tom čiernom koni?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Ide on, ide on za tie tmavé hory,</text:span></text:span></text:p>
        <text:p text:style-name="P116"><text:span text:style-name="CharStyle53"><text:span text:style-name="T33">Klobúčik na očach a nič nehovorí,</text:span></text:span></text:p>
        <text:p text:style-name="P116"><text:span text:style-name="CharStyle53"><text:span text:style-name="T33">Len kedy netedy zbroj mu zaštrkotá; —</text:span></text:span></text:p>
        <text:p text:style-name="P116"><text:span text:style-name="CharStyle53"><text:span text:style-name="T33">Čo ho tu zmrzelo, či zlé či dobrota?</text:span></text:span></text:p>
        <text:p text:style-name="P3"><text:span text:style-name="CharStyle37"><text:span text:style-name="T33"/></text:span></text:p>
        <text:p text:style-name="P92"><text:span text:style-name="CharStyle53"><text:span text:style-name="T33">Míňajú sa vršky, míňajú sa nivy,</text:span></text:span></text:p>
        <text:p text:style-name="P116"><text:span text:style-name="CharStyle53"><text:span text:style-name="T33">Šľaky podkov vída</text:span></text:span><text:span text:style-name="CharStyle53"><text:span text:style-name="T3">ť</text:span></text:span><text:span text:style-name="CharStyle53"><text:span text:style-name="T33"> ces chodníček krivý,</text:span></text:span></text:p>
        <text:p text:style-name="P36"><text:span text:style-name="CharStyle72"><text:span text:style-name="T33"/></text:span></text:p>
        <text:p text:style-name="P92"><text:span text:style-name="CharStyle53"><text:span text:style-name="T33">Po nich diev</text:span></text:span><text:span text:style-name="CharStyle53"><text:span text:style-name="T3">č</text:span></text:span><text:span text:style-name="CharStyle53"><text:span text:style-name="T33">ä kráča, horké slzy roní; —</text:span></text:span></text:p>
        <text:p text:style-name="P116"><text:span text:style-name="CharStyle53"><text:span text:style-name="T33">Po čo ona ide — už ho nedohoní?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Spomienky na Milého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Kolíše sa javor nad mutným potôčkom —</text:span></text:span></text:p>
        <text:p text:style-name="P116"><text:soft-page-break/><text:span text:style-name="CharStyle53"><text:span text:style-name="T3">A</text:span></text:span><text:span text:style-name="CharStyle53"><text:span text:style-name="T33"> dievča pozerá do poľa oblôčkom</text:span></text:span></text:p>
        <text:p text:style-name="P116"><text:span text:style-name="CharStyle53"><text:span text:style-name="T33">Do poľa — ďaleko do šírej doliny:</text:span></text:span></text:p>
        <text:p text:style-name="P116"><text:span text:style-name="CharStyle53"><text:span text:style-name="T33">Kedy že sa vrátiš kedy môj jediný?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T</text:span></text:span><text:span text:style-name="CharStyle53"><text:span text:style-name="T3">a</text:span></text:span><text:span text:style-name="CharStyle53"><text:span text:style-name="T33">m kde ten chodníček v sihli</text:span></text:span><text:span text:style-name="CharStyle53"><text:span text:style-name="T3">ne</text:span></text:span><text:span text:style-name="CharStyle53"><text:span text:style-name="T33"> sa tratí,</text:span></text:span></text:p>
        <text:p text:style-name="P116"><text:span text:style-name="CharStyle53"><text:span text:style-name="T33">Tadial si mi išiel, môj prstienok zlatý;</text:span></text:span></text:p>
        <text:p text:style-name="P116"><text:span text:style-name="CharStyle53"><text:span text:style-name="T33">Tam kde ten pramienok pred časy vyvieral,</text:span></text:span></text:p>
        <text:p text:style-name="P116"><text:span text:style-name="CharStyle53"><text:span text:style-name="T33">Tam si sa, milý môj, odo mňa odberal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Darmo som sbierala králiky na poli,</text:span></text:span></text:p>
        <text:p text:style-name="P116"><text:span text:style-name="CharStyle53"><text:span text:style-name="T33">Nič sa mi voliako nedarí po vôli;</text:span></text:span></text:p>
        <text:p text:style-name="P116"><text:span text:style-name="CharStyle53"><text:span text:style-name="T33">Jedno si zažiadam, za druhým zatúžim;</text:span></text:span></text:p>
        <text:p text:style-name="P116"><text:span text:style-name="CharStyle53"><text:span text:style-name="T33">Milý, mocný Bože, ver sa ja usúžim.</text:span></text:span></text:p>
        <text:p text:style-name="P75"><text:span text:style-name="CharStyle53"><text:span text:style-name="T33"/></text:span></text:p>
        <text:p text:style-name="P108"><text:span text:style-name="CharStyle53"><text:span text:style-name="T33">A vetor podúva, tie žiale roznáša;</text:span></text:span></text:p>
        <text:p text:style-name="P92"><text:span text:style-name="CharStyle53"><text:span text:style-name="T33">Temno </text:span></text:span><text:span text:style-name="CharStyle53"><text:span text:style-name="T3">v p</text:span></text:span><text:span text:style-name="CharStyle53"><text:span text:style-name="T33">ustom háji, nik sa neohlá</text:span></text:span><text:span text:style-name="CharStyle53"><text:span text:style-name="T43">š</text:span></text:span><text:span text:style-name="CharStyle53"><text:span text:style-name="T33">a;</text:span></text:span></text:p>
        <text:p text:style-name="P116"><text:span text:style-name="CharStyle53"><text:span text:style-name="T33">Len kedy netedy vtá</text:span></text:span><text:span text:style-name="CharStyle53"><text:span text:style-name="T3">č</text:span></text:span><text:span text:style-name="CharStyle53"><text:span text:style-name="T33">atko preletí,</text:span></text:span></text:p>
        <text:p text:style-name="P116"><text:span text:style-name="CharStyle53"><text:span text:style-name="T33">Len kedy netedy slniečko </text:span></text:span><text:span text:style-name="CharStyle53"><text:span text:style-name="T3">z</text:span></text:span><text:span text:style-name="CharStyle53"><text:span text:style-name="T33">asvieti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Pozdrav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Nebudem ti písať za celý šíry svet,</text:span></text:span></text:p>
        <text:p text:style-name="P116"><text:span text:style-name="CharStyle53"><text:span text:style-name="T33">Ktorým by písala takého pera niet;</text:span></text:span></text:p>
        <text:p text:style-name="P3"><text:span text:style-name="CharStyle37"><text:span text:style-name="T33"/></text:span></text:p>
        <text:p text:style-name="P92"><text:span text:style-name="CharStyle53"><text:span text:style-name="T33">Mohliby ten lístok na pošte prečítať, —</text:span></text:span></text:p>
        <text:p text:style-name="P116"><text:span text:style-name="CharStyle53"><text:span text:style-name="T33">Nebudem nebudem nebudem ti písať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Ale ťa pozdravím od chmáry na hore,</text:span></text:span></text:p>
        <text:p text:style-name="P116"><text:span text:style-name="CharStyle53"><text:span text:style-name="T33">Aby si zdravý bol v tom šírom tábore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Potom ti odkážem od zvonovho hlasu,</text:span></text:span></text:p>
        <text:p text:style-name="P116"><text:span text:style-name="CharStyle53"><text:span text:style-name="T33">Aby naša láska nebola do času.</text:span></text:span></text:p>
        <text:p text:style-name="P29"><text:soft-page-break/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Odbierka Milých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Prší dážď, prší dážď, len tak poprcháva —</text:span></text:span></text:p>
        <text:p text:style-name="P116"><text:span text:style-name="CharStyle53"><text:span text:style-name="T33">Milá si do vojny Milého vypráva —</text:span></text:span></text:p>
        <text:p text:style-name="P116"><text:span text:style-name="CharStyle53"><text:span text:style-name="T33">Do vojny vypráva, všetko mu hotuje,</text:span></text:span></text:p>
        <text:p text:style-name="P116"><text:span text:style-name="CharStyle53"><text:span text:style-name="T33">Nič mu nehovorí, nič sa nespytuje;</text:span></text:span></text:p>
        <text:p text:style-name="P92"><text:span text:style-name="CharStyle53"><text:span text:style-name="T33">Len keď mu kantárik, </text:span></text:span><text:span text:style-name="CharStyle53"><text:span text:style-name="T3">š</text:span></text:span><text:span text:style-name="CharStyle53"><text:span text:style-name="T33">abličku podala,</text:span></text:span></text:p>
        <text:p text:style-name="P116"><text:span text:style-name="CharStyle53"><text:span text:style-name="T33">Srdiečko jej stislo, horko zaplakala: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Ke</text:span></text:span><text:span text:style-name="CharStyle53"><text:span text:style-name="T13">ď</text:span></text:span><text:span text:style-name="CharStyle53"><text:span text:style-name="T33"> už tak, Milý môj, do tej vojny ideš,</text:span></text:span></text:p>
        <text:p text:style-name="P116"><text:span text:style-name="CharStyle53"><text:span text:style-name="T33">Aspoň mi to povedz, kedy z vojny prídeš?</text:span></text:span></text:p>
        <text:p text:style-name="P116"><text:span text:style-name="CharStyle53"><text:span text:style-name="T33">Keď ti je tak milé tej strelby hrmenie,</text:span></text:span></text:p>
        <text:p text:style-name="P116"><text:span text:style-name="CharStyle53"><text:span text:style-name="T3">Ne</text:span></text:span><text:span text:style-name="CharStyle53"><text:span text:style-name="T33">haj že mi aspoň nejaké znamenie,</text:span></text:span></text:p>
        <text:p text:style-name="P116"><text:span text:style-name="CharStyle53"><text:span text:style-name="T33">Žes darmo nechodil v sobotné večeri</text:span></text:span></text:p>
        <text:p text:style-name="P116"><text:span text:style-name="CharStyle53"><text:span text:style-name="T33">Do na</text:span></text:span><text:span text:style-name="CharStyle53"><text:span text:style-name="T3">š</text:span></text:span><text:span text:style-name="CharStyle53"><text:span text:style-name="T33">eho dvorca, v byt mojej materi,</text:span></text:span></text:p>
        <text:p text:style-name="P116"><text:span text:style-name="CharStyle53"><text:span text:style-name="T33">Povedz že mi povedz, môj poklad nesmierny,</text:span></text:span></text:p>
        <text:p text:style-name="P116"><text:span text:style-name="CharStyle53"><text:span text:style-name="T33">Či dlho tam budeš </text:span></text:span><text:span text:style-name="CharStyle61"><text:span text:style-name="T33">— </text:span></text:span><text:span text:style-name="CharStyle53"><text:span text:style-name="T33">či mi budeš verný?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Šuhajove oči vždy jasné býval</text:span></text:span><text:span text:style-name="CharStyle53"><text:span text:style-name="T13">y</text:span></text:span><text:span text:style-name="CharStyle53"><text:span text:style-name="T33">,</text:span></text:span></text:p>
        <text:p text:style-name="P116"><text:span text:style-name="CharStyle53"><text:span text:style-name="T33">Teraz mu jich slzy potôčkom zalialy;</text:span></text:span></text:p>
        <text:p text:style-name="P116"><text:span text:style-name="CharStyle53"><text:span text:style-name="T33">Ešte mu tak nikdy, ak teraz nebolo,</text:span></text:span></text:p>
        <text:p text:style-name="P116"><text:span text:style-name="CharStyle53"><text:span text:style-name="T33">Celá zem, celý svet ide mu okol</text:span></text:span><text:span text:style-name="CharStyle53"><text:span text:style-name="T3">o;</text:span></text:span></text:p>
        <text:p text:style-name="P116"><text:span text:style-name="CharStyle53"><text:span text:style-name="T33">Nie jeden ani dva, ale rôčkov sedem,</text:span></text:span></text:p>
        <text:p text:style-name="P116"><text:span text:style-name="CharStyle53"><text:span text:style-name="T33">Keď sa tie pominú, potom ti zas prídem.</text:span></text:span></text:p>
        <text:p text:style-name="P92"><text:span text:style-name="CharStyle11"><text:span text:style-name="T33">A čo do znamenia, moj poklad nesmierny,</text:span></text:span></text:p>
        <text:p text:style-name="P116"><text:span text:style-name="CharStyle11"><text:span text:style-name="T33">Ako som bol dosial, tak budem vždy verný.</text:span></text:span></text:p>
        <text:p text:style-name="P7"><text:span text:style-name="CharStyle11"><text:span text:style-name="T33"/></text:span></text:p>
        <text:p text:style-name="P49"><text:span text:style-name="CharStyle11"><text:span text:style-name="T33">V tom vrann</text:span></text:span><text:span text:style-name="CharStyle11"><text:span text:style-name="T3">í</text:span></text:span><text:span text:style-name="CharStyle11"><text:span text:style-name="T33">k zaer</text:span></text:span><text:span text:style-name="CharStyle11"><text:span text:style-name="T3">ž</text:span></text:span><text:span text:style-name="CharStyle11"><text:span text:style-name="T33">al, šab</text:span></text:span><text:span text:style-name="CharStyle11"><text:span text:style-name="T13">ľ</text:span></text:span><text:span text:style-name="CharStyle11"><text:span text:style-name="T33">a zacenkala</text:span></text:span></text:p>
        <text:p text:style-name="P49"><text:span text:style-name="CharStyle11"><text:span text:style-name="T33">A šuhaj ku hore ak cvá</text:span></text:span><text:span text:style-name="CharStyle11"><text:span text:style-name="T43">ľ</text:span></text:span><text:span text:style-name="CharStyle11"><text:span text:style-name="T33">a, tak cvá</text:span></text:span><text:span text:style-name="CharStyle11"><text:span text:style-name="T43">ľ</text:span></text:span><text:span text:style-name="CharStyle11"><text:span text:style-name="T33">a.</text:span></text:span></text:p>
        <text:p text:style-name="P49"><text:span text:style-name="CharStyle11"><text:span text:style-name="T33">Ona v ťažkom žiali ručníček vystie</text:span></text:span><text:span text:style-name="CharStyle11"><text:span text:style-name="T43">r</text:span></text:span><text:span text:style-name="CharStyle11"><text:span text:style-name="T33">a</text:span></text:span></text:p>
        <text:p text:style-name="P49"><text:span text:style-name="CharStyle11"><text:span text:style-name="T33">A šuhaj zďaleka na niu sa obzerá —</text:span></text:span></text:p>
        <text:p text:style-name="P49"><text:soft-page-break/><text:span text:style-name="CharStyle11"><text:span text:style-name="T33">Na niu sa obzerá — ťažkú hlavu kloní —</text:span></text:span></text:p>
        <text:p text:style-name="P49"><text:span text:style-name="CharStyle11"><text:span text:style-name="T33">Už ho viac nevídať — iba šab</text:span></text:span><text:span text:style-name="CharStyle11"><text:span text:style-name="T13">ľ</text:span></text:span><text:span text:style-name="CharStyle11"><text:span text:style-name="T33">a zvoní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Milý v cudzom kroji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Horká mi je voda Váhová z Dunaja —</text:span></text:span></text:p>
        <text:p text:style-name="P116"><text:span text:style-name="CharStyle53"><text:span text:style-name="T33">Nemôžem sa priznať na mojho šuhaja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Kým nosieval klobúk s širokou párticou,</text:span></text:span></text:p>
        <text:p text:style-name="P116"><text:span text:style-name="CharStyle53"><text:span text:style-name="T33">Poznala som si ho zďaleka ulicou.</text:span></text:span></text:p>
        <text:p text:style-name="P7"><text:span text:style-name="CharStyle53"><text:span text:style-name="T3"/></text:span></text:p>
        <text:p text:style-name="P92"><text:span text:style-name="CharStyle53"><text:span text:style-name="T33">V kaba</text:span></text:span><text:span text:style-name="CharStyle53"><text:span text:style-name="T3">nke</text:span></text:span><text:span text:style-name="CharStyle53"><text:span text:style-name="T33"> bielenej, čo mu mati tkala,</text:span></text:span></text:p>
        <text:p text:style-name="P116"><text:span text:style-name="CharStyle53"><text:span text:style-name="T33">Ešte hen v hore bol, už som ho poznala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Teraz nosí šaty čierne, pantalôny,</text:span></text:span></text:p>
        <text:p text:style-name="P116"><text:span text:style-name="CharStyle53"><text:span text:style-name="T33">Nepoznám ťa šuhaj ani na priedomí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Upomienka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Nevädza, nevädza ner</text:span></text:span><text:span text:style-name="CharStyle53"><text:span text:style-name="T13">a</text:span></text:span><text:span text:style-name="CharStyle53"><text:span text:style-name="T33">sť mi po poli,</text:span></text:span></text:p>
        <text:p text:style-name="P116"><text:span text:style-name="CharStyle53"><text:span text:style-name="T33">Keď na teba pozrem, srdce ma zabolí;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Také oči ten mal, čo ma zamiloval,</text:span></text:span></text:p>
        <text:p text:style-name="P116"><text:span text:style-name="CharStyle53"><text:span text:style-name="T33">Čo ma zamiloval a potom zanehal.</text:span></text:span></text:p>
        <text:p text:style-name="P3"><text:span text:style-name="CharStyle37"><text:span text:style-name="T3"/></text:span></text:p>
        <text:p text:style-name="P65"><text:span text:style-name="CharStyle37"><text:span text:style-name="T3"/></text:span></text:p>
        <text:p text:style-name="P38"><text:span text:style-name="CharStyle73"><text:span text:style-name="T33">Dievčine, (do pamätníka).</text:span></text:span></text:p>
        <text:p text:style-name="P75"><text:span text:style-name="CharStyle11"><text:span text:style-name="T33"/></text:span></text:p>
        <text:p text:style-name="P116"><text:span text:style-name="CharStyle11"><text:span text:style-name="T33">Ak veniec viješ, uvi ho z ľalije,</text:span></text:span></text:p>
        <text:p text:style-name="P116"><text:span text:style-name="CharStyle11"><text:span text:style-name="T33">Z ľalije bielej, z drobnej konvallie;</text:span></text:span></text:p>
        <text:p text:style-name="P116"><text:span text:style-name="CharStyle11"><text:span text:style-name="T33">Špatná to ruka, čo trhá kopryvy,</text:span></text:span></text:p>
        <text:p text:style-name="P116"><text:soft-page-break/><text:span text:style-name="CharStyle11"><text:span text:style-name="T33">Kde šum</text:span></text:span><text:span text:style-name="CharStyle11"><text:span text:style-name="T3">n</text:span></text:span><text:span text:style-name="CharStyle11"><text:span text:style-name="T33">ým kvietim zarastajú nivy.</text:span></text:span></text:p>
        <text:p text:style-name="P116"><text:span text:style-name="CharStyle11"><text:span text:style-name="T33">Toto ke</text:span></text:span><text:span text:style-name="CharStyle11"><text:span text:style-name="T3">ď</text:span></text:span><text:span text:style-name="CharStyle11"><text:span text:style-name="T33"> ľúbiš, nach ti na um vzíd</text:span></text:span><text:span text:style-name="CharStyle11"><text:span text:style-name="T3">e</text:span></text:span><text:span text:style-name="CharStyle11"><text:span text:style-name="T33">:</text:span></text:span></text:p>
        <text:p text:style-name="P116"><text:span text:style-name="CharStyle11"><text:span text:style-name="T33">Ľúbosť nedaruj na duši ohyde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Kde býva </text:span></text:span><text:span text:style-name="CharStyle50"><text:span text:style-name="T33">láska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Čo je láska, to ja neviem;</text:span></text:span></text:p>
        <text:p text:style-name="P17"><text:span text:style-name="CharStyle11"><text:span text:style-name="T33">Však kde býva, to vám povie</text:span></text:span><text:span text:style-name="CharStyle11"><text:span text:style-name="T3">m</text:span></text:span><text:span text:style-name="CharStyle53"><text:span text:style-name="T33">:</text:span></text:span></text:p>
        <text:p text:style-name="P49"><text:span text:style-name="CharStyle11"><text:span text:style-name="T33">Býva ona v srdci dolu.</text:span></text:span></text:p>
        <text:p text:style-name="P7"><text:span text:style-name="CharStyle11"><text:span text:style-name="T33">Tam si </text:span></text:span><text:span text:style-name="CharStyle11"><text:span text:style-name="T3">ž</text:span></text:span><text:span text:style-name="CharStyle11"><text:span text:style-name="T33">ije z túžby, z bôľu.</text:span></text:span></text:p>
        <text:p text:style-name="P7"><text:span text:style-name="CharStyle11"><text:span text:style-name="T33"/></text:span></text:p>
        <text:p text:style-name="P49"><text:span text:style-name="CharStyle11"><text:span text:style-name="T33">Očí dvoje — kostolík jej,</text:span></text:span></text:p>
        <text:p text:style-name="P49"><text:span text:style-name="CharStyle11"><text:span text:style-name="T33">Kde často v modlitbe nemej</text:span></text:span></text:p>
        <text:p text:style-name="P49"><text:span text:style-name="CharStyle11"><text:span text:style-name="T33">Nesie na oltár offeru —</text:span></text:span></text:p>
        <text:p text:style-name="P49"><text:span text:style-name="CharStyle11"><text:span text:style-name="T33">Horkých slzí veľkú mieru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Nazretie sa do srdca.</text:span></text:span></text:p>
        <text:p text:style-name="P75"><text:span text:style-name="CharStyle11"><text:span text:style-name="T33"/></text:span></text:p>
        <text:p text:style-name="P116"><text:span text:style-name="CharStyle11"><text:span text:style-name="T33">Mi</text:span></text:span><text:span text:style-name="CharStyle11"><text:span text:style-name="T43">hn</text:span></text:span><text:span text:style-name="CharStyle11"><text:span text:style-name="T33">ul šuhaj očkom len tak ukradomky</text:span></text:span></text:p>
        <text:p text:style-name="P116"><text:span text:style-name="CharStyle11"><text:span text:style-name="T33">Dievčatku do srdca do ľavej komôrky.</text:span></text:span></text:p>
        <text:p text:style-name="P75"><text:span text:style-name="CharStyle11"><text:span text:style-name="T33"/></text:span></text:p>
        <text:p text:style-name="P116"><text:span text:style-name="CharStyle11"><text:span text:style-name="T33">Povedz </text:span></text:span><text:span text:style-name="CharStyle53"><text:span text:style-name="T33">mi, dievčatko, </text:span></text:span><text:span text:style-name="CharStyle11"><text:span text:style-name="T33">či prázdna hospoda,</text:span></text:span></text:p>
        <text:p text:style-name="P116"><text:span text:style-name="CharStyle53"><text:span text:style-name="T33">Najal </text:span></text:span><text:span text:style-name="CharStyle11"><text:span text:style-name="T33">bych sa </text:span></text:span><text:span text:style-name="CharStyle53"><text:span text:style-name="T33">do </text:span></text:span><text:span text:style-name="CharStyle11"><text:span text:style-name="T33">nej, moju vzala voda;</text:span></text:span></text:p>
        <text:p text:style-name="P75"><text:span text:style-name="CharStyle11"><text:span text:style-name="T33"/></text:span></text:p>
        <text:p text:style-name="P116"><text:span text:style-name="CharStyle11"><text:span text:style-name="T33">Najal bych </text:span></text:span><text:span text:style-name="CharStyle53"><text:span text:style-name="T33">sa </text:span></text:span><text:span text:style-name="CharStyle11"><text:span text:style-name="T33">do nej od dneská </text:span></text:span><text:span text:style-name="CharStyle53"><text:span text:style-name="T33">do roka </text:span></text:span><text:span text:style-name="CharStyle11"><text:span text:style-name="T33">—</text:span></text:span></text:p>
        <text:p text:style-name="P116"><text:span text:style-name="CharStyle53"><text:span text:style-name="T33">Ako </text:span></text:span><text:span text:style-name="CharStyle11"><text:span text:style-name="T33">sa sjednáme, moja sivooká?</text:span></text:span></text:p>
        <text:p text:style-name="P3"><text:span text:style-name="CharStyle37"><text:span text:style-name="T33"/></text:span></text:p>
        <text:p text:style-name="P65"><text:span text:style-name="CharStyle37"><text:span text:style-name="T33"/></text:span></text:p>
        <text:p text:style-name="P29"><text:span text:style-name="CharStyle50"><text:span text:style-name="T33">Nerozluční.</text:span></text:span></text:p>
        <text:p text:style-name="P75"><text:span text:style-name="CharStyle11"><text:span text:style-name="T33"/></text:span></text:p>
        <text:p text:style-name="P116"><text:span text:style-name="CharStyle11"><text:span text:style-name="T33">Ni</text:span></text:span><text:span text:style-name="CharStyle11"><text:span text:style-name="T13">č</text:span></text:span><text:span text:style-name="CharStyle11"><text:span text:style-name="T33"> ma nemôže s tebou rozlúčiť,</text:span></text:span></text:p>
        <text:p text:style-name="P116"><text:soft-page-break/><text:span text:style-name="CharStyle11"><text:span text:style-name="T33">Nik ťa odňať mojej duši,</text:span></text:span></text:p>
        <text:p text:style-name="P116"><text:span text:style-name="CharStyle11"><text:span text:style-name="T33">Hoc tisíc katov príde ma mučiť,</text:span></text:span></text:p>
        <text:p text:style-name="P116"><text:span text:style-name="CharStyle11"><text:span text:style-name="T33">Hoc ma sám osúd rozkruší.</text:span></text:span></text:p>
        <text:p text:style-name="P92"><text:span text:style-name="CharStyle11"><text:span text:style-name="T33">Tak my stojíme, moja Marienka,</text:span></text:span></text:p>
        <text:p text:style-name="P116"><text:span text:style-name="CharStyle11"><text:span text:style-name="T33">Ako dve srastlé spolu stebielka</text:span></text:span></text:p>
        <text:p text:style-name="P116"><text:span text:style-name="CharStyle11"><text:span text:style-name="T33">Na rozkvitlej ruži </text:span></text:span><text:span text:style-name="CharStyle11"><text:span text:style-name="T3">z j</text:span></text:span><text:span text:style-name="CharStyle11"><text:span text:style-name="T33">ari;</text:span></text:span></text:p>
        <text:p text:style-name="P7"><text:span text:style-name="CharStyle11"><text:span text:style-name="T33">Len odlom jedno, čo je z druhého?</text:span></text:span></text:p>
        <text:p text:style-name="P140"><text:span text:style-name="CharStyle11"><text:span text:style-name="T33">Všetky prestanú záž</text:span></text:span><text:span text:style-name="CharStyle11"><text:span text:style-name="T3">iv</text:span></text:span><text:span text:style-name="CharStyle11"><text:span text:style-name="T33">y jeho,</text:span></text:span></text:p>
        <text:p text:style-name="P161"><text:span text:style-name="CharStyle11"><text:span text:style-name="T33">Až sa na koniec — umar</text:span></text:span><text:span text:style-name="CharStyle11"><text:span text:style-name="T3">í</text:span></text:span><text:span text:style-name="CharStyle11"><text:span text:style-name="T33">.</text:span></text:span></text:p>
        <text:p text:style-name="P133"><text:span text:style-name="CharStyle11"><text:span text:style-name="T33"/></text:span></text:p>
        <text:p text:style-name="P161"><text:span text:style-name="CharStyle11"><text:span text:style-name="T33">Pozri že, drahá, pozri do kola,</text:span></text:span></text:p>
        <text:p text:style-name="P161"><text:span text:style-name="CharStyle11"><text:span text:style-name="T33">Aká to mrtvá pustota;</text:span></text:span></text:p>
        <text:p text:style-name="P140"><text:span text:style-name="CharStyle11"><text:span text:style-name="T33">Nič ťa nevábi, nič ťa nevolá,</text:span></text:span></text:p>
        <text:p text:style-name="P161"><text:span text:style-name="CharStyle11"><text:span text:style-name="T33">Zem šíra ako sirota.</text:span></text:span></text:p>
        <text:p text:style-name="P7"><text:span text:style-name="CharStyle11"><text:span text:style-name="T33">Usnulo jaro i krása leta.</text:span></text:span></text:p>
        <text:p text:style-name="P7"><text:span text:style-name="CharStyle11"><text:span text:style-name="T33">A miesto vône plného kvet</text:span></text:span><text:span text:style-name="CharStyle11"><text:span text:style-name="T13">a</text:span></text:span></text:p>
        <text:p text:style-name="P7"><text:span text:style-name="CharStyle11"><text:span text:style-name="T33">Len vyschlé steblá sa trasú;</text:span></text:span></text:p>
        <text:p text:style-name="P92"><text:span text:style-name="CharStyle11"><text:span text:style-name="T33">I ten pot</text:span></text:span><text:span text:style-name="CharStyle11"><text:span text:style-name="T3">ô</text:span></text:span><text:span text:style-name="CharStyle11"><text:span text:style-name="T33">ček tam medzi brehy,</text:span></text:span></text:p>
        <text:p text:style-name="P116"><text:span text:style-name="CharStyle11"><text:span text:style-name="T33">Akoby ho už zakryli snehy,</text:span></text:span></text:p>
        <text:p text:style-name="P116"><text:span text:style-name="CharStyle11"><text:span text:style-name="T33">Nedáva skalkám ohlasu.</text:span></text:span></text:p>
        <text:p text:style-name="P75"><text:span text:style-name="CharStyle11"><text:span text:style-name="T33"/></text:span></text:p>
        <text:p text:style-name="P116"><text:span text:style-name="CharStyle11"><text:span text:style-name="T33">Tedy zas ďalej, Mariena moja,</text:span></text:span></text:p>
        <text:p text:style-name="P116"><text:span text:style-name="CharStyle11"><text:span text:style-name="T33">V čistej ľúbosti sme zašli,</text:span></text:span></text:p>
        <text:p text:style-name="P140"><text:span text:style-name="CharStyle11"><text:span text:style-name="T33">Ale spanilý kvietok pokoja</text:span></text:span></text:p>
        <text:p text:style-name="P161"><text:span text:style-name="CharStyle11"><text:span text:style-name="T33">Ani jeden sme nenašli.</text:span></text:span></text:p>
        <text:p text:style-name="P7"><text:span text:style-name="CharStyle11"><text:span text:style-name="T33">Deň po deň spolu čosi čakáme</text:span></text:span></text:p>
        <text:p text:style-name="P140"><text:span text:style-name="CharStyle11"><text:span text:style-name="T33">A vždy len, sotva čo sa nazdáme,</text:span></text:span></text:p>
        <text:p text:style-name="P161"><text:span text:style-name="CharStyle11"><text:span text:style-name="T33">Slnce jak predtým zapadá:</text:span></text:span></text:p>
        <text:p text:style-name="P92"><text:span text:style-name="CharStyle11"><text:span text:style-name="T33">Nieto tu konca, ďaleké pole,</text:span></text:span></text:p>
        <text:p text:style-name="P116"><text:span text:style-name="CharStyle11"><text:span text:style-name="T33">Smútok sa končí v začatom bôle,</text:span></text:span></text:p>
        <text:p text:style-name="P116"><text:span text:style-name="CharStyle11"><text:span text:style-name="T33">Nádeja nádeju hľadá.</text:span></text:span></text:p>
        <text:p text:style-name="P3"><text:span text:style-name="CharStyle37"><text:span text:style-name="T33"/></text:span></text:p>
        <text:p text:style-name="P140"><text:span text:style-name="CharStyle11"><text:span text:style-name="T33">Nádeja?! — Komu že ja to rozprávam?</text:span></text:span></text:p>
        <text:p text:style-name="P161"><text:soft-page-break/><text:span text:style-name="CharStyle53"><text:span text:style-name="T33">Či </text:span></text:span><text:span text:style-name="CharStyle11"><text:span text:style-name="T33">už sám seba chcem klamať</text:span></text:span><text:span text:style-name="CharStyle53"><text:span text:style-name="T33">?</text:span></text:span></text:p>
        <text:p text:style-name="P140"><text:span text:style-name="CharStyle11"><text:span text:style-name="T33">Ach nie, </text:span></text:span><text:span text:style-name="CharStyle11"><text:span text:style-name="T3">—</text:span></text:span><text:span text:style-name="CharStyle11"><text:span text:style-name="T33"> to sa len s vetrom ihrá</text:span></text:span><text:span text:style-name="CharStyle11"><text:span text:style-name="T3">va</text:span></text:span><text:span text:style-name="CharStyle11"><text:span text:style-name="T33">m,</text:span></text:span></text:p>
        <text:p text:style-name="P161"><text:span text:style-name="CharStyle11"><text:span text:style-name="T33">To len smútok chcem rozlámať.</text:span></text:span></text:p>
        <text:p text:style-name="P75"><text:span text:style-name="CharStyle11"><text:span text:style-name="T33">Nemá nádeje sokol lapený,</text:span></text:span></text:p>
        <text:p text:style-name="P75"><text:span text:style-name="CharStyle53"><text:span text:style-name="T33">Že </text:span></text:span><text:span text:style-name="CharStyle11"><text:span text:style-name="T33">sa zakrúti nad skalné steny</text:span></text:span></text:p>
        <text:p text:style-name="P7"><text:span text:style-name="CharStyle53"><text:span text:style-name="T33">A </text:span></text:span><text:span text:style-name="CharStyle11"><text:span text:style-name="T33">zatočí si kolesá.</text:span></text:span></text:p>
        <text:p text:style-name="P75"><text:span text:style-name="CharStyle11"><text:span text:style-name="T33">Darmo hrkúta holúbok sivý,</text:span></text:span></text:p>
        <text:p text:style-name="P92"><text:span text:style-name="CharStyle53"><text:span text:style-name="T33">Ke</text:span></text:span><text:span text:style-name="CharStyle53"><text:span text:style-name="T43">ď</text:span></text:span><text:span text:style-name="CharStyle53"><text:span text:style-name="T33"> mu </text:span></text:span><text:span text:style-name="CharStyle11"><text:span text:style-name="T33">milenku z trávnistej nivy</text:span></text:span></text:p>
        <text:p text:style-name="P116"><text:span text:style-name="CharStyle11"><text:span text:style-name="T33">Krahulec schytil do lesa</text:span></text:span><text:span text:style-name="CharStyle11"><text:span text:style-name="T3">.</text:span></text:span></text:p>
        <text:p text:style-name="P29"><text:span text:style-name="CharStyle54"><text:span text:style-name="T3"/></text:span></text:p>
        <text:p text:style-name="P64"><text:span text:style-name="CharStyle54"><text:span text:style-name="T3"/></text:span></text:p>
        <text:p text:style-name="P64"><text:span text:style-name="CharStyle54"><text:span text:style-name="T3">K</text:span></text:span><text:span text:style-name="CharStyle54"><text:span text:style-name="T33"> mesiačku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Komu ty svietiš mesiačku?</text:span></text:span></text:p>
        <text:p text:style-name="P7"><text:span text:style-name="CharStyle53"><text:span text:style-name="T33">Či </text:span></text:span><text:span text:style-name="CharStyle11"><text:span text:style-name="T33">tejto pustej doline?</text:span></text:span></text:p>
        <text:p text:style-name="P140"><text:span text:style-name="CharStyle53"><text:span text:style-name="T33">Či </text:span></text:span><text:span text:style-name="CharStyle11"><text:span text:style-name="T33">tamto tomu po</text:span></text:span><text:span text:style-name="CharStyle11"><text:span text:style-name="T3">tôč</text:span></text:span><text:span text:style-name="CharStyle11"><text:span text:style-name="T33">ku,</text:span></text:span></text:p>
        <text:p text:style-name="P161"><text:span text:style-name="CharStyle53"><text:span text:style-name="T33">Čo </text:span></text:span><text:span text:style-name="CharStyle11"><text:span text:style-name="T33">v skalách ospalý </text:span></text:span><text:span text:style-name="CharStyle53"><text:span text:style-name="T33">hynie?</text:span></text:span></text:p>
        <text:p text:style-name="P7"><text:span text:style-name="CharStyle53"><text:span text:style-name="T33"/></text:span></text:p>
        <text:p text:style-name="P49"><text:span text:style-name="CharStyle53"><text:span text:style-name="T33">Keby </text:span></text:span><text:span text:style-name="CharStyle11"><text:span text:style-name="T33">si mňa chcel počúvnuť,</text:span></text:span></text:p>
        <text:p text:style-name="P49"><text:span text:style-name="CharStyle53"><text:span text:style-name="T33">Ja bych </text:span></text:span><text:span text:style-name="CharStyle11"><text:span text:style-name="T33">ti </text:span></text:span><text:span text:style-name="CharStyle53"><text:span text:style-name="T33">inšie naložil;</text:span></text:span></text:p>
        <text:p text:style-name="P92"><text:span text:style-name="CharStyle53"><text:span text:style-name="T33">Po </text:span></text:span><text:span text:style-name="CharStyle11"><text:span text:style-name="T33">noci sa len </text:span></text:span><text:span text:style-name="CharStyle53"><text:span text:style-name="T33">tak ztúlaš</text:span></text:span></text:p>
        <text:p text:style-name="P116"><text:span text:style-name="CharStyle53"><text:span text:style-name="T33">A </text:span></text:span><text:span text:style-name="CharStyle11"><text:span text:style-name="T33">mne b</text:span></text:span><text:span text:style-name="CharStyle11"><text:span text:style-name="T43">y</text:span></text:span><text:span text:style-name="CharStyle11"><text:span text:style-name="T33">s</text:span></text:span><text:span text:style-name="CharStyle11"><text:span text:style-name="T3">’</text:span></text:span><text:span text:style-name="CharStyle11"><text:span text:style-name="T33"> v dačom </text:span></text:span><text:span text:style-name="CharStyle53"><text:span text:style-name="T33">osožil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Vidíš ten biely domček </text:span></text:span><text:span text:style-name="CharStyle53"><text:span text:style-name="T33">ta</text:span></text:span><text:span text:style-name="CharStyle53"><text:span text:style-name="T3">m</text:span></text:span><text:span text:style-name="CharStyle53"><text:span text:style-name="T33">!</text:span></text:span></text:p>
        <text:p text:style-name="P7"><text:span text:style-name="CharStyle53"><text:span text:style-name="T33">Tam rozšír svetla svojho moc</text:span></text:span></text:p>
        <text:p text:style-name="P7"><text:span text:style-name="CharStyle53"><text:span text:style-name="T33">A </text:span></text:span><text:span text:style-name="CharStyle11"><text:span text:style-name="T33">ces </text:span></text:span><text:span text:style-name="CharStyle53"><text:span text:style-name="T33">oblok </text:span></text:span><text:span text:style-name="CharStyle11"><text:span text:style-name="T33">po tichúčku</text:span></text:span></text:p>
        <text:p text:style-name="P7"><text:span text:style-name="CharStyle53"><text:span text:style-name="T33">Pošopni </text:span></text:span><text:span text:style-name="CharStyle11"><text:span text:style-name="T33">milej </text:span></text:span><text:span text:style-name="CharStyle53"><text:span text:style-name="T33">— dobrú noc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Os</text:span></text:span><text:span text:style-name="CharStyle54"><text:span text:style-name="T3">ú</text:span></text:span><text:span text:style-name="CharStyle54"><text:span text:style-name="T33">d.</text:span></text:span></text:p>
        <text:p text:style-name="P7"><text:span text:style-name="CharStyle53"><text:span text:style-name="T33"/></text:span></text:p>
        <text:p text:style-name="P49"><text:span text:style-name="CharStyle53"><text:span text:style-name="T33">Už som si umienil, že ku nej neprídem,</text:span></text:span></text:p>
        <text:p text:style-name="P49"><text:span text:style-name="CharStyle53"><text:span text:style-name="T33">Že záhumným radšej komôrku obídem;</text:span></text:span></text:p>
        <text:p text:style-name="P4"><text:soft-page-break/><text:span text:style-name="CharStyle11"><text:span text:style-name="T33">Ale na nešťastie tam stoja bariny,</text:span></text:span></text:p>
        <text:p text:style-name="P66"><text:span text:style-name="CharStyle11"><text:span text:style-name="T33">Musím len chodníkom k obloku Mar</text:span></text:span><text:span text:style-name="CharStyle11"><text:span text:style-name="T43">i</text:span></text:span><text:span text:style-name="CharStyle11"><text:span text:style-name="T33">ny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Už som si umienil, že nikdy nesnímem</text:span></text:span></text:p>
        <text:p text:style-name="P140"><text:span text:style-name="CharStyle11"><text:span text:style-name="T33">Klobúk, k</text:span></text:span><text:span text:style-name="CharStyle11"><text:span text:style-name="T3">e</text:span></text:span><text:span text:style-name="CharStyle11"><text:span text:style-name="T13">ď</text:span></text:span><text:span text:style-name="CharStyle11"><text:span text:style-name="T33"> sa dakde s ňou na ceste sídem;</text:span></text:span></text:p>
        <text:p text:style-name="P161"><text:span text:style-name="CharStyle11"><text:span text:style-name="T33">A včera keď som šiel, keď v obl</text:span></text:span><text:span text:style-name="CharStyle11"><text:span text:style-name="T3">ô</text:span></text:span><text:span text:style-name="CharStyle11"><text:span text:style-name="T33">čku stála,</text:span></text:span></text:p>
        <text:p text:style-name="P161"><text:span text:style-name="CharStyle11"><text:span text:style-name="T33">Besná chujavica z hlavy mi ho sňala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Výhovorka.</text:span></text:span></text:p>
        <text:p text:style-name="P7"><text:span text:style-name="CharStyle11"><text:span text:style-name="T33"/></text:span></text:p>
        <text:p text:style-name="P49"><text:span text:style-name="CharStyle11"><text:span text:style-name="T33">Ľudia mi vravia, že som daromný,</text:span></text:span></text:p>
        <text:p text:style-name="P49"><text:span text:style-name="CharStyle11"><text:span text:style-name="T33">Že mi je žitko drobné za humný </text:span></text:span><text:span text:style-name="CharStyle11"><text:span text:style-name="T3">—</text:span></text:span></text:p>
        <text:p text:style-name="P7"><text:span text:style-name="CharStyle11"><text:span text:style-name="T33">A čože ja môžem z toho?</text:span></text:span></text:p>
        <text:p text:style-name="P7"><text:span text:style-name="CharStyle11"><text:span text:style-name="T33">Keď som oral podeň,</text:span></text:span></text:p>
        <text:p text:style-name="P7"><text:span text:style-name="CharStyle11"><text:span text:style-name="T33">Má</text:span></text:span><text:span text:style-name="CharStyle11"><text:span text:style-name="T3"> </text:span></text:span><text:span text:style-name="CharStyle11"><text:span text:style-name="T33">milá vyšla ven </text:span></text:span><text:span text:style-name="CharStyle11"><text:span text:style-name="T3">—</text:span></text:span></text:p>
        <text:p text:style-name="P7"><text:span text:style-name="CharStyle11"><text:span text:style-name="T33">A moje v</text:span></text:span><text:span text:style-name="CharStyle11"><text:span text:style-name="T13">o</text:span></text:span><text:span text:style-name="CharStyle11"><text:span text:style-name="T33">li</text:span></text:span></text:p>
        <text:p text:style-name="P7"><text:span text:style-name="CharStyle11"><text:span text:style-name="T33">Krížom po roli</text:span></text:span></text:p>
        <text:p text:style-name="P7"><text:span text:style-name="CharStyle11"><text:span text:style-name="T33">Skerkov narobili mnoh</text:span></text:span><text:span text:style-name="CharStyle11"><text:span text:style-name="T3">o</text:span></text:span><text:span text:style-name="CharStyle11"><text:span text:style-name="T33">!</text:span></text:span></text:p>
        <text:p text:style-name="P7"><text:span text:style-name="CharStyle11"><text:span text:style-name="T33"/></text:span></text:p>
        <text:p text:style-name="P49"><text:span text:style-name="CharStyle11"><text:span text:style-name="T33">Ľudia mi vravia, že som gazda zlý:</text:span></text:span></text:p>
        <text:p text:style-name="P49"><text:span text:style-name="CharStyle11"><text:span text:style-name="T3">O</text:span></text:span><text:span text:style-name="CharStyle11"><text:span text:style-name="T33"> Matke Božej </text:span></text:span><text:span text:style-name="CharStyle11"><text:span text:style-name="T33">a záčin prázdny!</text:span></text:span></text:p>
        <text:p text:style-name="P7"><text:span text:style-name="CharStyle11"><text:span text:style-name="T33">A čože ja môžem z toho?</text:span></text:span></text:p>
        <text:p text:style-name="P7"><text:span text:style-name="CharStyle11"><text:span text:style-name="T33">Životok z damasku,</text:span></text:span></text:p>
        <text:p text:style-name="P7"><text:span text:style-name="CharStyle53"><text:span text:style-name="T33">K </text:span></text:span><text:span text:style-name="CharStyle11"><text:span text:style-name="T33">tomu za ohlášku,</text:span></text:span></text:p>
        <text:p text:style-name="P17"><text:span text:style-name="CharStyle11"><text:span text:style-name="T33">I zlatý prstienok,</text:span></text:span></text:p>
        <text:p text:style-name="P49"><text:span text:style-name="CharStyle11"><text:span text:style-name="T33">I na p</text:span></text:span><text:span text:style-name="CharStyle11"><text:span text:style-name="T13">á</text:span></text:span><text:span text:style-name="CharStyle11"><text:span text:style-name="T33">rtu vienok </text:span></text:span><text:span text:style-name="CharStyle53"><text:span text:style-name="T3">—</text:span></text:span></text:p>
        <text:p text:style-name="P7"><text:span text:style-name="CharStyle11"><text:span text:style-name="T33">Veru to vynesie mnoh</text:span></text:span><text:span text:style-name="CharStyle11"><text:span text:style-name="T3">o</text:span></text:span><text:span text:style-name="CharStyle11"><text:span text:style-name="T33">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Dva chodníčky.</text:span></text:span></text:p>
        <text:p text:style-name="P7"><text:span text:style-name="CharStyle11"><text:span text:style-name="T33"/></text:span></text:p>
        <text:p text:style-name="P49"><text:span text:style-name="CharStyle11"><text:span text:style-name="T33">Na mäkkom sniežku chodníčky</text:span></text:span></text:p>
        <text:p text:style-name="P49"><text:soft-page-break/><text:span text:style-name="CharStyle11"><text:span text:style-name="T33">Dva vídať </text:span></text:span><text:span text:style-name="CharStyle11"><text:span text:style-name="T3">—</text:span></text:span><text:span text:style-name="CharStyle11"><text:span text:style-name="T33"> moje i tvoje;</text:span></text:span></text:p>
        <text:p text:style-name="P49"><text:span text:style-name="CharStyle11"><text:span text:style-name="T33">Kde som ja išiel, to ja viem;</text:span></text:span></text:p>
        <text:p text:style-name="P7"><text:span text:style-name="CharStyle11"><text:span text:style-name="T33">Ale kde ty, kto mi povie?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Hádam sa </text:span></text:span><text:span text:style-name="CharStyle53"><text:span text:style-name="T33">oba </text:span></text:span><text:span text:style-name="CharStyle11"><text:span text:style-name="T33">hľadáme,</text:span></text:span></text:p>
        <text:p text:style-name="P17"><text:span text:style-name="CharStyle53"><text:span text:style-name="T33">Hádam — </text:span></text:span><text:span text:style-name="CharStyle11"><text:span text:style-name="T33">sa časom n</text:span></text:span><text:span text:style-name="CharStyle11"><text:span text:style-name="T13">a</text:span></text:span><text:span text:style-name="CharStyle11"><text:span text:style-name="T33">jdeme,</text:span></text:span></text:p>
        <text:p text:style-name="P49"><text:span text:style-name="CharStyle53"><text:span text:style-name="T33">Hádam </text:span></text:span><text:span text:style-name="CharStyle11"><text:span text:style-name="T33">— ktože vie, čo príde? </text:span></text:span><text:span text:style-name="CharStyle53"><text:span text:style-name="T33">—</text:span></text:span></text:p>
        <text:p text:style-name="P7"><text:span text:style-name="CharStyle11"><text:span text:style-name="T33">Viac sa nikdy nestretneme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Oči moje</text:span></text:span><text:span text:style-name="CharStyle50"><text:span text:style-name="T33">..</text:span></text:span><text:span text:style-name="CharStyle54"><text:span text:style-name="T3">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Oči moje, oči moje,</text:span></text:span></text:p>
        <text:p text:style-name="P7"><text:span text:style-name="CharStyle53"><text:span text:style-name="T33">Ako </text:span></text:span><text:span text:style-name="CharStyle11"><text:span text:style-name="T33">nebe obidvoje,</text:span></text:span></text:p>
        <text:p text:style-name="P7"><text:span text:style-name="CharStyle53"><text:span text:style-name="T33">Pozrite </text:span></text:span><text:span text:style-name="CharStyle11"><text:span text:style-name="T33">že </text:span></text:span><text:span text:style-name="CharStyle53"><text:span text:style-name="T33">na </text:span></text:span><text:span text:style-name="CharStyle11"><text:span text:style-name="T33">mňa mil</text:span></text:span><text:span text:style-name="CharStyle11"><text:span text:style-name="T3">o;</text:span></text:span></text:p>
        <text:p text:style-name="P7"><text:span text:style-name="CharStyle53"><text:span text:style-name="T33">Veď mi </text:span></text:span><text:span text:style-name="CharStyle11"><text:span text:style-name="T33">je </text:span></text:span><text:span text:style-name="CharStyle53"><text:span text:style-name="T33">tak v </text:span></text:span><text:span text:style-name="CharStyle11"><text:span text:style-name="T33">svete clivo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Oči moje, oči </text:span></text:span><text:span text:style-name="CharStyle11"><text:span text:style-name="T33">moje,</text:span></text:span></text:p>
        <text:p text:style-name="P7"><text:span text:style-name="CharStyle53"><text:span text:style-name="T33">Ako anje</text:span></text:span><text:span text:style-name="CharStyle53"><text:span text:style-name="T13">ľ</text:span></text:span><text:span text:style-name="CharStyle53"><text:span text:style-name="T33"> </text:span></text:span><text:span text:style-name="CharStyle11"><text:span text:style-name="T33">obidvoje,</text:span></text:span></text:p>
        <text:p text:style-name="P17"><text:span text:style-name="CharStyle53"><text:span text:style-name="T33">Keď pôjdem po </text:span></text:span><text:span text:style-name="CharStyle11"><text:span text:style-name="T33">šírom svete,</text:span></text:span></text:p>
        <text:p text:style-name="P49"><text:span text:style-name="CharStyle53"><text:span text:style-name="T33">Či sa za mnou </text:span></text:span><text:span text:style-name="CharStyle11"><text:span text:style-name="T33">obozrete?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Oči moje</text:span></text:span><text:span text:style-name="CharStyle53"><text:span text:style-name="T3">,</text:span></text:span><text:span text:style-name="CharStyle53"><text:span text:style-name="T33"> oči moje,</text:span></text:span></text:p>
        <text:p text:style-name="P140"><text:span text:style-name="CharStyle53"><text:span text:style-name="T33">Keď raz prídu víchry, boje,</text:span></text:span></text:p>
        <text:p text:style-name="P161"><text:span text:style-name="CharStyle53"><text:span text:style-name="T33">A keď B</text:span></text:span><text:span text:style-name="CharStyle53"><text:span text:style-name="T3">o</text:span></text:span><text:span text:style-name="CharStyle53"><text:span text:style-name="T33">h dá, pri návrate</text:span></text:span></text:p>
        <text:p text:style-name="P161"><text:span text:style-name="CharStyle53"><text:span text:style-name="T33">Či sa na mňa zpamätáte?!</text:span></text:span></text:p>
        <text:p text:style-name="P29"><text:span text:style-name="CharStyle74"><text:span text:style-name="T3"/></text:span></text:p>
        <text:p text:style-name="P64"><text:span text:style-name="CharStyle74"><text:span text:style-name="T3"/></text:span></text:p>
        <text:p text:style-name="P64"><text:span text:style-name="CharStyle54"><text:span text:style-name="T33">Opustený.</text:span></text:span></text:p>
        <text:p text:style-name="P17"><text:span text:style-name="CharStyle53"><text:span text:style-name="T33"/></text:span></text:p>
        <text:p text:style-name="P49"><text:span text:style-name="CharStyle53"><text:span text:style-name="T33">Míňajú sa časy, mení sa cel</text:span></text:span><text:span text:style-name="CharStyle53"><text:span text:style-name="T3">ý</text:span></text:span><text:span text:style-name="CharStyle53"><text:span text:style-name="T33"> svet,</text:span></text:span></text:p>
        <text:p text:style-name="P49"><text:span text:style-name="CharStyle53"><text:span text:style-name="T33">Za mojim klobúkom ešte pe</text:span></text:span><text:span text:style-name="CharStyle53"><text:span text:style-name="T3">re</text:span></text:span><text:span text:style-name="CharStyle53"><text:span text:style-name="T33">čka niet.</text:span></text:span></text:p>
        <text:p text:style-name="P7"><text:span text:style-name="CharStyle53"><text:span text:style-name="T33"/></text:span></text:p>
        <text:p text:style-name="P49"><text:soft-page-break/><text:span text:style-name="CharStyle53"><text:span text:style-name="T33">Vyrástol rozmarín v Mámilej za</text:span></text:span><text:span text:style-name="CharStyle53"><text:span text:style-name="T13">h</text:span></text:span><text:span text:style-name="CharStyle53"><text:span text:style-name="T33">rade,</text:span></text:span></text:p>
        <text:p text:style-name="P49"><text:span text:style-name="CharStyle53"><text:span text:style-name="T33">Čože mňa tam po ňom, veď on môj nebude.</text:span></text:span></text:p>
        <text:p text:style-name="P7"><text:span text:style-name="CharStyle53"><text:span text:style-name="T33"/></text:span></text:p>
        <text:p text:style-name="P49"><text:span text:style-name="CharStyle53"><text:span text:style-name="T33">Zle je sokolovi, zle je na ra</text:span></text:span><text:span text:style-name="CharStyle53"><text:span text:style-name="T43">ť</text:span></text:span><text:span text:style-name="CharStyle53"><text:span text:style-name="T33">azy,</text:span></text:span></text:p>
        <text:p text:style-name="P49"><text:span text:style-name="CharStyle53"><text:span text:style-name="T33">Ale mne je horšie o mnoho storazí;</text:span></text:span></text:p>
        <text:p text:style-name="P3"><text:span text:style-name="CharStyle31"><text:span text:style-name="T33"/></text:span></text:p>
        <text:p text:style-name="P7"><text:span text:style-name="CharStyle53"><text:span text:style-name="T33">On sa vysvobodí zo svojej nev</text:span></text:span><text:span text:style-name="CharStyle53"><text:span text:style-name="T43">o</text:span></text:span><text:span text:style-name="CharStyle53"><text:span text:style-name="T33">le</text:span></text:span></text:p>
        <text:p text:style-name="P7"><text:span text:style-name="CharStyle53"><text:span text:style-name="T33">A ja tu zostanem </text:span></text:span><text:span text:style-name="CharStyle11"><text:span text:style-name="T3">—</text:span></text:span><text:span text:style-name="CharStyle11"><text:span text:style-name="T33"> </text:span></text:span><text:span text:style-name="CharStyle53"><text:span text:style-name="T33">a so mnou len bôle</text:span></text:span><text:span text:style-name="CharStyle53"><text:span text:style-name="T3">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Kvetom uvädlým u Milej</text:span></text:span><text:span text:style-name="CharStyle54"><text:span text:style-name="T3">.</text:span></text:span></text:p>
        <text:p text:style-name="P7"><text:span text:style-name="CharStyle53"><text:span text:style-name="T33"/></text:span></text:p>
        <text:p text:style-name="P49"><text:span text:style-name="CharStyle53"><text:span text:style-name="T33">Predtým som ťažko k vám prišiel,</text:span></text:span></text:p>
        <text:p text:style-name="P49"><text:span text:style-name="CharStyle53"><text:span text:style-name="T33">Ľahko však s vami k Marín</text:span></text:span><text:span text:style-name="CharStyle53"><text:span text:style-name="T3">e;</text:span></text:span></text:p>
        <text:p text:style-name="P17"><text:span text:style-name="CharStyle53"><text:span text:style-name="T33">Teraz ľah</text:span></text:span><text:span text:style-name="CharStyle53"><text:span text:style-name="T13">ú</text:span></text:span><text:span text:style-name="CharStyle53"><text:span text:style-name="T33">čko prídem k vám,</text:span></text:span></text:p>
        <text:p text:style-name="P49"><text:span text:style-name="CharStyle53"><text:span text:style-name="T33">Ona v</text:span></text:span><text:span text:style-name="CharStyle53"><text:span text:style-name="T3">š</text:span></text:span><text:span text:style-name="CharStyle53"><text:span text:style-name="T33">ak z ťažka vás príme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Plný ob</text:span></text:span><text:span text:style-name="CharStyle53"><text:span text:style-name="T3">l</text:span></text:span><text:span text:style-name="CharStyle53"><text:span text:style-name="T33">ôček pierkami </text:span></text:span><text:span text:style-name="CharStyle53"><text:span text:style-name="T3">—</text:span></text:span></text:p>
        <text:p text:style-name="P7"><text:span text:style-name="CharStyle53"><text:span text:style-name="T33">Celú komôrku zakládla:</text:span></text:span></text:p>
        <text:p text:style-name="P7"><text:span text:style-name="CharStyle53"><text:span text:style-name="T33">Svieže sú cudzie, len moja </text:span></text:span><text:span text:style-name="CharStyle53"><text:span text:style-name="T3">—</text:span></text:span></text:p>
        <text:p text:style-name="P7"><text:span text:style-name="CharStyle53"><text:span text:style-name="T33">Moja ľali</text:span></text:span><text:span text:style-name="CharStyle53"><text:span text:style-name="T3">ja</text:span></text:span><text:span text:style-name="CharStyle53"><text:span text:style-name="T33"> uvädla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Uvädl</text:span></text:span><text:span text:style-name="CharStyle54"><text:span text:style-name="T3">ý</text:span></text:span><text:span text:style-name="CharStyle54"><text:span text:style-name="T33"> lístok a piesne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Prečo tak temno zne</text:span></text:span><text:span text:style-name="CharStyle53"><text:span text:style-name="T3">je</text:span></text:span><text:span text:style-name="CharStyle53"><text:span text:style-name="T33">te</text:span></text:span></text:p>
        <text:p text:style-name="P7"><text:span text:style-name="CharStyle53"><text:span text:style-name="T33">Vy struny ľúbej gytary?</text:span></text:span></text:p>
        <text:p text:style-name="P17"><text:span text:style-name="CharStyle53"><text:span text:style-name="T33">Každá, čo začnem piese</text:span></text:span><text:span text:style-name="CharStyle53"><text:span text:style-name="T3">ň</text:span></text:span><text:span text:style-name="CharStyle53"><text:span text:style-name="T33">ka,</text:span></text:span></text:p>
        <text:p text:style-name="P49"><text:span text:style-name="CharStyle53"><text:span text:style-name="T33">Každá sa mi nevydarí.</text:span></text:span></text:p>
        <text:p text:style-name="P133"><text:span text:style-name="CharStyle53"><text:span text:style-name="T33"/></text:span></text:p>
        <text:p text:style-name="P155"><text:span text:style-name="CharStyle53"><text:span text:style-name="T33">Ach, to mi lístok Marínin,</text:span></text:span></text:p>
        <text:p text:style-name="P92"><text:span text:style-name="CharStyle53"><text:span text:style-name="T43">Č</text:span></text:span><text:span text:style-name="CharStyle53"><text:span text:style-name="T33">o dávno </text:span></text:span><text:span text:style-name="CharStyle11"><text:span text:style-name="T3">—</text:span></text:span><text:span text:style-name="CharStyle11"><text:span text:style-name="T33"> </text:span></text:span><text:span text:style-name="CharStyle53"><text:span text:style-name="T33">dávno uvädnul,</text:span></text:span></text:p>
        <text:p text:style-name="P116"><text:span text:style-name="CharStyle53"><text:span text:style-name="T33">Na cestu vášho hýbania </text:span></text:span><text:span text:style-name="CharStyle11"><text:span text:style-name="T3">—</text:span></text:span></text:p>
        <text:p text:style-name="P7"><text:soft-page-break/><text:span text:style-name="CharStyle53"><text:span text:style-name="T33">Do prsú mojich dopadnul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Hľadenie cez </text:span></text:span><text:span text:style-name="CharStyle54"><text:span text:style-name="T33">plôtok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Škoda ťa, že si vyrástol</text:span></text:span></text:p>
        <text:p text:style-name="P7"><text:span text:style-name="CharStyle53"><text:span text:style-name="T33">Na cudzom poli, ľúby kvet;</text:span></text:span></text:p>
        <text:p text:style-name="P17"><text:span text:style-name="CharStyle53"><text:span text:style-name="T33">Keby som ťa ja mohol mať,</text:span></text:span></text:p>
        <text:p text:style-name="P49"><text:span text:style-name="CharStyle53"><text:span text:style-name="T33">M</text:span></text:span><text:span text:style-name="CharStyle53"><text:span text:style-name="T3">ys</text:span></text:span><text:span text:style-name="CharStyle53"><text:span text:style-name="T33">lelb</text:span></text:span><text:span text:style-name="CharStyle53"><text:span text:style-name="T3">yc</text:span></text:span><text:span text:style-name="CharStyle53"><text:span text:style-name="T33">h, že mám celý svet.</text:span></text:span></text:p>
        <text:p text:style-name="P3"><text:span text:style-name="CharStyle31"><text:span text:style-name="T3"/></text:span></text:p>
        <text:p text:style-name="P140"><text:span text:style-name="CharStyle53"><text:span text:style-name="T33">Ja bych ti nedal zahynúť,</text:span></text:span></text:p>
        <text:p text:style-name="P161"><text:span text:style-name="CharStyle53"><text:span text:style-name="T33">Sám bych ťa vlažil, polieva</text:span></text:span><text:span text:style-name="CharStyle53"><text:span text:style-name="T13">ľ</text:span></text:span><text:span text:style-name="CharStyle53"><text:span text:style-name="T33">;</text:span></text:span></text:p>
        <text:p text:style-name="P140"><text:span text:style-name="CharStyle53"><text:span text:style-name="T3">A</text:span></text:span><text:span text:style-name="CharStyle53"><text:span text:style-name="T33"> keby víchry zaduli,</text:span></text:span></text:p>
        <text:p text:style-name="P161"><text:span text:style-name="CharStyle53"><text:span text:style-name="T33">Na prsách by ťa zohrieval.</text:span></text:span></text:p>
        <text:p text:style-name="P75"><text:span text:style-name="CharStyle53"><text:span text:style-name="T33"/></text:span></text:p>
        <text:p text:style-name="P108"><text:span text:style-name="CharStyle53"><text:span text:style-name="T33">Teraz? Tam rastieš cudziemu!</text:span></text:span></text:p>
        <text:p text:style-name="P7"><text:span text:style-name="CharStyle53"><text:span text:style-name="T33">Čo mi z toho, keď teba niet?</text:span></text:span></text:p>
        <text:p text:style-name="P140"><text:span text:style-name="CharStyle53"><text:span text:style-name="T33">Ja len tak zďaleka musím</text:span></text:span></text:p>
        <text:p text:style-name="P161"><text:span text:style-name="CharStyle53"><text:span text:style-name="T33">Na teba ces plôtok hľadie</text:span></text:span><text:span text:style-name="CharStyle53"><text:span text:style-name="T3">ť</text:span></text:span><text:span text:style-name="CharStyle53"><text:span text:style-name="T33">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Hrdá nevesta.</text:span></text:span></text:p>
        <text:p text:style-name="P7"><text:span text:style-name="CharStyle53"><text:span text:style-name="T33"/></text:span></text:p>
        <text:p text:style-name="P49"><text:span text:style-name="CharStyle53"><text:span text:style-name="T33">Keď mi na um sídu tvoje sivé oči,</text:span></text:span></text:p>
        <text:p text:style-name="P49"><text:span text:style-name="CharStyle53"><text:span text:style-name="T33">Hneď sa mi celá zem, celý svet zatočí;</text:span></text:span></text:p>
        <text:p text:style-name="P49"><text:span text:style-name="CharStyle53"><text:span text:style-name="T33">A keď si pomyslím, že hľadia po druhých,</text:span></text:span></text:p>
        <text:p text:style-name="P49"><text:span text:style-name="CharStyle53"><text:span text:style-name="T33">Akoby ma skuval do reťazov tuhých,</text:span></text:span></text:p>
        <text:p text:style-name="P49"><text:span text:style-name="CharStyle53"><text:span text:style-name="T33">Do reťazov tuhých ako by ma obil —</text:span></text:span></text:p>
        <text:p text:style-name="P49"><text:span text:style-name="CharStyle53"><text:span text:style-name="T33">Ty hrdá nevesta, čo som ti urobil?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Myslenie za nevernou.</text:span></text:span></text:p>
        <text:p text:style-name="P75"><text:span text:style-name="CharStyle53"><text:span text:style-name="T33"/></text:span></text:p>
        <text:p text:style-name="P116"><text:soft-page-break/><text:span text:style-name="CharStyle53"><text:span text:style-name="T33">Keď pôjdem horou, dolinou,</text:span></text:span></text:p>
        <text:p text:style-name="P116"><text:span text:style-name="CharStyle53"><text:span text:style-name="T33">Budem si myslieť za Milou,</text:span></text:span></text:p>
        <text:p text:style-name="P116"><text:span text:style-name="CharStyle53"><text:span text:style-name="T33">Pri každej skale, pramienku</text:span></text:span></text:p>
        <text:p text:style-name="P116"><text:span text:style-name="CharStyle53"><text:span text:style-name="T33">Na moju šumnú Marienk</text:span></text:span><text:span text:style-name="CharStyle53"><text:span text:style-name="T3">u</text:span></text:span><text:span text:style-name="CharStyle53"><text:span text:style-name="T33">:</text:span></text:span></text:p>
        <text:p text:style-name="P133"><text:span text:style-name="CharStyle53"><text:span text:style-name="T33"/></text:span></text:p>
        <text:p text:style-name="P155"><text:span text:style-name="CharStyle53"><text:span text:style-name="T33">Jako sme žili dakedy,</text:span></text:span></text:p>
        <text:p text:style-name="P140"><text:span text:style-name="CharStyle53"><text:span text:style-name="T33">Jaké sme mali besedy,</text:span></text:span></text:p>
        <text:p text:style-name="P161"><text:span text:style-name="CharStyle53"><text:span text:style-name="T33">Jako mi prstienok dala —</text:span></text:span></text:p>
        <text:p text:style-name="P161"><text:span text:style-name="CharStyle53"><text:span text:style-name="T33">I jako ma zanahala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Keď pôjdem nazpät dolinou,</text:span></text:span></text:p>
        <text:p text:style-name="P116"><text:span text:style-name="CharStyle53"><text:span text:style-name="T33">Nebudem myslieť za Milou;</text:span></text:span></text:p>
        <text:p text:style-name="P7"><text:span text:style-name="CharStyle53"><text:span text:style-name="T33">Klobúk založím na oči.</text:span></text:span></text:p>
        <text:p text:style-name="P7"><text:span text:style-name="CharStyle53"><text:span text:style-name="T33">Neobzrem sa po úbočí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Na </text:span></text:span><text:span text:style-name="CharStyle54"><text:span text:style-name="T33">ceste od nevernej.</text:span></text:span></text:p>
        <text:p text:style-name="P133"><text:span text:style-name="CharStyle53"><text:span text:style-name="T33"/></text:span></text:p>
        <text:p text:style-name="P161"><text:span text:style-name="CharStyle53"><text:span text:style-name="T33">Ide šuhaj z Milej domu,</text:span></text:span></text:p>
        <text:p text:style-name="P161"><text:span text:style-name="CharStyle53"><text:span text:style-name="T33">Popri plôtku pri zahrade</text:span></text:span></text:p>
        <text:p text:style-name="P140"><text:span text:style-name="CharStyle53"><text:span text:style-name="T33">A tak mu je dáko clivo,</text:span></text:span></text:p>
        <text:p text:style-name="P161"><text:span text:style-name="CharStyle53"><text:span text:style-name="T33">Že nevie chodníček k</text:span></text:span><text:span text:style-name="CharStyle53"><text:span text:style-name="T3">a</text:span></text:span><text:span text:style-name="CharStyle53"><text:span text:style-name="T33">de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Hneď si spieva, hne</text:span></text:span><text:span text:style-name="CharStyle53"><text:span text:style-name="T3">ď</text:span></text:span><text:span text:style-name="CharStyle53"><text:span text:style-name="T33"> si nôti</text:span></text:span></text:p>
        <text:p text:style-name="P7"><text:span text:style-name="CharStyle53"><text:span text:style-name="T33">Len tak pomaličky z ticha,</text:span></text:span></text:p>
        <text:p text:style-name="P7"><text:span text:style-name="CharStyle53"><text:span text:style-name="T33">A hneď akoby v nev</text:span></text:span><text:span text:style-name="CharStyle53"><text:span text:style-name="T13">o</text:span></text:span><text:span text:style-name="CharStyle53"><text:span text:style-name="T33">li</text:span></text:span></text:p>
        <text:p text:style-name="P133"><text:span text:style-name="CharStyle53"><text:span text:style-name="T33">Pretŕha nôtu a vzdych</text:span></text:span><text:span text:style-name="CharStyle53"><text:span text:style-name="T3">á</text:span></text:span><text:span text:style-name="CharStyle53"><text:span text:style-name="T33">:</text:span></text:span></text:p>
        <text:p text:style-name="P133"><text:span text:style-name="CharStyle53"><text:span text:style-name="T33"/></text:span></text:p>
        <text:p text:style-name="P161"><text:span text:style-name="CharStyle53"><text:span text:style-name="T33">Či si zahynul už v tých mhlách</text:span></text:span></text:p>
        <text:p text:style-name="P161"><text:span text:style-name="CharStyle53"><text:span text:style-name="T33">Nočných snov mojich kamarát?</text:span></text:span></text:p>
        <text:p text:style-name="P7"><text:span text:style-name="CharStyle53"><text:span text:style-name="T33">Čis ma už i ty zabudol?</text:span></text:span></text:p>
        <text:p text:style-name="P7"><text:span text:style-name="CharStyle53"><text:span text:style-name="T33">Či ma už viacej nemáš rád?</text:span></text:span></text:p>
        <text:p text:style-name="P42"><text:span text:style-name="CharStyle75"><text:span text:style-name="T3"/></text:span></text:p>
        <text:p text:style-name="P140"><text:soft-page-break/><text:span text:style-name="CharStyle53"><text:span text:style-name="T33">Nože, ak ešte pamätáš,</text:span></text:span></text:p>
        <text:p text:style-name="P161"><text:span text:style-name="CharStyle53"><text:span text:style-name="T33">Posvie</text:span></text:span><text:span text:style-name="CharStyle53"><text:span text:style-name="T13">ť</text:span></text:span><text:span text:style-name="CharStyle53"><text:span text:style-name="T33"> mi, kým domov prídem</text:span></text:span><text:span text:style-name="CharStyle53"><text:span text:style-name="T3">;</text:span></text:span></text:p>
        <text:p text:style-name="P17"><text:span text:style-name="CharStyle53"><text:span text:style-name="T33">Veď mi je tak zle, nedobre,</text:span></text:span></text:p>
        <text:p text:style-name="P49"><text:span text:style-name="CharStyle53"><text:span text:style-name="T33">Že neviem sám, k</text:span></text:span><text:span text:style-name="CharStyle53"><text:span text:style-name="T3">a</text:span></text:span><text:span text:style-name="CharStyle53"><text:span text:style-name="T33">de idem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Dary od </text:span></text:span><text:span text:style-name="CharStyle54"><text:span text:style-name="T33">Milej.</text:span></text:span></text:p>
        <text:p text:style-name="P133"><text:span text:style-name="CharStyle53"><text:span text:style-name="T33"/></text:span></text:p>
        <text:p text:style-name="P161"><text:span text:style-name="CharStyle53"><text:span text:style-name="T33">Nest</text:span></text:span><text:span text:style-name="CharStyle53"><text:span text:style-name="T3">ŕ</text:span></text:span><text:span text:style-name="CharStyle53"><text:span text:style-name="T33">haj mi vetrík dolu</text:span></text:span></text:p>
        <text:p text:style-name="P161"><text:span text:style-name="CharStyle53"><text:span text:style-name="T33">Klobúčik, hoc obšúchaný,</text:span></text:span></text:p>
        <text:p text:style-name="P17"><text:span text:style-name="CharStyle53"><text:span text:style-name="T33">Tam za čiernym galônik</text:span></text:span><text:span text:style-name="CharStyle53"><text:span text:style-name="T3">o</text:span></text:span><text:span text:style-name="CharStyle53"><text:span text:style-name="T13">m </text:span></text:span></text:p>
        <text:p text:style-name="P49"><text:span text:style-name="CharStyle53"><text:span text:style-name="T33">Kvietok nosím darovaný.</text:span></text:span></text:p>
        <text:p text:style-name="P7"><text:span text:style-name="CharStyle53"><text:span text:style-name="T33"/></text:span></text:p>
        <text:p text:style-name="P49"><text:span text:style-name="CharStyle53"><text:span text:style-name="T33">Tam šn</text:span></text:span><text:span text:style-name="CharStyle53"><text:span text:style-name="T3">ô</text:span></text:span><text:span text:style-name="CharStyle53"><text:span text:style-name="T33">ročka tmavej farby</text:span></text:span></text:p>
        <text:p text:style-name="P49"><text:span text:style-name="CharStyle53"><text:span text:style-name="T33">I to ešte ona tkala;</text:span></text:span></text:p>
        <text:p text:style-name="P17"><text:span text:style-name="CharStyle53"><text:span text:style-name="T33">Načos’ mi to</text:span></text:span><text:span text:style-name="CharStyle53"><text:span text:style-name="T3">,</text:span></text:span><text:span text:style-name="CharStyle53"><text:span text:style-name="T33"> dieťa moje,</text:span></text:span></text:p>
        <text:p text:style-name="P49"><text:span text:style-name="CharStyle53"><text:span text:style-name="T33">Načos</text:span></text:span><text:span text:style-name="CharStyle53"><text:span text:style-name="T3">’</text:span></text:span><text:span text:style-name="CharStyle53"><text:span text:style-name="T33"> mi to darovala?</text:span></text:span></text:p>
        <text:p text:style-name="P133"><text:span text:style-name="CharStyle53"><text:span text:style-name="T33"/></text:span></text:p>
        <text:p text:style-name="P161"><text:span text:style-name="CharStyle53"><text:span text:style-name="T33">Tak som chodil po tom svete</text:span></text:span></text:p>
        <text:p text:style-name="P161"><text:span text:style-name="CharStyle53"><text:span text:style-name="T33">Tak svobodno, tak veselo,</text:span></text:span></text:p>
        <text:p text:style-name="P140"><text:span text:style-name="CharStyle53"><text:span text:style-name="T33">S tvojim darom všetko šťastie</text:span></text:span></text:p>
        <text:p text:style-name="P161"><text:span text:style-name="CharStyle53"><text:span text:style-name="T33">Ako vtáčik uletelo.</text:span></text:span></text:p>
        <text:p text:style-name="P133"><text:span text:style-name="CharStyle53"><text:span text:style-name="T33"/></text:span></text:p>
        <text:p text:style-name="P161"><text:span text:style-name="CharStyle53"><text:span text:style-name="T33">Ak ho ztrhneš vetrík dolu,</text:span></text:span></text:p>
        <text:p text:style-name="P161"><text:span text:style-name="CharStyle53"><text:span text:style-name="T33">Nuž ho zanes k nej na skutk</text:span></text:span><text:span text:style-name="CharStyle53"><text:span text:style-name="T3">u</text:span></text:span><text:span text:style-name="CharStyle53"><text:span text:style-name="T33">;</text:span></text:span></text:p>
        <text:p text:style-name="P7"><text:span text:style-name="CharStyle53"><text:span text:style-name="T33">Nach si vezme svoje dary:</text:span></text:span></text:p>
        <text:p text:style-name="P7"><text:span text:style-name="CharStyle53"><text:span text:style-name="T33">Kvet, galônik — i b</text:span></text:span><text:span text:style-name="CharStyle53"><text:span text:style-name="T13">ôľ</text:span></text:span><text:span text:style-name="CharStyle53"><text:span text:style-name="T33"> smútku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Mohyla Mar</text:span></text:span><text:span text:style-name="CharStyle55"><text:span text:style-name="T43">i</text:span></text:span><text:span text:style-name="CharStyle55"><text:span text:style-name="T33">ny.</text:span></text:span></text:p>
        <text:p text:style-name="P133"><text:span text:style-name="CharStyle53"><text:span text:style-name="T33"/></text:span></text:p>
        <text:p text:style-name="P161"><text:span text:style-name="CharStyle53"><text:span text:style-name="T33">Už môžeš, </text:span></text:span><text:span text:style-name="CharStyle53"><text:span text:style-name="T3">l</text:span></text:span><text:span text:style-name="CharStyle53"><text:span text:style-name="T33">ú</text:span></text:span><text:span text:style-name="CharStyle53"><text:span text:style-name="T13">b</text:span></text:span><text:span text:style-name="CharStyle53"><text:span text:style-name="T33">y holúbku,</text:span></text:span></text:p>
        <text:p text:style-name="P161"><text:span text:style-name="CharStyle53"><text:span text:style-name="T33">Sprobovať krielc</text:span></text:span><text:span text:style-name="CharStyle53"><text:span text:style-name="T13">a </text:span></text:span><text:span text:style-name="CharStyle53"><text:span text:style-name="T33">v lietaní,</text:span></text:span></text:p>
        <text:p text:style-name="P140"><text:soft-page-break/><text:span text:style-name="CharStyle53"><text:span text:style-name="T33">Už víchry zimné prestali,</text:span></text:span></text:p>
        <text:p text:style-name="P161"><text:span text:style-name="CharStyle53"><text:span text:style-name="T33">Už </text:span></text:span><text:span text:style-name="CharStyle53"><text:span text:style-name="T13">ľ</text:span></text:span><text:span text:style-name="CharStyle53"><text:span text:style-name="T33">ad</text:span></text:span><text:span text:style-name="CharStyle53"><text:span text:style-name="T3">ov</text:span></text:span><text:span text:style-name="CharStyle53"><text:span text:style-name="T33"> nieto na stráni.</text:span></text:span></text:p>
        <text:p text:style-name="P75"><text:span text:style-name="CharStyle53"><text:span text:style-name="T33"/></text:span></text:p>
        <text:p text:style-name="P116"><text:span text:style-name="CharStyle53"><text:span text:style-name="T33">Len mi nezabuď na ceste</text:span></text:span></text:p>
        <text:p text:style-name="P116"><text:span text:style-name="CharStyle53"><text:span text:style-name="T33">Na nízku pozrieť mohylu,</text:span></text:span></text:p>
        <text:p text:style-name="P116"><text:span text:style-name="CharStyle53"><text:span text:style-name="T33">Či už zakvitla čierna zem,</text:span></text:span></text:p>
        <text:p text:style-name="P7"><text:span text:style-name="CharStyle53"><text:span text:style-name="T33">Čo mi zakryla Marilu.</text:span></text:span></text:p>
        <text:p text:style-name="P75"><text:span text:style-name="CharStyle45"><text:span text:style-name="T3"/></text:span></text:p>
        <text:p text:style-name="P108"><text:span text:style-name="CharStyle45"><text:span text:style-name="T3"/></text:span></text:p>
        <text:p text:style-name="P116"><text:span text:style-name="CharStyle45"><text:span text:style-name="T13">Život.</text:span></text:span></text:p>
        <text:p text:style-name="P116"><text:span text:style-name="CharStyle45"><text:span text:style-name="T13"/></text:span></text:p>
        <text:p text:style-name="P108"><text:span text:style-name="CharStyle45"><text:span text:style-name="T13">Z</text:span></text:span><text:span text:style-name="CharStyle45"><text:span text:style-name="T33">atým básnik z pocitov prvej mladosti i </text:span></text:span><text:span text:style-name="CharStyle45"><text:span text:style-name="T13">ľ</text:span></text:span><text:span text:style-name="CharStyle45"><text:span text:style-name="T33">úbostí von do krútňavy skutočného života unesený ospevuje všetko, čo tuná dotklo sa ho. A jak čo rozmanitéh</text:span></text:span><text:span text:style-name="CharStyle45"><text:span text:style-name="T3">o</text:span></text:span><text:span text:style-name="CharStyle45"><text:span text:style-name="T33">, ba rôzneho milo i nemilo dotýka sa ho; jak čo unáša dušu jeho hneď do krajín citu nežnejšieho, vážneho, bô</text:span></text:span><text:span text:style-name="CharStyle45"><text:span text:style-name="T13">ľ</text:span></text:span><text:span text:style-name="CharStyle45"><text:span text:style-name="T33">ne stonajúceho; hneď zasa ukazujú sa mu výjavy života vo svojej smiešnej, mravu a kráse i pravde opáčnej stránke: tak i spevy jeho dýchajú hneď týmže citom nežným, vážnym a b</text:span></text:span><text:span text:style-name="CharStyle45"><text:span text:style-name="T3">ô</text:span></text:span><text:span text:style-name="CharStyle45"><text:span text:style-name="T13">ľ</text:span></text:span><text:span text:style-name="CharStyle45"><text:span text:style-name="T33">ným, hneď zasa ihrajú humorom a satyr</text:span></text:span><text:span text:style-name="CharStyle45"><text:span text:style-name="T3">ou</text:span></text:span><text:span text:style-name="CharStyle45"><text:span text:style-name="T33"> — všetko vo forme tak rozmanite</text:span></text:span><text:span text:style-name="CharStyle45"><text:span text:style-name="T3">j</text:span></text:span><text:span text:style-name="CharStyle45"><text:span text:style-name="T33">, jak</text:span></text:span><text:span text:style-name="CharStyle45"><text:span text:style-name="T13">á</text:span></text:span><text:span text:style-name="CharStyle45"><text:span text:style-name="T33"> rozmanitosť a pestrosť úkazov v živote samom. Tak prerozmanite i podávame jich. Spevy a básne tieto sú verným odbleskom našich skutočných mravných v spoločenskom, národnom i občanskom živote, zvlášť z ro­kov 1850 do 1866.</text:span></text:span></text:p>
        <text:h text:style-name="P205" text:outline-level="3"><text:span text:style-name="CharStyle76"><text:span text:style-name="T3"/></text:span></text:h>
        <text:h text:style-name="P206" text:outline-level="3"><text:span text:style-name="CharStyle76"><text:span text:style-name="T3"/></text:span></text:h>
        <text:h text:style-name="P206" text:outline-level="3"><text:span text:style-name="CharStyle76"><text:span text:style-name="T15">Z</text:span></text:span><text:bookmark-start text:name="bookmark12"/><text:span text:style-name="CharStyle76"><text:span text:style-name="T3">ivot</text:span></text:span><text:span text:style-name="CharStyle76"><text:span text:style-name="T33">.</text:span></text:span><text:bookmark-end text:name="bookmark12"/></text:h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Vstup.</text:span></text:span></text:p>
        <text:p text:style-name="P30"><text:span text:style-name="CharStyle64"><text:span text:style-name="T3"/></text:span></text:p>
        <text:p text:style-name="P67"><text:span text:style-name="CharStyle64"><text:span text:style-name="T14">1</text:span></text:span><text:span text:style-name="CharStyle64"><text:span text:style-name="T33">.</text:span></text:span></text:p>
        <text:p text:style-name="P133"><text:span text:style-name="CharStyle53"><text:span text:style-name="T33"/></text:span></text:p>
        <text:p text:style-name="P162"><text:span text:style-name="CharStyle53"><text:span text:style-name="T33">V útlych obrazoch dávnych snov</text:span></text:span></text:p>
        <text:p text:style-name="P162"><text:span text:style-name="CharStyle53"><text:span text:style-name="T33">Ľúbil som roda mojho kra</text:span></text:span><text:span text:style-name="CharStyle53"><text:span text:style-name="T3">j</text:span></text:span><text:span text:style-name="CharStyle53"><text:span text:style-name="T33">;</text:span></text:span></text:p>
        <text:p text:style-name="P141"><text:span text:style-name="CharStyle53"><text:span text:style-name="T33">Každý v ňom potok strieborný,</text:span></text:span></text:p>
        <text:p text:style-name="P162"><text:soft-page-break/><text:span text:style-name="CharStyle53"><text:span text:style-name="T33">Každý v ňom zlatý bol mi háj.</text:span></text:span></text:p>
        <text:p text:style-name="P133"><text:span text:style-name="CharStyle53"><text:span text:style-name="T33"/></text:span></text:p>
        <text:p text:style-name="P162"><text:span text:style-name="CharStyle53"><text:span text:style-name="T33">Slnko mi bolo za Tatier syna,</text:span></text:span></text:p>
        <text:p text:style-name="P162"><text:span text:style-name="CharStyle53"><text:span text:style-name="T33">Z nich som ho videl hor</text:span></text:span><text:span text:style-name="CharStyle53"><text:span text:style-name="T3">’</text:span></text:span><text:span text:style-name="CharStyle53"><text:span text:style-name="T33"> vstávať</text:span></text:span></text:p>
        <text:p text:style-name="P75"><text:span text:style-name="CharStyle53"><text:span text:style-name="T33">I milo hľadieť na ne z výšiny</text:span></text:span></text:p>
        <text:p text:style-name="P8"><text:span text:style-name="CharStyle53"><text:span text:style-name="T44">I </text:span></text:span><text:span text:style-name="CharStyle53"><text:span text:style-name="T33">v nich poko</text:span></text:span><text:span text:style-name="CharStyle53"><text:span text:style-name="T3">jn</text:span></text:span><text:span text:style-name="CharStyle53"><text:span text:style-name="T33">e zaspávať.</text:span></text:span></text:p>
        <text:p text:style-name="P7"><text:span text:style-name="CharStyle53"><text:span text:style-name="T33"/></text:span></text:p>
        <text:p text:style-name="P50"><text:span text:style-name="CharStyle53"><text:span text:style-name="T33">Ke</text:span></text:span><text:span text:style-name="CharStyle53"><text:span text:style-name="T44">ď</text:span></text:span><text:span text:style-name="CharStyle53"><text:span text:style-name="T33"> sa malebný dúhy luk</text:span></text:span></text:p>
        <text:p text:style-name="P50"><text:span text:style-name="CharStyle53"><text:span text:style-name="T33">Ponad Váh jasal v chmúrny čas,</text:span></text:span></text:p>
        <text:p text:style-name="P50"><text:span text:style-name="CharStyle53"><text:span text:style-name="T33">Tak sa mi zdalo, žiaden kraj,</text:span></text:span></text:p>
        <text:p text:style-name="P50"><text:span text:style-name="CharStyle53"><text:span text:style-name="T33">Len môj mať môže toľko krás.</text:span></text:span></text:p>
        <text:p text:style-name="P133"><text:span text:style-name="CharStyle53"><text:span text:style-name="T33"/></text:span></text:p>
        <text:p text:style-name="P162"><text:span text:style-name="CharStyle53"><text:span text:style-name="T33">Pošmúrnu zimu som neznal,</text:span></text:span></text:p>
        <text:p text:style-name="P162"><text:span text:style-name="CharStyle53"><text:span text:style-name="T33">Večný mi vtedy kvitol má</text:span></text:span><text:span text:style-name="CharStyle53"><text:span text:style-name="T3">j</text:span></text:span><text:span text:style-name="CharStyle53"><text:span text:style-name="T33">;</text:span></text:span></text:p>
        <text:p text:style-name="P75"><text:span text:style-name="CharStyle53"><text:span text:style-name="T33">Nič som neľúbil na svete</text:span></text:span></text:p>
        <text:p text:style-name="P7"><text:span text:style-name="CharStyle53"><text:span text:style-name="T33">Jedine môj spanilý kraj.</text:span></text:span></text:p>
        <text:p text:style-name="P3"><text:span text:style-name="CharStyle37"><text:span text:style-name="T33"/></text:span></text:p>
        <text:p text:style-name="P37"><text:span text:style-name="CharStyle78"><text:span text:style-name="T33">2</text:span></text:span><text:span text:style-name="CharStyle78"><text:span text:style-name="T3">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Milo nám býva, ke</text:span></text:span><text:span text:style-name="CharStyle11"><text:span text:style-name="T44">ď</text:span></text:span><text:span text:style-name="CharStyle11"><text:span text:style-name="T33"> zdanie</text:span></text:span></text:p>
        <text:p text:style-name="P93"><text:span text:style-name="CharStyle11"><text:span text:style-name="T33">V malebnom kojí nás klame;</text:span></text:span></text:p>
        <text:p text:style-name="P117"><text:span text:style-name="CharStyle11"><text:span text:style-name="T33">Čo môž’ byť žalosť, čo smútok,</text:span></text:span></text:p>
        <text:p text:style-name="P117"><text:span text:style-name="CharStyle11"><text:span text:style-name="T33">Čo horké slzy neznáme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Milé nám býva mámenie,</text:span></text:span></text:p>
        <text:p text:style-name="P93"><text:span text:style-name="CharStyle11"><text:span text:style-name="T33">Ke</text:span></text:span><text:span text:style-name="CharStyle11"><text:span text:style-name="T44">ď</text:span></text:span><text:span text:style-name="CharStyle11"><text:span text:style-name="T33"> k bôľu príčin nezavd</text:span></text:span><text:span text:style-name="CharStyle11"><text:span text:style-name="T3">á</text:span></text:span><text:span text:style-name="CharStyle11"><text:span text:style-name="T33">;</text:span></text:span></text:p>
        <text:p text:style-name="P117"><text:span text:style-name="CharStyle11"><text:span text:style-name="T33">Milý je, keď radosť množí,</text:span></text:span></text:p>
        <text:p text:style-name="P117"><text:span text:style-name="CharStyle11"><text:span text:style-name="T33">I samý omyľ, nepravda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Ale ťo mizne mihnutím;</text:span></text:span></text:p>
        <text:p text:style-name="P93"><text:span text:style-name="CharStyle11"><text:span text:style-name="T33">Čas t</text:span></text:span><text:span text:style-name="CharStyle11"><text:span text:style-name="T3">r</text:span></text:span><text:span text:style-name="CharStyle11"><text:span text:style-name="T33">há obrazov stíny,</text:span></text:span></text:p>
        <text:p text:style-name="P117"><text:span text:style-name="CharStyle11"><text:span text:style-name="T33">A svet odkrýva ako je.</text:span></text:span></text:p>
        <text:p text:style-name="P7"><text:span text:style-name="CharStyle11"><text:span text:style-name="T33">Odkrýva jeho ruiny.</text:span></text:span></text:p>
        <text:p text:style-name="P133"><text:soft-page-break/><text:span text:style-name="CharStyle11"><text:span text:style-name="T33"/></text:span></text:p>
        <text:p text:style-name="P162"><text:span text:style-name="CharStyle11"><text:span text:style-name="T44">3.</text:span></text:span></text:p>
        <text:p text:style-name="P162"><text:span text:style-name="CharStyle11"><text:span text:style-name="T44"/></text:span></text:p>
        <text:p text:style-name="P162"><text:span text:style-name="CharStyle11"><text:span text:style-name="T33">Ľ</text:span></text:span><text:span text:style-name="CharStyle11"><text:span text:style-name="T3">ú</text:span></text:span><text:span text:style-name="CharStyle11"><text:span text:style-name="T33">by kraju môj, kdeže sa</text:span></text:span></text:p>
        <text:p text:style-name="P162"><text:span text:style-name="CharStyle11"><text:span text:style-name="T33">Tvoje zlaté doly deli</text:span></text:span><text:span text:style-name="CharStyle11"><text:span text:style-name="T3">?</text:span></text:span></text:p>
        <text:p text:style-name="P7"><text:span text:style-name="CharStyle11"><text:span text:style-name="T33">Kde strieborné vlny jejich</text:span></text:span></text:p>
        <text:p text:style-name="P7"><text:span text:style-name="CharStyle11"><text:span text:style-name="T33">Kde a kedy uletely?</text:span></text:span></text:p>
        <text:p text:style-name="P133"><text:span text:style-name="CharStyle11"><text:span text:style-name="T33"/></text:span></text:p>
        <text:p text:style-name="P162"><text:span text:style-name="CharStyle11"><text:span text:style-name="T33">Slnko, tys’ nie syn hrdých skál,</text:span></text:span></text:p>
        <text:p text:style-name="P162"><text:span text:style-name="CharStyle11"><text:span text:style-name="T33">Ty vychodíš a hynieš zas;</text:span></text:span></text:p>
        <text:p text:style-name="P141"><text:span text:style-name="CharStyle11"><text:span text:style-name="T33">A na biedy tohto ľudu</text:span></text:span></text:p>
        <text:p text:style-name="P162"><text:span text:style-name="CharStyle11"><text:span text:style-name="T33">Nevzhliadneš z výšky ani raz.</text:span></text:span></text:p>
        <text:p text:style-name="P30"><text:span text:style-name="CharStyle79"><text:span text:style-name="T33"/></text:span></text:p>
        <text:p text:style-name="P67"><text:span text:style-name="CharStyle79"><text:span text:style-name="T33">4.</text:span></text:span></text:p>
        <text:p text:style-name="P133"><text:span text:style-name="CharStyle11"><text:span text:style-name="T33"/></text:span></text:p>
        <text:p text:style-name="P162"><text:span text:style-name="CharStyle11"><text:span text:style-name="T33">Vídal som už ľadov kruh</text:span></text:span><text:span text:style-name="CharStyle11"><text:span text:style-name="T3">y</text:span></text:span><text:span text:style-name="CharStyle11"><text:span text:style-name="T33">,</text:span></text:span></text:p>
        <text:p text:style-name="P162"><text:span text:style-name="CharStyle11"><text:span text:style-name="T33">Nežijem už večitý má</text:span></text:span><text:span text:style-name="CharStyle11"><text:span text:style-name="T3">j</text:span></text:span><text:span text:style-name="CharStyle11"><text:span text:style-name="T33">:</text:span></text:span></text:p>
        <text:p text:style-name="P141"><text:span text:style-name="CharStyle11"><text:span text:style-name="T33">To, čo som dosial nepoznal,</text:span></text:span></text:p>
        <text:p text:style-name="P162"><text:span text:style-name="CharStyle11"><text:span text:style-name="T33">Poznávam drahý — biedny kraj.</text:span></text:span></text:p>
        <text:p text:style-name="P3"><text:span text:style-name="CharStyle37"><text:span text:style-name="T33"/></text:span></text:p>
        <text:p text:style-name="P30"><text:span text:style-name="CharStyle79"><text:span text:style-name="T33">5.</text:span></text:span></text:p>
        <text:p text:style-name="P75"><text:span text:style-name="CharStyle11"><text:span text:style-name="T33"/></text:span></text:p>
        <text:p text:style-name="P108"><text:span text:style-name="CharStyle11"><text:span text:style-name="T33">Od polnočných strán dnu v lesách</text:span></text:span></text:p>
        <text:p text:style-name="P75"><text:span text:style-name="CharStyle11"><text:span text:style-name="T33">V pustých mhlách sp</text:span></text:span><text:span text:style-name="CharStyle11"><text:span text:style-name="T3">oč</text:span></text:span><text:span text:style-name="CharStyle11"><text:span text:style-name="T33">íva pol</text:span></text:span><text:span text:style-name="CharStyle11"><text:span text:style-name="T3">e</text:span></text:span><text:span text:style-name="CharStyle11"><text:span text:style-name="T33">;</text:span></text:span></text:p>
        <text:p text:style-name="P75"><text:span text:style-name="CharStyle11"><text:span text:style-name="T33">Hruda na hrude tam leží.</text:span></text:span></text:p>
        <text:p text:style-name="P75"><text:span text:style-name="CharStyle11"><text:span text:style-name="T33">Prázdne bez úrody role.</text:span></text:span></text:p>
        <text:p text:style-name="P75"><text:span text:style-name="CharStyle11"><text:span text:style-name="T33"/></text:span></text:p>
        <text:p text:style-name="P108"><text:span text:style-name="CharStyle11"><text:span text:style-name="T33">Kde-tu chalupa sa dvíha,</text:span></text:span></text:p>
        <text:p text:style-name="P75"><text:span text:style-name="CharStyle11"><text:span text:style-name="T33">Dávnych obyvateľov šľa</text:span></text:span><text:span text:style-name="CharStyle11"><text:span text:style-name="T3">k</text:span></text:span><text:span text:style-name="CharStyle11"><text:span text:style-name="T33">;</text:span></text:span></text:p>
        <text:p text:style-name="P75"><text:span text:style-name="CharStyle11"><text:span text:style-name="T33">Cesty tŕn</text:span></text:span><text:span text:style-name="CharStyle11"><text:span text:style-name="T44">i</text:span></text:span><text:span text:style-name="CharStyle11"><text:span text:style-name="T33">m zarastené,</text:span></text:span></text:p>
        <text:p text:style-name="P75"><text:span text:style-name="CharStyle11"><text:span text:style-name="T33">O ľudskej duši ani znak.</text:span></text:span></text:p>
        <text:p text:style-name="P75"><text:span text:style-name="CharStyle11"><text:span text:style-name="T33"/></text:span></text:p>
        <text:p text:style-name="P108"><text:span text:style-name="CharStyle11"><text:span text:style-name="T33">Opodia</text:span></text:span><text:span text:style-name="CharStyle11"><text:span text:style-name="T3">ľ</text:span></text:span><text:span text:style-name="CharStyle11"><text:span text:style-name="T33">, keď mhla odchodí</text:span></text:span></text:p>
        <text:p text:style-name="P75"><text:soft-page-break/><text:span text:style-name="CharStyle11"><text:span text:style-name="T33">A čas k poludniu sa chýli,</text:span></text:span></text:p>
        <text:p text:style-name="P75"><text:span text:style-name="CharStyle11"><text:span text:style-name="T33">Vídať na zbl</text:span></text:span><text:span text:style-name="CharStyle11"><text:span text:style-name="T3">e</text:span></text:span><text:span text:style-name="CharStyle11"><text:span text:style-name="T33">dnutej stráni</text:span></text:span></text:p>
        <text:p text:style-name="P142"><text:span text:style-name="CharStyle11"><text:span text:style-name="T33">Samé hroble a mohyly;</text:span></text:span></text:p>
        <text:p text:style-name="P163"><text:span text:style-name="CharStyle11"><text:span text:style-name="T33"/></text:span></text:p>
        <text:p text:style-name="P75"><text:span text:style-name="CharStyle11"><text:span text:style-name="T33">Na žiadnej kríž, len suchá vňať,</text:span></text:span></text:p>
        <text:p text:style-name="P75"><text:span text:style-name="CharStyle11"><text:span text:style-name="T33">Na žiadnej neleží pomník;</text:span></text:span></text:p>
        <text:p text:style-name="P75"><text:span text:style-name="CharStyle11"><text:span text:style-name="T33">Chodníka nemáš ku hrobom,</text:span></text:span></text:p>
        <text:p text:style-name="P75"><text:span text:style-name="CharStyle11"><text:span text:style-name="T33">Kto tu má plakať? za kým? — Nik!</text:span></text:span></text:p>
        <text:p text:style-name="P75"><text:span text:style-name="CharStyle11"><text:span text:style-name="T33"/></text:span></text:p>
        <text:p text:style-name="P108"><text:span text:style-name="CharStyle11"><text:span text:style-name="T33">A keď sa slnko už níži</text:span></text:span></text:p>
        <text:p text:style-name="P93"><text:span text:style-name="CharStyle11"><text:span text:style-name="T33">A padá v tajných lesov kút,</text:span></text:span></text:p>
        <text:p text:style-name="P117"><text:span text:style-name="CharStyle11"><text:span text:style-name="T33">Tu zďaleka v hmle na hrobách</text:span></text:span></text:p>
        <text:p text:style-name="P75"><text:span text:style-name="CharStyle11"><text:span text:style-name="T33">Svieti má</text:span></text:span><text:span text:style-name="CharStyle11"><text:span text:style-name="T44">m</text:span></text:span><text:span text:style-name="CharStyle11"><text:span text:style-name="T33">iv</text:span></text:span><text:span text:style-name="CharStyle11"><text:span text:style-name="T15">e</text:span></text:span><text:span text:style-name="CharStyle11"><text:span text:style-name="T33"> zlatý prút.</text:span></text:span></text:p>
        <text:p text:style-name="P75"><text:span text:style-name="CharStyle11"><text:span text:style-name="T33"/></text:span></text:p>
        <text:p text:style-name="P108"><text:span text:style-name="CharStyle11"><text:span text:style-name="T33">Pri zlatom prúte vábivý,</text:span></text:span></text:p>
        <text:p text:style-name="P93"><text:span text:style-name="CharStyle11"><text:span text:style-name="T33">Však klamný kolíše sa st</text:span></text:span><text:span text:style-name="CharStyle11"><text:span text:style-name="T3">ín</text:span></text:span><text:span text:style-name="CharStyle11"><text:span text:style-name="T33">,</text:span></text:span></text:p>
        <text:p text:style-name="P117"><text:span text:style-name="CharStyle11"><text:span text:style-name="T33">A časom v trasavých bleskoch</text:span></text:span></text:p>
        <text:p text:style-name="P75"><text:span text:style-name="CharStyle11"><text:span text:style-name="T33">Zdá sa byť obličaj dev</text:span></text:span><text:span text:style-name="CharStyle11"><text:span text:style-name="T15">í</text:span></text:span><text:span text:style-name="CharStyle11"><text:span text:style-name="T33">n;</text:span></text:span></text:p>
        <text:p text:style-name="P133"><text:span text:style-name="CharStyle11"><text:span text:style-name="T33"/></text:span></text:p>
        <text:p text:style-name="P162"><text:span text:style-name="CharStyle11"><text:span text:style-name="T33">A ten sa níži a tratí,</text:span></text:span></text:p>
        <text:p text:style-name="P162"><text:span text:style-name="CharStyle11"><text:span text:style-name="T33">Jako na slnku mladý sneh;</text:span></text:span></text:p>
        <text:p text:style-name="P141"><text:span text:style-name="CharStyle53"><text:span text:style-name="T3">A</text:span></text:span><text:span text:style-name="CharStyle53"><text:span text:style-name="T33"> noc zastrie — jak mátoha —</text:span></text:span></text:p>
        <text:p text:style-name="P162"><text:span text:style-name="CharStyle53"><text:span text:style-name="T33">Tajného kraja každý breh.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6.</text:span></text:span></text:p>
        <text:p text:style-name="P133"><text:span text:style-name="CharStyle53"><text:span text:style-name="T33"/></text:span></text:p>
        <text:p text:style-name="P162"><text:span text:style-name="CharStyle53"><text:span text:style-name="T33">Kto zná z vás odklínať kra</text:span></text:span><text:span text:style-name="CharStyle53"><text:span text:style-name="T3">je</text:span></text:span><text:span text:style-name="CharStyle53"><text:span text:style-name="T33">,</text:span></text:span></text:p>
        <text:p text:style-name="P162"><text:span text:style-name="CharStyle53"><text:span text:style-name="T33">Čo v dávnovekosti žili?</text:span></text:span></text:p>
        <text:p text:style-name="P7"><text:span text:style-name="CharStyle53"><text:span text:style-name="T33">Kto slovom zná zasypané</text:span></text:span></text:p>
        <text:p text:style-name="P7"><text:span text:style-name="CharStyle53"><text:span text:style-name="T33">Otvárať hroby, mohyly?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Nik? A keby v tých zásypoch</text:span></text:span></text:p>
        <text:p text:style-name="P7"><text:span text:style-name="CharStyle53"><text:span text:style-name="T44">Ľ</text:span></text:span><text:span text:style-name="CharStyle53"><text:span text:style-name="T33">en číry ležal zlatý prút?</text:span></text:span></text:p>
        <text:p text:style-name="P18"><text:soft-page-break/><text:span text:style-name="CharStyle53"><text:span text:style-name="T33">Potom — pre samučičkých veštcov</text:span></text:span></text:p>
        <text:p text:style-name="P50"><text:span text:style-name="CharStyle53"><text:span text:style-name="T33">Človek by sa nemal kde hnúť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(L. Sv. Mikuláš, 1850)</text:span></text:span><text:span text:style-name="CharStyle53"><text:span text:style-name="T3">.</text:span></text:span></text:p>
        <text:p text:style-name="P29"><text:span text:style-name="CharStyle54"><text:span text:style-name="T3"/></text:span></text:p>
        <text:p text:style-name="P64"><text:span text:style-name="CharStyle54"><text:span text:style-name="T3"/></text:span></text:p>
        <text:p text:style-name="P64"><text:span text:style-name="CharStyle54"><text:span text:style-name="T3">Bôh,</text:span></text:span><text:span text:style-name="CharStyle54"><text:span text:style-name="T33"> vlasť, národ.</text:span></text:span></text:p>
        <text:p text:style-name="P75"><text:span text:style-name="CharStyle53"><text:span text:style-name="T33"/></text:span></text:p>
        <text:p text:style-name="P117"><text:span text:style-name="CharStyle53"><text:span text:style-name="T33">Videl som vás, duše moje,</text:span></text:span></text:p>
        <text:p text:style-name="P117"><text:span text:style-name="CharStyle53"><text:span text:style-name="T33">V predu som vás vídal všade,</text:span></text:span></text:p>
        <text:p text:style-name="P117"><text:span text:style-name="CharStyle53"><text:span text:style-name="T33">Škola, život </text:span></text:span><text:span text:style-name="CharStyle53"><text:span text:style-name="T3">—</text:span></text:span><text:span text:style-name="CharStyle53"><text:span text:style-name="T33"> kto zatají? —</text:span></text:span></text:p>
        <text:p text:style-name="P117"><text:span text:style-name="CharStyle53"><text:span text:style-name="T33">Stáli ste tam v prvšom r</text:span></text:span><text:span text:style-name="CharStyle53"><text:span text:style-name="T3">a</text:span></text:span><text:span text:style-name="CharStyle53"><text:span text:style-name="T33">de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Mnoho m</text:span></text:span><text:span text:style-name="CharStyle53"><text:span text:style-name="T3">ô</text:span></text:span><text:span text:style-name="CharStyle53"><text:span text:style-name="T33">žte, bratia moji,</text:span></text:span></text:p>
        <text:p text:style-name="P7"><text:span text:style-name="CharStyle53"><text:span text:style-name="T33">Všade vás B</text:span></text:span><text:span text:style-name="CharStyle53"><text:span text:style-name="T15">ô</text:span></text:span><text:span text:style-name="CharStyle53"><text:span text:style-name="T33">h v láske vodí;</text:span></text:span></text:p>
        <text:p text:style-name="P141"><text:span text:style-name="CharStyle53"><text:span text:style-name="T33">Len ten zhynie v našom siati,</text:span></text:span></text:p>
        <text:p text:style-name="P162"><text:span text:style-name="CharStyle53"><text:span text:style-name="T33">Kto sa jako kúkoľ zrodí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Len si zachovajte troje:</text:span></text:span></text:p>
        <text:p text:style-name="P7"><text:span text:style-name="CharStyle82"><text:span text:style-name="T15">b</text:span></text:span><text:span text:style-name="CharStyle82"><text:span text:style-name="T3">ôh</text:span></text:span><text:span text:style-name="CharStyle53"><text:span text:style-name="T33"> Otec, Syn i Duch Sv</text:span></text:span><text:span text:style-name="CharStyle53"><text:span text:style-name="T44">a</text:span></text:span><text:span text:style-name="CharStyle53"><text:span text:style-name="T33">tý;</text:span></text:span></text:p>
        <text:p text:style-name="P7"><text:span text:style-name="CharStyle82"><text:span text:style-name="T33">Vlas</text:span></text:span><text:span text:style-name="CharStyle82"><text:span text:style-name="T3">ť,</text:span></text:span><text:span text:style-name="CharStyle53"><text:span text:style-name="T33"> ktorá vás vychovala</text:span></text:span><text:span text:style-name="CharStyle53"><text:span text:style-name="T3">;</text:span></text:span></text:p>
        <text:p text:style-name="P7"><text:span text:style-name="CharStyle82"><text:span text:style-name="T33">Národ</text:span></text:span><text:span text:style-name="CharStyle82"><text:span text:style-name="T3">,</text:span></text:span><text:span text:style-name="CharStyle53"><text:span text:style-name="T33"> v ktorom sme počat</text:span></text:span><text:span text:style-name="CharStyle53"><text:span text:style-name="T3">í!</text:span></text:span></text:p>
        <text:p text:style-name="P133"><text:span text:style-name="CharStyle53"><text:span text:style-name="T33"/></text:span></text:p>
        <text:p text:style-name="P162"><text:span text:style-name="CharStyle53"><text:span text:style-name="T33">Týchto troje nach vás spojí</text:span></text:span></text:p>
        <text:p text:style-name="P162"><text:span text:style-name="CharStyle53"><text:span text:style-name="T33">V láske ako vlastné det</text:span></text:span><text:span text:style-name="CharStyle53"><text:span text:style-name="T3">i</text:span></text:span><text:span text:style-name="CharStyle53"><text:span text:style-name="T33">;</text:span></text:span></text:p>
        <text:p text:style-name="P141"><text:span text:style-name="CharStyle53"><text:span text:style-name="T33">Tak nám i vám — všetkým spolu</text:span></text:span></text:p>
        <text:p text:style-name="P162"><text:span text:style-name="CharStyle53"><text:span text:style-name="T33">Večný žitia deň zasvieti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Planý svet a nádeje.</text:span></text:span></text:p>
        <text:p text:style-name="P75"><text:span text:style-name="CharStyle53"><text:span text:style-name="T33"/></text:span></text:p>
        <text:p text:style-name="P117"><text:span text:style-name="CharStyle53"><text:span text:style-name="T33">Bože môj, Bože môj, čo to bude zo mňa?</text:span></text:span></text:p>
        <text:p text:style-name="P117"><text:span text:style-name="CharStyle53"><text:span text:style-name="T33">Každý planý človek voľačo má do mňa,</text:span></text:span></text:p>
        <text:p text:style-name="P117"><text:soft-page-break/><text:span text:style-name="CharStyle53"><text:span text:style-name="T33">A tých planých ľudí tak je moc v okolí</text:span></text:span></text:p>
        <text:p text:style-name="P117"><text:span text:style-name="CharStyle53"><text:span text:style-name="T33">Ako tej ohnice po širokom pol</text:span></text:span><text:span text:style-name="CharStyle53"><text:span text:style-name="T3">i</text:span></text:span><text:span text:style-name="CharStyle53"><text:span text:style-name="T33">;</text:span></text:span></text:p>
        <text:p text:style-name="P93"><text:span text:style-name="CharStyle53"><text:span text:style-name="T33">Nik ju nevytrhá, sama sa vždy seje —</text:span></text:span></text:p>
        <text:p text:style-name="P117"><text:span text:style-name="CharStyle53"><text:span text:style-name="T33">Zachovaj mi, Bože, tie moje nádeje!</text:span></text:span></text:p>
        <text:p text:style-name="P117"><text:span text:style-name="CharStyle53"><text:span text:style-name="T33">Nádeje, nádeje, vršek z rozmajrína,</text:span></text:span></text:p>
        <text:p text:style-name="P117"><text:span text:style-name="CharStyle53"><text:span text:style-name="T33">Ke</text:span></text:span><text:span text:style-name="CharStyle53"><text:span text:style-name="T44">ď</text:span></text:span><text:span text:style-name="CharStyle53"><text:span text:style-name="T33"> jedna uvädne, narastie mi iná,</text:span></text:span></text:p>
        <text:p text:style-name="P117"><text:span text:style-name="CharStyle53"><text:span text:style-name="T33">Iná mi narastie v srdiečka zahrade —</text:span></text:span></text:p>
        <text:p text:style-name="P117"><text:span text:style-name="CharStyle53"><text:span text:style-name="T33">Nikomu som s n</text:span></text:span><text:span text:style-name="CharStyle53"><text:span text:style-name="T15">í</text:span></text:span><text:span text:style-name="CharStyle53"><text:span text:style-name="T33">mi v svete na závade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Nad kolískou.</text:span></text:span></text:p>
        <text:p text:style-name="P133"><text:span text:style-name="CharStyle53"><text:span text:style-name="T33"/></text:span></text:p>
        <text:p text:style-name="P162"><text:span text:style-name="CharStyle53"><text:span text:style-name="T33">Malinké, ty ešte neznáš,</text:span></text:span></text:p>
        <text:p text:style-name="P162"><text:span text:style-name="CharStyle53"><text:span text:style-name="T33">Kde žiaľ a kde radosti nie</text:span></text:span><text:span text:style-name="CharStyle53"><text:span text:style-name="T3">t;</text:span></text:span></text:p>
        <text:p text:style-name="P7"><text:span text:style-name="CharStyle53"><text:span text:style-name="T33">Vankúšik malý, kde ležíš</text:span></text:span></text:p>
        <text:p text:style-name="P7"><text:span text:style-name="CharStyle53"><text:span text:style-name="T33">A kolíska tvoj celý svet.</text:span></text:span></text:p>
        <text:p text:style-name="P7"><text:span text:style-name="CharStyle53"><text:span text:style-name="T3"/></text:span></text:p>
        <text:p text:style-name="P42"><text:span text:style-name="CharStyle53"><text:span text:style-name="T3">Búv</text:span></text:span><text:span text:style-name="CharStyle53"><text:span text:style-name="T33">aj si moje a vstaň mi</text:span></text:span></text:p>
        <text:p text:style-name="P93"><text:span text:style-name="CharStyle53"><text:span text:style-name="T3">S</text:span></text:span><text:span text:style-name="CharStyle53"><text:span text:style-name="T33"> úsmechom po chví</text:span></text:span><text:span text:style-name="CharStyle53"><text:span text:style-name="T3">ľ</text:span></text:span><text:span text:style-name="CharStyle53"><text:span text:style-name="T33">ke za</text:span></text:span><text:span text:style-name="CharStyle53"><text:span text:style-name="T15">s</text:span></text:span><text:span text:style-name="CharStyle53"><text:span text:style-name="T33">i.</text:span></text:span></text:p>
        <text:p text:style-name="P117"><text:span text:style-name="CharStyle53"><text:span text:style-name="T33">Ach, tak síd</text:span></text:span><text:span text:style-name="CharStyle53"><text:span text:style-name="T15">e</text:span></text:span><text:span text:style-name="CharStyle53"><text:span text:style-name="T33"> sa zabudnúť</text:span></text:span></text:p>
        <text:p text:style-name="P7"><text:span text:style-name="CharStyle53"><text:span text:style-name="T33">V tvojom pohľade z</text:span></text:span><text:span text:style-name="CharStyle53"><text:span text:style-name="T3">l</text:span></text:span><text:span text:style-name="CharStyle53"><text:span text:style-name="T33">é časy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Žiaľ </text:span></text:span><text:span text:style-name="CharStyle55"><text:span text:style-name="T33">za detinstvom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Pred chalupou na priedomí</text:span></text:span></text:p>
        <text:p text:style-name="P7"><text:span text:style-name="CharStyle53"><text:span text:style-name="T33">V krátkej košelôčke skáče</text:span></text:span></text:p>
        <text:p text:style-name="P141"><text:span text:style-name="CharStyle53"><text:span text:style-name="T33">Malý chlapček od radosti,</text:span></text:span></text:p>
        <text:p text:style-name="P162"><text:span text:style-name="CharStyle53"><text:span text:style-name="T33">Mať že bude piecť koláče —</text:span></text:span></text:p>
        <text:p text:style-name="P133"><text:span text:style-name="CharStyle53"><text:span text:style-name="T33"/></text:span></text:p>
        <text:p text:style-name="P162"><text:span text:style-name="CharStyle53"><text:span text:style-name="T33">Piecť že bude na </text:span></text:span><text:span text:style-name="CharStyle53"><text:span text:style-name="T44">v</text:span></text:span><text:span text:style-name="CharStyle53"><text:span text:style-name="T3">i</text:span></text:span><text:span text:style-name="CharStyle53"><text:span text:style-name="T33">anoce</text:span></text:span></text:p>
        <text:p text:style-name="P162"><text:span text:style-name="CharStyle53"><text:span text:style-name="T3">I</text:span></text:span><text:span text:style-name="CharStyle53"><text:span text:style-name="T33"> halušiek že navarí! —</text:span></text:span></text:p>
        <text:p text:style-name="P141"><text:span text:style-name="CharStyle53"><text:span text:style-name="T33">Kdeže ste sa vzaly slzy</text:span></text:span></text:p>
        <text:p text:style-name="P162"><text:soft-page-break/><text:span text:style-name="CharStyle53"><text:span text:style-name="T33">Na vyblad</text:span></text:span><text:span text:style-name="CharStyle53"><text:span text:style-name="T15">l</text:span></text:span><text:span text:style-name="CharStyle53"><text:span text:style-name="T33">ej mo</text:span></text:span><text:span text:style-name="CharStyle53"><text:span text:style-name="T3">je</text:span></text:span><text:span text:style-name="CharStyle53"><text:span text:style-name="T33">j tvári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Chlapček na jar zomrelý.</text:span></text:span></text:p>
        <text:p text:style-name="P75"><text:span text:style-name="CharStyle53"><text:span text:style-name="T33"/></text:span></text:p>
        <text:p text:style-name="P117"><text:span text:style-name="CharStyle53"><text:span text:style-name="T33">Všetko ožíva </text:span></text:span><text:span text:style-name="CharStyle53"><text:span text:style-name="T3">—</text:span></text:span><text:span text:style-name="CharStyle53"><text:span text:style-name="T33"> a on zahynul,</text:span></text:span></text:p>
        <text:p text:style-name="P117"><text:span text:style-name="CharStyle53"><text:span text:style-name="T33">Kvetinky rastú — a on uvädnul,</text:span></text:span></text:p>
        <text:p text:style-name="P117"><text:span text:style-name="CharStyle53"><text:span text:style-name="T33">Ach, vädnul chlapček dvúletý.</text:span></text:span></text:p>
        <text:p text:style-name="P7"><text:span text:style-name="CharStyle53"><text:span text:style-name="T3">I</text:span></text:span><text:span text:style-name="CharStyle53"><text:span text:style-name="T33"> hore musí byť </text:span></text:span><text:span text:style-name="CharStyle53"><text:span text:style-name="T3">ja</text:span></text:span><text:span text:style-name="CharStyle53"><text:span text:style-name="T33">ro;</text:span></text:span></text:p>
        <text:p text:style-name="P7"><text:span text:style-name="CharStyle53"><text:span text:style-name="T33">Nebe nad zemou vybralo,</text:span></text:span></text:p>
        <text:p text:style-name="P7"><text:span text:style-name="CharStyle53"><text:span text:style-name="T33">I Pán Boh chce mať tam kvety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Mať detinstva.</text:span></text:span></text:p>
        <text:p text:style-name="P133"><text:span text:style-name="CharStyle53"><text:span text:style-name="T33"/></text:span></text:p>
        <text:p text:style-name="P162"><text:span text:style-name="CharStyle53"><text:span text:style-name="T33">Na prsách tvojich chcem odpočinúť,</text:span></text:span></text:p>
        <text:p text:style-name="P162"><text:span text:style-name="CharStyle53"><text:span text:style-name="T33">Oj ty dobrá jediná mať!</text:span></text:span></text:p>
        <text:p text:style-name="P75"><text:span text:style-name="CharStyle53"><text:span text:style-name="T33">V dobách detinstva ešte raz splynúť</text:span></text:span></text:p>
        <text:p text:style-name="P7"><text:span text:style-name="CharStyle53"><text:span text:style-name="T33">I raz sa ti požal</text:span></text:span><text:span text:style-name="CharStyle53"><text:span text:style-name="T15">u</text:span></text:span><text:span text:style-name="CharStyle53"><text:span text:style-name="T33">vať.</text:span></text:span></text:p>
        <text:p text:style-name="P75"><text:span text:style-name="CharStyle53"><text:span text:style-name="T33">Ale ty neplač, počúvaj ma len,</text:span></text:span></text:p>
        <text:p text:style-name="P141"><text:span text:style-name="CharStyle53"><text:span text:style-name="T33">Kým trudný žitia vyrozprávam sen,</text:span></text:span></text:p>
        <text:p text:style-name="P162"><text:span text:style-name="CharStyle53"><text:span text:style-name="T33">A potom zakry tvár svoju;</text:span></text:span></text:p>
        <text:p text:style-name="P93"><text:span text:style-name="CharStyle53"><text:span text:style-name="T33">Nach ti nevidím hasnúť </text:span></text:span><text:span text:style-name="CharStyle53"><text:span text:style-name="T15">ľ</text:span></text:span><text:span text:style-name="CharStyle53"><text:span text:style-name="T33">ú</text:span></text:span><text:span text:style-name="CharStyle53"><text:span text:style-name="T44">b</text:span></text:span><text:span text:style-name="CharStyle53"><text:span text:style-name="T33">y zrak,</text:span></text:span></text:p>
        <text:p text:style-name="P117"><text:span text:style-name="CharStyle53"><text:span text:style-name="T33">Na čele vstávať kleslých nádej</text:span></text:span><text:span text:style-name="CharStyle53"><text:span text:style-name="T59">’</text:span></text:span><text:span text:style-name="CharStyle53"><text:span text:style-name="T33"> mrak, —</text:span></text:span></text:p>
        <text:p text:style-name="P117"><text:span text:style-name="CharStyle53"><text:span text:style-name="T33">I ty nezazri tvár moju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Dudárovi.</text:span></text:span></text:p>
        <text:p text:style-name="P133"><text:span text:style-name="CharStyle53"><text:span text:style-name="T33"/></text:span></text:p>
        <text:p text:style-name="P162"><text:span text:style-name="CharStyle53"><text:span text:style-name="T33">Tak mi zadudaj, že mi zobudíš</text:span></text:span></text:p>
        <text:p text:style-name="P162"><text:span text:style-name="CharStyle53"><text:span text:style-name="T33">Mladosti dávne pamiatky,</text:span></text:span></text:p>
        <text:p text:style-name="P141"><text:span text:style-name="CharStyle53"><text:span text:style-name="T33">Čo tajné túžby z duše vylúdiš,</text:span></text:span></text:p>
        <text:p text:style-name="P162"><text:span text:style-name="CharStyle53"><text:span text:style-name="T33">Z hynulých dňov pozostatky.</text:span></text:span></text:p>
        <text:p text:style-name="P75"><text:soft-page-break/><text:span text:style-name="CharStyle53"><text:span text:style-name="T33">Nach mi v um všetko naraz prichod</text:span></text:span><text:span text:style-name="CharStyle53"><text:span text:style-name="T3">í</text:span></text:span><text:span text:style-name="CharStyle53"><text:span text:style-name="T33">:</text:span></text:span></text:p>
        <text:p text:style-name="P75"><text:span text:style-name="CharStyle53"><text:span text:style-name="T33">Hodiny milé, horké nehody,</text:span></text:span></text:p>
        <text:p text:style-name="P75"><text:span text:style-name="CharStyle53"><text:span text:style-name="T3">I</text:span></text:span><text:span text:style-name="CharStyle53"><text:span text:style-name="T33"> roztrhanej lásky pás;</text:span></text:span></text:p>
        <text:p text:style-name="P93"><text:span text:style-name="CharStyle53"><text:span text:style-name="T33">Nach sa mi oko v slzách zatmeje,</text:span></text:span></text:p>
        <text:p text:style-name="P117"><text:span text:style-name="CharStyle53"><text:span text:style-name="T33">Nach si vyhaslej dávno nádeje</text:span></text:span></text:p>
        <text:p text:style-name="P117"><text:span text:style-name="CharStyle53"><text:span text:style-name="T33">Počujem ešte temný hlas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Večer na doline.</text:span></text:span></text:p>
        <text:p text:style-name="P7"><text:span text:style-name="CharStyle53"><text:span text:style-name="T33">(Dudy a ihry valachov).</text:span></text:span></text:p>
        <text:p text:style-name="P7"><text:span text:style-name="CharStyle53"><text:span text:style-name="T33"/></text:span></text:p>
        <text:p text:style-name="P50"><text:span text:style-name="CharStyle53"><text:span text:style-name="T33">Na doline na súmraku,</text:span></text:span></text:p>
        <text:p text:style-name="P50"><text:span text:style-name="CharStyle53"><text:span text:style-name="T33">Pod jedľami pri potoku</text:span></text:span></text:p>
        <text:p text:style-name="P50"><text:span text:style-name="CharStyle53"><text:span text:style-name="T33">Až zem hučí od skákania,</text:span></text:span></text:p>
        <text:p text:style-name="P50"><text:span text:style-name="CharStyle53"><text:span text:style-name="T33">Až les šumí od dudani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Hor’ sa chlapci ztuha remeň;</text:span></text:span></text:p>
        <text:p text:style-name="P7"><text:span text:style-name="CharStyle53"><text:span text:style-name="T33">Nach sme všetci ako jeden!</text:span></text:span></text:p>
        <text:p text:style-name="P18"><text:span text:style-name="CharStyle53"><text:span text:style-name="T33">Kým je valach ešte mladý,</text:span></text:span></text:p>
        <text:p text:style-name="P50"><text:span text:style-name="CharStyle53"><text:span text:style-name="T33">Čo mu hroble, čo mu klady?!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Kým sa </text:span></text:span><text:span text:style-name="CharStyle53"><text:span text:style-name="T3">Ja</text:span></text:span><text:span text:style-name="CharStyle53"><text:span text:style-name="T33">vor</text:span></text:span><text:span text:style-name="CharStyle53"><text:span text:style-name="T3">ia</text:span></text:span><text:span text:style-name="CharStyle53"><text:span text:style-name="T33"> zelen</text:span></text:span><text:span text:style-name="CharStyle53"><text:span text:style-name="T3">je</text:span></text:span><text:span text:style-name="CharStyle53"><text:span text:style-name="T33">.</text:span></text:span></text:p>
        <text:p text:style-name="P141"><text:span text:style-name="CharStyle53"><text:span text:style-name="T33">Dva Sokoly, dva Sitiene, </text:span></text:span></text:p>
        <text:p text:style-name="P162"><text:span text:style-name="CharStyle53"><text:span text:style-name="T33">Kým po horách cenk</text:span></text:span><text:span text:style-name="CharStyle53"><text:span text:style-name="T3">á</text:span></text:span><text:span text:style-name="CharStyle53"><text:span text:style-name="T33"> črieda,</text:span></text:span></text:p>
        <text:p text:style-name="P162"><text:span text:style-name="CharStyle53"><text:span text:style-name="T33">Nez</text:span></text:span><text:span text:style-name="CharStyle53"><text:span text:style-name="T15">a</text:span></text:span><text:span text:style-name="CharStyle53"><text:span text:style-name="T33">jde valacha bieda!</text:span></text:span></text:p>
        <text:p text:style-name="P7"><text:span text:style-name="CharStyle53"><text:span text:style-name="T33"/></text:span></text:p>
        <text:p text:style-name="P50"><text:span text:style-name="CharStyle53"><text:span text:style-name="T33">Horí, horí kosodriev</text:span></text:span><text:span text:style-name="CharStyle53"><text:span text:style-name="T3">ä</text:span></text:span><text:span text:style-name="CharStyle53"><text:span text:style-name="T33">,</text:span></text:span></text:p>
        <text:p text:style-name="P50"><text:span text:style-name="CharStyle53"><text:span text:style-name="T33">Starý dudá</text:span></text:span><text:span text:style-name="CharStyle53"><text:span text:style-name="T3">r</text:span></text:span><text:span text:style-name="CharStyle53"><text:span text:style-name="T33"> sa usmieva.</text:span></text:span></text:p>
        <text:p text:style-name="P18"><text:span text:style-name="CharStyle53"><text:span text:style-name="T33">A zem hučí od skákania,</text:span></text:span></text:p>
        <text:p text:style-name="P50"><text:span text:style-name="CharStyle53"><text:span text:style-name="T33">A les šumí od dudania!</text:span></text:span></text:p>
        <text:p text:style-name="P3"><text:span text:style-name="CharStyle31"><text:span text:style-name="T33"/></text:span></text:p>
        <text:p text:style-name="P65"><text:span text:style-name="CharStyle31"><text:span text:style-name="T33"/></text:span></text:p>
        <text:p text:style-name="P29"><text:span text:style-name="CharStyle55"><text:span text:style-name="T33">Pieseň v </text:span></text:span><text:span text:style-name="CharStyle54"><text:span text:style-name="T33">živote ľudu.</text:span></text:span></text:p>
        <text:p text:style-name="P7"><text:soft-page-break/><text:span text:style-name="CharStyle53"><text:span text:style-name="T33"/></text:span></text:p>
        <text:p text:style-name="P42"><text:span text:style-name="CharStyle53"><text:span text:style-name="T33">Divné jest čosi v tom ľudu!</text:span></text:span></text:p>
        <text:p text:style-name="P7"><text:span text:style-name="CharStyle53"><text:span text:style-name="T33">Zatancuje si, jak mu zahudú,</text:span></text:span></text:p>
        <text:p text:style-name="P7"><text:span text:style-name="CharStyle53"><text:span text:style-name="T33">Vykrúti sa ti i v tŕni.</text:span></text:span></text:p>
        <text:p text:style-name="P93"><text:span text:style-name="CharStyle53"><text:span text:style-name="T3">A</text:span></text:span><text:span text:style-name="CharStyle53"><text:span text:style-name="T33"> ke</text:span></text:span><text:span text:style-name="CharStyle53"><text:span text:style-name="T44">ď</text:span></text:span><text:span text:style-name="CharStyle53"><text:span text:style-name="T33"> ho bolí, tým si spomáha,</text:span></text:span></text:p>
        <text:p text:style-name="P117"><text:span text:style-name="CharStyle53"><text:span text:style-name="T33">Že s piesňou začn</text:span></text:span><text:span text:style-name="CharStyle53"><text:span text:style-name="T3">e</text:span></text:span><text:span text:style-name="CharStyle53"><text:span text:style-name="T33">; nikdy neváha</text:span></text:span></text:p>
        <text:p text:style-name="P7"><text:span text:style-name="CharStyle53"><text:span text:style-name="T33">Spievať si i keď naň hrmí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Keď sa vám rodí, už mu spievajú;</text:span></text:span></text:p>
        <text:p text:style-name="P7"><text:span text:style-name="CharStyle53"><text:span text:style-name="T33">Piesničku sluchá, keď ho hojdajú;</text:span></text:span></text:p>
        <text:p text:style-name="P93"><text:span text:style-name="CharStyle53"><text:span text:style-name="T33">Ľahne, vstane s piesňou zavše.</text:span></text:span></text:p>
        <text:p text:style-name="P117"><text:span text:style-name="CharStyle53"><text:span text:style-name="T33">Keď sa odberá z tohoto sveta,</text:span></text:span></text:p>
        <text:p text:style-name="P117"><text:span text:style-name="CharStyle53"><text:span text:style-name="T33">Rozkázať sebe ešte pamätá:</text:span></text:span></text:p>
        <text:p text:style-name="P133"><text:span text:style-name="CharStyle53"><text:span text:style-name="T33">„Pán rektor, peknéže verše</text:span></text:span><text:span text:style-name="CharStyle53"><text:span text:style-name="T3">“</text:span></text:span><text:span text:style-name="CharStyle53"><text:span text:style-name="T33">! </text:span></text:span></text:p>
        <text:p text:style-name="P29"><text:span text:style-name="CharStyle54"><text:span text:style-name="T3"/></text:span></text:p>
        <text:p text:style-name="P64"><text:span text:style-name="CharStyle54"><text:span text:style-name="T3"/></text:span></text:p>
        <text:p text:style-name="P64"><text:span text:style-name="CharStyle54"><text:span text:style-name="T3">Ž</text:span></text:span><text:span text:style-name="CharStyle54"><text:span text:style-name="T33">ivý sná</text:span></text:span><text:span text:style-name="CharStyle54"><text:span text:style-name="T3">r</text:span></text:span><text:span text:style-name="CharStyle54"><text:span text:style-name="T33">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Kto v našich krajoch usne znuvaný,</text:span></text:span></text:p>
        <text:p text:style-name="P7"><text:span text:style-name="CharStyle53"><text:span text:style-name="T3">O</text:span></text:span><text:span text:style-name="CharStyle53"><text:span text:style-name="T33"> desných podobách sníva:</text:span></text:span></text:p>
        <text:p text:style-name="P141"><text:span text:style-name="CharStyle53"><text:span text:style-name="T33">Ten, keď ho vzbudí slnka blesk ranný,</text:span></text:span></text:p>
        <text:p text:style-name="P162"><text:span text:style-name="CharStyle53"><text:span text:style-name="T33">Na ten kraj nach sa podív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Za abecedou ako vo snári</text:span></text:span></text:p>
        <text:p text:style-name="P7"><text:span text:style-name="CharStyle53"><text:span text:style-name="T33">N</text:span></text:span><text:span text:style-name="CharStyle53"><text:span text:style-name="T15">a</text:span></text:span><text:span text:style-name="CharStyle53"><text:span text:style-name="T33">jde tu všetko, čo h</text:span></text:span><text:span text:style-name="CharStyle53"><text:span text:style-name="T3">ľ</text:span></text:span><text:span text:style-name="CharStyle53"><text:span text:style-name="T33">adá;</text:span></text:span></text:p>
        <text:p text:style-name="P141"><text:span text:style-name="CharStyle53"><text:span text:style-name="T33">Litery n</text:span></text:span><text:span text:style-name="CharStyle53"><text:span text:style-name="T15">a</text:span></text:span><text:span text:style-name="CharStyle53"><text:span text:style-name="T33">jde na ľudu tvári,</text:span></text:span></text:p>
        <text:p text:style-name="P162"><text:span text:style-name="CharStyle53"><text:span text:style-name="T33">Len nach jich dobre poskladá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Všetky tie hrôzy, čo len z povestí</text:span></text:span></text:p>
        <text:p text:style-name="P93"><text:span text:style-name="CharStyle53"><text:span text:style-name="T33">Alebo zo sna iný zná,</text:span></text:span></text:p>
        <text:p text:style-name="P117"><text:span text:style-name="CharStyle53"><text:span text:style-name="T33">Tu vidí živo: ťarc</text:span></text:span><text:span text:style-name="CharStyle53"><text:span text:style-name="T3">h</text:span></text:span><text:span text:style-name="CharStyle53"><text:span text:style-name="T33">u, neresti;</text:span></text:span></text:p>
        <text:p text:style-name="P7"><text:span text:style-name="CharStyle53"><text:span text:style-name="T3">Tu</text:span></text:span><text:span text:style-name="CharStyle53"><text:span text:style-name="T33"> živý slovník biedy má.</text:span></text:span></text:p>
        <text:p text:style-name="P3"><text:span text:style-name="CharStyle31"><text:span text:style-name="T33"/></text:span></text:p>
        <text:p text:style-name="P141"><text:soft-page-break/><text:span text:style-name="CharStyle53"><text:span text:style-name="T33">K</text:span></text:span><text:span text:style-name="CharStyle53"><text:span text:style-name="T3">e</text:span></text:span><text:span text:style-name="CharStyle53"><text:span text:style-name="T33">ď si zvečera čítal o kraji,</text:span></text:span></text:p>
        <text:p text:style-name="P162"><text:span text:style-name="CharStyle53"><text:span text:style-name="T33">Kde rodiny </text:span></text:span><text:span text:style-name="CharStyle53"><text:span text:style-name="T3">m</text:span></text:span><text:span text:style-name="CharStyle53"><text:span text:style-name="T33">rely v hlad</text:span></text:span><text:span text:style-name="CharStyle53"><text:span text:style-name="T3">e</text:span></text:span><text:span text:style-name="CharStyle53"><text:span text:style-name="T33">;</text:span></text:span></text:p>
        <text:p text:style-name="P141"><text:span text:style-name="CharStyle53"><text:span text:style-name="T33">O špatnom čítals</text:span></text:span><text:span text:style-name="CharStyle53"><text:span text:style-name="T3">’</text:span></text:span><text:span text:style-name="CharStyle53"><text:span text:style-name="T33"> </text:span></text:span><text:span text:style-name="CharStyle53"><text:span text:style-name="T15">ľ</text:span></text:span><text:span text:style-name="CharStyle53"><text:span text:style-name="T33">udí predaji,</text:span></text:span></text:p>
        <text:p text:style-name="P162"><text:span text:style-name="CharStyle53"><text:span text:style-name="T3">O</text:span></text:span><text:span text:style-name="CharStyle53"><text:span text:style-name="T33"> vycivenom Irlande,</text:span></text:span></text:p>
        <text:p text:style-name="P162"><text:span text:style-name="CharStyle53"><text:span text:style-name="T44"/></text:span></text:p>
        <text:p text:style-name="P141"><text:span text:style-name="CharStyle53"><text:span text:style-name="T3">A</text:span></text:span><text:span text:style-name="CharStyle53"><text:span text:style-name="T33"> vlúdil sa ti obraz do spania,</text:span></text:span></text:p>
        <text:p text:style-name="P162"><text:span text:style-name="CharStyle53"><text:span text:style-name="T33">Ráno sa obraz zotav</text:span></text:span><text:span text:style-name="CharStyle53"><text:span text:style-name="T3">í</text:span></text:span><text:span text:style-name="CharStyle53"><text:span text:style-name="T33">:</text:span></text:span></text:p>
        <text:p text:style-name="P75"><text:span text:style-name="CharStyle53"><text:span text:style-name="T33">Prídu ti, žobrúc, tvoji krajania</text:span></text:span></text:p>
        <text:p text:style-name="P7"><text:span text:style-name="CharStyle53"><text:span text:style-name="T33">Hladom vyhnaní — z Oravy. (R. 1850)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Na cestu!</text:span></text:span></text:p>
        <text:p text:style-name="P75"><text:span text:style-name="CharStyle53"><text:span text:style-name="T33"/></text:span></text:p>
        <text:p text:style-name="P108"><text:span text:style-name="CharStyle53"><text:span text:style-name="T33">Či poznáš ten kraj, kde makar</text:span></text:span><text:span text:style-name="CharStyle53"><text:span text:style-name="T16">o</text:span></text:span><text:span text:style-name="CharStyle53"><text:span text:style-name="T33">ny,</text:span></text:span></text:p>
        <text:p text:style-name="P143"><text:span text:style-name="CharStyle53"><text:span text:style-name="T33">Tak jako u nás huby vo tôni,</text:span></text:span></text:p>
        <text:p text:style-name="P164"><text:span text:style-name="CharStyle53"><text:span text:style-name="T33">Braček zlatý, dorastajú?!</text:span></text:span></text:p>
        <text:p text:style-name="P75"><text:span text:style-name="CharStyle53"><text:span text:style-name="T33">Ach tam — tam ducha tvo</text:span></text:span><text:span text:style-name="CharStyle53"><text:span text:style-name="T3">je</text:span></text:span><text:span text:style-name="CharStyle53"><text:span text:style-name="T33">ho lety</text:span></text:span></text:p>
        <text:p text:style-name="P143"><text:span text:style-name="CharStyle53"><text:span text:style-name="T33">Nad nízke zeme vznášajús’ smeti,</text:span></text:span></text:p>
        <text:p text:style-name="P164"><text:span text:style-name="CharStyle53"><text:span text:style-name="T33">Vlastnú zem len tam poznajú!</text:span></text:span></text:p>
        <text:p text:style-name="P7"><text:span text:style-name="CharStyle53"><text:span text:style-name="T33"/></text:span></text:p>
        <text:p text:style-name="P51"><text:span text:style-name="CharStyle53"><text:span text:style-name="T33">U nás? </text:span></text:span><text:span text:style-name="CharStyle53"><text:span text:style-name="T3">—</text:span></text:span><text:span text:style-name="CharStyle53"><text:span text:style-name="T33"> vysoké vrchy, duch nízky,</text:span></text:span></text:p>
        <text:p text:style-name="P51"><text:span text:style-name="CharStyle53"><text:span text:style-name="T33">Ľudia len také nemé ohryzky</text:span></text:span></text:p>
        <text:p text:style-name="P75"><text:span text:style-name="CharStyle53"><text:span text:style-name="T33">A zhnitá </text:span></text:span><text:span text:style-name="CharStyle53"><text:span text:style-name="T3">šv</text:span></text:span><text:span text:style-name="CharStyle53"><text:span text:style-name="T33">áb</text:span></text:span><text:span text:style-name="CharStyle53"><text:span text:style-name="T3">ka</text:span></text:span><text:span text:style-name="CharStyle53"><text:span text:style-name="T33"> na poli.</text:span></text:span></text:p>
        <text:p text:style-name="P75"><text:span text:style-name="CharStyle53"><text:span text:style-name="T33">Dobré, vraj, srdce pri každom n</text:span></text:span><text:span text:style-name="CharStyle53"><text:span text:style-name="T16">a</text:span></text:span><text:span text:style-name="CharStyle53"><text:span text:style-name="T33">jdeš,</text:span></text:span></text:p>
        <text:p text:style-name="P143"><text:span text:style-name="CharStyle53"><text:span text:style-name="T33">Ale, šak veru, kdeže s tým z</text:span></text:span><text:span text:style-name="CharStyle53"><text:span text:style-name="T16">a</text:span></text:span><text:span text:style-name="CharStyle53"><text:span text:style-name="T33">jdeš,</text:span></text:span></text:p>
        <text:p text:style-name="P164"><text:span text:style-name="CharStyle53"><text:span text:style-name="T33">Ke</text:span></text:span><text:span text:style-name="CharStyle53"><text:span text:style-name="T3">ď</text:span></text:span><text:span text:style-name="CharStyle53"><text:span text:style-name="T33"> duch — želúdok — v nev</text:span></text:span><text:span text:style-name="CharStyle53"><text:span text:style-name="T16">o</text:span></text:span><text:span text:style-name="CharStyle53"><text:span text:style-name="T33">li?</text:span></text:span><text:span text:style-name="CharStyle53"><text:span text:style-name="T3">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Národní svetlonosi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Čo si zakladáš tú masku?</text:span></text:span></text:p>
        <text:p text:style-name="P7"><text:span text:style-name="CharStyle53"><text:span text:style-name="T33">Čo meníš hlas? Staré šaľb</text:span></text:span><text:span text:style-name="CharStyle53"><text:span text:style-name="T3">y</text:span></text:span><text:span text:style-name="CharStyle53"><text:span text:style-name="T33">!</text:span></text:span></text:p>
        <text:p text:style-name="P143"><text:span text:style-name="CharStyle53"><text:span text:style-name="T33">Svet už teraz zná rozoznať</text:span></text:span></text:p>
        <text:p text:style-name="P164"><text:soft-page-break/><text:span text:style-name="CharStyle53"><text:span text:style-name="T33">Šedivú handru od maľby.</text:span></text:span></text:p>
        <text:p text:style-name="P133"><text:span text:style-name="CharStyle53"><text:span text:style-name="T33"/></text:span></text:p>
        <text:p text:style-name="P164"><text:span text:style-name="CharStyle53"><text:span text:style-name="T33">Ty slávu hľadáš za peniaz,</text:span></text:span></text:p>
        <text:p text:style-name="P164"><text:span text:style-name="CharStyle53"><text:span text:style-name="T33">Čo bedár v slzách zmozolil;</text:span></text:span></text:p>
        <text:p text:style-name="P19"><text:span text:style-name="CharStyle53"><text:span text:style-name="T33">Chorým vypíjaš lekárstvo,</text:span></text:span></text:p>
        <text:p text:style-name="P51"><text:span text:style-name="CharStyle53"><text:span text:style-name="T3">Abys’</text:span></text:span><text:span text:style-name="CharStyle53"><text:span text:style-name="T33"> jich skorej umoril.</text:span></text:span></text:p>
        <text:p text:style-name="P7"><text:span text:style-name="CharStyle53"><text:span text:style-name="T33"/></text:span></text:p>
        <text:p text:style-name="P51"><text:span text:style-name="CharStyle53"><text:span text:style-name="T33">Ty v mene Božom — nečlove</text:span></text:span><text:span text:style-name="CharStyle53"><text:span text:style-name="T3">k</text:span></text:span><text:span text:style-name="CharStyle53"><text:span text:style-name="T33">! —</text:span></text:span></text:p>
        <text:p text:style-name="P51"><text:span text:style-name="CharStyle53"><text:span text:style-name="T33">Zhojené otváraš rany;</text:span></text:span></text:p>
        <text:p text:style-name="P7"><text:span text:style-name="CharStyle53"><text:span text:style-name="T33">Ty v mene Božom poháňaš</text:span></text:span></text:p>
        <text:p text:style-name="P7"><text:span text:style-name="CharStyle53"><text:span text:style-name="T33">Veriacich v pekelné brány.</text:span></text:span></text:p>
        <text:p text:style-name="P7"><text:span text:style-name="CharStyle53"><text:span text:style-name="T33"/></text:span></text:p>
        <text:p text:style-name="P51"><text:span text:style-name="CharStyle53"><text:span text:style-name="T33">V mene národa — haníš ho,</text:span></text:span></text:p>
        <text:p text:style-name="P51"><text:span text:style-name="CharStyle53"><text:span text:style-name="T33">Tupíš ho v tvár Eur</text:span></text:span><text:span text:style-name="CharStyle53"><text:span text:style-name="T16">o</text:span></text:span><text:span text:style-name="CharStyle53"><text:span text:style-name="T33">p</text:span></text:span><text:span text:style-name="CharStyle53"><text:span text:style-name="T3">y</text:span></text:span><text:span text:style-name="CharStyle53"><text:span text:style-name="T33">;</text:span></text:span></text:p>
        <text:p text:style-name="P7"><text:span text:style-name="CharStyle53"><text:span text:style-name="T33">Tvojmu on, myslíš, kosáku</text:span></text:span></text:p>
        <text:p text:style-name="P7"><text:span text:style-name="CharStyle53"><text:span text:style-name="T33">Zrástol ako hríb pod plot</text:span></text:span><text:span text:style-name="CharStyle53"><text:span text:style-name="T45">ý!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Nože mu schyťte tú larv</text:span></text:span><text:span text:style-name="CharStyle53"><text:span text:style-name="T3">u</text:span></text:span><text:span text:style-name="CharStyle53"><text:span text:style-name="T33">!</text:span></text:span></text:p>
        <text:p text:style-name="P7"><text:span text:style-name="CharStyle53"><text:span text:style-name="T3">Ukr</text:span></text:span><text:span text:style-name="CharStyle53"><text:span text:style-name="T33">á</text:span></text:span><text:span text:style-name="CharStyle53"><text:span text:style-name="T3">ťte</text:span></text:span><text:span text:style-name="CharStyle53"><text:span text:style-name="T33"> už raz po</text:span></text:span><text:span text:style-name="CharStyle53"><text:span text:style-name="T3">no</text:span></text:span><text:span text:style-name="CharStyle53"><text:span text:style-name="T33">s</text:span></text:span><text:span text:style-name="CharStyle53"><text:span text:style-name="T3">y</text:span></text:span><text:span text:style-name="CharStyle53"><text:span text:style-name="T33">!</text:span></text:span></text:p>
        <text:p text:style-name="P143"><text:span text:style-name="CharStyle53"><text:span text:style-name="T33">Či biedny ľud taký majú</text:span></text:span></text:p>
        <text:p text:style-name="P164"><text:span text:style-name="CharStyle53"><text:span text:style-name="T33">Vodiť k cieľu svetlonosi?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V Nitre </text:span></text:span><text:span text:style-name="CharStyle54"><text:span text:style-name="T33">r. </text:span></text:span><text:span text:style-name="CharStyle54"><text:span text:style-name="T3">1</text:span></text:span><text:span text:style-name="CharStyle54"><text:span text:style-name="T33">85</text:span></text:span><text:span text:style-name="CharStyle54"><text:span text:style-name="T3">1</text:span></text:span><text:span text:style-name="CharStyle54"><text:span text:style-name="T33">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Drahý pane, ja neznámy</text:span></text:span></text:p>
        <text:p text:style-name="P7"><text:span text:style-name="CharStyle53"><text:span text:style-name="T33">Rád bych vaše mesto znať,</text:span></text:span></text:p>
        <text:p text:style-name="P19"><text:span text:style-name="CharStyle53"><text:span text:style-name="T33">Nemaľ by ste lásku ko mne</text:span></text:span></text:p>
        <text:p text:style-name="P51"><text:span text:style-name="CharStyle53"><text:span text:style-name="T33">Pamätnosti ukázať?</text:span></text:span></text:p>
        <text:p text:style-name="P133"><text:span text:style-name="CharStyle53"><text:span text:style-name="T33"/></text:span></text:p>
        <text:p text:style-name="P164"><text:span text:style-name="CharStyle53"><text:span text:style-name="T33">Mešťan z Nitry popozerá,</text:span></text:span></text:p>
        <text:p text:style-name="P164"><text:span text:style-name="CharStyle53"><text:span text:style-name="T33">Že s kým môže šťastie mať;</text:span></text:span></text:p>
        <text:p text:style-name="P7"><text:span text:style-name="CharStyle53"><text:span text:style-name="T33">Potom pekne povie „Áno!</text:span></text:span><text:span text:style-name="CharStyle53"><text:span text:style-name="T3">“</text:span></text:span></text:p>
        <text:p text:style-name="P7"><text:soft-page-break/><text:span text:style-name="CharStyle53"><text:span text:style-name="T33">A začne mi vykladať:</text:span></text:span></text:p>
        <text:p text:style-name="P133"><text:span text:style-name="CharStyle53"><text:span text:style-name="T33"/></text:span></text:p>
        <text:p text:style-name="P164"><text:span text:style-name="CharStyle53"><text:span text:style-name="T33">„Naše mesto, milý pane,</text:span></text:span></text:p>
        <text:p text:style-name="P164"><text:span text:style-name="CharStyle53"><text:span text:style-name="T33">To vám môžem povedať,</text:span></text:span></text:p>
        <text:p text:style-name="P143"><text:span text:style-name="CharStyle53"><text:span text:style-name="T33">Nemôže sa k hocktorému</text:span></text:span></text:p>
        <text:p text:style-name="P164"><text:span text:style-name="CharStyle53"><text:span text:style-name="T33">Len tak z ľahka prirovnať;</text:span></text:span></text:p>
        <text:p text:style-name="P7"><text:span text:style-name="CharStyle61"><text:span text:style-name="T3"/></text:span></text:p>
        <text:p text:style-name="P51"><text:span text:style-name="CharStyle53"><text:span text:style-name="T33">Lebo prosím, ráčte pozrieť</text:span></text:span></text:p>
        <text:p text:style-name="P51"><text:span text:style-name="CharStyle53"><text:span text:style-name="T33">To údolie, tie nivy,</text:span></text:span></text:p>
        <text:p text:style-name="P51"><text:span text:style-name="CharStyle53"><text:span text:style-name="T33">Tu sa rodia šíroznáme</text:span></text:span></text:p>
        <text:p text:style-name="P51"><text:span text:style-name="CharStyle53"><text:span text:style-name="T33">Tre</text:span></text:span><text:span text:style-name="CharStyle53"><text:span text:style-name="T45">š</text:span></text:span><text:span text:style-name="CharStyle53"><text:span text:style-name="T33">ne, hrušky a slivy, —</text:span></text:span></text:p>
        <text:p text:style-name="P75"><text:span text:style-name="CharStyle53"><text:span text:style-name="T33"/></text:span></text:p>
        <text:p text:style-name="P118"><text:span text:style-name="CharStyle53"><text:span text:style-name="T33">Všetky sorty“.... </text:span></text:span><text:span text:style-name="CharStyle53"><text:span text:style-name="T3">„„</text:span></text:span><text:span text:style-name="CharStyle53"><text:span text:style-name="T33">Onen zámok,</text:span></text:span></text:p>
        <text:p text:style-name="P118"><text:span text:style-name="CharStyle53"><text:span text:style-name="T33">Či tam býval Sv</text:span></text:span><text:span text:style-name="CharStyle53"><text:span text:style-name="T45">a</text:span></text:span><text:span text:style-name="CharStyle53"><text:span text:style-name="T33">topluk?““</text:span></text:span></text:p>
        <text:p text:style-name="P118"><text:span text:style-name="CharStyle53"><text:span text:style-name="T33">„Ver na službu to riecť neviem,</text:span></text:span></text:p>
        <text:p text:style-name="P118"><text:span text:style-name="CharStyle53"><text:span text:style-name="T33">Kto by mo</text:span></text:span><text:span text:style-name="CharStyle53"><text:span text:style-name="T45">h</text:span></text:span><text:span text:style-name="CharStyle53"><text:span text:style-name="T60">’</text:span></text:span><text:span text:style-name="CharStyle53"><text:span text:style-name="T33"> byť taký kluk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Ale pravda, kde som zastál?</text:span></text:span></text:p>
        <text:p text:style-name="P94"><text:span text:style-name="CharStyle53"><text:span text:style-name="T33">Všetky sorty“.... </text:span></text:span><text:span text:style-name="CharStyle53"><text:span text:style-name="T3">„„</text:span></text:span><text:span text:style-name="CharStyle53"><text:span text:style-name="T33">No s Bohom!““</text:span></text:span></text:p>
        <text:p text:style-name="P118"><text:span text:style-name="CharStyle53"><text:span text:style-name="T33">Biedny človek, prebúdzaj že</text:span></text:span></text:p>
        <text:p text:style-name="P7"><text:span text:style-name="CharStyle53"><text:span text:style-name="T33">Taký národ s osoho</text:span></text:span><text:span text:style-name="CharStyle53"><text:span text:style-name="T3">m</text:span></text:span><text:span text:style-name="CharStyle53"><text:span text:style-name="T33">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Mnoho géniov mnoho biedy.</text:span></text:span></text:p>
        <text:p text:style-name="P75"><text:span text:style-name="CharStyle53"><text:span text:style-name="T33"/></text:span></text:p>
        <text:p text:style-name="P118"><text:span text:style-name="CharStyle53"><text:span text:style-name="T33">Slováci biedni</text:span></text:span><text:span text:style-name="CharStyle53"><text:span text:style-name="T3">,</text:span></text:span><text:span text:style-name="CharStyle53"><text:span text:style-name="T33"> ľudia p</text:span></text:span><text:span text:style-name="CharStyle53"><text:span text:style-name="T3">ov</text:span></text:span><text:span text:style-name="CharStyle53"><text:span text:style-name="T33">eda</text:span></text:span><text:span text:style-name="CharStyle53"><text:span text:style-name="T3">jú.</text:span></text:span></text:p>
        <text:p text:style-name="P118"><text:span text:style-name="CharStyle53"><text:span text:style-name="T33">Priemyslu, fabr</text:span></text:span><text:span text:style-name="CharStyle53"><text:span text:style-name="T16">i</text:span></text:span><text:span text:style-name="CharStyle53"><text:span text:style-name="T33">k, ničoho nemajú.</text:span></text:span></text:p>
        <text:p text:style-name="P118"><text:span text:style-name="CharStyle53"><text:span text:style-name="T33">Ale ja myslím, že s tým čo nemáme</text:span></text:span></text:p>
        <text:p text:style-name="P118"><text:span text:style-name="CharStyle53"><text:span text:style-name="T33">Ešte tak mnoho veľmi neprehráme;</text:span></text:span></text:p>
        <text:p text:style-name="P94"><text:span text:style-name="CharStyle53"><text:span text:style-name="T33">Ved hľa g</text:span></text:span><text:span text:style-name="CharStyle53"><text:span text:style-name="T16">e</text:span></text:span><text:span text:style-name="CharStyle53"><text:span text:style-name="T33">niov — oj toho je hrôza:</text:span></text:span></text:p>
        <text:p text:style-name="P118"><text:span text:style-name="CharStyle53"><text:span text:style-name="T33">Samučičká masť — a žiadneho túza! (1850)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oft-page-break/><text:span text:style-name="CharStyle55"><text:span text:style-name="T33">My máme pravdu!</text:span></text:span></text:p>
        <text:p text:style-name="P133"><text:span text:style-name="CharStyle53"><text:span text:style-name="T33"/></text:span></text:p>
        <text:p text:style-name="P165"><text:span text:style-name="CharStyle53"><text:span text:style-name="T33">„My máme pravdu!“ Ved je tak,</text:span></text:span></text:p>
        <text:p text:style-name="P165"><text:span text:style-name="CharStyle53"><text:span text:style-name="T33">Ve</text:span></text:span><text:span text:style-name="CharStyle53"><text:span text:style-name="T46">ď</text:span></text:span><text:span text:style-name="CharStyle53"><text:span text:style-name="T33"> nám to každý prisvedčí;</text:span></text:span></text:p>
        <text:p text:style-name="P144"><text:span text:style-name="CharStyle53"><text:span text:style-name="T33">Nuž prečože nepriatelia</text:span></text:span></text:p>
        <text:p text:style-name="P165"><text:span text:style-name="CharStyle53"><text:span text:style-name="T33">Nedbajú na naše reči?</text:span></text:span></text:p>
        <text:p text:style-name="P3"><text:span text:style-name="CharStyle31"><text:span text:style-name="T33"/></text:span></text:p>
        <text:p text:style-name="P7"><text:span text:style-name="CharStyle53"><text:span text:style-name="T33">Ja viem; svet je priháklivý</text:span></text:span></text:p>
        <text:p text:style-name="P95"><text:span text:style-name="CharStyle53"><text:span text:style-name="T3">A</text:span></text:span><text:span text:style-name="CharStyle53"><text:span text:style-name="T33"> naša pravda </text:span></text:span><text:span text:style-name="CharStyle53"><text:span text:style-name="T3">„</text:span></text:span><text:span text:style-name="CharStyle53"><text:span text:style-name="T33">v negližé</text:span></text:span><text:span text:style-name="CharStyle53"><text:span text:style-name="T3">“</text:span></text:span><text:span text:style-name="CharStyle53"><text:span text:style-name="T33">;</text:span></text:span></text:p>
        <text:p text:style-name="P119"><text:span text:style-name="CharStyle53"><text:span text:style-name="T33">Dajme jej tedy najprv kroj,</text:span></text:span></text:p>
        <text:p text:style-name="P119"><text:span text:style-name="CharStyle53"><text:span text:style-name="T33">Potom ju pustia do chyže.</text:span></text:span></text:p>
        <text:p text:style-name="P29"><text:span text:style-name="CharStyle54"><text:span text:style-name="T46"/></text:span></text:p>
        <text:p text:style-name="P64"><text:span text:style-name="CharStyle54"><text:span text:style-name="T46"/></text:span></text:p>
        <text:p text:style-name="P64"><text:span text:style-name="CharStyle54"><text:span text:style-name="T46">O</text:span></text:span><text:span text:style-name="CharStyle54"><text:span text:style-name="T33">d</text:span></text:span><text:span text:style-name="CharStyle54"><text:span text:style-name="T3">r</text:span></text:span><text:span text:style-name="CharStyle54"><text:span text:style-name="T33">odilci.</text:span></text:span></text:p>
        <text:p text:style-name="P75"><text:span text:style-name="CharStyle53"><text:span text:style-name="T33"/></text:span></text:p>
        <text:p text:style-name="P119"><text:span text:style-name="CharStyle53"><text:span text:style-name="T33">Kto sa hanbí za vlastnú ma</text:span></text:span><text:span text:style-name="CharStyle53"><text:span text:style-name="T3">ť</text:span></text:span><text:span text:style-name="CharStyle53"><text:span text:style-name="T33">,</text:span></text:span></text:p>
        <text:p text:style-name="P119"><text:span text:style-name="CharStyle53"><text:span text:style-name="T33">Čo v žiali preň nemohla spa</text:span></text:span><text:span text:style-name="CharStyle53"><text:span text:style-name="T3">ť</text:span></text:span><text:span text:style-name="CharStyle53"><text:span text:style-name="T33">:</text:span></text:span></text:p>
        <text:p text:style-name="P119"><text:span text:style-name="CharStyle53"><text:span text:style-name="T33">Ten sa hanbí za vec sv</text:span></text:span><text:span text:style-name="CharStyle53"><text:span text:style-name="T46">a</text:span></text:span><text:span text:style-name="CharStyle53"><text:span text:style-name="T33">tú,</text:span></text:span></text:p>
        <text:p text:style-name="P119"><text:span text:style-name="CharStyle53"><text:span text:style-name="T33">Dušu nosí vždy zakliatu.</text:span></text:span></text:p>
        <text:p text:style-name="P96"><text:span text:style-name="CharStyle53"><text:span text:style-name="T33"/></text:span></text:p>
        <text:p text:style-name="P120"><text:span text:style-name="CharStyle53"><text:span text:style-name="T33">V kliatbe nieto požehnania,</text:span></text:span></text:p>
        <text:p text:style-name="P120"><text:span text:style-name="CharStyle53"><text:span text:style-name="T33">Bez lásky niet potešenia:</text:span></text:span></text:p>
        <text:p text:style-name="P120"><text:span text:style-name="CharStyle53"><text:span text:style-name="T3">O</text:span></text:span><text:span text:style-name="CharStyle53"><text:span text:style-name="T33">drodil</text:span></text:span><text:span text:style-name="CharStyle53"><text:span text:style-name="T3">c</text:span></text:span><text:span text:style-name="CharStyle53"><text:span text:style-name="T33">i všetci planí, </text:span></text:span><text:span text:style-name="CharStyle53"><text:span text:style-name="T3">—</text:span></text:span></text:p>
        <text:p text:style-name="P120"><text:span text:style-name="CharStyle53"><text:span text:style-name="T33">Záverku si spravte sami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Panslav.</text:span></text:span></text:p>
        <text:p text:style-name="P97"><text:span text:style-name="CharStyle53"><text:span text:style-name="T33"/></text:span></text:p>
        <text:p text:style-name="P121"><text:span text:style-name="CharStyle53"><text:span text:style-name="T33">V pekných hábach cifruvaná</text:span></text:span></text:p>
        <text:p text:style-name="P121"><text:span text:style-name="CharStyle53"><text:span text:style-name="T33">Nadštrkne mi jedna dáma,</text:span></text:span></text:p>
        <text:p text:style-name="P121"><text:span text:style-name="CharStyle53"><text:span text:style-name="T3">Ž</text:span></text:span><text:span text:style-name="CharStyle53"><text:span text:style-name="T33">e mi škoda </text:span></text:span><text:span text:style-name="CharStyle53"><text:span text:style-name="T3">m</text:span></text:span><text:span text:style-name="CharStyle53"><text:span text:style-name="T33">ojho mena,</text:span></text:span></text:p>
        <text:p text:style-name="P121"><text:span text:style-name="CharStyle53"><text:span text:style-name="T33">Ž</text:span></text:span><text:span text:style-name="CharStyle53"><text:span text:style-name="T3">e</text:span></text:span><text:span text:style-name="CharStyle53"><text:span text:style-name="T33"> som panslav od koreňa.</text:span></text:span></text:p>
        <text:p text:style-name="P75"><text:span text:style-name="CharStyle53"><text:span text:style-name="T33"/></text:span></text:p>
        <text:p text:style-name="P119"><text:soft-page-break/><text:span text:style-name="CharStyle53"><text:span text:style-name="T33">To nepravda, môj kvet drobný,</text:span></text:span></text:p>
        <text:p text:style-name="P119"><text:span text:style-name="CharStyle53"><text:span text:style-name="T33">Pravý Sláv každý chudobný;</text:span></text:span></text:p>
        <text:p text:style-name="P95"><text:span text:style-name="CharStyle53"><text:span text:style-name="T33">Keby Sláva pánov mala,</text:span></text:span></text:p>
        <text:p text:style-name="P119"><text:span text:style-name="CharStyle53"><text:span text:style-name="T33">Inak by sa zajasala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Ľahká hádka.</text:span></text:span></text:p>
        <text:p text:style-name="P133"><text:span text:style-name="CharStyle53"><text:span text:style-name="T33"/></text:span></text:p>
        <text:p text:style-name="P165"><text:span text:style-name="CharStyle53"><text:span text:style-name="T33">Keby tak pravdy bohyňa —</text:span></text:span></text:p>
        <text:p text:style-name="P165"><text:span text:style-name="CharStyle53"><text:span text:style-name="T33">Čo viem, že je daromný s</text:span></text:span><text:span text:style-name="CharStyle53"><text:span text:style-name="T3">e</text:span></text:span><text:span text:style-name="CharStyle53"><text:span text:style-name="T33">n —</text:span></text:span></text:p>
        <text:p text:style-name="P95"><text:span text:style-name="CharStyle53"><text:span text:style-name="T33">Navštíviť prišla vo zbroji</text:span></text:span></text:p>
        <text:p text:style-name="P119"><text:span text:style-name="CharStyle53"><text:span text:style-name="T33">Z dlhého času túto zem,</text:span></text:span></text:p>
        <text:p text:style-name="P119"><text:span text:style-name="CharStyle53"><text:span text:style-name="T33">Viete jak by </text:span></text:span><text:span text:style-name="CharStyle53"><text:span text:style-name="T3">ju</text:span></text:span><text:span text:style-name="CharStyle53"><text:span text:style-name="T33"> prijali?</text:span></text:span></text:p>
        <text:p text:style-name="P133"><text:span text:style-name="CharStyle53"><text:span text:style-name="T33"/></text:span></text:p>
        <text:p text:style-name="P165"><text:span text:style-name="CharStyle53"><text:span text:style-name="T33">Ved</text:span></text:span><text:span text:style-name="CharStyle53"><text:span text:style-name="T46">ľa</text:span></text:span><text:span text:style-name="CharStyle53"><text:span text:style-name="T33"> „verordnungu“ by jej</text:span></text:span></text:p>
        <text:p text:style-name="P165"><text:span text:style-name="CharStyle53"><text:span text:style-name="T33">Odňali lebku, meč nara</text:span></text:span><text:span text:style-name="CharStyle53"><text:span text:style-name="T3">z</text:span></text:span><text:span text:style-name="CharStyle53"><text:span text:style-name="T33">;</text:span></text:span></text:p>
        <text:p text:style-name="P144"><text:span text:style-name="CharStyle53"><text:span text:style-name="T33">Také dač len tým svobodno,</text:span></text:span></text:p>
        <text:p text:style-name="P165"><text:span text:style-name="CharStyle53"><text:span text:style-name="T46">Č</text:span></text:span><text:span text:style-name="CharStyle53"><text:span text:style-name="T33">o ma</text:span></text:span><text:span text:style-name="CharStyle53"><text:span text:style-name="T3">jú</text:span></text:span><text:span text:style-name="CharStyle53"><text:span text:style-name="T33"> k tomu „waff</text:span></text:span><text:span text:style-name="CharStyle53"><text:span text:style-name="T3">enpa</text:span></text:span><text:span text:style-name="CharStyle53"><text:span text:style-name="T33">ss.“</text:span></text:span></text:p>
        <text:p text:style-name="P7"><text:span text:style-name="CharStyle53"><text:span text:style-name="T33">A potom by ju </text:span></text:span><text:span text:style-name="CharStyle53"><text:span text:style-name="T3">—</text:span></text:span><text:span text:style-name="CharStyle53"><text:span text:style-name="T33"> vyhnali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Úradný </text:span></text:span><text:span text:style-name="CharStyle54"><text:span text:style-name="T33">štýl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Pozr</text:span></text:span><text:span text:style-name="CharStyle53"><text:span text:style-name="T3">i</text:span></text:span><text:span text:style-name="CharStyle53"><text:span text:style-name="T33">te</text:span></text:span><text:span text:style-name="CharStyle53"><text:span text:style-name="T3">ž</text:span></text:span><text:span text:style-name="CharStyle53"><text:span text:style-name="T33">e len tak z boku</text:span></text:span></text:p>
        <text:p text:style-name="P95"><text:span text:style-name="CharStyle53"><text:span text:style-name="T33">Na tých dvúch tam pri obloku:</text:span></text:span></text:p>
        <text:p text:style-name="P119"><text:span text:style-name="CharStyle53"><text:span text:style-name="T33">Jeden hryzie v ústach pero,</text:span></text:span></text:p>
        <text:p text:style-name="P119"><text:span text:style-name="CharStyle53"><text:span text:style-name="T33">Druhý diktuje doň: „Dero.“</text:span></text:span></text:p>
        <text:p text:style-name="P119"><text:span text:style-name="CharStyle53"><text:span text:style-name="T33">Hum! — „Dero“ </text:span></text:span><text:span text:style-name="CharStyle11"><text:span text:style-name="T33">— </text:span></text:span><text:span text:style-name="CharStyle53"><text:span text:style-name="T33">nech to prečiarne,</text:span></text:span></text:p>
        <text:p text:style-name="P119"><text:span text:style-name="CharStyle53"><text:span text:style-name="T33">To sú už verba obstar</text:span></text:span><text:span text:style-name="CharStyle53"><text:span text:style-name="T3">né</text:span></text:span><text:span text:style-name="CharStyle53"><text:span text:style-name="T33">;</text:span></text:span></text:p>
        <text:p text:style-name="P95"><text:span text:style-name="CharStyle53"><text:span text:style-name="T33">Radšej takto si začnem</text:span></text:span><text:span text:style-name="CharStyle53"><text:span text:style-name="T3">e</text:span></text:span><text:span text:style-name="CharStyle53"><text:span text:style-name="T33">:</text:span></text:span></text:p>
        <text:p text:style-name="P119"><text:span text:style-name="CharStyle53"><text:span text:style-name="T33">„In dém“ — hop, nie tak! „In déme.“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oft-page-break/><text:span text:style-name="CharStyle55"><text:span text:style-name="T33">Zákony.</text:span></text:span></text:p>
        <text:p text:style-name="P133"><text:span text:style-name="CharStyle53"><text:span text:style-name="T3"/></text:span></text:p>
        <text:p text:style-name="P165"><text:span text:style-name="CharStyle53"><text:span text:style-name="T33">Jeden sedliak raz videl hvezdára</text:span></text:span></text:p>
        <text:p text:style-name="P165"><text:span text:style-name="CharStyle53"><text:span text:style-name="T33">Čosi značiť ta do kalendára.</text:span></text:span></text:p>
        <text:p text:style-name="P95"><text:span text:style-name="CharStyle53"><text:span text:style-name="T33">I spýta sa ho — celkom nevinný —</text:span></text:span></text:p>
        <text:p text:style-name="P119"><text:span text:style-name="CharStyle53"><text:span text:style-name="T33">Čoby to písal? jaké noviny?</text:span></text:span></text:p>
        <text:p text:style-name="P119"><text:span text:style-name="CharStyle53"><text:span text:style-name="T33">„Jah bratku, to je pre teba nie!</text:span></text:span></text:p>
        <text:p text:style-name="P119"><text:span text:style-name="CharStyle53"><text:span text:style-name="T33">Blisnú naň hvezdára oči skleňané,</text:span></text:span></text:p>
        <text:p text:style-name="P119"><text:span text:style-name="CharStyle53"><text:span text:style-name="T33">Čo tuná vidíš, to sú nie noviny,</text:span></text:span></text:p>
        <text:p text:style-name="P119"><text:span text:style-name="CharStyle53"><text:span text:style-name="T33">Ale zákony hviezd tam z výšiny.“</text:span></text:span></text:p>
        <text:p text:style-name="P119"><text:span text:style-name="CharStyle53"><text:span text:style-name="T3">„„</text:span></text:span><text:span text:style-name="CharStyle53"><text:span text:style-name="T33">Ach</text:span></text:span><text:span text:style-name="CharStyle53"><text:span text:style-name="T3">,</text:span></text:span><text:span text:style-name="CharStyle53"><text:span text:style-name="T33"> vzdýchne sedliak a podopre hlavu,</text:span></text:span></text:p>
        <text:p text:style-name="P119"><text:span text:style-name="CharStyle53"><text:span text:style-name="T33">Ja by som bol, nach som dobrý, stavil kravu</text:span></text:span></text:p>
        <text:p text:style-name="P7"><text:span text:style-name="CharStyle53"><text:span text:style-name="T33">Na to, že zákony ani jedny</text:span></text:span></text:p>
        <text:p text:style-name="P7"><text:span text:style-name="CharStyle53"><text:span text:style-name="T33">Nikde nerobia </text:span></text:span><text:span text:style-name="CharStyle53"><text:span text:style-name="T3">—</text:span></text:span><text:span text:style-name="CharStyle53"><text:span text:style-name="T33"> len vo Viedni. (R. 1854).</text:span></text:span></text:p>
        <text:p text:style-name="P107"><text:span text:style-name="CharStyle54"><text:span text:style-name="T33"/></text:span></text:p>
        <text:p text:style-name="P132"><text:span text:style-name="CharStyle54"><text:span text:style-name="T33"/></text:span></text:p>
        <text:p text:style-name="P132"><text:span text:style-name="CharStyle54"><text:span text:style-name="T33">Chlap </text:span></text:span><text:span text:style-name="CharStyle55"><text:span text:style-name="T33">v </text:span></text:span><text:span text:style-name="CharStyle54"><text:span text:style-name="T33">civilisacii.</text:span></text:span></text:p>
        <text:p text:style-name="P132"><text:span text:style-name="CharStyle54"><text:span text:style-name="T33"/></text:span></text:p>
        <text:p text:style-name="P95"><text:span text:style-name="CharStyle53"><text:span text:style-name="T33">Čierny fraček, nohavičky,</text:span></text:span></text:p>
        <text:p text:style-name="P119"><text:span text:style-name="CharStyle53"><text:span text:style-name="T33">Biele módne rukavičky,</text:span></text:span></text:p>
        <text:p text:style-name="P119"><text:span text:style-name="CharStyle53"><text:span text:style-name="T33">Pozlátených prste</text:span></text:span><text:span text:style-name="CharStyle53"><text:span text:style-name="T17">n</text:span></text:span><text:span text:style-name="CharStyle53"><text:span text:style-name="T33">ov pár,</text:span></text:span></text:p>
        <text:p text:style-name="P119"><text:span text:style-name="CharStyle53"><text:span text:style-name="T33">Oko „šmachtend“, šeľmovská tvá</text:span></text:span><text:span text:style-name="CharStyle53"><text:span text:style-name="T3">r.</text:span></text:span></text:p>
        <text:p text:style-name="P119"><text:span text:style-name="CharStyle53"><text:span text:style-name="T33">Malé známosti o svete,</text:span></text:span></text:p>
        <text:p text:style-name="P119"><text:span text:style-name="CharStyle53"><text:span text:style-name="T33">Prísne však o „toalete,“</text:span></text:span></text:p>
        <text:p text:style-name="P95"><text:span text:style-name="CharStyle53"><text:span text:style-name="T33">Dačo z Krimu, Silistri</text:span></text:span><text:span text:style-name="CharStyle53"><text:span text:style-name="T17">i </text:span></text:span></text:p>
        <text:p text:style-name="P119"><text:span text:style-name="CharStyle53"><text:span text:style-name="T33">Chlap si v civilisacii. —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Medzi </text:span></text:span><text:span text:style-name="CharStyle54"><text:span text:style-name="T33">precivilisovanými.</text:span></text:span></text:p>
        <text:p text:style-name="P7"><text:span text:style-name="CharStyle53"><text:span text:style-name="T33"/></text:span></text:p>
        <text:p text:style-name="P52"><text:span text:style-name="CharStyle53"><text:span text:style-name="T33">Jaké tu divné povetrie,</text:span></text:span></text:p>
        <text:p text:style-name="P52"><text:span text:style-name="CharStyle53"><text:span text:style-name="T33">Jak ťaží prsá človeku!</text:span></text:span></text:p>
        <text:p text:style-name="P20"><text:span text:style-name="CharStyle53"><text:span text:style-name="T33">Obraz hôr, dolín, budovy,</text:span></text:span></text:p>
        <text:p text:style-name="P52"><text:soft-page-break/><text:span text:style-name="CharStyle53"><text:span text:style-name="T33">Všetko ma budí k náreku.</text:span></text:span></text:p>
        <text:p text:style-name="P133"><text:span text:style-name="CharStyle53"><text:span text:style-name="T33"/></text:span></text:p>
        <text:p text:style-name="P165"><text:span text:style-name="CharStyle53"><text:span text:style-name="T33">Na môj „dobrý deň</text:span></text:span><text:span text:style-name="CharStyle53"><text:span text:style-name="T3">“</text:span></text:span><text:span text:style-name="CharStyle53"><text:span text:style-name="T33"> nik neodpovie,</text:span></text:span></text:p>
        <text:p text:style-name="P165"><text:span text:style-name="CharStyle53"><text:span text:style-name="T3">Ve</text:span></text:span><text:span text:style-name="CharStyle53"><text:span text:style-name="T17">ľ</text:span></text:span><text:span text:style-name="CharStyle53"><text:span text:style-name="T33">kým okom ma prezerá,</text:span></text:span></text:p>
        <text:p text:style-name="P144"><text:span text:style-name="CharStyle53"><text:span text:style-name="T33">Či som nie dákysi mercúň,</text:span></text:span></text:p>
        <text:p text:style-name="P165"><text:span text:style-name="CharStyle53"><text:span text:style-name="T33">Tatránskych hôľ divé zviera.</text:span></text:span></text:p>
        <text:p text:style-name="P7"><text:span text:style-name="CharStyle53"><text:span text:style-name="T3"/></text:span></text:p>
        <text:p text:style-name="P42"><text:span text:style-name="CharStyle53"><text:span text:style-name="T3">A</text:span></text:span><text:span text:style-name="CharStyle53"><text:span text:style-name="T33"> ja vás držím za zverov</text:span></text:span></text:p>
        <text:p text:style-name="P7"><text:span text:style-name="CharStyle53"><text:span text:style-name="T33">Vy precivilisovan</text:span></text:span><text:span text:style-name="CharStyle53"><text:span text:style-name="T3">í;</text:span></text:span></text:p>
        <text:p text:style-name="P144"><text:span text:style-name="CharStyle53"><text:span text:style-name="T33">Tam je tá sv</text:span></text:span><text:span text:style-name="CharStyle53"><text:span text:style-name="T17">a</text:span></text:span><text:span text:style-name="CharStyle53"><text:span text:style-name="T33">tá príroda</text:span></text:span></text:p>
        <text:p text:style-name="P165"><text:span text:style-name="CharStyle53"><text:span text:style-name="T33">Tam medzi mo</text:span></text:span><text:span text:style-name="CharStyle53"><text:span text:style-name="T3">jm</text:span></text:span><text:span text:style-name="CharStyle53"><text:span text:style-name="T33">i kra</text:span></text:span><text:span text:style-name="CharStyle53"><text:span text:style-name="T3">ja</text:span></text:span><text:span text:style-name="CharStyle53"><text:span text:style-name="T33">ný.</text:span></text:span></text:p>
        <text:p text:style-name="P3"><text:span text:style-name="CharStyle31"><text:span text:style-name="T33"/></text:span></text:p>
        <text:p text:style-name="P65"><text:span text:style-name="CharStyle31"><text:span text:style-name="T33"/></text:span></text:p>
        <text:p text:style-name="P29"><text:span text:style-name="CharStyle54"><text:span text:style-name="T33">Odčítanie predkov.</text:span></text:span></text:p>
        <text:p text:style-name="P75"><text:span text:style-name="CharStyle53"><text:span text:style-name="T33"/></text:span></text:p>
        <text:p text:style-name="P119"><text:span text:style-name="CharStyle53"><text:span text:style-name="T33">Čo myslíš, </text:span></text:span><text:span text:style-name="CharStyle53"><text:span text:style-name="T3">Šo</text:span></text:span><text:span text:style-name="CharStyle53"><text:span text:style-name="T33">lem, teraz o mne?</text:span></text:span></text:p>
        <text:p text:style-name="P119"><text:span text:style-name="CharStyle53"><text:span text:style-name="T33">Zavolá ktosi, ked už hodne</text:span></text:span></text:p>
        <text:p text:style-name="P119"><text:span text:style-name="CharStyle53"><text:span text:style-name="T33">Vyčítal predkov pri džbáne.</text:span></text:span></text:p>
        <text:p text:style-name="P119"><text:span text:style-name="CharStyle53"><text:span text:style-name="T33">Jah </text:span></text:span><text:span text:style-name="CharStyle53"><text:span text:style-name="T3">—</text:span></text:span><text:span text:style-name="CharStyle53"><text:span text:style-name="T33"> myslím </text:span></text:span><text:span text:style-name="CharStyle53"><text:span text:style-name="T3">—</text:span></text:span><text:span text:style-name="CharStyle53"><text:span text:style-name="T33"> urodzený pane,</text:span></text:span></text:p>
        <text:p text:style-name="P119"><text:span text:style-name="CharStyle53"><text:span text:style-name="T33">Keby sa to tak odrátalo,</text:span></text:span></text:p>
        <text:p text:style-name="P119"><text:span text:style-name="CharStyle53"><text:span text:style-name="T33">Z tých moc by na nich prišlo m</text:span></text:span><text:span text:style-name="CharStyle53"><text:span text:style-name="T46">á</text:span></text:span><text:span text:style-name="CharStyle53"><text:span text:style-name="T33">lo</text:span></text:span><text:span text:style-name="CharStyle82"><text:span text:style-name="T3">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K </text:span></text:span><text:span text:style-name="CharStyle54"><text:span text:style-name="T3">nevys</text:span></text:span><text:span text:style-name="CharStyle54"><text:span text:style-name="T33">tá</text:span></text:span><text:span text:style-name="CharStyle54"><text:span text:style-name="T46">ť</text:span></text:span><text:span text:style-name="CharStyle54"><text:span text:style-name="T3">u.</text:span></text:span></text:p>
        <text:p text:style-name="P64"><text:span text:style-name="CharStyle54"><text:span text:style-name="T56"/></text:span></text:p>
        <text:p text:style-name="P98"><text:span text:style-name="CharStyle53"><text:span text:style-name="T33">Sedmoro mám k nevystá</text:span></text:span><text:span text:style-name="CharStyle53"><text:span text:style-name="T47">ť</text:span></text:span><text:span text:style-name="CharStyle53"><text:span text:style-name="T3">u</text:span></text:span><text:span text:style-name="CharStyle53"><text:span text:style-name="T33">:</text:span></text:span></text:p>
        <text:p text:style-name="P122"><text:span text:style-name="CharStyle53"><text:span text:style-name="T33">Výnosnú zem neposiatu,</text:span></text:span></text:p>
        <text:p text:style-name="P122"><text:span text:style-name="CharStyle53"><text:span text:style-name="T33">Prázdny záčin u sedliaka,</text:span></text:span></text:p>
        <text:p text:style-name="P122"><text:span text:style-name="CharStyle53"><text:span text:style-name="T33">Plné bočky u židáka,</text:span></text:span></text:p>
        <text:p text:style-name="P122"><text:span text:style-name="CharStyle53"><text:span text:style-name="T33">Plané srdce </text:span></text:span><text:span text:style-name="CharStyle53"><text:span text:style-name="T3">—</text:span></text:span><text:span text:style-name="CharStyle53"><text:span text:style-name="T33"> dobrú hlavu,</text:span></text:span></text:p>
        <text:p text:style-name="P122"><text:span text:style-name="CharStyle53"><text:span text:style-name="T33">Na kostolnom dachu trávu,</text:span></text:span></text:p>
        <text:p text:style-name="P122"><text:span text:style-name="CharStyle53"><text:span text:style-name="T33">Žiť vo svete jako hudú,</text:span></text:span></text:p>
        <text:p text:style-name="P122"><text:span text:style-name="CharStyle53"><text:span text:style-name="T33">Nepovedať pravdu ľudu.</text:span></text:span></text:p>
        <text:p text:style-name="P29"><text:soft-page-break/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Živý archív.</text:span></text:span></text:p>
        <text:p text:style-name="P133"><text:span text:style-name="CharStyle53"><text:span text:style-name="T33"/></text:span></text:p>
        <text:p text:style-name="P166"><text:span text:style-name="CharStyle53"><text:span text:style-name="T33">To </text:span></text:span><text:span text:style-name="CharStyle53"><text:span text:style-name="T3">je</text:span></text:span><text:span text:style-name="CharStyle53"><text:span text:style-name="T33"> šťastie, páni moji,</text:span></text:span></text:p>
        <text:p text:style-name="P166"><text:span text:style-name="CharStyle53"><text:span text:style-name="T33">Že ešte nebolo slýchať</text:span></text:span></text:p>
        <text:p text:style-name="P145"><text:span text:style-name="CharStyle53"><text:span text:style-name="T3">O</text:span></text:span><text:span text:style-name="CharStyle53"><text:span text:style-name="T33"> censúre, ke</text:span></text:span><text:span text:style-name="CharStyle53"><text:span text:style-name="T47">ď</text:span></text:span><text:span text:style-name="CharStyle53"><text:span text:style-name="T33"> začali</text:span></text:span></text:p>
        <text:p text:style-name="P166"><text:span text:style-name="CharStyle53"><text:span text:style-name="T33">Starý, Nový Zákon písať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Čo teraz kritika </text:span></text:span><text:span text:style-name="CharStyle53"><text:span text:style-name="T47">r</text:span></text:span><text:span text:style-name="CharStyle53"><text:span text:style-name="T3">o</text:span></text:span><text:span text:style-name="CharStyle53"><text:span text:style-name="T33">b</text:span></text:span><text:span text:style-name="CharStyle53"><text:span text:style-name="T3">í</text:span></text:span><text:span text:style-name="CharStyle53"><text:span text:style-name="T33">,</text:span></text:span></text:p>
        <text:p text:style-name="P98"><text:span text:style-name="CharStyle53"><text:span text:style-name="T33">To mi jedno, nech si hudú,</text:span></text:span></text:p>
        <text:p text:style-name="P122"><text:span text:style-name="CharStyle53"><text:span text:style-name="T33">Už je Zákon vytlačený</text:span></text:span></text:p>
        <text:p text:style-name="P7"><text:span text:style-name="CharStyle53"><text:span text:style-name="T33">I vložený v srdce ľudu. —</text:span></text:span></text:p>
        <text:p text:style-name="P7"><text:span text:style-name="CharStyle53"><text:span text:style-name="T33"/></text:span></text:p>
        <text:p text:style-name="P53"><text:span text:style-name="CharStyle53"><text:span text:style-name="T33">V srdce ľudu, v archív živý,</text:span></text:span></text:p>
        <text:p text:style-name="P53"><text:span text:style-name="CharStyle53"><text:span text:style-name="T33">Skrz človeka Jezu Krista;</text:span></text:span></text:p>
        <text:p text:style-name="P145"><text:span text:style-name="CharStyle53"><text:span text:style-name="T33">Neskráti v ňom ani slova</text:span></text:span></text:p>
        <text:p text:style-name="P166"><text:span text:style-name="CharStyle53"><text:span text:style-name="T33">Žiaden biedny publicista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Lichá zásada.</text:span></text:span></text:p>
        <text:p text:style-name="P133"><text:span text:style-name="CharStyle53"><text:span text:style-name="T33"/></text:span></text:p>
        <text:p text:style-name="P166"><text:span text:style-name="CharStyle53"><text:span text:style-name="T33">A ja som, vidíte, taký,</text:span></text:span></text:p>
        <text:p text:style-name="P166"><text:span text:style-name="CharStyle53"><text:span text:style-name="T33">Neublížim vám žiadnem</text:span></text:span><text:span text:style-name="CharStyle53"><text:span text:style-name="T3">u</text:span></text:span><text:span text:style-name="CharStyle53"><text:span text:style-name="T33">;</text:span></text:span></text:p>
        <text:p text:style-name="P7"><text:span text:style-name="CharStyle53"><text:span text:style-name="T33">Moja zásada, verte mi;</text:span></text:span></text:p>
        <text:p text:style-name="P7"><text:span text:style-name="CharStyle53"><text:span text:style-name="T33">Dajte, čo patrí, každému.</text:span></text:span></text:p>
        <text:p text:style-name="P133"><text:span text:style-name="CharStyle53"><text:span text:style-name="T33"/></text:span></text:p>
        <text:p text:style-name="P166"><text:span text:style-name="CharStyle53"><text:span text:style-name="T33">Lež kto ti tomu, priateľko,</text:span></text:span></text:p>
        <text:p text:style-name="P166"><text:span text:style-name="CharStyle53"><text:span text:style-name="T33">Ktože ti tomu uverí?</text:span></text:span></text:p>
        <text:p text:style-name="P145"><text:span text:style-name="CharStyle53"><text:span text:style-name="T33">Kto so zásadou vyzváňa,</text:span></text:span></text:p>
        <text:p text:style-name="P166"><text:span text:style-name="CharStyle53"><text:span text:style-name="T33">Ten hosťa ženie zpr</text:span></text:span><text:span text:style-name="CharStyle53"><text:span text:style-name="T3">e</text:span></text:span><text:span text:style-name="CharStyle53"><text:span text:style-name="T33">d dverí</text:span></text:span><text:span text:style-name="CharStyle53"><text:span text:style-name="T3">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oft-page-break/><text:span text:style-name="CharStyle55"><text:span text:style-name="T33">Uhnúť sa.</text:span></text:span></text:p>
        <text:p text:style-name="P133"><text:span text:style-name="CharStyle53"><text:span text:style-name="T33"/></text:span></text:p>
        <text:p text:style-name="P166"><text:span text:style-name="CharStyle53"><text:span text:style-name="T33">Načo sa klaniaš človeku,</text:span></text:span></text:p>
        <text:p text:style-name="P166"><text:span text:style-name="CharStyle53"><text:span text:style-name="T33">Čo vrecko nosí bez hlavy?</text:span></text:span></text:p>
        <text:p text:style-name="P21"><text:span text:style-name="CharStyle53"><text:span text:style-name="T33">Či neznáš, že ťa múdry svet</text:span></text:span></text:p>
        <text:p text:style-name="P53"><text:span text:style-name="CharStyle53"><text:span text:style-name="T33">Za to nikdy nepochváli?</text:span></text:span></text:p>
        <text:p text:style-name="P133"><text:span text:style-name="CharStyle53"><text:span text:style-name="T33"/></text:span></text:p>
        <text:p text:style-name="P166"><text:span text:style-name="CharStyle53"><text:span text:style-name="T33">Mňa nehnú najprv, pri</text:span></text:span><text:span text:style-name="CharStyle53"><text:span text:style-name="T47">a</text:span></text:span><text:span text:style-name="CharStyle53"><text:span text:style-name="T33">teľko,</text:span></text:span></text:p>
        <text:p text:style-name="P166"><text:span text:style-name="CharStyle53"><text:span text:style-name="T33">Strmné ku sláve závraty;</text:span></text:span></text:p>
        <text:p text:style-name="P7"><text:span text:style-name="CharStyle53"><text:span text:style-name="T33">Slávu n</text:span></text:span><text:span text:style-name="CharStyle53"><text:span text:style-name="T18">a</text:span></text:span><text:span text:style-name="CharStyle53"><text:span text:style-name="T33">jde, kto nehľadá;</text:span></text:span></text:p>
        <text:p text:style-name="P7"><text:span text:style-name="CharStyle53"><text:span text:style-name="T33">Kto ju hľadá, ten ju stratí.</text:span></text:span></text:p>
        <text:p text:style-name="P7"><text:span text:style-name="CharStyle53"><text:span text:style-name="T33"/></text:span></text:p>
        <text:p text:style-name="P53"><text:span text:style-name="CharStyle53"><text:span text:style-name="T33">Potom si myslím sám v seb</text:span></text:span><text:span text:style-name="CharStyle53"><text:span text:style-name="T3">e</text:span></text:span><text:span text:style-name="CharStyle53"><text:span text:style-name="T33">:</text:span></text:span></text:p>
        <text:p text:style-name="P53"><text:span text:style-name="CharStyle53"><text:span text:style-name="T33">To už tak leží v potrebe</text:span></text:span></text:p>
        <text:p text:style-name="P145"><text:span text:style-name="CharStyle53"><text:span text:style-name="T33">Uhnúť sa, ke</text:span></text:span><text:span text:style-name="CharStyle53"><text:span text:style-name="T3">ď</text:span></text:span><text:span text:style-name="CharStyle53"><text:span text:style-name="T33"> napriek stojí,</text:span></text:span></text:p>
        <text:p text:style-name="P166"><text:span text:style-name="CharStyle53"><text:span text:style-name="T33">Skrivenej na ceste — vŕbe.</text:span></text:span></text:p>
        <text:p text:style-name="P3"><text:span text:style-name="CharStyle31"><text:span text:style-name="T33"/></text:span></text:p>
        <text:p text:style-name="P65"><text:span text:style-name="CharStyle31"><text:span text:style-name="T33"/></text:span></text:p>
        <text:p text:style-name="P29"><text:span text:style-name="CharStyle55"><text:span text:style-name="T33">Človek </text:span></text:span><text:span text:style-name="CharStyle54"><text:span text:style-name="T33">bez ducha.</text:span></text:span></text:p>
        <text:p text:style-name="P7"><text:span text:style-name="CharStyle53"><text:span text:style-name="T33"/></text:span></text:p>
        <text:p text:style-name="P53"><text:span text:style-name="CharStyle53"><text:span text:style-name="T33">Kým sa človek nevie deliť</text:span></text:span></text:p>
        <text:p text:style-name="P53"><text:span text:style-name="CharStyle53"><text:span text:style-name="T33">Od kaputa, hoc módneh</text:span></text:span><text:span text:style-name="CharStyle53"><text:span text:style-name="T3">o;</text:span></text:span></text:p>
        <text:p text:style-name="P7"><text:span text:style-name="CharStyle53"><text:span text:style-name="T33">Kým nepozná ducha v sebe;</text:span></text:span></text:p>
        <text:p text:style-name="P7"><text:span text:style-name="CharStyle53"><text:span text:style-name="T33">Nezná blaha národnéh</text:span></text:span><text:span text:style-name="CharStyle53"><text:span text:style-name="T3">o</text:span></text:span><text:span text:style-name="CharStyle53"><text:span text:style-name="T33">;</text:span></text:span></text:p>
        <text:p text:style-name="P7"><text:span text:style-name="CharStyle53"><text:span text:style-name="T33"/></text:span></text:p>
        <text:p text:style-name="P53"><text:span text:style-name="CharStyle53"><text:span text:style-name="T33">Kým si mysl</text:span></text:span><text:span text:style-name="CharStyle53"><text:span text:style-name="T3">í</text:span></text:span><text:span text:style-name="CharStyle53"><text:span text:style-name="T33">, že „osoba</text:span></text:span><text:span text:style-name="CharStyle53"><text:span text:style-name="T3">“</text:span></text:span></text:p>
        <text:p text:style-name="P53"><text:span text:style-name="CharStyle53"><text:span text:style-name="T33">Je sústava tela naša:</text:span></text:span></text:p>
        <text:p text:style-name="P21"><text:span text:style-name="CharStyle53"><text:span text:style-name="T33">Do tých čias je v mojich očach</text:span></text:span></text:p>
        <text:p text:style-name="P53"><text:span text:style-name="CharStyle53"><text:span text:style-name="T33">Lajdenská mlunová fľaša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Ako </text:span></text:span><text:span text:style-name="CharStyle54"><text:span text:style-name="T33">sa človek mýli.</text:span></text:span></text:p>
        <text:p text:style-name="P7"><text:span text:style-name="CharStyle53"><text:span text:style-name="T33"/></text:span></text:p>
        <text:p text:style-name="P42"><text:soft-page-break/><text:span text:style-name="CharStyle53"><text:span text:style-name="T33">To musí byť človek rázn</text:span></text:span><text:span text:style-name="CharStyle53"><text:span text:style-name="T3">y</text:span></text:span><text:span text:style-name="CharStyle53"><text:span text:style-name="T33">!</text:span></text:span></text:p>
        <text:p text:style-name="P7"><text:span text:style-name="CharStyle53"><text:span text:style-name="T33">Má na ruke diamanty</text:span></text:span></text:p>
        <text:p text:style-name="P21"><text:span text:style-name="CharStyle53"><text:span text:style-name="T33">A skrýva ju predsa všade,</text:span></text:span></text:p>
        <text:p text:style-name="P53"><text:span text:style-name="CharStyle53"><text:span text:style-name="T33">Nerobí s ňom nikde šanty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Druhý by ten kameň drahý,</text:span></text:span></text:p>
        <text:p text:style-name="P21"><text:span text:style-name="CharStyle53"><text:span text:style-name="T33">Čo sa svieti ako rosa,</text:span></text:span></text:p>
        <text:p text:style-name="P53"><text:span text:style-name="CharStyle53"><text:span text:style-name="T33">Nezložili za celý svet</text:span></text:span></text:p>
        <text:p text:style-name="P7"><text:span text:style-name="CharStyle53"><text:span text:style-name="T33">Za čas perorácij z nos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To musí byť verné dievča!</text:span></text:span></text:p>
        <text:p text:style-name="P7"><text:span text:style-name="CharStyle53"><text:span text:style-name="T33">Chodí na hrob do cmitera</text:span></text:span></text:p>
        <text:p text:style-name="P21"><text:span text:style-name="CharStyle53"><text:span text:style-name="T33">A tam kvietky len </text:span></text:span><text:span text:style-name="CharStyle53"><text:span text:style-name="T3">z je</text:span></text:span><text:span text:style-name="CharStyle53"><text:span text:style-name="T33">dnoho —</text:span></text:span></text:p>
        <text:p text:style-name="P53"><text:span text:style-name="CharStyle53"><text:span text:style-name="T33">Len </text:span></text:span><text:span text:style-name="CharStyle53"><text:span text:style-name="T3">z j</text:span></text:span><text:span text:style-name="CharStyle53"><text:span text:style-name="T33">ednoho hrobu sbiera;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Druhá by nehla sa z domu</text:span></text:span></text:p>
        <text:p text:style-name="P7"><text:span text:style-name="CharStyle53"><text:span text:style-name="T33">A tak by si pomyslela:</text:span></text:span></text:p>
        <text:p text:style-name="P7"><text:span text:style-name="CharStyle53"><text:span text:style-name="T33">Kým sa žije — láska žije;</text:span></text:span></text:p>
        <text:p text:style-name="P7"><text:span text:style-name="CharStyle65"><text:span text:style-name="T33">V </text:span></text:span><text:span text:style-name="CharStyle53"><text:span text:style-name="T33">hrobe? — i tá odumrel</text:span></text:span><text:span text:style-name="CharStyle53"><text:span text:style-name="T3">a</text:span></text:span><text:span text:style-name="CharStyle53"><text:span text:style-name="T33">!</text:span></text:span></text:p>
        <text:p text:style-name="P3"><text:span text:style-name="CharStyle37"><text:span text:style-name="T33"/></text:span></text:p>
        <text:p text:style-name="P145"><text:span text:style-name="CharStyle53"><text:span text:style-name="T33">Pane Bože, márny svete,</text:span></text:span></text:p>
        <text:p text:style-name="P166"><text:span text:style-name="CharStyle53"><text:span text:style-name="T33">Ako sa to človek m</text:span></text:span><text:span text:style-name="CharStyle53"><text:span text:style-name="T18">ý</text:span></text:span><text:span text:style-name="CharStyle53"><text:span text:style-name="T33">l</text:span></text:span><text:span text:style-name="CharStyle53"><text:span text:style-name="T3">i</text:span></text:span><text:span text:style-name="CharStyle53"><text:span text:style-name="T33">!</text:span></text:span></text:p>
        <text:p text:style-name="P145"><text:span text:style-name="CharStyle53"><text:span text:style-name="T33">Veď je to vraj ukradnutý</text:span></text:span></text:p>
        <text:p text:style-name="P166"><text:span text:style-name="CharStyle53"><text:span text:style-name="T33">Ten diamant ten spanilý</text:span></text:span><text:span text:style-name="CharStyle53"><text:span text:style-name="T3">;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Pane Bože, márny svete!</text:span></text:span></text:p>
        <text:p text:style-name="P7"><text:span text:style-name="CharStyle53"><text:span text:style-name="T33">Mesiačik sa z neba díva —</text:span></text:span></text:p>
        <text:p text:style-name="P7"><text:span text:style-name="CharStyle53"><text:span text:style-name="T33">Neďaleko </text:span></text:span><text:span text:style-name="CharStyle53"><text:span text:style-name="T3">c</text:span></text:span><text:span text:style-name="CharStyle53"><text:span text:style-name="T33">interína</text:span></text:span></text:p>
        <text:p text:style-name="P7"><text:span text:style-name="CharStyle53"><text:span text:style-name="T33">Mladý pánik šumný býv</text:span></text:span><text:span text:style-name="CharStyle53"><text:span text:style-name="T3">a</text:span></text:span><text:span text:style-name="CharStyle53"><text:span text:style-name="T33">!</text:span></text:span></text:p>
        <text:p text:style-name="P29"><text:span text:style-name="CharStyle54"><text:span text:style-name="T3"/></text:span></text:p>
        <text:p text:style-name="P64"><text:span text:style-name="CharStyle54"><text:span text:style-name="T3"/></text:span></text:p>
        <text:p text:style-name="P64"><text:span text:style-name="CharStyle54"><text:span text:style-name="T3">Š</text:span></text:span><text:span text:style-name="CharStyle54"><text:span text:style-name="T33">koda.</text:span></text:span></text:p>
        <text:p text:style-name="P7"><text:span text:style-name="CharStyle53"><text:span text:style-name="T33"/></text:span></text:p>
        <text:p text:style-name="P42"><text:soft-page-break/><text:span text:style-name="CharStyle53"><text:span text:style-name="T33">Nuž si nebola vo Spiši?</text:span></text:span></text:p>
        <text:p text:style-name="P7"><text:span text:style-name="CharStyle53"><text:span text:style-name="T33">Nedali ťa edukuva</text:span></text:span><text:span text:style-name="CharStyle53"><text:span text:style-name="T3">ť</text:span></text:span><text:span text:style-name="CharStyle53"><text:span text:style-name="T33">?</text:span></text:span></text:p>
        <text:p text:style-name="P7"><text:span text:style-name="CharStyle53"><text:span text:style-name="T33">A čože to bol za otec?</text:span></text:span></text:p>
        <text:p text:style-name="P7"><text:span text:style-name="CharStyle53"><text:span text:style-name="T33">Veru s</text:span></text:span><text:span text:style-name="CharStyle53"><text:span text:style-name="T3">i</text:span></text:span><text:span text:style-name="CharStyle53"><text:span text:style-name="T33"> mala čudnú mať!</text:span></text:span></text:p>
        <text:p text:style-name="P133"><text:span text:style-name="CharStyle53"><text:span text:style-name="T33"/></text:span></text:p>
        <text:p text:style-name="P166"><text:span text:style-name="CharStyle53"><text:span text:style-name="T33">Nuž ty nevieš po nemecky</text:span></text:span></text:p>
        <text:p text:style-name="P166"><text:span text:style-name="CharStyle53"><text:span text:style-name="T33">Ani slova ani vítať?</text:span></text:span></text:p>
        <text:p text:style-name="P145"><text:span text:style-name="CharStyle53"><text:span text:style-name="T33">Chúď</text:span></text:span><text:span text:style-name="CharStyle53"><text:span text:style-name="T47">ä</text:span></text:span><text:span text:style-name="CharStyle53"><text:span text:style-name="T33"> moje, ľutujem ťa,</text:span></text:span></text:p>
        <text:p text:style-name="P166"><text:span text:style-name="CharStyle53"><text:span text:style-name="T33">Nebudú ťa za muž pýtať.</text:span></text:span></text:p>
        <text:p text:style-name="P7"><text:span text:style-name="CharStyle53"><text:span text:style-name="T33"/></text:span></text:p>
        <text:p text:style-name="P53"><text:span text:style-name="CharStyle53"><text:span text:style-name="T33">Čudný je svet, dieťa moje,</text:span></text:span></text:p>
        <text:p text:style-name="P53"><text:span text:style-name="CharStyle53"><text:span text:style-name="T33">I v </text:span></text:span><text:span text:style-name="CharStyle53"><text:span text:style-name="T47">Ľ</text:span></text:span><text:span text:style-name="CharStyle53"><text:span text:style-name="T33">ubtove iné čas</text:span></text:span><text:span text:style-name="CharStyle53"><text:span text:style-name="T3">y</text:span></text:span><text:span text:style-name="CharStyle53"><text:span text:style-name="T33">!</text:span></text:span></text:p>
        <text:p text:style-name="P21"><text:span text:style-name="CharStyle53"><text:span text:style-name="T33">Plačeš? Neplač! Nič to preto,</text:span></text:span></text:p>
        <text:p text:style-name="P53"><text:span text:style-name="CharStyle53"><text:span text:style-name="T33">Z</text:span></text:span><text:span text:style-name="CharStyle82"><text:span text:style-name="T3">a</text:span></text:span><text:span text:style-name="CharStyle82"><text:span text:style-name="T33">cho</text:span></text:span><text:span text:style-name="CharStyle82"><text:span text:style-name="T3">ve</text:span></text:span><text:span text:style-name="CharStyle82"><text:span text:style-name="T33">j l</text:span></text:span><text:span text:style-name="CharStyle82"><text:span text:style-name="T3">e</text:span></text:span><text:span text:style-name="CharStyle82"><text:span text:style-name="T33">n ducha krás</text:span></text:span><text:span text:style-name="CharStyle82"><text:span text:style-name="T3">y</text:span></text:span><text:span text:style-name="CharStyle82"><text:span text:style-name="T33">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Ponemčilka.</text:span></text:span></text:p>
        <text:p text:style-name="P133"><text:span text:style-name="CharStyle53"><text:span text:style-name="T33"/></text:span></text:p>
        <text:p text:style-name="P166"><text:span text:style-name="CharStyle53"><text:span text:style-name="T33">Slovenku hrá v delací deň,</text:span></text:span></text:p>
        <text:p text:style-name="P166"><text:span text:style-name="CharStyle53"><text:span text:style-name="T33">V nedeľu Nemkyňu;</text:span></text:span></text:p>
        <text:p text:style-name="P21"><text:span text:style-name="CharStyle53"><text:span text:style-name="T33">Oplecko má celý týde</text:span></text:span><text:span text:style-name="CharStyle53"><text:span text:style-name="T3">ň</text:span></text:span><text:span text:style-name="CharStyle53"><text:span text:style-name="T33">,</text:span></text:span></text:p>
        <text:p text:style-name="P53"><text:span text:style-name="CharStyle53"><text:span text:style-name="T33">V sviatok krinolínu.</text:span></text:span></text:p>
        <text:p text:style-name="P3"><text:span text:style-name="CharStyle31"><text:span text:style-name="T33"/></text:span></text:p>
        <text:p text:style-name="P7"><text:span text:style-name="CharStyle53"><text:span text:style-name="T33">V slovenčine jedná žito,</text:span></text:span></text:p>
        <text:p text:style-name="P7"><text:span text:style-name="CharStyle53"><text:span text:style-name="T33">V tej reči </text:span></text:span><text:span text:style-name="CharStyle53"><text:span text:style-name="T3">m</text:span></text:span><text:span text:style-name="CharStyle53"><text:span text:style-name="T33">á výmer;</text:span></text:span></text:p>
        <text:p text:style-name="P21"><text:span text:style-name="CharStyle53"><text:span text:style-name="T33">Ke</text:span></text:span><text:span text:style-name="CharStyle53"><text:span text:style-name="T3">ď</text:span></text:span><text:span text:style-name="CharStyle53"><text:span text:style-name="T33"> má hosťov vyšších pánov:</text:span></text:span></text:p>
        <text:p text:style-name="P53"><text:span text:style-name="CharStyle53"><text:span text:style-name="T3">„</text:span></text:span><text:span text:style-name="CharStyle53"><text:span text:style-name="T33">Mit was kann i</text:span></text:span><text:span text:style-name="CharStyle53"><text:span text:style-name="T3">’</text:span></text:span><text:span text:style-name="CharStyle53"><text:span text:style-name="T33"> d</text:span></text:span><text:span text:style-name="CharStyle53"><text:span text:style-name="T3">í</text:span></text:span><text:span text:style-name="CharStyle53"><text:span text:style-name="T33">nen?</text:span></text:span><text:span text:style-name="CharStyle53"><text:span text:style-name="T3">“</text:span></text:span></text:p>
        <text:p text:style-name="P7"><text:span text:style-name="CharStyle53"><text:span text:style-name="T33"/></text:span></text:p>
        <text:p text:style-name="P53"><text:span text:style-name="CharStyle53"><text:span text:style-name="T33">Mamke pekne bozká ruku,</text:span></text:span></text:p>
        <text:p text:style-name="P53"><text:span text:style-name="CharStyle53"><text:span text:style-name="T33">Paniam „kiss di Hende;</text:span></text:span><text:span text:style-name="CharStyle53"><text:span text:style-name="T3">“</text:span></text:span></text:p>
        <text:p text:style-name="P21"><text:span text:style-name="CharStyle53"><text:span text:style-name="T33">Tie </text:span></text:span><text:span text:style-name="CharStyle53"><text:span text:style-name="T3">ju</text:span></text:span><text:span text:style-name="CharStyle53"><text:span text:style-name="T33"> n</text:span></text:span><text:span text:style-name="CharStyle53"><text:span text:style-name="T18">a</text:span></text:span><text:span text:style-name="CharStyle53"><text:span text:style-name="T33">jdú pri románe,</text:span></text:span></text:p>
        <text:p text:style-name="P53"><text:span text:style-name="CharStyle53"><text:span text:style-name="T33">Tamtá pri legende</text:span></text:span><text:span text:style-name="CharStyle53"><text:span text:style-name="T3">.</text:span></text:span></text:p>
        <text:p text:style-name="P7"><text:span text:style-name="CharStyle53"><text:span text:style-name="T33"/></text:span></text:p>
        <text:p text:style-name="P53"><text:soft-page-break/><text:span text:style-name="CharStyle53"><text:span text:style-name="T33">Slovenka je čudné dieťa,</text:span></text:span></text:p>
        <text:p text:style-name="P53"><text:span text:style-name="CharStyle53"><text:span text:style-name="T33">Keď premení farbu;</text:span></text:span></text:p>
        <text:p text:style-name="P145"><text:span text:style-name="CharStyle53"><text:span text:style-name="T33">Keď si drží národne žiť</text:span></text:span></text:p>
        <text:p text:style-name="P166"><text:span text:style-name="CharStyle53"><text:span text:style-name="T33">Za posmech a hanbu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Verná </text:span></text:span><text:span text:style-name="CharStyle54"><text:span text:style-name="T33">Slovenka.</text:span></text:span></text:p>
        <text:p text:style-name="P7"><text:span text:style-name="CharStyle53"><text:span text:style-name="T33"/></text:span></text:p>
        <text:p text:style-name="P53"><text:span text:style-name="CharStyle53"><text:span text:style-name="T33">Hocaj som jedna</text:span></text:span></text:p>
        <text:p text:style-name="P53"><text:span text:style-name="CharStyle53"><text:span text:style-name="T33">Chudobná biedna</text:span></text:span></text:p>
        <text:p text:style-name="P98"><text:span text:style-name="CharStyle53"><text:span text:style-name="T33">Panenka,</text:span></text:span></text:p>
        <text:p text:style-name="P122"><text:span text:style-name="CharStyle53"><text:span text:style-name="T33">Keď som len švárna</text:span></text:span></text:p>
        <text:p text:style-name="P122"><text:span text:style-name="CharStyle53"><text:span text:style-name="T33">Národu verná</text:span></text:span></text:p>
        <text:p text:style-name="P122"><text:span text:style-name="CharStyle53"><text:span text:style-name="T33">Slovenka.</text:span></text:span></text:p>
        <text:p text:style-name="P75"><text:span text:style-name="CharStyle53"><text:span text:style-name="T33"/></text:span></text:p>
        <text:p text:style-name="P122"><text:span text:style-name="CharStyle53"><text:span text:style-name="T33">Krajšia chudoba</text:span></text:span></text:p>
        <text:p text:style-name="P122"><text:span text:style-name="CharStyle53"><text:span text:style-name="T33">Jako nezdoba</text:span></text:span></text:p>
        <text:p text:style-name="P21"><text:span text:style-name="CharStyle53"><text:span text:style-name="T33">Nevernosť,</text:span></text:span></text:p>
        <text:p text:style-name="P53"><text:span text:style-name="CharStyle53"><text:span text:style-name="T33">Milšia k svo</text:span></text:span><text:span text:style-name="CharStyle53"><text:span text:style-name="T3">je</text:span></text:span><text:span text:style-name="CharStyle53"><text:span text:style-name="T33">mu</text:span></text:span></text:p>
        <text:p text:style-name="P53"><text:span text:style-name="CharStyle53"><text:span text:style-name="T33">Ako k cudziemu</text:span></text:span></text:p>
        <text:p text:style-name="P53"><text:span text:style-name="CharStyle53"><text:span text:style-name="T33">Prítulnosť.</text:span></text:span></text:p>
        <text:p text:style-name="P53"><text:span text:style-name="CharStyle31"><text:span text:style-name="T33"/></text:span></text:p>
        <text:p text:style-name="P29"><text:span text:style-name="CharStyle54"><text:span text:style-name="T33">Verný Slovák.</text:span></text:span></text:p>
        <text:p text:style-name="P64"><text:span text:style-name="CharStyle54"><text:span text:style-name="T33"/></text:span></text:p>
        <text:p text:style-name="P98"><text:span text:style-name="CharStyle53"><text:span text:style-name="T33">Hej Slovenský šuhaju,</text:span></text:span></text:p>
        <text:p text:style-name="P122"><text:span text:style-name="CharStyle53"><text:span text:style-name="T33">Volajú ťa k Dunaju</text:span></text:span></text:p>
        <text:p text:style-name="P122"><text:span text:style-name="CharStyle53"><text:span text:style-name="T3">I</text:span></text:span><text:span text:style-name="CharStyle53"><text:span text:style-name="T33"> tam hore ku Viedni</text:span></text:span></text:p>
        <text:p text:style-name="P122"><text:span text:style-name="CharStyle53"><text:span text:style-name="T33">Na prístupky pojedni.</text:span></text:span></text:p>
        <text:p text:style-name="P75"><text:span text:style-name="CharStyle53"><text:span text:style-name="T33"/></text:span></text:p>
        <text:p text:style-name="P122"><text:span text:style-name="CharStyle53"><text:span text:style-name="T33">„Keď volajú ji</text:span></text:span><text:span text:style-name="CharStyle53"><text:span text:style-name="T18">c</text:span></text:span><text:span text:style-name="CharStyle53"><text:span text:style-name="T33">h to vec,</text:span></text:span></text:p>
        <text:p text:style-name="P122"><text:span text:style-name="CharStyle53"><text:span text:style-name="T33">Nepôjdem </text:span></text:span><text:span text:style-name="CharStyle53"><text:span text:style-name="T3">ja</text:span></text:span><text:span text:style-name="CharStyle53"><text:span text:style-name="T33"> od nás preč;</text:span></text:span></text:p>
        <text:p text:style-name="P98"><text:span text:style-name="CharStyle53"><text:span text:style-name="T33">Tu mám otca, tu mám mať,</text:span></text:span></text:p>
        <text:p text:style-name="P122"><text:span text:style-name="CharStyle53"><text:span text:style-name="T33">Hanba svojich zanahať.</text:span></text:span><text:span text:style-name="CharStyle53"><text:span text:style-name="T3">“</text:span></text:span></text:p>
        <text:p text:style-name="P75"><text:soft-page-break/><text:span text:style-name="CharStyle53"><text:span text:style-name="T33"/></text:span></text:p>
        <text:p text:style-name="P122"><text:span text:style-name="CharStyle53"><text:span text:style-name="T33">Bude z teba predsa pán —</text:span></text:span></text:p>
        <text:p text:style-name="P122"><text:span text:style-name="CharStyle53"><text:span text:style-name="T33">Frak alebo dolomán;</text:span></text:span></text:p>
        <text:p text:style-name="P98"><text:span text:style-name="CharStyle53"><text:span text:style-name="T33">Nevesta má tisíc krás —</text:span></text:span></text:p>
        <text:p text:style-name="P122"><text:span text:style-name="CharStyle53"><text:span text:style-name="T33">Hrdú partu, žltý pás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„Bude zo mňa v haline</text:span></text:span></text:p>
        <text:p text:style-name="P98"><text:span text:style-name="CharStyle53"><text:span text:style-name="T33">Verný synák rodine;</text:span></text:span></text:p>
        <text:p text:style-name="P122"><text:span text:style-name="CharStyle53"><text:span text:style-name="T33">Nevesta mi vlasť milá,</text:span></text:span></text:p>
        <text:p text:style-name="P122"><text:span text:style-name="CharStyle53"><text:span text:style-name="T33">V Božej kráse spanilá.</text:span></text:span><text:span text:style-name="CharStyle53"><text:span text:style-name="T3">“</text:span></text:span></text:p>
        <text:p text:style-name="P29"><text:span text:style-name="CharStyle74"><text:span text:style-name="T3"/></text:span></text:p>
        <text:p text:style-name="P64"><text:span text:style-name="CharStyle74"><text:span text:style-name="T3"/></text:span></text:p>
        <text:p text:style-name="P64"><text:span text:style-name="CharStyle55"><text:span text:style-name="T33">Kto sú </text:span></text:span><text:span text:style-name="CharStyle54"><text:span text:style-name="T33">tvoji.</text:span></text:span></text:p>
        <text:p text:style-name="P145"><text:span text:style-name="CharStyle53"><text:span text:style-name="T33"/></text:span></text:p>
        <text:p text:style-name="P166"><text:span text:style-name="CharStyle53"><text:span text:style-name="T33">Poznaj si, ľud môj, poznaj si svojich,</text:span></text:span></text:p>
        <text:p text:style-name="P166"><text:span text:style-name="CharStyle53"><text:span text:style-name="T33">Nie všetci sú ti synovia.</text:span></text:span></text:p>
        <text:p text:style-name="P21"><text:span text:style-name="CharStyle53"><text:span text:style-name="T33">I tí </text:span></text:span><text:span text:style-name="CharStyle53"><text:span text:style-name="T3">č</text:span></text:span><text:span text:style-name="CharStyle53"><text:span text:style-name="T33">o v reči a slovách tvojich</text:span></text:span></text:p>
        <text:p text:style-name="P53"><text:span text:style-name="CharStyle53"><text:span text:style-name="T33">Kričia, sú často lotrovia.</text:span></text:span></text:p>
        <text:p text:style-name="P98"><text:span text:style-name="CharStyle53"><text:span text:style-name="T33">Len tí, ktorých svet horko bičuje,</text:span></text:span></text:p>
        <text:p text:style-name="P122"><text:span text:style-name="CharStyle53"><text:span text:style-name="T33">Ktorých pohanstvo denne katu</text:span></text:span><text:span text:style-name="CharStyle53"><text:span text:style-name="T3">je</text:span></text:span><text:span text:style-name="CharStyle53"><text:span text:style-name="T33">,</text:span></text:span></text:p>
        <text:p text:style-name="P122"><text:span text:style-name="CharStyle53"><text:span text:style-name="T33">Ktorí prežívajú v bôli:</text:span></text:span></text:p>
        <text:p text:style-name="P21"><text:span text:style-name="CharStyle53"><text:span text:style-name="T33">Tí sa nehanbia za tvoju biedu,</text:span></text:span></text:p>
        <text:p text:style-name="P53"><text:span text:style-name="CharStyle53"><text:span text:style-name="T47">D</text:span></text:span><text:span text:style-name="CharStyle53"><text:span text:style-name="T33">o krve tvojej nev</text:span></text:span><text:span text:style-name="CharStyle53"><text:span text:style-name="T47">l</text:span></text:span><text:span text:style-name="CharStyle53"><text:span text:style-name="T33">ej</text:span></text:span><text:span text:style-name="CharStyle53"><text:span text:style-name="T3">ú</text:span></text:span><text:span text:style-name="CharStyle53"><text:span text:style-name="T33"> jedu,</text:span></text:span></text:p>
        <text:p text:style-name="P53"><text:span text:style-name="CharStyle53"><text:span text:style-name="T33">To sú tvoji apoštoli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Seba tratí.</text:span></text:span></text:p>
        <text:p text:style-name="P64"><text:span text:style-name="CharStyle54"><text:span text:style-name="T33"/></text:span></text:p>
        <text:p text:style-name="P7"><text:span text:style-name="CharStyle53"><text:span text:style-name="T33">Aká je myšlienka </text:span></text:span><text:span text:style-name="CharStyle53"><text:span text:style-name="T3">ľ</text:span></text:span><text:span text:style-name="CharStyle53"><text:span text:style-name="T33">udu,</text:span></text:span></text:p>
        <text:p text:style-name="P98"><text:span text:style-name="CharStyle53"><text:span text:style-name="T33">Taká je i pieseň jeho:</text:span></text:span></text:p>
        <text:p text:style-name="P122"><text:span text:style-name="CharStyle53"><text:span text:style-name="T33">Jednoduchá bez premienky,</text:span></text:span></text:p>
        <text:p text:style-name="P122"><text:span text:style-name="CharStyle53"><text:span text:style-name="T33">P</text:span></text:span><text:span text:style-name="CharStyle53"><text:span text:style-name="T3">oš</text:span></text:span><text:span text:style-name="CharStyle53"><text:span text:style-name="T33">lá z srdca úprimného.</text:span></text:span></text:p>
        <text:p text:style-name="P75"><text:span text:style-name="CharStyle53"><text:span text:style-name="T33"/></text:span></text:p>
        <text:p text:style-name="P122"><text:soft-page-break/><text:span text:style-name="CharStyle53"><text:span text:style-name="T33">Potom keď mu z</text:span></text:span><text:span text:style-name="CharStyle53"><text:span text:style-name="T18">á</text:span></text:span><text:span text:style-name="CharStyle53"><text:span text:style-name="T33">jem sveta</text:span></text:span></text:p>
        <text:p text:style-name="P122"><text:span text:style-name="CharStyle53"><text:span text:style-name="T33">Rozum, srdca prekabáti,</text:span></text:span></text:p>
        <text:p text:style-name="P122"><text:span text:style-name="CharStyle53"><text:span text:style-name="T33">V operách a caprmpo</text:span></text:span><text:span text:style-name="CharStyle53"><text:span text:style-name="T18">ľ</text:span></text:span><text:span text:style-name="CharStyle53"><text:span text:style-name="T33">kách</text:span></text:span></text:p>
        <text:p text:style-name="P122"><text:span text:style-name="CharStyle53"><text:span text:style-name="T33">Pieseň svoju</text:span></text:span><text:span text:style-name="CharStyle53"><text:span text:style-name="T3">,</text:span></text:span><text:span text:style-name="CharStyle53"><text:span text:style-name="T33"> seba tratí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Má</text:span></text:span><text:span text:style-name="CharStyle55"><text:span text:style-name="T3">r</text:span></text:span><text:span text:style-name="CharStyle55"><text:span text:style-name="T33">nomysel sveta.</text:span></text:span></text:p>
        <text:p text:style-name="P7"><text:span text:style-name="CharStyle53"><text:span text:style-name="T3"/></text:span></text:p>
        <text:p text:style-name="P42"><text:span text:style-name="CharStyle53"><text:span text:style-name="T3">V</text:span></text:span><text:span text:style-name="CharStyle53"><text:span text:style-name="T33"> márnomyslu zapletený</text:span></text:span></text:p>
        <text:p text:style-name="P98"><text:span text:style-name="CharStyle53"><text:span text:style-name="T33">Je svet tento tak hlboko,</text:span></text:span></text:p>
        <text:p text:style-name="P122"><text:span text:style-name="CharStyle53"><text:span text:style-name="T33">Že nevidíš opatrných</text:span></text:span></text:p>
        <text:p text:style-name="P7"><text:span text:style-name="CharStyle53"><text:span text:style-name="T33">Na ďaleko na široko;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Nepoznajú cenu vecí,</text:span></text:span></text:p>
        <text:p text:style-name="P7"><text:span text:style-name="CharStyle53"><text:span text:style-name="T33">Z pergamentov múdrosť ber</text:span></text:span><text:span text:style-name="CharStyle53"><text:span text:style-name="T3">ú</text:span></text:span><text:span text:style-name="CharStyle53"><text:span text:style-name="T33">;</text:span></text:span></text:p>
        <text:p text:style-name="P145"><text:span text:style-name="CharStyle53"><text:span text:style-name="T33">Do prame</text:span></text:span><text:span text:style-name="CharStyle53"><text:span text:style-name="T18">n</text:span></text:span><text:span text:style-name="CharStyle53"><text:span text:style-name="T33">ov smeti hádžu,</text:span></text:span></text:p>
        <text:p text:style-name="P166"><text:span text:style-name="CharStyle53"><text:span text:style-name="T33">Z koľaj’ pijú vodu šerú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Jednoho som včera videl</text:span></text:span></text:p>
        <text:p text:style-name="P98"><text:span text:style-name="CharStyle53"><text:span text:style-name="T33">Ako svoju hodnosť tupil —</text:span></text:span></text:p>
        <text:p text:style-name="P122"><text:span text:style-name="CharStyle53"><text:span text:style-name="T33">Za posledný groš, neborák,</text:span></text:span></text:p>
        <text:p text:style-name="P122"><text:span text:style-name="CharStyle53"><text:span text:style-name="T33">Mešec na peniaze kúpil.</text:span></text:span></text:p>
        <text:p text:style-name="P3"><text:span text:style-name="CharStyle86"><text:span text:style-name="T3"/></text:span></text:p>
        <text:p text:style-name="P65"><text:span text:style-name="CharStyle86"><text:span text:style-name="T3"/></text:span></text:p>
        <text:p text:style-name="P29"><text:span text:style-name="CharStyle54"><text:span text:style-name="T33">Zmizlý duch otcov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Gazda ke</text:span></text:span><text:span text:style-name="CharStyle53"><text:span text:style-name="T3">ď</text:span></text:span><text:span text:style-name="CharStyle53"><text:span text:style-name="T33"> mu dobre ide,</text:span></text:span></text:p>
        <text:p text:style-name="P22"><text:span text:style-name="CharStyle53"><text:span text:style-name="T33">Šíri domy a stodoly,</text:span></text:span></text:p>
        <text:p text:style-name="P54"><text:span text:style-name="CharStyle53"><text:span text:style-name="T3">A</text:span></text:span><text:span text:style-name="CharStyle53"><text:span text:style-name="T33"> prežíva pokial môže</text:span></text:span></text:p>
        <text:p text:style-name="P7"><text:span text:style-name="CharStyle53"><text:span text:style-name="T33">Až do božej sv</text:span></text:span><text:span text:style-name="CharStyle53"><text:span text:style-name="T19">a</text:span></text:span><text:span text:style-name="CharStyle53"><text:span text:style-name="T33">tej vôli.</text:span></text:span></text:p>
        <text:p text:style-name="P7"><text:span text:style-name="CharStyle53"><text:span text:style-name="T3"/></text:span></text:p>
        <text:p text:style-name="P42"><text:span text:style-name="CharStyle53"><text:span text:style-name="T3">V</text:span></text:span><text:span text:style-name="CharStyle53"><text:span text:style-name="T33"> mravnom svete ináč id</text:span></text:span><text:span text:style-name="CharStyle53"><text:span text:style-name="T3">e</text:span></text:span><text:span text:style-name="CharStyle53"><text:span text:style-name="T33">:</text:span></text:span></text:p>
        <text:p text:style-name="P99"><text:span text:style-name="CharStyle53"><text:span text:style-name="T33">Keď už dávne zvyky v zemi,</text:span></text:span></text:p>
        <text:p text:style-name="P123"><text:soft-page-break/><text:span text:style-name="CharStyle53"><text:span text:style-name="T33">Vtedy zídu ako </text:span></text:span><text:span text:style-name="CharStyle53"><text:span text:style-name="T3">h</text:span></text:span><text:span text:style-name="CharStyle53"><text:span text:style-name="T33">uby</text:span></text:span></text:p>
        <text:p text:style-name="P7"><text:span text:style-name="CharStyle53"><text:span text:style-name="T33">Filosofi a systémy;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Keď už nieto otcov ducha</text:span></text:span></text:p>
        <text:p text:style-name="P22"><text:span text:style-name="CharStyle53"><text:span text:style-name="T33">A nežije jich idea,</text:span></text:span></text:p>
        <text:p text:style-name="P54"><text:span text:style-name="CharStyle53"><text:span text:style-name="T33">Vtedy stavia syn nezdárny</text:span></text:span></text:p>
        <text:p text:style-name="P7"><text:span text:style-name="CharStyle53"><text:span text:style-name="T33">Vallhally a mausolea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Otcovo d</text:span></text:span><text:span text:style-name="CharStyle55"><text:span text:style-name="T19">ô</text:span></text:span><text:span text:style-name="CharStyle55"><text:span text:style-name="T33">kazovanie.</text:span></text:span></text:p>
        <text:p text:style-name="P7"><text:span text:style-name="CharStyle53"><text:span text:style-name="T33"/></text:span></text:p>
        <text:p text:style-name="P54"><text:span text:style-name="CharStyle53"><text:span text:style-name="T33">Čože si sa učil, môj syn,</text:span></text:span></text:p>
        <text:p text:style-name="P54"><text:span text:style-name="CharStyle53"><text:span text:style-name="T33">Po tých školách tak od dávna?</text:span></text:span></text:p>
        <text:p text:style-name="P146"><text:span text:style-name="CharStyle53"><text:span text:style-name="T33">Ja</text:span></text:span><text:span text:style-name="CharStyle53"><text:span text:style-name="T19">h</text:span></text:span><text:span text:style-name="CharStyle53"><text:span text:style-name="T33">, všeličo, tat</text:span></text:span><text:span text:style-name="CharStyle53"><text:span text:style-name="T3">í</text:span></text:span><text:span text:style-name="CharStyle53"><text:span text:style-name="T33">k drahý,</text:span></text:span></text:p>
        <text:p text:style-name="P167"><text:span text:style-name="CharStyle53"><text:span text:style-name="T33">Medzi inším, čo je pravda</text:span></text:span><text:span text:style-name="CharStyle82"><text:span text:style-name="T3">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To je veľa, nach som dobrý;</text:span></text:span></text:p>
        <text:p text:style-name="P7"><text:span text:style-name="CharStyle82"><text:span text:style-name="T33">Pravda</text:span></text:span><text:span text:style-name="CharStyle82"><text:span text:style-name="T3">,</text:span></text:span><text:span text:style-name="CharStyle53"><text:span text:style-name="T33"> tá i mne po vôl</text:span></text:span><text:span text:style-name="CharStyle53"><text:span text:style-name="T3">i</text:span></text:span><text:span text:style-name="CharStyle53"><text:span text:style-name="T33">;</text:span></text:span></text:p>
        <text:p text:style-name="P22"><text:span text:style-name="CharStyle53"><text:span text:style-name="T33">Nepredal som chvala Bohu,</text:span></text:span></text:p>
        <text:p text:style-name="P54"><text:span text:style-name="CharStyle53"><text:span text:style-name="T33">Darmo v trovu kone, voly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Čo je pravda? Bodaj že ťa!</text:span></text:span></text:p>
        <text:p text:style-name="P7"><text:span text:style-name="CharStyle53"><text:span text:style-name="T33">Hu</text:span></text:span><text:span text:style-name="CharStyle53"><text:span text:style-name="T48">m</text:span></text:span><text:span text:style-name="CharStyle53"><text:span text:style-name="T33">, to veľa, to je veľa!</text:span></text:span></text:p>
        <text:p text:style-name="P7"><text:span text:style-name="CharStyle53"><text:span text:style-name="T33">Povedz že mi jaká o tom</text:span></text:span></text:p>
        <text:p text:style-name="P7"><text:span text:style-name="CharStyle53"><text:span text:style-name="T33">Múdrosť</text:span></text:span><text:span text:style-name="CharStyle53"><text:span text:style-name="T3">,</text:span></text:span><text:span text:style-name="CharStyle53"><text:span text:style-name="T33"> v školách vašich znela?</text:span></text:span></text:p>
        <text:p text:style-name="P133"><text:span text:style-name="CharStyle53"><text:span text:style-name="T33"/></text:span></text:p>
        <text:p text:style-name="P167"><text:span text:style-name="CharStyle53"><text:span text:style-name="T33">Študent spraví múdre ťahy,</text:span></text:span></text:p>
        <text:p text:style-name="P167"><text:span text:style-name="CharStyle53"><text:span text:style-name="T33">Trocha začne odkašlávať;</text:span></text:span></text:p>
        <text:p text:style-name="P146"><text:span text:style-name="CharStyle53"><text:span text:style-name="T33">Ak oddŕha tak oddŕha,</text:span></text:span></text:p>
        <text:p text:style-name="P167"><text:span text:style-name="CharStyle53"><text:span text:style-name="T33">Tvrdo mu odpoveď dávať</text:span></text:span><text:span text:style-name="CharStyle53"><text:span text:style-name="T3">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Zlé si </text:span></text:span><text:span text:style-name="CharStyle53"><text:span text:style-name="T3">„</text:span></text:span><text:span text:style-name="CharStyle53"><text:span text:style-name="T33">thema</text:span></text:span><text:span text:style-name="CharStyle53"><text:span text:style-name="T3">“</text:span></text:span><text:span text:style-name="CharStyle53"><text:span text:style-name="T33"> chudák našiel;</text:span></text:span></text:p>
        <text:p text:style-name="P7"><text:span text:style-name="CharStyle82"><text:span text:style-name="T33">Ver</text:span></text:span><text:span text:style-name="CharStyle82"><text:span text:style-name="T3">i</text:span></text:span><text:span text:style-name="CharStyle82"><text:span text:style-name="T33">tas už spravil z pravd</text:span></text:span><text:span text:style-name="CharStyle53"><text:span text:style-name="T3">y</text:span></text:span><text:span text:style-name="CharStyle53"><text:span text:style-name="T33">;</text:span></text:span></text:p>
        <text:p text:style-name="P146"><text:soft-page-break/><text:span text:style-name="CharStyle53"><text:span text:style-name="T33">Ale ďalej</text:span></text:span><text:span text:style-name="CharStyle53"><text:span text:style-name="T3">,</text:span></text:span><text:span text:style-name="CharStyle53"><text:span text:style-name="T33"> čoby ho hnal,</text:span></text:span></text:p>
        <text:p text:style-name="P167"><text:span text:style-name="CharStyle53"><text:span text:style-name="T33">Nemôž; ten kašeľ mu vadí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Teda </text:span></text:span><text:span text:style-name="CharStyle82"><text:span text:style-name="T3">I</text:span></text:span><text:span text:style-name="CharStyle82"><text:span text:style-name="T33">hárstvo</text:span></text:span><text:span text:style-name="CharStyle82"><text:span text:style-name="T3">,</text:span></text:span><text:span text:style-name="CharStyle53"><text:span text:style-name="T33"> do Paroma,</text:span></text:span></text:p>
        <text:p text:style-name="P99"><text:span text:style-name="CharStyle53"><text:span text:style-name="T33">To ti lepšie hádam pôjde,</text:span></text:span></text:p>
        <text:p text:style-name="P123"><text:span text:style-name="CharStyle53"><text:span text:style-name="T33">Ja bych síce radšej pravdu,</text:span></text:span></text:p>
        <text:p text:style-name="P123"><text:span text:style-name="CharStyle53"><text:span text:style-name="T33">Lebo s tou najďalej z</text:span></text:span><text:span text:style-name="CharStyle53"><text:span text:style-name="T19">a</text:span></text:span><text:span text:style-name="CharStyle53"><text:span text:style-name="T33">jde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Ale kompan i tu mrzne,</text:span></text:span></text:p>
        <text:p text:style-name="P7"><text:span text:style-name="CharStyle53"><text:span text:style-name="T33">Tvár sa mu len všel</text:span></text:span><text:span text:style-name="CharStyle53"><text:span text:style-name="T3">ja</text:span></text:span><text:span text:style-name="CharStyle53"><text:span text:style-name="T33">k mení;</text:span></text:span></text:p>
        <text:p text:style-name="P7"><text:span text:style-name="CharStyle53"><text:span text:style-name="T33">Ktože slýchal, ž</text:span></text:span><text:span text:style-name="CharStyle53"><text:span text:style-name="T3">e</text:span></text:span><text:span text:style-name="CharStyle53"><text:span text:style-name="T33"> na také</text:span></text:span></text:p>
        <text:p text:style-name="P7"><text:span text:style-name="CharStyle53"><text:span text:style-name="T33">Príde domov exameny?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No veď je nič, poslied otec,</text:span></text:span></text:p>
        <text:p text:style-name="P99"><text:span text:style-name="CharStyle53"><text:span text:style-name="T33">Poviem ti ja; abys</text:span></text:span><text:span text:style-name="CharStyle53"><text:span text:style-name="T3">’</text:span></text:span><text:span text:style-name="CharStyle53"><text:span text:style-name="T33"> vedel,</text:span></text:span></text:p>
        <text:p text:style-name="P123"><text:span text:style-name="CharStyle53"><text:span text:style-name="T48">Ž</text:span></text:span><text:span text:style-name="CharStyle53"><text:span text:style-name="T33">e tv</text:span></text:span><text:span text:style-name="CharStyle53"><text:span text:style-name="T48">ô</text:span></text:span><text:span text:style-name="CharStyle53"><text:span text:style-name="T33">j otec na dedinke</text:span></text:span></text:p>
        <text:p text:style-name="P7"><text:span text:style-name="CharStyle53"><text:span text:style-name="T33">Darmo v škole tiež nesedel.</text:span></text:span></text:p>
        <text:p text:style-name="P7"><text:span text:style-name="CharStyle82"><text:span text:style-name="T33"/></text:span></text:p>
        <text:p text:style-name="P42"><text:span text:style-name="CharStyle82"><text:span text:style-name="T33">L</text:span></text:span><text:span text:style-name="CharStyle82"><text:span text:style-name="T48">h</text:span></text:span><text:span text:style-name="CharStyle82"><text:span text:style-name="T33">árstvo je v tom, v tom i klamstvo:</text:span></text:span></text:p>
        <text:p text:style-name="P7"><text:span text:style-name="CharStyle53"><text:span text:style-name="T33">Všetky nádeje a túžby</text:span></text:span></text:p>
        <text:p text:style-name="P7"><text:span text:style-name="CharStyle53"><text:span text:style-name="T33">Otcovské keď zmarí synak</text:span></text:span></text:p>
        <text:p text:style-name="P7"><text:span text:style-name="CharStyle53"><text:span text:style-name="T33">Daný do vied, umôk služby.</text:span></text:span></text:p>
        <text:p text:style-name="P7"><text:span text:style-name="CharStyle82"><text:span text:style-name="T33"/></text:span></text:p>
        <text:p text:style-name="P42"><text:span text:style-name="CharStyle82"><text:span text:style-name="T33">Lhárstvo je v tom, keď darebák</text:span></text:span></text:p>
        <text:p text:style-name="P7"><text:span text:style-name="CharStyle53"><text:span text:style-name="T33">Chvastá sa vždy, že vie mnoh</text:span></text:span><text:span text:style-name="CharStyle53"><text:span text:style-name="T3">o</text:span></text:span><text:span text:style-name="CharStyle53"><text:span text:style-name="T33">;</text:span></text:span></text:p>
        <text:p text:style-name="P7"><text:span text:style-name="CharStyle53"><text:span text:style-name="T33">V skutku je t</text:span></text:span><text:span text:style-name="CharStyle53"><text:span text:style-name="T48">ĺ</text:span></text:span><text:span text:style-name="CharStyle53"><text:span text:style-name="T33">k hrubý, sprostý.</text:span></text:span></text:p>
        <text:p text:style-name="P7"><text:span text:style-name="CharStyle53"><text:span text:style-name="T33">Niet útechy, ver mi, z toho.</text:span></text:span></text:p>
        <text:p text:style-name="P3"><text:span text:style-name="CharStyle31"><text:span text:style-name="T33"/></text:span></text:p>
        <text:p text:style-name="P22"><text:span text:style-name="CharStyle82"><text:span text:style-name="T33">Klamstvo mrzké robia nám t</text:span></text:span><text:span text:style-name="CharStyle53"><text:span text:style-name="T3">í</text:span></text:span><text:span text:style-name="CharStyle53"><text:span text:style-name="T33">,</text:span></text:span></text:p>
        <text:p text:style-name="P54"><text:span text:style-name="CharStyle53"><text:span text:style-name="T33">Čo na synkov troviť kážu</text:span></text:span><text:span text:style-name="CharStyle53"><text:span text:style-name="T3">,</text:span></text:span></text:p>
        <text:p text:style-name="P7"><text:span text:style-name="CharStyle53"><text:span text:style-name="T33">Ač sú k vedám hlúpi, hnilí;</text:span></text:span></text:p>
        <text:p text:style-name="P7"><text:span text:style-name="CharStyle53"><text:span text:style-name="T3">Z</text:span></text:span><text:span text:style-name="CharStyle53"><text:span text:style-name="T33"> kníh školských jich nevymažú.</text:span></text:span></text:p>
        <text:p text:style-name="P7"><text:span text:style-name="CharStyle53"><text:span text:style-name="T33"/></text:span></text:p>
        <text:p text:style-name="P42"><text:soft-page-break/><text:span text:style-name="CharStyle53"><text:span text:style-name="T33">Nuž a pravda nevieš čo je?</text:span></text:span></text:p>
        <text:p text:style-name="P7"><text:span text:style-name="CharStyle53"><text:span text:style-name="T33">To je ľahké </text:span></text:span><text:span text:style-name="CharStyle53"><text:span text:style-name="T19">ľ</text:span></text:span><text:span text:style-name="CharStyle53"><text:span text:style-name="T33">ahúčke nič!</text:span></text:span></text:p>
        <text:p text:style-name="P22"><text:span text:style-name="CharStyle82"><text:span text:style-name="T33">Pravda je to: mal som ti da</text:span></text:span><text:span text:style-name="CharStyle53"><text:span text:style-name="T3">ť</text:span></text:span></text:p>
        <text:p text:style-name="P54"><text:span text:style-name="CharStyle53"><text:span text:style-name="T33">Miesto knihy do ruky bi</text:span></text:span><text:span text:style-name="CharStyle53"><text:span text:style-name="T3">č</text:span></text:span><text:span text:style-name="CharStyle53"><text:span text:style-name="T33">!</text:span></text:span></text:p>
        <text:p text:style-name="P7"><text:span text:style-name="CharStyle53"><text:span text:style-name="T33"/></text:span></text:p>
        <text:p text:style-name="P54"><text:span text:style-name="CharStyle53"><text:span text:style-name="T33">Bolby zostal groš v komore,</text:span></text:span></text:p>
        <text:p text:style-name="P54"><text:span text:style-name="CharStyle53"><text:span text:style-name="T33">Bolbys’ býval hrdý gazda,</text:span></text:span></text:p>
        <text:p text:style-name="P146"><text:span text:style-name="CharStyle53"><text:span text:style-name="T33">Teraz si nič; </text:span></text:span><text:span text:style-name="CharStyle53"><text:span text:style-name="T3">—</text:span></text:span><text:span text:style-name="CharStyle53"><text:span text:style-name="T33"> to v</text:span></text:span><text:span text:style-name="CharStyle82"><text:span text:style-name="T3">e</text:span></text:span><text:span text:style-name="CharStyle82"><text:span text:style-name="T33">ritas</text:span></text:span><text:span text:style-name="CharStyle82"><text:span text:style-name="T3">,</text:span></text:span></text:p>
        <text:p text:style-name="P167"><text:span text:style-name="CharStyle53"><text:span text:style-name="T33">V mojej slovenčine </text:span></text:span><text:span text:style-name="CharStyle53"><text:span text:style-name="T3">—</text:span></text:span><text:span text:style-name="CharStyle53"><text:span text:style-name="T33"> pravda</text:span></text:span><text:span text:style-name="CharStyle82"><text:span text:style-name="T3">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Závet.</text:span></text:span></text:p>
        <text:p text:style-name="P7"><text:span text:style-name="CharStyle53"><text:span text:style-name="T33"/></text:span></text:p>
        <text:p text:style-name="P54"><text:span text:style-name="CharStyle53"><text:span text:style-name="T33">Ja Záhumský zo Záhumnia</text:span></text:span></text:p>
        <text:p text:style-name="P54"><text:span text:style-name="CharStyle53"><text:span text:style-name="T33">Všetk</text:span></text:span><text:span text:style-name="CharStyle53"><text:span text:style-name="T3">ý</text:span></text:span><text:span text:style-name="CharStyle53"><text:span text:style-name="T33">m tu na známosť dávam,</text:span></text:span></text:p>
        <text:p text:style-name="P22"><text:span text:style-name="CharStyle53"><text:span text:style-name="T33">Že už s týmto svetom márnym</text:span></text:span></text:p>
        <text:p text:style-name="P54"><text:span text:style-name="CharStyle53"><text:span text:style-name="T33">Na veky sa rozžehnáva</text:span></text:span><text:span text:style-name="CharStyle53"><text:span text:style-name="T3">m</text:span></text:span><text:span text:style-name="CharStyle53"><text:span text:style-name="T33">: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Starý dolmá</text:span></text:span><text:span text:style-name="CharStyle53"><text:span text:style-name="T3">ň</text:span></text:span><text:span text:style-name="CharStyle53"><text:span text:style-name="T33"> zd</text:span></text:span><text:span text:style-name="CharStyle53"><text:span text:style-name="T19">á</text:span></text:span><text:span text:style-name="CharStyle53"><text:span text:style-name="T33">rn</text:span></text:span><text:span text:style-name="CharStyle53"><text:span text:style-name="T19">y</text:span></text:span><text:span text:style-name="CharStyle53"><text:span text:style-name="T33"> vnúčik</text:span></text:span></text:p>
        <text:p text:style-name="P7"><text:span text:style-name="CharStyle53"><text:span text:style-name="T33">I so šabľou od Árpáda,</text:span></text:span></text:p>
        <text:p text:style-name="P7"><text:span text:style-name="CharStyle53"><text:span text:style-name="T33">Rovne slovník Pápayho</text:span></text:span></text:p>
        <text:p text:style-name="P7"><text:span text:style-name="CharStyle53"><text:span text:style-name="T33">Nach tu v zámku sebe hľadá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Donáciu od Ondreja</text:span></text:span></text:p>
        <text:p text:style-name="P7"><text:span text:style-name="CharStyle53"><text:span text:style-name="T33">Vypísanú na psej koži,</text:span></text:span></text:p>
        <text:p text:style-name="P22"><text:span text:style-name="CharStyle53"><text:span text:style-name="T33">To môj kasnár, tým čo patrí,</text:span></text:span></text:p>
        <text:p text:style-name="P54"><text:span text:style-name="CharStyle53"><text:span text:style-name="T33">Po mojej smrti vyloží.</text:span></text:span></text:p>
        <text:p text:style-name="P3"><text:span text:style-name="CharStyle31"><text:span text:style-name="T33"/></text:span></text:p>
        <text:p text:style-name="P22"><text:span text:style-name="CharStyle53"><text:span text:style-name="T33">To pre mojich; pre mňa ale</text:span></text:span></text:p>
        <text:p text:style-name="P54"><text:span text:style-name="CharStyle53"><text:span text:style-name="T33">Starú čiapku s chvostom li</text:span></text:span><text:span text:style-name="CharStyle53"><text:span text:style-name="T3">š</text:span></text:span><text:span text:style-name="CharStyle53"><text:span text:style-name="T33">ky,</text:span></text:span></text:p>
        <text:p text:style-name="P54"><text:span text:style-name="CharStyle53"><text:span text:style-name="T33">A pod hlavu Corpus </text:span></text:span><text:span text:style-name="CharStyle53"><text:span text:style-name="T3">Juris</text:span></text:span></text:p>
        <text:p text:style-name="P7"><text:span text:style-name="CharStyle53"><text:span text:style-name="T33">A z Pandektov zo dve knižky.</text:span></text:span></text:p>
        <text:p text:style-name="P29"><text:span text:style-name="CharStyle55"><text:span text:style-name="T33"/></text:span></text:p>
        <text:p text:style-name="P64"><text:soft-page-break/><text:span text:style-name="CharStyle55"><text:span text:style-name="T33"/></text:span></text:p>
        <text:p text:style-name="P64"><text:span text:style-name="CharStyle55"><text:span text:style-name="T33">Pyšný pánik.</text:span></text:span></text:p>
        <text:p text:style-name="P7"><text:span text:style-name="CharStyle53"><text:span text:style-name="T33"/></text:span></text:p>
        <text:p text:style-name="P54"><text:span text:style-name="CharStyle53"><text:span text:style-name="T33">Z vrchu skalín v príkre dol</text:span></text:span><text:span text:style-name="CharStyle53"><text:span text:style-name="T3">y,</text:span></text:span></text:p>
        <text:p text:style-name="P54"><text:span text:style-name="CharStyle53"><text:span text:style-name="T33">Bohatý pán py</text:span></text:span><text:span text:style-name="CharStyle53"><text:span text:style-name="T3">š</text:span></text:span><text:span text:style-name="CharStyle53"><text:span text:style-name="T33">no h</text:span></text:span><text:span text:style-name="CharStyle53"><text:span text:style-name="T3">l</text:span></text:span><text:span text:style-name="CharStyle53"><text:span text:style-name="T33">ad</text:span></text:span><text:span text:style-name="CharStyle53"><text:span text:style-name="T3">í</text:span></text:span><text:span text:style-name="CharStyle53"><text:span text:style-name="T33">;</text:span></text:span></text:p>
        <text:p text:style-name="P146"><text:span text:style-name="CharStyle53"><text:span text:style-name="T33">Potupne sa jeho oko,</text:span></text:span></text:p>
        <text:p text:style-name="P167"><text:span text:style-name="CharStyle53"><text:span text:style-name="T33">Kdekoľvek pozre, zavadí.</text:span></text:span></text:p>
        <text:p text:style-name="P75"><text:span text:style-name="CharStyle53"><text:span text:style-name="T33"/></text:span></text:p>
        <text:p text:style-name="P124"><text:span text:style-name="CharStyle53"><text:span text:style-name="T33">Hej sluha! poslied zavolá,</text:span></text:span></text:p>
        <text:p text:style-name="P124"><text:span text:style-name="CharStyle53"><text:span text:style-name="T49">Č</text:span></text:span><text:span text:style-name="CharStyle53"><text:span text:style-name="T33">je to tam blú</text:span></text:span><text:span text:style-name="CharStyle53"><text:span text:style-name="T20">ď</text:span></text:span><text:span text:style-name="CharStyle53"><text:span text:style-name="T33">a barani?</text:span></text:span></text:p>
        <text:p text:style-name="P124"><text:span text:style-name="CharStyle53"><text:span text:style-name="T3">„</text:span></text:span><text:span text:style-name="CharStyle53"><text:span text:style-name="T33">To luhy preorávajú</text:span></text:span></text:p>
        <text:p text:style-name="P7"><text:span text:style-name="CharStyle53"><text:span text:style-name="T33">Jejich milosti poddaní.</text:span></text:span><text:span text:style-name="CharStyle53"><text:span text:style-name="T3">“</text:span></text:span></text:p>
        <text:p text:style-name="P133"><text:span text:style-name="CharStyle53"><text:span text:style-name="T33"/></text:span></text:p>
        <text:p text:style-name="P168"><text:span text:style-name="CharStyle53"><text:span text:style-name="T33">A tamto čí je to žrebec,</text:span></text:span></text:p>
        <text:p text:style-name="P168"><text:span text:style-name="CharStyle53"><text:span text:style-name="T33">Čo stojí v ovse sám a sám?</text:span></text:span></text:p>
        <text:p text:style-name="P147"><text:span text:style-name="CharStyle53"><text:span text:style-name="T33">„To je — na služba — jich pán syn,</text:span></text:span></text:p>
        <text:p text:style-name="P168"><text:span text:style-name="CharStyle53"><text:span text:style-name="T33">Jich urodzený mladý pán.“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Čo komu svet.</text:span></text:span></text:p>
        <text:p text:style-name="P133"><text:span text:style-name="CharStyle82"><text:span text:style-name="T33"/></text:span></text:p>
        <text:p text:style-name="P168"><text:span text:style-name="CharStyle82"><text:span text:style-name="T33">Krajčír</text:span></text:span><text:span text:style-name="CharStyle82"><text:span text:style-name="T3">:</text:span></text:span><text:span text:style-name="CharStyle53"><text:span text:style-name="T33"> Tento svet je, moji páni,</text:span></text:span></text:p>
        <text:p text:style-name="P168"><text:span text:style-name="CharStyle53"><text:span text:style-name="T33">Kabát viac raz obracaný;</text:span></text:span></text:p>
        <text:p text:style-name="P168"><text:span text:style-name="CharStyle53"><text:span text:style-name="T33">Nemáš v ňom dobrého vlasa,</text:span></text:span></text:p>
        <text:p text:style-name="P168"><text:span text:style-name="CharStyle53"><text:span text:style-name="T33">Dnes a zajtra rozpára sa.</text:span></text:span></text:p>
        <text:p text:style-name="P133"><text:span text:style-name="CharStyle82"><text:span text:style-name="T3"/></text:span></text:p>
        <text:p text:style-name="P168"><text:span text:style-name="CharStyle82"><text:span text:style-name="T3">Švec:</text:span></text:span><text:span text:style-name="CharStyle53"><text:span text:style-name="T33"> Sára storaz podšívaná,</text:span></text:span></text:p>
        <text:p text:style-name="P168"><text:span text:style-name="CharStyle53"><text:span text:style-name="T33">Čižma v päte vykríväná,</text:span></text:span></text:p>
        <text:p text:style-name="P168"><text:span text:style-name="CharStyle53"><text:span text:style-name="T33">Nedá kráčať chodiť priamo.</text:span></text:span></text:p>
        <text:p text:style-name="P168"><text:span text:style-name="CharStyle53"><text:span text:style-name="T33">Zem lebo ja — </text:span></text:span><text:span text:style-name="CharStyle53"><text:span text:style-name="T3">jd</text:span></text:span><text:span text:style-name="CharStyle53"><text:span text:style-name="T33">e sem tamo.</text:span></text:span></text:p>
        <text:p text:style-name="P3"><text:span text:style-name="CharStyle37"><text:span text:style-name="T33"/></text:span></text:p>
        <text:p text:style-name="P147"><text:span text:style-name="CharStyle82"><text:span text:style-name="T3">F</text:span></text:span><text:span text:style-name="CharStyle82"><text:span text:style-name="T33">arbiar: Planý ind</text:span></text:span><text:span text:style-name="CharStyle82"><text:span text:style-name="T49">i</text:span></text:span><text:span text:style-name="CharStyle82"><text:span text:style-name="T33">c</text:span></text:span><text:span text:style-name="CharStyle82"><text:span text:style-name="T49">h</text:span></text:span><text:span text:style-name="CharStyle82"><text:span text:style-name="T33"> draho platia,</text:span></text:span></text:p>
        <text:p text:style-name="P168"><text:span text:style-name="CharStyle82"><text:span text:style-name="T33">Cvellichom </text:span></text:span><text:span text:style-name="CharStyle53"><text:span text:style-name="T33">sa už nešatia</text:span></text:span><text:span text:style-name="CharStyle53"><text:span text:style-name="T3">;</text:span></text:span></text:p>
        <text:p text:style-name="P100"><text:soft-page-break/><text:span text:style-name="CharStyle53"><text:span text:style-name="T33">Poviem pravdu a bez hanb</text:span></text:span><text:span text:style-name="CharStyle53"><text:span text:style-name="T3">y</text:span></text:span><text:span text:style-name="CharStyle53"><text:span text:style-name="T33">:</text:span></text:span></text:p>
        <text:p text:style-name="P124"><text:span text:style-name="CharStyle53"><text:span text:style-name="T33">Svetu vyšly všetky farby.</text:span></text:span></text:p>
        <text:p text:style-name="P7"><text:span text:style-name="CharStyle82"><text:span text:style-name="T33"/></text:span></text:p>
        <text:p text:style-name="P42"><text:span text:style-name="CharStyle82"><text:span text:style-name="T33">Lovec: Každá liška s</text:span></text:span><text:span text:style-name="CharStyle53"><text:span text:style-name="T3">r</text:span></text:span><text:span text:style-name="CharStyle53"><text:span text:style-name="T33">sť síc tratí.</text:span></text:span></text:p>
        <text:p text:style-name="P100"><text:span text:style-name="CharStyle53"><text:span text:style-name="T33">Lež zas </text:span></text:span><text:span text:style-name="CharStyle53"><text:span text:style-name="T3">v </text:span></text:span><text:span text:style-name="CharStyle53"><text:span text:style-name="T20">z</text:span></text:span><text:span text:style-name="CharStyle53"><text:span text:style-name="T33">ime sa jej vráti:</text:span></text:span></text:p>
        <text:p text:style-name="P124"><text:span text:style-name="CharStyle53"><text:span text:style-name="T33">Obyčaj má vždy ten istý</text:span></text:span></text:p>
        <text:p text:style-name="P124"><text:span text:style-name="CharStyle53"><text:span text:style-name="T33">Č</text:span></text:span><text:span text:style-name="CharStyle53"><text:span text:style-name="T3">í</text:span></text:span><text:span text:style-name="CharStyle53"><text:span text:style-name="T33">hať, kráčať po koristi.</text:span></text:span></text:p>
        <text:p text:style-name="P100"><text:span text:style-name="CharStyle53"><text:span text:style-name="T33">Svet? To je vždy moja viera,</text:span></text:span></text:p>
        <text:p text:style-name="P124"><text:span text:style-name="CharStyle53"><text:span text:style-name="T33">Dneská je to, čo bol včera.</text:span></text:span></text:p>
        <text:p text:style-name="P7"><text:span text:style-name="CharStyle82"><text:span text:style-name="T33"/></text:span></text:p>
        <text:p text:style-name="P42"><text:span text:style-name="CharStyle82"><text:span text:style-name="T33">Haviar</text:span></text:span><text:span text:style-name="CharStyle82"><text:span text:style-name="T3">:</text:span></text:span><text:span text:style-name="CharStyle53"><text:span text:style-name="T33"> Škoda že lampy nemáte,</text:span></text:span></text:p>
        <text:p text:style-name="P100"><text:span text:style-name="CharStyle53"><text:span text:style-name="T33">Byc</text:span></text:span><text:span text:style-name="CharStyle53"><text:span text:style-name="T3">h</text:span></text:span><text:span text:style-name="CharStyle53"><text:span text:style-name="T33"> vás viedol, pane brat</text:span></text:span><text:span text:style-name="CharStyle53"><text:span text:style-name="T20">e</text:span></text:span><text:span text:style-name="CharStyle53"><text:span text:style-name="T33">,</text:span></text:span></text:p>
        <text:p text:style-name="P124"><text:span text:style-name="CharStyle53"><text:span text:style-name="T33">Na všelinejaké gangy;</text:span></text:span></text:p>
        <text:p text:style-name="P100"><text:span text:style-name="CharStyle53"><text:span text:style-name="T33">Ma</text:span></text:span><text:span text:style-name="CharStyle53"><text:span text:style-name="T49">l</text:span></text:span><text:span text:style-name="CharStyle53"><text:span text:style-name="T61">’</text:span></text:span><text:span text:style-name="CharStyle53"><text:span text:style-name="T33"> byste čas pre</text:span></text:span><text:span text:style-name="CharStyle53"><text:span text:style-name="T3">š</text:span></text:span><text:span text:style-name="CharStyle53"><text:span text:style-name="T33"> fašiangy</text:span></text:span></text:p>
        <text:p text:style-name="P124"><text:span text:style-name="CharStyle53"><text:span text:style-name="T33">Zkušovať tie temné miest</text:span></text:span><text:span text:style-name="CharStyle53"><text:span text:style-name="T3">a</text:span></text:span><text:span text:style-name="CharStyle53"><text:span text:style-name="T33">:</text:span></text:span></text:p>
        <text:p text:style-name="P124"><text:span text:style-name="CharStyle53"><text:span text:style-name="T33">Tam šla k diamantu cesta,</text:span></text:span></text:p>
        <text:p text:style-name="P124"><text:span text:style-name="CharStyle53"><text:span text:style-name="T33">Tam sa zlato v žulách blisl</text:span></text:span><text:span text:style-name="CharStyle53"><text:span text:style-name="T3">o</text:span></text:span><text:span text:style-name="CharStyle53"><text:span text:style-name="T33">;</text:span></text:span></text:p>
        <text:p text:style-name="P147"><text:span text:style-name="CharStyle53"><text:span text:style-name="T33">Všetko to už v nivoč vyšlo,</text:span></text:span></text:p>
        <text:p text:style-name="P168"><text:span text:style-name="CharStyle53"><text:span text:style-name="T33">Prázdno na priek, prázdno z kolm</text:span></text:span><text:span text:style-name="CharStyle53"><text:span text:style-name="T20">a</text:span></text:span><text:span text:style-name="CharStyle53"><text:span text:style-name="T33">:</text:span></text:span></text:p>
        <text:p text:style-name="P168"><text:span text:style-name="CharStyle53"><text:span text:style-name="T33">či svet nenie stará sto</text:span></text:span><text:span text:style-name="CharStyle53"><text:span text:style-name="T49">ňa</text:span></text:span><text:span text:style-name="CharStyle53"><text:span text:style-name="T33">?</text:span></text:span></text:p>
        <text:p text:style-name="P7"><text:span text:style-name="CharStyle82"><text:span text:style-name="T33"/></text:span></text:p>
        <text:p text:style-name="P42"><text:span text:style-name="CharStyle82"><text:span text:style-name="T33">Pekár</text:span></text:span><text:span text:style-name="CharStyle82"><text:span text:style-name="T3">:</text:span></text:span><text:span text:style-name="CharStyle53"><text:span text:style-name="T33"> Možno, možno pravdu máte;</text:span></text:span></text:p>
        <text:p text:style-name="P100"><text:span text:style-name="CharStyle53"><text:span text:style-name="T33">Ale i mne výslech dát</text:span></text:span><text:span text:style-name="CharStyle53"><text:span text:style-name="T3">e</text:span></text:span><text:span text:style-name="CharStyle53"><text:span text:style-name="T33">:</text:span></text:span></text:p>
        <text:p text:style-name="P124"><text:span text:style-name="CharStyle53"><text:span text:style-name="T33">Svet sa hádam tiež tak delí</text:span></text:span></text:p>
        <text:p text:style-name="P124"><text:span text:style-name="CharStyle53"><text:span text:style-name="T33">Ako môj chlieb, v čierny, v biely.</text:span></text:span></text:p>
        <text:p text:style-name="P124"><text:span text:style-name="CharStyle53"><text:span text:style-name="T33">Cesto — beda ak nezkyslo,</text:span></text:span></text:p>
        <text:p text:style-name="P124"><text:span text:style-name="CharStyle53"><text:span text:style-name="T33">Majstrovi na škodu vyšlo;</text:span></text:span></text:p>
        <text:p text:style-name="P75"><text:span text:style-name="CharStyle53"><text:span text:style-name="T33">Nespečú sa dobre vekle — —</text:span></text:span></text:p>
        <text:p text:style-name="P7"><text:span text:style-name="CharStyle82"><text:span text:style-name="T3"/></text:span></text:p>
        <text:p text:style-name="P42"><text:span text:style-name="CharStyle82"><text:span text:style-name="T3">M</text:span></text:span><text:span text:style-name="CharStyle82"><text:span text:style-name="T33">ep</text:span></text:span><text:span text:style-name="CharStyle82"><text:span text:style-name="T3">h</text:span></text:span><text:span text:style-name="CharStyle82"><text:span text:style-name="T33">isto</text:span></text:span><text:span text:style-name="CharStyle82"><text:span text:style-name="T3">:</text:span></text:span><text:span text:style-name="CharStyle53"><text:span text:style-name="T33"> Nič to; horúce je v pekle!</text:span></text:span></text:p>
        <text:p text:style-name="P133"><text:span text:style-name="CharStyle82"><text:span text:style-name="T3"/></text:span></text:p>
        <text:p text:style-name="P168"><text:span text:style-name="CharStyle82"><text:span text:style-name="T3">M</text:span></text:span><text:span text:style-name="CharStyle82"><text:span text:style-name="T33">u</text:span></text:span><text:span text:style-name="CharStyle82"><text:span text:style-name="T3">s</text:span></text:span><text:span text:style-name="CharStyle82"><text:span text:style-name="T33">i</text:span></text:span><text:span text:style-name="CharStyle82"><text:span text:style-name="T3">kan</text:span></text:span><text:span text:style-name="CharStyle82"><text:span text:style-name="T33">t</text:span></text:span><text:span text:style-name="CharStyle82"><text:span text:style-name="T3">:</text:span></text:span><text:span text:style-name="CharStyle53"><text:span text:style-name="T33"> Staré husle, temné bassy,</text:span></text:span></text:p>
        <text:p text:style-name="P168"><text:span text:style-name="CharStyle53"><text:span text:style-name="T33">Biedna nôta, nemá krásy;</text:span></text:span></text:p>
        <text:p text:style-name="P100"><text:soft-page-break/><text:span text:style-name="CharStyle53"><text:span text:style-name="T33">Tento trúbi, ten g</text:span></text:span><text:span text:style-name="CharStyle53"><text:span text:style-name="T3">ajd</text:span></text:span><text:span text:style-name="CharStyle53"><text:span text:style-name="T33">u</text:span></text:span><text:span text:style-name="CharStyle53"><text:span text:style-name="T3">je;</text:span></text:span></text:p>
        <text:p text:style-name="P124"><text:span text:style-name="CharStyle53"><text:span text:style-name="T33">Akkord, pá</text:span></text:span><text:span text:style-name="CharStyle53"><text:span text:style-name="T3">n</text:span></text:span><text:span text:style-name="CharStyle53"><text:span text:style-name="T33">i, tu chybuje.</text:span></text:span></text:p>
        <text:p text:style-name="P124"><text:span text:style-name="CharStyle53"><text:span text:style-name="T33">Predsa rezko idú tance</text:span></text:span></text:p>
        <text:p text:style-name="P124"><text:span text:style-name="CharStyle53"><text:span text:style-name="T33">Od zeme i v kala</text:span></text:span><text:span text:style-name="CharStyle53"><text:span text:style-name="T3">maj</text:span></text:span><text:span text:style-name="CharStyle53"><text:span text:style-name="T33">ce;</text:span></text:span></text:p>
        <text:p text:style-name="P124"><text:span text:style-name="CharStyle53"><text:span text:style-name="T33">Páriku miesto poklony</text:span></text:span></text:p>
        <text:p text:style-name="P124"><text:span text:style-name="CharStyle53"><text:span text:style-name="T33">Vlastný črep hlavy zazvoní.</text:span></text:span></text:p>
        <text:p text:style-name="P133"><text:span text:style-name="CharStyle82"><text:span text:style-name="T33"/></text:span></text:p>
        <text:p text:style-name="P168"><text:span text:style-name="CharStyle82"><text:span text:style-name="T33">Pán</text:span></text:span><text:span text:style-name="CharStyle82"><text:span text:style-name="T3">ik</text:span></text:span><text:span text:style-name="CharStyle82"><text:span text:style-name="T33">: </text:span></text:span><text:span text:style-name="CharStyle82"><text:span text:style-name="T49">Č</text:span></text:span><text:span text:style-name="CharStyle82"><text:span text:style-name="T33">ierny fráček, nohavičky,</text:span></text:span></text:p>
        <text:p text:style-name="P168"><text:span text:style-name="CharStyle82"><text:span text:style-name="T33">Biele módne rukavičky,</text:span></text:span></text:p>
        <text:p text:style-name="P168"><text:span text:style-name="CharStyle82"><text:span text:style-name="T33">Pozlátených prste</text:span></text:span><text:span text:style-name="CharStyle53"><text:span text:style-name="T20">n</text:span></text:span><text:span text:style-name="CharStyle53"><text:span text:style-name="T33">ov pár,</text:span></text:span></text:p>
        <text:p text:style-name="P168"><text:span text:style-name="CharStyle53"><text:span text:style-name="T33">Oko „šmachtend“, šeľmovská tvár,</text:span></text:span></text:p>
        <text:p text:style-name="P168"><text:span text:style-name="CharStyle53"><text:span text:style-name="T33">Malé známosti o svete,</text:span></text:span></text:p>
        <text:p text:style-name="P168"><text:span text:style-name="CharStyle53"><text:span text:style-name="T33">Prísne však o „toalete“,</text:span></text:span></text:p>
        <text:p text:style-name="P168"><text:span text:style-name="CharStyle53"><text:span text:style-name="T33">Dačo z Kri</text:span></text:span><text:span text:style-name="CharStyle53"><text:span text:style-name="T3">mu,</text:span></text:span><text:span text:style-name="CharStyle53"><text:span text:style-name="T33"> Sil</text:span></text:span><text:span text:style-name="CharStyle53"><text:span text:style-name="T3">is</text:span></text:span><text:span text:style-name="CharStyle53"><text:span text:style-name="T33">tri</text:span></text:span><text:span text:style-name="CharStyle53"><text:span text:style-name="T3">i</text:span></text:span><text:span text:style-name="CharStyle53"><text:span text:style-name="T33">:</text:span></text:span></text:p>
        <text:p text:style-name="P168"><text:span text:style-name="CharStyle53"><text:span text:style-name="T33">Chlap si v sveta hist</text:span></text:span><text:span text:style-name="CharStyle53"><text:span text:style-name="T20">o</text:span></text:span><text:span text:style-name="CharStyle53"><text:span text:style-name="T33">rii.</text:span></text:span></text:p>
        <text:p text:style-name="P133"><text:span text:style-name="CharStyle82"><text:span text:style-name="T33"/></text:span></text:p>
        <text:p text:style-name="P169"><text:span text:style-name="CharStyle82"><text:span text:style-name="T33">Hrobár</text:span></text:span><text:span text:style-name="CharStyle82"><text:span text:style-name="T3">:</text:span></text:span><text:span text:style-name="CharStyle53"><text:span text:style-name="T33"> Dobre, dobre, všetko príde,</text:span></text:span></text:p>
        <text:p text:style-name="P169"><text:span text:style-name="CharStyle53"><text:span text:style-name="T33">Všetko sa sem v poslied síde;</text:span></text:span></text:p>
        <text:p text:style-name="P169"><text:span text:style-name="CharStyle53"><text:span text:style-name="T33">Vaše šperky zhnijú v zemi,</text:span></text:span></text:p>
        <text:p text:style-name="P169"><text:span text:style-name="CharStyle53"><text:span text:style-name="T33">Ke</text:span></text:span><text:span text:style-name="CharStyle53"><text:span text:style-name="T50">ď</text:span></text:span><text:span text:style-name="CharStyle53"><text:span text:style-name="T33"> vás hrob zakryje nemý.</text:span></text:span></text:p>
        <text:p text:style-name="P169"><text:span text:style-name="CharStyle53"><text:span text:style-name="T33">Ja som vídal veľa ľudí,</text:span></text:span></text:p>
        <text:p text:style-name="P169"><text:span text:style-name="CharStyle53"><text:span text:style-name="T33">Boli chýrni, boli múdri,</text:span></text:span></text:p>
        <text:p text:style-name="P169"><text:span text:style-name="CharStyle53"><text:span text:style-name="T33">Krásni, mocní, nižší, vyšší,</text:span></text:span></text:p>
        <text:p text:style-name="P169"><text:span text:style-name="CharStyle53"><text:span text:style-name="T33">Teraz ležia v hrobu skrýši.</text:span></text:span></text:p>
        <text:p text:style-name="P169"><text:span text:style-name="CharStyle53"><text:span text:style-name="T33">Tento svet je tov</text:span></text:span><text:span text:style-name="CharStyle53"><text:span text:style-name="T21">á</text:span></text:span><text:span text:style-name="CharStyle53"><text:span text:style-name="T33">r samý</text:span></text:span></text:p>
        <text:p text:style-name="P169"><text:span text:style-name="CharStyle53"><text:span text:style-name="T33">V tmavých hroboch poskladaný.</text:span></text:span></text:p>
        <text:p text:style-name="P133"><text:span text:style-name="CharStyle82"><text:span text:style-name="T33"/></text:span></text:p>
        <text:p text:style-name="P169"><text:span text:style-name="CharStyle82"><text:span text:style-name="T33">Philosop</text:span></text:span><text:span text:style-name="CharStyle82"><text:span text:style-name="T3">h:</text:span></text:span><text:span text:style-name="CharStyle53"><text:span text:style-name="T33"> A ja som si trúdil hlavu,</text:span></text:span></text:p>
        <text:p text:style-name="P169"><text:span text:style-name="CharStyle53"><text:span text:style-name="T33">Jak bych nazval sveta spr</text:span></text:span><text:span text:style-name="CharStyle53"><text:span text:style-name="T21">a</text:span></text:span><text:span text:style-name="CharStyle53"><text:span text:style-name="T33">vu.</text:span></text:span></text:p>
        <text:p text:style-name="P169"><text:span text:style-name="CharStyle53"><text:span text:style-name="T33">Hľadám formy, syllogismy,</text:span></text:span></text:p>
        <text:p text:style-name="P169"><text:span text:style-name="CharStyle53"><text:span text:style-name="T33">Sbieram teleskopy, prism</text:span></text:span><text:span text:style-name="CharStyle53"><text:span text:style-name="T21">y</text:span></text:span><text:span text:style-name="CharStyle53"><text:span text:style-name="T33">,</text:span></text:span></text:p>
        <text:p text:style-name="P169"><text:span text:style-name="CharStyle53"><text:span text:style-name="T33">By som poznal divný kvet,</text:span></text:span></text:p>
        <text:p text:style-name="P169"><text:span text:style-name="CharStyle53"><text:span text:style-name="T50">Č</text:span></text:span><text:span text:style-name="CharStyle53"><text:span text:style-name="T33">o znamená tento svet?</text:span></text:span></text:p>
        <text:p text:style-name="P101"><text:soft-page-break/><text:span text:style-name="CharStyle53"><text:span text:style-name="T33">Každý inak o ňom myslí,</text:span></text:span></text:p>
        <text:p text:style-name="P125"><text:span text:style-name="CharStyle53"><text:span text:style-name="T33">Komu sladký, komu kyslý;</text:span></text:span></text:p>
        <text:p text:style-name="P101"><text:span text:style-name="CharStyle53"><text:span text:style-name="T33">Každý iný v sebe nosí,</text:span></text:span></text:p>
        <text:p text:style-name="P125"><text:span text:style-name="CharStyle53"><text:span text:style-name="T33">Ten čo seje, ten čo kosí;</text:span></text:span></text:p>
        <text:p text:style-name="P101"><text:span text:style-name="CharStyle53"><text:span text:style-name="T33">Každý zazre z neho čiastku,</text:span></text:span></text:p>
        <text:p text:style-name="P125"><text:span text:style-name="CharStyle53"><text:span text:style-name="T33">Či je v slnci, či je v chládku;</text:span></text:span></text:p>
        <text:p text:style-name="P7"><text:span text:style-name="CharStyle53"><text:span text:style-name="T33">Z každej strany sú výhľad</text:span></text:span><text:span text:style-name="CharStyle53"><text:span text:style-name="T21">y</text:span></text:span></text:p>
        <text:p text:style-name="P7"><text:span text:style-name="CharStyle53"><text:span text:style-name="T33">V šíre sveta myriady.</text:span></text:span></text:p>
        <text:p text:style-name="P7"><text:span text:style-name="CharStyle53"><text:span text:style-name="T33">B</text:span></text:span><text:span text:style-name="CharStyle53"><text:span text:style-name="T21">ô</text:span></text:span><text:span text:style-name="CharStyle53"><text:span text:style-name="T33">h vložil diamant v hrudu —</text:span></text:span></text:p>
        <text:p text:style-name="P7"><text:span text:style-name="CharStyle53"><text:span text:style-name="T33">Philosoph povstáva z ľudu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Povedačk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Na lekárskom examene</text:span></text:span></text:p>
        <text:p text:style-name="P7"><text:span text:style-name="CharStyle53"><text:span text:style-name="T33">Jeden pán, c</text:span></text:span><text:span text:style-name="CharStyle53"><text:span text:style-name="T3">ht</text:span></text:span><text:span text:style-name="CharStyle53"><text:span text:style-name="T33">iac vážnym by</text:span></text:span><text:span text:style-name="CharStyle53"><text:span text:style-name="T21">ť</text:span></text:span></text:p>
        <text:p text:style-name="P148"><text:span text:style-name="CharStyle53"><text:span text:style-name="T33">Na okuliar vezme žiaka</text:span></text:span></text:p>
        <text:p text:style-name="P169"><text:span text:style-name="CharStyle53"><text:span text:style-name="T33">Takto začne hovoriť:</text:span></text:span></text:p>
        <text:p text:style-name="P169"><text:span text:style-name="CharStyle53"><text:span text:style-name="T33"/></text:span></text:p>
        <text:p text:style-name="P101"><text:span text:style-name="CharStyle53"><text:span text:style-name="T33">Povedz že mi, c</text:span></text:span><text:span text:style-name="CharStyle82"><text:span text:style-name="T3">h</text:span></text:span><text:span text:style-name="CharStyle82"><text:span text:style-name="T33">ar</text:span></text:span><text:span text:style-name="CharStyle82"><text:span text:style-name="T3">i</text:span></text:span><text:span text:style-name="CharStyle82"><text:span text:style-name="T33">ssime</text:span></text:span><text:span text:style-name="CharStyle82"><text:span text:style-name="T3">,</text:span></text:span></text:p>
        <text:p text:style-name="P125"><text:span text:style-name="CharStyle53"><text:span text:style-name="T33">Ak máš len kus povahy,</text:span></text:span></text:p>
        <text:p text:style-name="P125"><text:span text:style-name="CharStyle53"><text:span text:style-name="T33">Ako môže dlho človek</text:span></text:span></text:p>
        <text:p text:style-name="P7"><text:span text:style-name="CharStyle53"><text:span text:style-name="T33">Ešte chodiť bez hlavy.</text:span></text:span></text:p>
        <text:p text:style-name="P7"><text:span text:style-name="CharStyle53"><text:span text:style-name="T33"/></text:span></text:p>
        <text:p text:style-name="P55"><text:span text:style-name="CharStyle53"><text:span text:style-name="T33">Žiak odpovi</text:span></text:span><text:span text:style-name="CharStyle53"><text:span text:style-name="T3">e</text:span></text:span><text:span text:style-name="CharStyle53"><text:span text:style-name="T33">: Kým bych mohol</text:span></text:span></text:p>
        <text:p text:style-name="P55"><text:span text:style-name="CharStyle53"><text:span text:style-name="T33">Ťažkú hádku rozviazať,</text:span></text:span></text:p>
        <text:p text:style-name="P23"><text:span text:style-name="CharStyle53"><text:span text:style-name="T33">Nach mi vzáctny pán povedia,</text:span></text:span></text:p>
        <text:p text:style-name="P55"><text:span text:style-name="CharStyle53"><text:span text:style-name="T33">Ko</text:span></text:span><text:span text:style-name="CharStyle53"><text:span text:style-name="T3">ľ</text:span></text:span><text:span text:style-name="CharStyle53"><text:span text:style-name="T33">ko ráča rokov ma</text:span></text:span><text:span text:style-name="CharStyle53"><text:span text:style-name="T50">ť</text:span></text:span><text:span text:style-name="CharStyle53"><text:span text:style-name="T33">?</text:span></text:span></text:p>
        <text:p text:style-name="P29"><text:span text:style-name="CharStyle74"><text:span text:style-name="T33"/></text:span></text:p>
        <text:p text:style-name="P64"><text:span text:style-name="CharStyle74"><text:span text:style-name="T33"/></text:span></text:p>
        <text:p text:style-name="P64"><text:span text:style-name="CharStyle55"><text:span text:style-name="T33">Fajočka.</text:span></text:span></text:p>
        <text:p text:style-name="P23"><text:span text:style-name="CharStyle53"><text:span text:style-name="T33"/></text:span></text:p>
        <text:p text:style-name="P55"><text:span text:style-name="CharStyle53"><text:span text:style-name="T33">Raz sa mi predsa dostane</text:span></text:span></text:p>
        <text:p text:style-name="P7"><text:soft-page-break/><text:span text:style-name="CharStyle53"><text:span text:style-name="T33">Už s tebou byť, drahá moj</text:span></text:span><text:span text:style-name="CharStyle53"><text:span text:style-name="T3">a!</text:span></text:span></text:p>
        <text:p text:style-name="P7"><text:span text:style-name="CharStyle53"><text:span text:style-name="T33">Vyndeme chodníčkom známym</text:span></text:span></text:p>
        <text:p text:style-name="P7"><text:span text:style-name="CharStyle53"><text:span text:style-name="T33">Ku </text:span></text:span><text:span text:style-name="CharStyle53"><text:span text:style-name="T3">je</text:span></text:span><text:span text:style-name="CharStyle53"><text:span text:style-name="T33">lšinám do pokoja.</text:span></text:span></text:p>
        <text:p text:style-name="P3"><text:span text:style-name="CharStyle31"><text:span text:style-name="T33"/></text:span></text:p>
        <text:p text:style-name="P23"><text:span text:style-name="CharStyle53"><text:span text:style-name="T33">Tam som prv</text:span></text:span><text:span text:style-name="CharStyle53"><text:span text:style-name="T3">š</text:span></text:span><text:span text:style-name="CharStyle53"><text:span text:style-name="T33">íraz dobrotu</text:span></text:span></text:p>
        <text:p text:style-name="P55"><text:span text:style-name="CharStyle53"><text:span text:style-name="T33">I stálosť tvoju proboval,</text:span></text:span></text:p>
        <text:p text:style-name="P55"><text:span text:style-name="CharStyle53"><text:span text:style-name="T33">Tam som na hrdlo striebornú</text:span></text:span></text:p>
        <text:p text:style-name="P55"><text:span text:style-name="CharStyle53"><text:span text:style-name="T33">Zápinku ti priväzoval.</text:span></text:span></text:p>
        <text:p text:style-name="P7"><text:span text:style-name="CharStyle53"><text:span text:style-name="T33"/></text:span></text:p>
        <text:p text:style-name="P55"><text:span text:style-name="CharStyle53"><text:span text:style-name="T33">Tam </text:span></text:span><text:span text:style-name="CharStyle53"><text:span text:style-name="T3">ť</text:span></text:span><text:span text:style-name="CharStyle53"><text:span text:style-name="T33">a zas k ústom priložím</text:span></text:span></text:p>
        <text:p text:style-name="P55"><text:span text:style-name="CharStyle53"><text:span text:style-name="T33">Na blíze nášho potôčka,</text:span></text:span></text:p>
        <text:p text:style-name="P55"><text:span text:style-name="CharStyle53"><text:span text:style-name="T33">A zamyslím sa o svete</text:span></text:span></text:p>
        <text:p text:style-name="P7"><text:span text:style-name="CharStyle53"><text:span text:style-name="T33">Pri tvo</text:span></text:span><text:span text:style-name="CharStyle53"><text:span text:style-name="T3">jo</text:span></text:span><text:span text:style-name="CharStyle53"><text:span text:style-name="T33">m — dyme fa</text:span></text:span><text:span text:style-name="CharStyle53"><text:span text:style-name="T3">jočka</text:span></text:span><text:span text:style-name="CharStyle53"><text:span text:style-name="T33">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Drotárova zábudk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Šikujú chudáka</text:span></text:span></text:p>
        <text:p text:style-name="P102"><text:span text:style-name="CharStyle53"><text:span text:style-name="T33">Šikujú drotára</text:span></text:span></text:p>
        <text:p text:style-name="P126"><text:span text:style-name="CharStyle53"><text:span text:style-name="T33">Z mesta do temnice,</text:span></text:span></text:p>
        <text:p text:style-name="P126"><text:span text:style-name="CharStyle53"><text:span text:style-name="T51">Ž</text:span></text:span><text:span text:style-name="CharStyle53"><text:span text:style-name="T33">e načo sa tár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Po uliciach načo</text:span></text:span></text:p>
        <text:p text:style-name="P7"><text:span text:style-name="CharStyle53"><text:span text:style-name="T33">Sem i tam sa motá</text:span></text:span></text:p>
        <text:p text:style-name="P149"><text:span text:style-name="CharStyle53"><text:span text:style-name="T33">A kričí; a za to</text:span></text:span></text:p>
        <text:p text:style-name="P170"><text:span text:style-name="CharStyle53"><text:span text:style-name="T33">Čaká ho pravota.</text:span></text:span></text:p>
        <text:p text:style-name="P133"><text:span text:style-name="CharStyle53"><text:span text:style-name="T33"/></text:span></text:p>
        <text:p text:style-name="P170"><text:span text:style-name="CharStyle53"><text:span text:style-name="T33">Z počiatku počúva,</text:span></text:span></text:p>
        <text:p text:style-name="P170"><text:span text:style-name="CharStyle53"><text:span text:style-name="T33">Hne</text:span></text:span><text:span text:style-name="CharStyle53"><text:span text:style-name="T3">ď</text:span></text:span><text:span text:style-name="CharStyle53"><text:span text:style-name="T33"> na to zabúd</text:span></text:span><text:span text:style-name="CharStyle53"><text:span text:style-name="T3">a</text:span></text:span><text:span text:style-name="CharStyle53"><text:span text:style-name="T33">;</text:span></text:span></text:p>
        <text:p text:style-name="P24"><text:span text:style-name="CharStyle53"><text:span text:style-name="T33">Koľko žene doniesť</text:span></text:span></text:p>
        <text:p text:style-name="P56"><text:span text:style-name="CharStyle53"><text:span text:style-name="T33">Na mysli pre</text:span></text:span><text:span text:style-name="CharStyle53"><text:span text:style-name="T3">húd</text:span></text:span><text:span text:style-name="CharStyle53"><text:span text:style-name="T33">a.</text:span></text:span></text:p>
        <text:p text:style-name="P7"><text:span text:style-name="CharStyle53"><text:span text:style-name="T3"/></text:span></text:p>
        <text:p text:style-name="P42"><text:span text:style-name="CharStyle53"><text:span text:style-name="T3">I</text:span></text:span><text:span text:style-name="CharStyle53"><text:span text:style-name="T33"> príde ku dvoru</text:span></text:span></text:p>
        <text:p text:style-name="P102"><text:soft-page-break/><text:span text:style-name="CharStyle53"><text:span text:style-name="T33">A tam sám kráľ býva</text:span></text:span></text:p>
        <text:p text:style-name="P126"><text:span text:style-name="CharStyle53"><text:span text:style-name="T33">Tu drotár o peknom</text:span></text:span></text:p>
        <text:p text:style-name="P126"><text:span text:style-name="CharStyle53"><text:span text:style-name="T3">Zá</text:span></text:span><text:span text:style-name="CharStyle53"><text:span text:style-name="T33">robče</text:span></text:span><text:span text:style-name="CharStyle53"><text:span text:style-name="T3">ku</text:span></text:span><text:span text:style-name="CharStyle53"><text:span text:style-name="T33"> sníva.</text:span></text:span></text:p>
        <text:p text:style-name="P133"><text:span text:style-name="CharStyle53"><text:span text:style-name="T33"/></text:span></text:p>
        <text:p text:style-name="P170"><text:span text:style-name="CharStyle53"><text:span text:style-name="T33">Z</text:span></text:span><text:span text:style-name="CharStyle53"><text:span text:style-name="T3">íd</text:span></text:span><text:span text:style-name="CharStyle53"><text:span text:style-name="T33">e mu z pamäti,</text:span></text:span></text:p>
        <text:p text:style-name="P170"><text:span text:style-name="CharStyle53"><text:span text:style-name="T33">Zač ho chcú väzňovať;</text:span></text:span></text:p>
        <text:p text:style-name="P7"><text:span text:style-name="CharStyle53"><text:span text:style-name="T33">Zastane, zavol</text:span></text:span><text:span text:style-name="CharStyle53"><text:span text:style-name="T3">á</text:span></text:span><text:span text:style-name="CharStyle53"><text:span text:style-name="T33">:</text:span></text:span></text:p>
        <text:p text:style-name="P75"><text:span text:style-name="CharStyle53"><text:span text:style-name="T33">„Daj hrince drotovať</text:span></text:span><text:span text:style-name="CharStyle53"><text:span text:style-name="T3">“</text:span></text:span><text:span text:style-name="CharStyle53"><text:span text:style-name="T56">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Ľúbosť.</text:span></text:span></text:p>
        <text:p text:style-name="P7"><text:span text:style-name="CharStyle53"><text:span text:style-name="T33">(Smutnosmiešna jej stránka).</text:span></text:span></text:p>
        <text:p text:style-name="P75"><text:span text:style-name="CharStyle53"><text:span text:style-name="T33"/></text:span></text:p>
        <text:p text:style-name="P126"><text:span text:style-name="CharStyle53"><text:span text:style-name="T33">Čo som nikdy nemal, ťažko teraz nosím;</text:span></text:span></text:p>
        <text:p text:style-name="P126"><text:span text:style-name="CharStyle53"><text:span text:style-name="T33">Čo som nikdy nesial a teraz to kosím.</text:span></text:span></text:p>
        <text:p text:style-name="P75"><text:span text:style-name="CharStyle53"><text:span text:style-name="T33"/></text:span></text:p>
        <text:p text:style-name="P126"><text:span text:style-name="CharStyle53"><text:span text:style-name="T51">Ľú</text:span></text:span><text:span text:style-name="CharStyle53"><text:span text:style-name="T33">bosť, Bože, ľúbosť, veď je to dobrota,</text:span></text:span></text:p>
        <text:p text:style-name="P126"><text:span text:style-name="CharStyle53"><text:span text:style-name="T33">Ako keď sa holub v pazderí zamot</text:span></text:span><text:span text:style-name="CharStyle53"><text:span text:style-name="T3">á!</text:span></text:span></text:p>
        <text:p text:style-name="P75"><text:span text:style-name="CharStyle53"><text:span text:style-name="T33"/></text:span></text:p>
        <text:p text:style-name="P126"><text:span text:style-name="CharStyle53"><text:span text:style-name="T33">Darmo hlávku dvíha, darmo podletu</text:span></text:span><text:span text:style-name="CharStyle53"><text:span text:style-name="T3">je</text:span></text:span><text:span text:style-name="CharStyle53"><text:span text:style-name="T33"> </text:span></text:span><text:span text:style-name="CharStyle53"><text:span text:style-name="T3">—</text:span></text:span></text:p>
        <text:p text:style-name="P126"><text:span text:style-name="CharStyle53"><text:span text:style-name="T33">Kto mu chce uverit nach sa zami</text:span></text:span><text:span text:style-name="CharStyle53"><text:span text:style-name="T51">ľ</text:span></text:span><text:span text:style-name="CharStyle53"><text:span text:style-name="T33">uje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Osúd prvšej lásky.</text:span></text:span></text:p>
        <text:p text:style-name="P133"><text:span text:style-name="CharStyle53"><text:span text:style-name="T33"/></text:span></text:p>
        <text:p text:style-name="P170"><text:span text:style-name="CharStyle53"><text:span text:style-name="T33">Vďačne, priateľko, zo srdca</text:span></text:span></text:p>
        <text:p text:style-name="P170"><text:span text:style-name="CharStyle53"><text:span text:style-name="T33">Bych ťa sprevádzal celého,</text:span></text:span></text:p>
        <text:p text:style-name="P7"><text:span text:style-name="CharStyle53"><text:span text:style-name="T33">Ale až na more lásky</text:span></text:span></text:p>
        <text:p text:style-name="P7"><text:span text:style-name="CharStyle53"><text:span text:style-name="T33">Vyber si kus smižnejšieho.</text:span></text:span></text:p>
        <text:p text:style-name="P133"><text:span text:style-name="CharStyle53"><text:span text:style-name="T33"/></text:span></text:p>
        <text:p text:style-name="P170"><text:span text:style-name="CharStyle53"><text:span text:style-name="T33">Ty vieš, že už ako študent</text:span></text:span></text:p>
        <text:p text:style-name="P170"><text:span text:style-name="CharStyle53"><text:span text:style-name="T33">Plával som v ňom sťa sekera</text:span></text:span></text:p>
        <text:p text:style-name="P149"><text:span text:style-name="CharStyle53"><text:span text:style-name="T33">A že s prvšou mojou láskou</text:span></text:span></text:p>
        <text:p text:style-name="P170"><text:soft-page-break/><text:span text:style-name="CharStyle53"><text:span text:style-name="T33">Vpratali ma do karcera (väzenie)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Divný </text:span></text:span><text:span text:style-name="CharStyle55"><text:span text:style-name="T33">beh </text:span></text:span><text:span text:style-name="CharStyle54"><text:span text:style-name="T33">vecí.</text:span></text:span></text:p>
        <text:p text:style-name="P7"><text:span text:style-name="CharStyle53"><text:span text:style-name="T33"/></text:span></text:p>
        <text:p text:style-name="P56"><text:span text:style-name="CharStyle53"><text:span text:style-name="T33">Dneska si mi, moja zlatá,</text:span></text:span></text:p>
        <text:p text:style-name="P56"><text:span text:style-name="CharStyle53"><text:span text:style-name="T33">Čistých zájmov demokrata;</text:span></text:span></text:p>
        <text:p text:style-name="P56"><text:span text:style-name="CharStyle53"><text:span text:style-name="T33">Keď ti vienok stav poznačí,</text:span></text:span></text:p>
        <text:p text:style-name="P56"><text:span text:style-name="CharStyle53"><text:span text:style-name="T33">Monarchia sa ti zpáči.</text:span></text:span></text:p>
        <text:p text:style-name="P102"><text:span text:style-name="CharStyle53"><text:span text:style-name="T33">Ako žena — hrôza strachov! —</text:span></text:span></text:p>
        <text:p text:style-name="P126"><text:span text:style-name="CharStyle53"><text:span text:style-name="T33">Neza</text:span></text:span><text:span text:style-name="CharStyle53"><text:span text:style-name="T22">ľ</text:span></text:span><text:span text:style-name="CharStyle53"><text:span text:style-name="T33">úbiš systém Bac</text:span></text:span><text:span text:style-name="CharStyle53"><text:span text:style-name="T3">h</text:span></text:span><text:span text:style-name="CharStyle53"><text:span text:style-name="T33">ov?</text:span></text:span></text:p>
        <text:p text:style-name="P6"><text:span text:style-name="CharStyle87"><text:span text:style-name="T3"/></text:span></text:p>
        <text:p text:style-name="P62"><text:span text:style-name="CharStyle87"><text:span text:style-name="T3"/></text:span></text:p>
        <text:p text:style-name="P29"><text:span text:style-name="CharStyle54"><text:span text:style-name="T33">Nešťastná láske politika.</text:span></text:span></text:p>
        <text:p text:style-name="P30"><text:span text:style-name="CharStyle64"><text:span text:style-name="T3"/></text:span></text:p>
        <text:p text:style-name="P67"><text:span text:style-name="CharStyle64"><text:span text:style-name="T22">1</text:span></text:span><text:span text:style-name="CharStyle64"><text:span text:style-name="T3">.</text:span></text:span></text:p>
        <text:p text:style-name="P7"><text:span text:style-name="CharStyle53"><text:span text:style-name="T33"/></text:span></text:p>
        <text:p text:style-name="P57"><text:span text:style-name="CharStyle53"><text:span text:style-name="T33">Láska moja, láska moja,</text:span></text:span></text:p>
        <text:p text:style-name="P57"><text:span text:style-name="CharStyle53"><text:span text:style-name="T33">Divný osúd teba týka.</text:span></text:span></text:p>
        <text:p text:style-name="P7"><text:span text:style-name="CharStyle53"><text:span text:style-name="T33">A to všetko na príčine</text:span></text:span></text:p>
        <text:p text:style-name="P7"><text:span text:style-name="CharStyle53"><text:span text:style-name="T33">Tá nešťastná politik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Keď chcem vide</text:span></text:span><text:span text:style-name="CharStyle53"><text:span text:style-name="T23">ť</text:span></text:span><text:span text:style-name="CharStyle53"><text:span text:style-name="T33"> v duši teba,</text:span></text:span></text:p>
        <text:p text:style-name="P103"><text:span text:style-name="CharStyle53"><text:span text:style-name="T33">Keď myslím na teba mil</text:span></text:span><text:span text:style-name="CharStyle53"><text:span text:style-name="T3">ú</text:span></text:span><text:span text:style-name="CharStyle53"><text:span text:style-name="T33">:</text:span></text:span></text:p>
        <text:p text:style-name="P127"><text:span text:style-name="CharStyle53"><text:span text:style-name="T33">Orient mi na um síde,</text:span></text:span></text:p>
        <text:p text:style-name="P127"><text:span text:style-name="CharStyle53"><text:span text:style-name="T33">Pred sebou mám Silistriu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Keď sa teším, že som v srdci —</text:span></text:span></text:p>
        <text:p text:style-name="P103"><text:span text:style-name="CharStyle53"><text:span text:style-name="T33">V srdci tvojom jediný ja:</text:span></text:span></text:p>
        <text:p text:style-name="P127"><text:span text:style-name="CharStyle53"><text:span text:style-name="T33">Gajeta mi hneď napadne,</text:span></text:span></text:p>
        <text:p text:style-name="P7"><text:span text:style-name="CharStyle53"><text:span text:style-name="T3">V</text:span></text:span><text:span text:style-name="CharStyle53"><text:span text:style-name="T33"> nej nejedna kompani</text:span></text:span><text:span text:style-name="CharStyle53"><text:span text:style-name="T3">ja</text:span></text:span><text:span text:style-name="CharStyle53"><text:span text:style-name="T33">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Keď chcem vrave</text:span></text:span><text:span text:style-name="CharStyle53"><text:span text:style-name="T23">ť</text:span></text:span><text:span text:style-name="CharStyle53"><text:span text:style-name="T33"> v monologu,</text:span></text:span></text:p>
        <text:p text:style-name="P7"><text:soft-page-break/><text:span text:style-name="CharStyle53"><text:span text:style-name="T33">Ako zvykli za</text:span></text:span><text:span text:style-name="CharStyle53"><text:span text:style-name="T23">ľ</text:span></text:span><text:span text:style-name="CharStyle53"><text:span text:style-name="T33">úbení:</text:span></text:span></text:p>
        <text:p text:style-name="P150"><text:span text:style-name="CharStyle53"><text:span text:style-name="T33">Všetko sa mi „v karok s rendek</text:span></text:span><text:span text:style-name="CharStyle53"><text:span text:style-name="T3">“</text:span></text:span></text:p>
        <text:p text:style-name="P171"><text:span text:style-name="CharStyle53"><text:span text:style-name="T33">Lebo na „repliky</text:span></text:span><text:span text:style-name="CharStyle53"><text:span text:style-name="T3">“</text:span></text:span><text:span text:style-name="CharStyle53"><text:span text:style-name="T33"> mení.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2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Šumný lístok som jej písal,</text:span></text:span></text:p>
        <text:p text:style-name="P25"><text:span text:style-name="CharStyle53"><text:span text:style-name="T33">Premyslený už od dávna,</text:span></text:span></text:p>
        <text:p text:style-name="P57"><text:span text:style-name="CharStyle53"><text:span text:style-name="T33">Titul som dal v zabudnutí</text:span></text:span></text:p>
        <text:p text:style-name="P7"><text:span text:style-name="CharStyle53"><text:span text:style-name="T33">„Deputace (horror!) — slavná;</text:span></text:span><text:span text:style-name="CharStyle53"><text:span text:style-name="T3">“</text:span></text:span></text:p>
        <text:p text:style-name="P7"><text:span text:style-name="CharStyle53"><text:span text:style-name="T3"/></text:span></text:p>
        <text:p text:style-name="P42"><text:span text:style-name="CharStyle53"><text:span text:style-name="T3">A</text:span></text:span><text:span text:style-name="CharStyle53"><text:span text:style-name="T33"> keď som ho napravený</text:span></text:span></text:p>
        <text:p text:style-name="P103"><text:span text:style-name="CharStyle53"><text:span text:style-name="T33">A slo</text:span></text:span><text:span text:style-name="CharStyle53"><text:span text:style-name="T3">ž</text:span></text:span><text:span text:style-name="CharStyle53"><text:span text:style-name="T33">ený obzrel zas</text:span></text:span><text:span text:style-name="CharStyle53"><text:span text:style-name="T3">e</text:span></text:span><text:span text:style-name="CharStyle53"><text:span text:style-name="T33">:</text:span></text:span></text:p>
        <text:p text:style-name="P127"><text:span text:style-name="CharStyle53"><text:span text:style-name="T33">Tu zbadám ohromné z vrchu</text:span></text:span></text:p>
        <text:p text:style-name="P127"><text:span text:style-name="CharStyle53"><text:span text:style-name="T33">„Ex o</text:span></text:span><text:span text:style-name="CharStyle53"><text:span text:style-name="T3">ff</text:span></text:span><text:span text:style-name="CharStyle53"><text:span text:style-name="T33">o</text:span></text:span><text:span text:style-name="CharStyle53"><text:span text:style-name="T3">“</text:span></text:span><text:span text:style-name="CharStyle53"><text:span text:style-name="T33"> hneď na adresse.</text:span></text:span></text:p>
        <text:p text:style-name="P7"><text:span text:style-name="CharStyle53"><text:span text:style-name="T33"/></text:span></text:p>
        <text:p text:style-name="P57"><text:span text:style-name="CharStyle53"><text:span text:style-name="T33">Zlé sú časy, láska moja,</text:span></text:span></text:p>
        <text:p text:style-name="P57"><text:span text:style-name="CharStyle53"><text:span text:style-name="T33">Divný osud teba týka.</text:span></text:span></text:p>
        <text:p text:style-name="P7"><text:span text:style-name="CharStyle53"><text:span text:style-name="T33">A to všetko na príčine</text:span></text:span></text:p>
        <text:p text:style-name="P7"><text:span text:style-name="CharStyle53"><text:span text:style-name="T33">Tá nešťastná politika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Tajdite piesne ľúbosti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Tajdite piesne ľúbosti!</text:span></text:span></text:p>
        <text:p text:style-name="P103"><text:span text:style-name="CharStyle53"><text:span text:style-name="T33">Nehnem viac strunou vám k vôl</text:span></text:span><text:span text:style-name="CharStyle53"><text:span text:style-name="T3">i</text:span></text:span><text:span text:style-name="CharStyle53"><text:span text:style-name="T33">!</text:span></text:span></text:p>
        <text:p text:style-name="P127"><text:span text:style-name="CharStyle53"><text:span text:style-name="T33">Už som dosť spieval, viac nikam,</text:span></text:span></text:p>
        <text:p text:style-name="P127"><text:span text:style-name="CharStyle53"><text:span text:style-name="T3">I</text:span></text:span><text:span text:style-name="CharStyle53"><text:span text:style-name="T33">b</text:span></text:span><text:span text:style-name="CharStyle53"><text:span text:style-name="T3">’</text:span></text:span><text:span text:style-name="CharStyle53"><text:span text:style-name="T33"> ak ku vlastnej nev</text:span></text:span><text:span text:style-name="CharStyle53"><text:span text:style-name="T23">o</text:span></text:span><text:span text:style-name="CharStyle53"><text:span text:style-name="T33">li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Žiaden var básnik nerobil</text:span></text:span></text:p>
        <text:p text:style-name="P7"><text:span text:style-name="CharStyle53"><text:span text:style-name="T33">S. mesiacom také parády</text:span></text:span></text:p>
        <text:p text:style-name="P25"><text:span text:style-name="CharStyle53"><text:span text:style-name="T33">Ako ja, ani s potokom</text:span></text:span></text:p>
        <text:p text:style-name="P57"><text:span text:style-name="CharStyle53"><text:span text:style-name="T33">Ak si tečie, ak sa hadí.</text:span></text:span></text:p>
        <text:p text:style-name="P7"><text:soft-page-break/><text:span text:style-name="CharStyle53"><text:span text:style-name="T33"/></text:span></text:p>
        <text:p text:style-name="P57"><text:span text:style-name="CharStyle53"><text:span text:style-name="T33">Hviezdy? všade som citoval,</text:span></text:span></text:p>
        <text:p text:style-name="P57"><text:span text:style-name="CharStyle53"><text:span text:style-name="T33">Ale i to ma zmrzelo.</text:span></text:span></text:p>
        <text:p text:style-name="P7"><text:span text:style-name="CharStyle53"><text:span text:style-name="T33">To sa mi k výrazu lásky</text:span></text:span></text:p>
        <text:p text:style-name="P7"><text:span text:style-name="CharStyle53"><text:span text:style-name="T33">Ešte primálo videlo.</text:span></text:span></text:p>
        <text:p text:style-name="P7"><text:span text:style-name="CharStyle53"><text:span text:style-name="T33"/></text:span></text:p>
        <text:p text:style-name="P57"><text:span text:style-name="CharStyle53"><text:span text:style-name="T33">Tak som sa pustil ku skalám,</text:span></text:span></text:p>
        <text:p text:style-name="P57"><text:span text:style-name="CharStyle53"><text:span text:style-name="T33">K víchrom, čo dujú na mori;</text:span></text:span></text:p>
        <text:p text:style-name="P25"><text:span text:style-name="CharStyle53"><text:span text:style-name="T33">Neskoršie mi na um sišly</text:span></text:span></text:p>
        <text:p text:style-name="P57"><text:span text:style-name="CharStyle53"><text:span text:style-name="T33">Pyramídy, meteory.</text:span></text:span></text:p>
        <text:p text:style-name="P7"><text:span text:style-name="CharStyle53"><text:span text:style-name="T33"/></text:span></text:p>
        <text:p text:style-name="P57"><text:span text:style-name="CharStyle53"><text:span text:style-name="T33">A naposledok som slová,</text:span></text:span></text:p>
        <text:p text:style-name="P57"><text:span text:style-name="CharStyle53"><text:span text:style-name="T33">Ktoré my ani nemáme,</text:span></text:span></text:p>
        <text:p text:style-name="P7"><text:span text:style-name="CharStyle53"><text:span text:style-name="T33">Použil ako ver</text:span></text:span><text:span text:style-name="CharStyle53"><text:span text:style-name="T23">s</text:span></text:span><text:span text:style-name="CharStyle53"><text:span text:style-name="T33">iu</text:span></text:span></text:p>
        <text:p text:style-name="P7"><text:span text:style-name="CharStyle53"><text:span text:style-name="T33">Citov mojich k jednej dáme.</text:span></text:span></text:p>
        <text:p text:style-name="P133"><text:span text:style-name="CharStyle53"><text:span text:style-name="T33"/></text:span></text:p>
        <text:p text:style-name="P171"><text:span text:style-name="CharStyle53"><text:span text:style-name="T33">No, už ak to </text:span></text:span><text:span text:style-name="CharStyle53"><text:span text:style-name="T3">n</text:span></text:span><text:span text:style-name="CharStyle53"><text:span text:style-name="T33">espomôže,</text:span></text:span></text:p>
        <text:p text:style-name="P171"><text:span text:style-name="CharStyle53"><text:span text:style-name="T33">Rozvahami trápim seba,</text:span></text:span></text:p>
        <text:p text:style-name="P133"><text:span text:style-name="CharStyle53"><text:span text:style-name="T33"/></text:span></text:p>
        <text:p text:style-name="P171"><text:span text:style-name="CharStyle53"><text:span text:style-name="T33">Tak mi len Kriváň ostáva</text:span></text:span></text:p>
        <text:p text:style-name="P171"><text:span text:style-name="CharStyle53"><text:span text:style-name="T23">A</text:span></text:span><text:span text:style-name="CharStyle53"><text:span text:style-name="T33"> potom prosto — do neb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Ale táto, povážte si!</text:span></text:span></text:p>
        <text:p text:style-name="P7"><text:span text:style-name="CharStyle53"><text:span text:style-name="T33">Za pesničky na ostatku</text:span></text:span></text:p>
        <text:p text:style-name="P150"><text:span text:style-name="CharStyle53"><text:span text:style-name="T33">Nie žeby vám srdce dala</text:span></text:span></text:p>
        <text:p text:style-name="P171"><text:span text:style-name="CharStyle53"><text:span text:style-name="T33">Ale — mopsa na pamiatk</text:span></text:span><text:span text:style-name="CharStyle53"><text:span text:style-name="T3">u</text:span></text:span><text:span text:style-name="CharStyle53"><text:span text:style-name="T33">!</text:span></text:span></text:p>
        <text:p text:style-name="P26"><text:span text:style-name="CharStyle53"><text:span text:style-name="T33"/></text:span></text:p>
        <text:p text:style-name="P58"><text:span text:style-name="CharStyle53"><text:span text:style-name="T33">Tajdite piesne ľúbosti…</text:span></text:span></text:p>
        <text:p text:style-name="P58"><text:span text:style-name="CharStyle53"><text:span text:style-name="T33"/></text:span></text:p>
        <text:p text:style-name="P58"><text:span text:style-name="CharStyle53"><text:span text:style-name="T33"/></text:span></text:p>
        <text:p text:style-name="P29"><text:span text:style-name="CharStyle55"><text:span text:style-name="T33">Die</text:span></text:span><text:span text:style-name="CharStyle55"><text:span text:style-name="T23">ť</text:span></text:span><text:span text:style-name="CharStyle55"><text:span text:style-name="T33">a </text:span></text:span><text:span text:style-name="CharStyle54"><text:span text:style-name="T33">pricitlivej.</text:span></text:span></text:p>
        <text:p text:style-name="P7"><text:span text:style-name="CharStyle53"><text:span text:style-name="T33"/></text:span></text:p>
        <text:p text:style-name="P59"><text:span text:style-name="CharStyle53"><text:span text:style-name="T33">Na cudzích prsiach vyrástlo,</text:span></text:span></text:p>
        <text:p text:style-name="P59"><text:soft-page-break/><text:span text:style-name="CharStyle53"><text:span text:style-name="T33">Na cudzom lone umrelo,</text:span></text:span></text:p>
        <text:p text:style-name="P59"><text:span text:style-name="CharStyle53"><text:span text:style-name="T33">Na cudzích rukách odchodí</text:span></text:span></text:p>
        <text:p text:style-name="P59"><text:span text:style-name="CharStyle53"><text:span text:style-name="T33">Do zeme uvädlé telo.</text:span></text:span></text:p>
        <text:p text:style-name="P7"><text:span text:style-name="CharStyle53"><text:span text:style-name="T33"/></text:span></text:p>
        <text:p text:style-name="P59"><text:span text:style-name="CharStyle53"><text:span text:style-name="T33">A kde je matka neviny?</text:span></text:span></text:p>
        <text:p text:style-name="P59"><text:span text:style-name="CharStyle53"><text:span text:style-name="T33">Nemohla </text:span></text:span><text:span text:style-name="CharStyle53"><text:span text:style-name="T52">ď</text:span></text:span><text:span text:style-name="CharStyle53"><text:span text:style-name="T33">alej od brány</text:span></text:span></text:p>
        <text:p text:style-name="P59"><text:span text:style-name="CharStyle53"><text:span text:style-name="T33">Ona </text:span></text:span><text:span text:style-name="CharStyle53"><text:span text:style-name="T3">je</text:span></text:span><text:span text:style-name="CharStyle53"><text:span text:style-name="T33"> príliš citlivá,</text:span></text:span></text:p>
        <text:p text:style-name="P59"><text:span text:style-name="CharStyle53"><text:span text:style-name="T33">Vzdelaná, bohatá pani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Drobnôstky.</text:span></text:span></text:p>
        <text:p text:style-name="P30"><text:span text:style-name="CharStyle64"><text:span text:style-name="T3"/></text:span></text:p>
        <text:p text:style-name="P67"><text:span text:style-name="CharStyle64"><text:span text:style-name="T24">1</text:span></text:span><text:span text:style-name="CharStyle64"><text:span text:style-name="T3">.</text:span></text:span></text:p>
        <text:p text:style-name="P133"><text:span text:style-name="CharStyle53"><text:span text:style-name="T3"/></text:span></text:p>
        <text:p text:style-name="P172"><text:span text:style-name="CharStyle53"><text:span text:style-name="T3">Ľ</text:span></text:span><text:span text:style-name="CharStyle53"><text:span text:style-name="T33">udia hráči sú a život je hrania,</text:span></text:span></text:p>
        <text:p text:style-name="P172"><text:span text:style-name="CharStyle53"><text:span text:style-name="T33">Kto v ňom pozerá len tak pomimo</text:span></text:span></text:p>
        <text:p text:style-name="P27"><text:span text:style-name="CharStyle53"><text:span text:style-name="T33">Bez passie a pozoruvania,</text:span></text:span></text:p>
        <text:p text:style-name="P59"><text:span text:style-name="CharStyle53"><text:span text:style-name="T33">Tomu nevynde </text:span></text:span><text:span text:style-name="CharStyle53"><text:span text:style-name="T3">„p</text:span></text:span><text:span text:style-name="CharStyle53"><text:span text:style-name="T33">agát ultimo!</text:span></text:span><text:span text:style-name="CharStyle53"><text:span text:style-name="T3">“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2.</text:span></text:span></text:p>
        <text:p text:style-name="P7"><text:span text:style-name="CharStyle82"><text:span text:style-name="T33"/></text:span></text:p>
        <text:p text:style-name="P42"><text:span text:style-name="CharStyle82"><text:span text:style-name="T33">Ona</text:span></text:span><text:span text:style-name="CharStyle82"><text:span text:style-name="T3">:</text:span></text:span><text:span text:style-name="CharStyle53"><text:span text:style-name="T33"> Oni iba gagotajú.</text:span></text:span></text:p>
        <text:p text:style-name="P7"><text:span text:style-name="CharStyle82"><text:span text:style-name="T33">On</text:span></text:span><text:span text:style-name="CharStyle82"><text:span text:style-name="T3">:</text:span></text:span><text:span text:style-name="CharStyle53"><text:span text:style-name="T33"> Ináč ma nerozumejú.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3.</text:span></text:span></text:p>
        <text:p text:style-name="P75"><text:span text:style-name="CharStyle53"><text:span text:style-name="T33"/></text:span></text:p>
        <text:p text:style-name="P128"><text:span text:style-name="CharStyle53"><text:span text:style-name="T33">Ktorý sa vám nanajlepšie výjav</text:span></text:span></text:p>
        <text:p text:style-name="P128"><text:span text:style-name="CharStyle53"><text:span text:style-name="T3">„Z</text:span></text:span><text:span text:style-name="CharStyle53"><text:span text:style-name="T33"> Holubyho a Šuleku</text:span></text:span><text:span text:style-name="CharStyle53"><text:span text:style-name="T3">“</text:span></text:span><text:span text:style-name="CharStyle53"><text:span text:style-name="T33"> páči?</text:span></text:span></text:p>
        <text:p text:style-name="P128"><text:span text:style-name="CharStyle53"><text:span text:style-name="T33">Ten ostatný; lebo je najkratší.</text:span></text:span></text:p>
        <text:p text:style-name="P5"><text:span text:style-name="CharStyle89"><text:span text:style-name="T33"/></text:span></text:p>
        <text:p text:style-name="P61"><text:span text:style-name="CharStyle89"><text:span text:style-name="T33">4.</text:span></text:span></text:p>
        <text:p text:style-name="P7"><text:span text:style-name="CharStyle53"><text:span text:style-name="T33"/></text:span></text:p>
        <text:p text:style-name="P59"><text:span text:style-name="CharStyle53"><text:span text:style-name="T33">Divno t</text:span></text:span><text:span text:style-name="CharStyle53"><text:span text:style-name="T3">o</text:span></text:span><text:span text:style-name="CharStyle53"><text:span text:style-name="T33">; kam prídem smútok v radovánky mení sa.</text:span></text:span></text:p>
        <text:p text:style-name="P59"><text:soft-page-break/><text:span text:style-name="CharStyle53"><text:span text:style-name="T33">„Veľmi to možné jest: máš starodávny kepe</text:span></text:span><text:span text:style-name="CharStyle53"><text:span text:style-name="T52">ň.“</text:span></text:span></text:p>
        <text:p text:style-name="P30"><text:span text:style-name="CharStyle64"><text:span text:style-name="T3"/></text:span></text:p>
        <text:p text:style-name="P68"><text:span text:style-name="CharStyle64"><text:span text:style-name="T24">5.</text:span></text:span></text:p>
        <text:p text:style-name="P68"><text:span text:style-name="CharStyle64"><text:span text:style-name="T24"/></text:span></text:p>
        <text:p text:style-name="P27"><text:span text:style-name="CharStyle53"><text:span text:style-name="T33">Ke</text:span></text:span><text:span text:style-name="CharStyle53"><text:span text:style-name="T3">ď</text:span></text:span><text:span text:style-name="CharStyle53"><text:span text:style-name="T33"> je to len </text:span></text:span><text:span text:style-name="CharStyle53"><text:span text:style-name="T3">ji</text:span></text:span><text:span text:style-name="CharStyle53"><text:span text:style-name="T33">ste očmí čo môžeme poznať,</text:span></text:span></text:p>
        <text:p text:style-name="P59"><text:span text:style-name="CharStyle53"><text:span text:style-name="T33">Tak spanilý bratku dám za rozum ti figu.</text:span></text:span></text:p>
        <text:p text:style-name="P31"><text:span text:style-name="CharStyle91"><text:span text:style-name="T3"/></text:span></text:p>
        <text:p text:style-name="P69"><text:span text:style-name="CharStyle64"><text:span text:style-name="T33">6.</text:span></text:span></text:p>
        <text:p text:style-name="P151"><text:span text:style-name="CharStyle53"><text:span text:style-name="T33"/></text:span></text:p>
        <text:p text:style-name="P172"><text:span text:style-name="CharStyle53"><text:span text:style-name="T33">V</text:span></text:span><text:span text:style-name="CharStyle53"><text:span text:style-name="T3">š</text:span></text:span><text:span text:style-name="CharStyle53"><text:span text:style-name="T33">etkoby bolo na svete</text:span></text:span></text:p>
        <text:p text:style-name="P172"><text:span text:style-name="CharStyle53"><text:span text:style-name="T33">Utešené, bez pohany;</text:span></text:span></text:p>
        <text:p text:style-name="P27"><text:span text:style-name="CharStyle53"><text:span text:style-name="T33">Keby ťa len v ňom </text:span></text:span><text:span text:style-name="CharStyle53"><text:span text:style-name="T3">ne</text:span></text:span><text:span text:style-name="CharStyle53"><text:span text:style-name="T33">stretnul</text:span></text:span></text:p>
        <text:p text:style-name="P59"><text:span text:style-name="CharStyle53"><text:span text:style-name="T33">Človek — precivilisovaný.</text:span></text:span></text:p>
        <text:p text:style-name="P59"><text:span text:style-name="CharStyle53"><text:span text:style-name="T33"/></text:span></text:p>
        <text:p text:style-name="P32"><text:span text:style-name="CharStyle64"><text:span text:style-name="T33">7.</text:span></text:span></text:p>
        <text:p text:style-name="P7"><text:span text:style-name="CharStyle53"><text:span text:style-name="T33"/></text:span></text:p>
        <text:p text:style-name="P59"><text:span text:style-name="CharStyle53"><text:span text:style-name="T33">Mnohé talenty bieda zk</text:span></text:span><text:span text:style-name="CharStyle53"><text:span text:style-name="T3">ru</text:span></text:span><text:span text:style-name="CharStyle53"><text:span text:style-name="T33">šila,</text:span></text:span></text:p>
        <text:p text:style-name="P59"><text:span text:style-name="CharStyle53"><text:span text:style-name="T33">Mnohé zlý spôsob učenia;</text:span></text:span></text:p>
        <text:p text:style-name="P7"><text:span text:style-name="CharStyle53"><text:span text:style-name="T33">Ale žiadna vec toľko nezbila</text:span></text:span></text:p>
        <text:p text:style-name="P7"><text:span text:style-name="CharStyle53"><text:span text:style-name="T33">Dobrých hláv — ako chválenia.</text:span></text:span></text:p>
        <text:p text:style-name="P3"><text:span text:style-name="CharStyle31"><text:span text:style-name="T33"/></text:span></text:p>
        <text:p text:style-name="P33"><text:span text:style-name="CharStyle64"><text:span text:style-name="T33">8.</text:span></text:span></text:p>
        <text:p text:style-name="P70"><text:span text:style-name="CharStyle64"><text:span text:style-name="T33"/></text:span></text:p>
        <text:p text:style-name="P27"><text:span text:style-name="CharStyle53"><text:span text:style-name="T33">Kto chce v Uhrách deje dávne Slovenstva vyčítať</text:span></text:span></text:p>
        <text:p text:style-name="P59"><text:span text:style-name="CharStyle53"><text:span text:style-name="T33">a poznať,</text:span></text:span></text:p>
        <text:p text:style-name="P7"><text:span text:style-name="CharStyle53"><text:span text:style-name="T33">V rozvalinách chodník n</text:span></text:span><text:span text:style-name="CharStyle53"><text:span text:style-name="T24">a</text:span></text:span><text:span text:style-name="CharStyle53"><text:span text:style-name="T33">jde si z</text:span></text:span><text:span text:style-name="CharStyle53"><text:span text:style-name="T52">ť</text:span></text:span><text:span text:style-name="CharStyle53"><text:span text:style-name="T33">ažka ku nim.</text:span></text:span></text:p>
        <text:p text:style-name="P34"><text:span text:style-name="CharStyle91"><text:span text:style-name="T3"/></text:span></text:p>
        <text:p text:style-name="P71"><text:span text:style-name="CharStyle64"><text:span text:style-name="T33">9.</text:span></text:span></text:p>
        <text:p text:style-name="P7"><text:span text:style-name="CharStyle53"><text:span text:style-name="T33"/></text:span></text:p>
        <text:p text:style-name="P59"><text:span text:style-name="CharStyle53"><text:span text:style-name="T33">Zdlúhavá chvi</text:span></text:span><text:span text:style-name="CharStyle53"><text:span text:style-name="T24">ľ</text:span></text:span><text:span text:style-name="CharStyle53"><text:span text:style-name="T33">a je ve</text:span></text:span><text:span text:style-name="CharStyle53"><text:span text:style-name="T3">ľ</text:span></text:span><text:span text:style-name="CharStyle53"><text:span text:style-name="T33">ký despota</text:span></text:span></text:p>
        <text:p text:style-name="P59"><text:span text:style-name="CharStyle53"><text:span text:style-name="T33">Z jeho pút ťažkých len ten sa vymotá:</text:span></text:span></text:p>
        <text:p text:style-name="P59"><text:span text:style-name="CharStyle53"><text:span text:style-name="T33">Kto zastaví sa na hodín ohlase,</text:span></text:span></text:p>
        <text:p text:style-name="P59"><text:span text:style-name="CharStyle53"><text:span text:style-name="T33">Meria sv</text:span></text:span><text:span text:style-name="CharStyle53"><text:span text:style-name="T52">ô</text:span></text:span><text:span text:style-name="CharStyle53"><text:span text:style-name="T33">j život — a myslí o čase.</text:span></text:span></text:p>
        <text:p text:style-name="P30"><text:soft-page-break/><text:span text:style-name="CharStyle64"><text:span text:style-name="T33"/></text:span></text:p>
        <text:p text:style-name="P67"><text:span text:style-name="CharStyle64"><text:span text:style-name="T33">10.</text:span></text:span></text:p>
        <text:p text:style-name="P7"><text:span text:style-name="CharStyle53"><text:span text:style-name="T33"/></text:span></text:p>
        <text:p text:style-name="P59"><text:span text:style-name="CharStyle53"><text:span text:style-name="T33">H</text:span></text:span><text:span text:style-name="CharStyle53"><text:span text:style-name="T24">ľ</text:span></text:span><text:span text:style-name="CharStyle53"><text:span text:style-name="T33">a</text:span></text:span><text:span text:style-name="CharStyle53"><text:span text:style-name="T52">ď</text:span></text:span><text:span text:style-name="CharStyle53"><text:span text:style-name="T33"> pútniče, láskou podpierali</text:span></text:span></text:p>
        <text:p text:style-name="P59"><text:span text:style-name="CharStyle53"><text:span text:style-name="T33">Kresťania niekdy tento chrám,</text:span></text:span></text:p>
        <text:p text:style-name="P59"><text:span text:style-name="CharStyle53"><text:span text:style-name="T33">Teraz povinnosť tú konajú skaly</text:span></text:span></text:p>
        <text:p text:style-name="P59"><text:span text:style-name="CharStyle53"><text:span text:style-name="T3">A</text:span></text:span><text:span text:style-name="CharStyle53"><text:span text:style-name="T33"> jeden spráchnivel</text:span></text:span><text:span text:style-name="CharStyle53"><text:span text:style-name="T3">ý</text:span></text:span><text:span text:style-name="CharStyle53"><text:span text:style-name="T33"> trám. 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11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Ty sa zťažuješ na terajšie časy?</text:span></text:span></text:p>
        <text:p text:style-name="P104"><text:span text:style-name="CharStyle53"><text:span text:style-name="T33">Spýtaj sa starších a každý t</text:span></text:span><text:span text:style-name="CharStyle53"><text:span text:style-name="T3">i</text:span></text:span><text:span text:style-name="CharStyle53"><text:span text:style-name="T33"> povie,</text:span></text:span></text:p>
        <text:p text:style-name="P128"><text:span text:style-name="CharStyle53"><text:span text:style-name="T33">Že predtým sudca mal len záplaty</text:span></text:span></text:p>
        <text:p text:style-name="P7"><text:span text:style-name="CharStyle53"><text:span text:style-name="T33">A vici</text:span></text:span><text:span text:style-name="CharStyle53"><text:span text:style-name="T3">š</text:span></text:span><text:span text:style-name="CharStyle53"><text:span text:style-name="T33">pán čižmy kordovánovie.</text:span></text:span></text:p>
        <text:p text:style-name="P30"><text:span text:style-name="CharStyle64"><text:span text:style-name="T3"/></text:span></text:p>
        <text:p text:style-name="P67"><text:span text:style-name="CharStyle64"><text:span text:style-name="T3">12</text:span></text:span><text:span text:style-name="CharStyle64"><text:span text:style-name="T33">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Nové „dogmata“ uvádzať.</text:span></text:span></text:p>
        <text:p text:style-name="P104"><text:span text:style-name="CharStyle53"><text:span text:style-name="T33">Nové „zuschlagy“ prirážať:</text:span></text:span></text:p>
        <text:p text:style-name="P128"><text:span text:style-name="CharStyle53"><text:span text:style-name="T33">Z jednoho klbka jedna niť!</text:span></text:span></text:p>
        <text:p text:style-name="P128"><text:span text:style-name="CharStyle53"><text:span text:style-name="T33">Tam srdce trpí násilie,</text:span></text:span></text:p>
        <text:p text:style-name="P128"><text:span text:style-name="CharStyle53"><text:span text:style-name="T33">Tu pilnosť, role, obilie; —</text:span></text:span></text:p>
        <text:p text:style-name="P7"><text:span text:style-name="CharStyle53"><text:span text:style-name="T33">Pri oboch ide — o „kredit!</text:span></text:span><text:span text:style-name="CharStyle53"><text:span text:style-name="T3">“</text:span></text:span></text:p>
        <text:p text:style-name="P3"><text:span text:style-name="CharStyle31"><text:span text:style-name="T33"/></text:span></text:p>
        <text:p text:style-name="P30"><text:span text:style-name="CharStyle64"><text:span text:style-name="T33">13.</text:span></text:span></text:p>
        <text:p text:style-name="P7"><text:span text:style-name="CharStyle53"><text:span text:style-name="T33"/></text:span></text:p>
        <text:p text:style-name="P59"><text:span text:style-name="CharStyle53"><text:span text:style-name="T33">A prečože ťa ubili?</text:span></text:span></text:p>
        <text:p text:style-name="P59"><text:span text:style-name="CharStyle53"><text:span text:style-name="T33">Či si lekciu nevedel?</text:span></text:span></text:p>
        <text:p text:style-name="P151"><text:span text:style-name="CharStyle53"><text:span text:style-name="T33">Ach, povedal som „dobrý deň!</text:span></text:span><text:span text:style-name="CharStyle53"><text:span text:style-name="T3">“</text:span></text:span></text:p>
        <text:p text:style-name="P172"><text:span text:style-name="CharStyle53"><text:span text:style-name="T33">Miesto krajšieho „jó reggel!</text:span></text:span><text:span text:style-name="CharStyle53"><text:span text:style-name="T3">“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14.</text:span></text:span></text:p>
        <text:p text:style-name="P7"><text:span text:style-name="CharStyle53"><text:span text:style-name="T33"/></text:span></text:p>
        <text:p text:style-name="P59"><text:soft-page-break/><text:span text:style-name="CharStyle53"><text:span text:style-name="T33">Z cnosti do hriechu</text:span></text:span></text:p>
        <text:p text:style-name="P59"><text:span text:style-name="CharStyle53"><text:span text:style-name="T33">Jeden krok</text:span></text:span></text:p>
        <text:p text:style-name="P7"><text:span text:style-name="CharStyle53"><text:span text:style-name="T33">Z brehu do hlbín</text:span></text:span></text:p>
        <text:p text:style-name="P7"><text:span text:style-name="CharStyle53"><text:span text:style-name="T33">Jeden sko</text:span></text:span><text:span text:style-name="CharStyle53"><text:span text:style-name="T3">k</text:span></text:span><text:span text:style-name="CharStyle53"><text:span text:style-name="T33">:</text:span></text:span></text:p>
        <text:p text:style-name="P7"><text:span text:style-name="CharStyle53"><text:span text:style-name="T33">Z krivej civilisacie</text:span></text:span></text:p>
        <text:p text:style-name="P7"><text:span text:style-name="CharStyle53"><text:span text:style-name="T33">Dvierka — do „menažerie!</text:span></text:span><text:span text:style-name="CharStyle53"><text:span text:style-name="T3">“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15</text:span></text:span><text:span text:style-name="CharStyle64"><text:span text:style-name="T3">.</text:span></text:span></text:p>
        <text:p text:style-name="P75"><text:span text:style-name="CharStyle53"><text:span text:style-name="T33"/></text:span></text:p>
        <text:p text:style-name="P128"><text:span text:style-name="CharStyle53"><text:span text:style-name="T33">Ke</text:span></text:span><text:span text:style-name="CharStyle53"><text:span text:style-name="T52">ď</text:span></text:span><text:span text:style-name="CharStyle53"><text:span text:style-name="T33"> sa v Uhrách zmôžu sekty,</text:span></text:span></text:p>
        <text:p text:style-name="P128"><text:span text:style-name="CharStyle53"><text:span text:style-name="T33">Časom splynú v jednu všetky;</text:span></text:span></text:p>
        <text:p text:style-name="P75"><text:span text:style-name="CharStyle53"><text:span text:style-name="T33">A tá jedna — neve</text:span></text:span><text:span text:style-name="CharStyle53"><text:span text:style-name="T24">r</text:span></text:span><text:span text:style-name="CharStyle53"><text:span text:style-name="T33">íte? —</text:span></text:span></text:p>
        <text:p text:style-name="P75"><text:span text:style-name="CharStyle53"><text:span text:style-name="T33">Bude zvať s</text:span></text:span><text:span text:style-name="CharStyle53"><text:span text:style-name="T3">a</text:span></text:span><text:span text:style-name="CharStyle53"><text:span text:style-name="T33">: Adamitae. (Nahu</text:span></text:span><text:span text:style-name="CharStyle53"><text:span text:style-name="T24">ľ</text:span></text:span><text:span text:style-name="CharStyle53"><text:span text:style-name="T33">ci).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16.</text:span></text:span></text:p>
        <text:p text:style-name="P75"><text:span text:style-name="CharStyle53"><text:span text:style-name="T33"/></text:span></text:p>
        <text:p text:style-name="P128"><text:span text:style-name="CharStyle53"><text:span text:style-name="T33">Voňahdy zvolal ktosi vytr</text:span></text:span><text:span text:style-name="CharStyle53"><text:span text:style-name="T3">ž</text:span></text:span><text:span text:style-name="CharStyle53"><text:span text:style-name="T33">en</text:span></text:span><text:span text:style-name="CharStyle53"><text:span text:style-name="T3">e</text:span></text:span><text:span text:style-name="CharStyle53"><text:span text:style-name="T33">:</text:span></text:span></text:p>
        <text:p text:style-name="P128"><text:span text:style-name="CharStyle53"><text:span text:style-name="T33">Život náš zkvetá krásne, utešene,</text:span></text:span></text:p>
        <text:p text:style-name="P128"><text:span text:style-name="CharStyle53"><text:span text:style-name="T33">Dielo za dielom bohat</text:span></text:span><text:span text:style-name="CharStyle53"><text:span text:style-name="T24">e</text:span></text:span><text:span text:style-name="CharStyle53"><text:span text:style-name="T33"> vychádza,</text:span></text:span></text:p>
        <text:p text:style-name="P128"><text:span text:style-name="CharStyle53"><text:span text:style-name="T33">Čože </text:span></text:span><text:span text:style-name="CharStyle53"><text:span text:style-name="T3">n</text:span></text:span><text:span text:style-name="CharStyle53"><text:span text:style-name="T33">ám chybí, aká ešte žiadza?</text:span></text:span></text:p>
        <text:p text:style-name="P106"><text:span text:style-name="CharStyle93"><text:span text:style-name="T33">— Prosím za slov</text:span></text:span><text:span text:style-name="CharStyle93"><text:span text:style-name="T3">o</text:span></text:span><text:span text:style-name="CharStyle93"><text:span text:style-name="T33">: krit</text:span></text:span><text:span text:style-name="CharStyle44"><text:span text:style-name="T24">í</text:span></text:span><text:span text:style-name="CharStyle44"><text:span text:style-name="T33">k máme málo</text:span></text:span></text:p>
        <text:p text:style-name="P131"><text:span text:style-name="CharStyle44"><text:span text:style-name="T33">Na to bohatstvo</text:span></text:span><text:span text:style-name="CharStyle44"><text:span text:style-name="T3">,</text:span></text:span><text:span text:style-name="CharStyle44"><text:span text:style-name="T33"> čo </text:span></text:span><text:span text:style-name="CharStyle44"><text:span text:style-name="T3">p</text:span></text:span><text:span text:style-name="CharStyle44"><text:span text:style-name="T33">ovyc</text:span></text:span><text:span text:style-name="CharStyle44"><text:span text:style-name="T3">h</text:span></text:span><text:span text:style-name="CharStyle44"><text:span text:style-name="T33">ád</text:span></text:span><text:span text:style-name="CharStyle44"><text:span text:style-name="T3">z</text:span></text:span><text:span text:style-name="CharStyle44"><text:span text:style-name="T33">alo!</text:span></text:span></text:p>
        <text:p text:style-name="P30"><text:span text:style-name="CharStyle64"><text:span text:style-name="T33"/></text:span></text:p>
        <text:p text:style-name="P67"><text:span text:style-name="CharStyle64"><text:span text:style-name="T33">17.</text:span></text:span></text:p>
        <text:p text:style-name="P133"><text:span text:style-name="CharStyle53"><text:span text:style-name="T33"/></text:span></text:p>
        <text:p text:style-name="P172"><text:span text:style-name="CharStyle53"><text:span text:style-name="T33">„Skutok človeka je sám on!</text:span></text:span><text:span text:style-name="CharStyle53"><text:span text:style-name="T3">“</text:span></text:span></text:p>
        <text:p text:style-name="P172"><text:span text:style-name="CharStyle53"><text:span text:style-name="T33">Pekná to </text:span></text:span><text:span text:style-name="CharStyle53"><text:span text:style-name="T24">f</text:span></text:span><text:span text:style-name="CharStyle53"><text:span text:style-name="T33">iloso</text:span></text:span><text:span text:style-name="CharStyle53"><text:span text:style-name="T52">f</text:span></text:span><text:span text:style-name="CharStyle53"><text:span text:style-name="T33">i</text:span></text:span><text:span text:style-name="CharStyle53"><text:span text:style-name="T3">a</text:span></text:span><text:span text:style-name="CharStyle53"><text:span text:style-name="T33">!</text:span></text:span></text:p>
        <text:p text:style-name="P151"><text:span text:style-name="CharStyle53"><text:span text:style-name="T33">Vymaľuj že, bratku, osla, —</text:span></text:span></text:p>
        <text:p text:style-name="P172"><text:span text:style-name="CharStyle53"><text:span text:style-name="T33">Bude to consequentia!</text:span></text:span></text:p>
        <text:p text:style-name="P3"><text:span text:style-name="CharStyle31"><text:span text:style-name="T33"/></text:span></text:p>
        <text:p text:style-name="P30"><text:span text:style-name="CharStyle64"><text:span text:style-name="T33">18</text:span></text:span><text:span text:style-name="CharStyle64"><text:span text:style-name="T3">.</text:span></text:span></text:p>
        <text:p text:style-name="P75"><text:span text:style-name="CharStyle53"><text:span text:style-name="T33"/></text:span></text:p>
        <text:p text:style-name="P128"><text:span text:style-name="CharStyle53"><text:span text:style-name="T33">Keby som toho ne</text:span></text:span><text:span text:style-name="CharStyle53"><text:span text:style-name="T52">š</text:span></text:span><text:span text:style-name="CharStyle53"><text:span text:style-name="T33">ia</text:span></text:span><text:span text:style-name="CharStyle53"><text:span text:style-name="T52">ň</text:span></text:span><text:span text:style-name="CharStyle53"><text:span text:style-name="T33">al,</text:span></text:span></text:p>
        <text:p text:style-name="P128"><text:soft-page-break/><text:span text:style-name="CharStyle53"><text:span text:style-name="T33">Čo </text:span></text:span><text:span text:style-name="CharStyle53"><text:span text:style-name="T52">ť</text:span></text:span><text:span text:style-name="CharStyle53"><text:span text:style-name="T33">a na rukách nosieval,</text:span></text:span></text:p>
        <text:p text:style-name="P128"><text:span text:style-name="CharStyle53"><text:span text:style-name="T33">Mater a otca tvo</text:span></text:span><text:span text:style-name="CharStyle53"><text:span text:style-name="T3">je</text:span></text:span><text:span text:style-name="CharStyle53"><text:span text:style-name="T33">ho,</text:span></text:span></text:p>
        <text:p text:style-name="P128"><text:span text:style-name="CharStyle53"><text:span text:style-name="T33">Do potri</text:span></text:span><text:span text:style-name="CharStyle53"><text:span text:style-name="T3">m</text:span></text:span><text:span text:style-name="CharStyle53"><text:span text:style-name="T33">iskov,</text:span></text:span></text:p>
        <text:p text:style-name="P128"><text:span text:style-name="CharStyle53"><text:span text:style-name="T33">Sprostých chlapčiskov,</text:span></text:span></text:p>
        <text:p text:style-name="P128"><text:span text:style-name="CharStyle53"><text:span text:style-name="T33">Do hunc</text:span></text:span><text:span text:style-name="CharStyle53"><text:span text:style-name="T24">u</text:span></text:span><text:span text:style-name="CharStyle53"><text:span text:style-name="T33">tov bych ti nadal!</text:span></text:span></text:p>
        <text:p text:style-name="P128"><text:span text:style-name="CharStyle53"><text:span text:style-name="T33">Lež že sa s n</text:span></text:span><text:span text:style-name="CharStyle53"><text:span text:style-name="T24">í</text:span></text:span><text:span text:style-name="CharStyle53"><text:span text:style-name="T33">mi naozaj ráčim,</text:span></text:span></text:p>
        <text:p text:style-name="P128"><text:span text:style-name="CharStyle53"><text:span text:style-name="T33">Radšej pri sebe všetko potlačím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Háncom ľudu nášho.</text:span></text:span></text:p>
        <text:p text:style-name="P75"><text:span text:style-name="CharStyle53"><text:span text:style-name="T33"/></text:span></text:p>
        <text:p text:style-name="P128"><text:span text:style-name="CharStyle53"><text:span text:style-name="T33">Len mi </text:span></text:span><text:span text:style-name="CharStyle53"><text:span text:style-name="T3">je</text:span></text:span><text:span text:style-name="CharStyle53"><text:span text:style-name="T33">dno odpovedzte</text:span></text:span></text:p>
        <text:p text:style-name="P128"><text:span text:style-name="CharStyle53"><text:span text:style-name="T33">Vy, čo náš </text:span></text:span><text:span text:style-name="CharStyle53"><text:span text:style-name="T52">ľu</text:span></text:span><text:span text:style-name="CharStyle53"><text:span text:style-name="T33">d znižujete,</text:span></text:span></text:p>
        <text:p text:style-name="P128"><text:span text:style-name="CharStyle53"><text:span text:style-name="T33">Čo haníte kroky jeho,</text:span></text:span></text:p>
        <text:p text:style-name="P128"><text:span text:style-name="CharStyle53"><text:span text:style-name="T33">Čo ho denne križujete:</text:span></text:span></text:p>
        <text:p text:style-name="P128"><text:span text:style-name="CharStyle53"><text:span text:style-name="T33">Nad nami stojí obloha </text:span></text:span><text:span text:style-name="CharStyle53"><text:span text:style-name="T3">—</text:span></text:span></text:p>
        <text:p text:style-name="P128"><text:span text:style-name="CharStyle53"><text:span text:style-name="T33">Či veríte v s</text:span></text:span><text:span text:style-name="CharStyle53"><text:span text:style-name="T3">ú</text:span></text:span><text:span text:style-name="CharStyle53"><text:span text:style-name="T33">d a v Boha?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F</text:span></text:span><text:span text:style-name="CharStyle55"><text:span text:style-name="T3">i</text:span></text:span><text:span text:style-name="CharStyle55"><text:span text:style-name="T33">listrom</text:span></text:span><text:span text:style-name="CharStyle55"><text:span text:style-name="T3">, </text:span></text:span></text:p>
        <text:p text:style-name="P64"><text:span text:style-name="CharStyle55"><text:span text:style-name="T24"/></text:span></text:p>
        <text:p text:style-name="P104"><text:span text:style-name="CharStyle53"><text:span text:style-name="T33">Tá Pi</text:span></text:span><text:span text:style-name="CharStyle53"><text:span text:style-name="T52">ť</text:span></text:span><text:span text:style-name="CharStyle53"><text:span text:style-name="T33">ova bandá ces Mikuláš chod</text:span></text:span><text:span text:style-name="CharStyle53"><text:span text:style-name="T3">í;</text:span></text:span></text:p>
        <text:p text:style-name="P128"><text:span text:style-name="CharStyle53"><text:span text:style-name="T33">Načúva ju každý, komu sa zle vodí.</text:span></text:span></text:p>
        <text:p text:style-name="P128"><text:span text:style-name="CharStyle53"><text:span text:style-name="T33">Načúvam ju i ja, nehanbím sa za to;</text:span></text:span></text:p>
        <text:p text:style-name="P128"><text:span text:style-name="CharStyle53"><text:span text:style-name="T33">Chodím i ja za ňou ces </text:span></text:span><text:span text:style-name="CharStyle53"><text:span text:style-name="T52">s</text:span></text:span><text:span text:style-name="CharStyle53"><text:span text:style-name="T33">ká</text:span></text:span><text:span text:style-name="CharStyle53"><text:span text:style-name="T52">ľ</text:span></text:span><text:span text:style-name="CharStyle53"><text:span text:style-name="T33">a, cez blato.</text:span></text:span></text:p>
        <text:p text:style-name="P104"><text:span text:style-name="CharStyle53"><text:span text:style-name="T33">„</text:span></text:span><text:span text:style-name="CharStyle53"><text:span text:style-name="T3">Č</text:span></text:span><text:span text:style-name="CharStyle53"><text:span text:style-name="T33">ože s</text:span></text:span><text:span text:style-name="CharStyle53"><text:span text:style-name="T3">i</text:span></text:span><text:span text:style-name="CharStyle53"><text:span text:style-name="T33">, šuhajko, čo si tak zblúdený?</text:span></text:span></text:p>
        <text:p text:style-name="P128"><text:span text:style-name="CharStyle53"><text:span text:style-name="T33">Vari nemáš domu, vari nemáš ženy?“</text:span></text:span></text:p>
        <text:p text:style-name="P128"><text:span text:style-name="CharStyle53"><text:span text:style-name="T33">Ve</text:span></text:span><text:span text:style-name="CharStyle53"><text:span text:style-name="T24">ď</text:span></text:span><text:span text:style-name="CharStyle53"><text:span text:style-name="T33"> vám iba domy a v dome kus chleba,</text:span></text:span></text:p>
        <text:p text:style-name="P128"><text:span text:style-name="CharStyle53"><text:span text:style-name="T33">Viacej f</text:span></text:span><text:span text:style-name="CharStyle53"><text:span text:style-name="T3">i</text:span></text:span><text:span text:style-name="CharStyle53"><text:span text:style-name="T33">listrovi k životu netreba.</text:span></text:span></text:p>
        <text:p text:style-name="P3"><text:span text:style-name="CharStyle31"><text:span text:style-name="T3"/></text:span></text:p>
        <text:p text:style-name="P65"><text:span text:style-name="CharStyle31"><text:span text:style-name="T3"/></text:span></text:p>
        <text:p text:style-name="P29"><text:span text:style-name="CharStyle54"><text:span text:style-name="T33">Slovoklepcom.</text:span></text:span></text:p>
        <text:p text:style-name="P133"><text:span text:style-name="CharStyle53"><text:span text:style-name="T33"/></text:span></text:p>
        <text:p text:style-name="P173"><text:soft-page-break/><text:span text:style-name="CharStyle53"><text:span text:style-name="T33">Len bych vás prosil, vás páni,</text:span></text:span></text:p>
        <text:p text:style-name="P173"><text:span text:style-name="CharStyle53"><text:span text:style-name="T33">Čo nové slová kujete,</text:span></text:span></text:p>
        <text:p text:style-name="P28"><text:span text:style-name="CharStyle53"><text:span text:style-name="T33">Zkúste že prv sami seba,</text:span></text:span></text:p>
        <text:p text:style-name="P60"><text:span text:style-name="CharStyle53"><text:span text:style-name="T33">Či sa k piesni rozumiete</text:span></text:span><text:span text:style-name="CharStyle53"><text:span text:style-name="T3">?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Alebo aspoň či znáte</text:span></text:span></text:p>
        <text:p text:style-name="P105"><text:span text:style-name="CharStyle53"><text:span text:style-name="T33">Obraz slušne dať do rámu,</text:span></text:span></text:p>
        <text:p text:style-name="P129"><text:span text:style-name="CharStyle53"><text:span text:style-name="T33">Utvoriť nežnosť výrazu</text:span></text:span></text:p>
        <text:p text:style-name="P7"><text:span text:style-name="CharStyle53"><text:span text:style-name="T33">A vložiť do srdca chrámu?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Slová uklepať je </text:span></text:span><text:span text:style-name="CharStyle53"><text:span text:style-name="T3">ľ</text:span></text:span><text:span text:style-name="CharStyle53"><text:span text:style-name="T33">ahko,</text:span></text:span></text:p>
        <text:p text:style-name="P60"><text:span text:style-name="CharStyle53"><text:span text:style-name="T33">Hádam i ved</text:span></text:span><text:span text:style-name="CharStyle53"><text:span text:style-name="T53">ľ</text:span></text:span><text:span text:style-name="CharStyle53"><text:span text:style-name="T33">a pravidiel;</text:span></text:span></text:p>
        <text:p text:style-name="P28"><text:span text:style-name="CharStyle53"><text:span text:style-name="T33">Ale či výmyse</text:span></text:span><text:span text:style-name="CharStyle53"><text:span text:style-name="T53">ľ</text:span></text:span><text:span text:style-name="CharStyle53"><text:span text:style-name="T33">, skladba</text:span></text:span></text:p>
        <text:p text:style-name="P60"><text:span text:style-name="CharStyle53"><text:span text:style-name="T33">Má i v kráse myšlienky die</text:span></text:span><text:span text:style-name="CharStyle53"><text:span text:style-name="T25">ľ</text:span></text:span><text:span text:style-name="CharStyle53"><text:span text:style-name="T33">?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Slovo má predmety v kráse</text:span></text:span></text:p>
        <text:p text:style-name="P173"><text:span text:style-name="CharStyle53"><text:span text:style-name="T33">Krás milovnej podať duši;</text:span></text:span></text:p>
        <text:p text:style-name="P28"><text:span text:style-name="CharStyle53"><text:span text:style-name="T33">I rýdza pravda bez šaty</text:span></text:span></text:p>
        <text:p text:style-name="P60"><text:span text:style-name="CharStyle53"><text:span text:style-name="T33">Prv</text:span></text:span><text:span text:style-name="CharStyle53"><text:span text:style-name="T53">š</text:span></text:span><text:span text:style-name="CharStyle53"><text:span text:style-name="T25">í</text:span></text:span><text:span text:style-name="CharStyle53"><text:span text:style-name="T33"> do</text:span></text:span><text:span text:style-name="CharStyle53"><text:span text:style-name="T3">je</text:span></text:span><text:span text:style-name="CharStyle53"><text:span text:style-name="T33">m láme, kruší.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Len nach za prestol tvorenia</text:span></text:span></text:p>
        <text:p text:style-name="P60"><text:span text:style-name="CharStyle53"><text:span text:style-name="T33">Našich slov prosa nesed</text:span></text:span><text:span text:style-name="CharStyle53"><text:span text:style-name="T3">á</text:span></text:span><text:span text:style-name="CharStyle53"><text:span text:style-name="T33">;</text:span></text:span></text:p>
        <text:p text:style-name="P152"><text:span text:style-name="CharStyle53"><text:span text:style-name="T33">Bo tak potom písať, vraveť,</text:span></text:span></text:p>
        <text:p text:style-name="P173"><text:span text:style-name="CharStyle53"><text:span text:style-name="T33">Spievať, cítiť — samá bieda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Škrib</text:span></text:span><text:span text:style-name="CharStyle54"><text:span text:style-name="T3">l</text:span></text:span><text:span text:style-name="CharStyle54"><text:span text:style-name="T33">árom.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Choďte s vášmi machu</text:span></text:span><text:span text:style-name="CharStyle53"><text:span text:style-name="T3">ľ</text:span></text:span><text:span text:style-name="CharStyle53"><text:span text:style-name="T33">ármi!</text:span></text:span></text:p>
        <text:p text:style-name="P60"><text:span text:style-name="CharStyle53"><text:span text:style-name="T33">Choďte s vášmi ka</text:span></text:span><text:span text:style-name="CharStyle53"><text:span text:style-name="T53">ľ</text:span></text:span><text:span text:style-name="CharStyle53"><text:span text:style-name="T33">amármi!</text:span></text:span></text:p>
        <text:p text:style-name="P28"><text:span text:style-name="CharStyle53"><text:span text:style-name="T33">Všade chcete písať, rátať,</text:span></text:span></text:p>
        <text:p text:style-name="P60"><text:span text:style-name="CharStyle53"><text:span text:style-name="T33">Prúd života perom hatať;</text:span></text:span></text:p>
        <text:p text:style-name="P28"><text:span text:style-name="CharStyle53"><text:span text:style-name="T33">Už vám prešly tie černidlá</text:span></text:span></text:p>
        <text:p text:style-name="P60"><text:soft-page-break/><text:span text:style-name="CharStyle53"><text:span text:style-name="T33">Do celého žitia b</text:span></text:span><text:span text:style-name="CharStyle53"><text:span text:style-name="T53">y</text:span></text:span><text:span text:style-name="CharStyle53"><text:span text:style-name="T33">dla;</text:span></text:span></text:p>
        <text:p text:style-name="P28"><text:span text:style-name="CharStyle53"><text:span text:style-name="T33">Už chcete len tak na hárku</text:span></text:span></text:p>
        <text:p text:style-name="P60"><text:span text:style-name="CharStyle53"><text:span text:style-name="T3">Ľ</text:span></text:span><text:span text:style-name="CharStyle53"><text:span text:style-name="T33">udí zmeniť v decimálku.</text:span></text:span></text:p>
        <text:p text:style-name="P105"><text:span text:style-name="CharStyle53"><text:span text:style-name="T33">Či B</text:span></text:span><text:span text:style-name="CharStyle53"><text:span text:style-name="T25">ô</text:span></text:span><text:span text:style-name="CharStyle53"><text:span text:style-name="T33">h na to stvoril svety,</text:span></text:span></text:p>
        <text:p text:style-name="P129"><text:span text:style-name="CharStyle53"><text:span text:style-name="T53">A</text:span></text:span><text:span text:style-name="CharStyle53"><text:span text:style-name="T33">by jeho drobné deti</text:span></text:span></text:p>
        <text:p text:style-name="P129"><text:span text:style-name="CharStyle53"><text:span text:style-name="T33">Pre bachantov vašich massu</text:span></text:span></text:p>
        <text:p text:style-name="P129"><text:span text:style-name="CharStyle53"><text:span text:style-name="T33">Nevideli sveta krásu?</text:span></text:span></text:p>
        <text:p text:style-name="P28"><text:span text:style-name="CharStyle53"><text:span text:style-name="T33">Či B</text:span></text:span><text:span text:style-name="CharStyle53"><text:span text:style-name="T25">ô</text:span></text:span><text:span text:style-name="CharStyle53"><text:span text:style-name="T33">h na to dal prírodu,</text:span></text:span></text:p>
        <text:p text:style-name="P60"><text:span text:style-name="CharStyle53"><text:span text:style-name="T33">Aby ste vy z rod</text:span></text:span><text:span text:style-name="CharStyle53"><text:span text:style-name="T3">’</text:span></text:span><text:span text:style-name="CharStyle53"><text:span text:style-name="T33"> do rodu</text:span></text:span></text:p>
        <text:p text:style-name="P60"><text:span text:style-name="CharStyle53"><text:span text:style-name="T33">Knihu túto machuľami</text:span></text:span></text:p>
        <text:p text:style-name="P60"><text:span text:style-name="CharStyle53"><text:span text:style-name="T33">Zašpinili medzi nami?</text:span></text:span></text:p>
        <text:p text:style-name="P28"><text:span text:style-name="CharStyle53"><text:span text:style-name="T33">Či B</text:span></text:span><text:span text:style-name="CharStyle53"><text:span text:style-name="T25">ô</text:span></text:span><text:span text:style-name="CharStyle53"><text:span text:style-name="T33">h na to stvoril ľudí,</text:span></text:span></text:p>
        <text:p text:style-name="P60"><text:span text:style-name="CharStyle53"><text:span text:style-name="T33">By ste jich vy duchu cudzí —</text:span></text:span></text:p>
        <text:p text:style-name="P60"><text:span text:style-name="CharStyle53"><text:span text:style-name="T33">Vy hodní teliec titulu —</text:span></text:span></text:p>
        <text:p text:style-name="P60"><text:span text:style-name="CharStyle53"><text:span text:style-name="T33">Uznávali za bibuľu?!</text:span></text:span></text:p>
        <text:p text:style-name="P29"><text:span text:style-name="CharStyle55"><text:span text:style-name="T3"/></text:span></text:p>
        <text:p text:style-name="P64"><text:span text:style-name="CharStyle55"><text:span text:style-name="T3"/></text:span></text:p>
        <text:p text:style-name="P64"><text:span text:style-name="CharStyle55"><text:span text:style-name="T3">N</text:span></text:span><text:span text:style-name="CharStyle55"><text:span text:style-name="T33">epoetovi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Ak znáš i druhú ešte abecedu</text:span></text:span></text:p>
        <text:p text:style-name="P173"><text:span text:style-name="CharStyle53"><text:span text:style-name="T33">Nielen tú, čo ťa učili,</text:span></text:span></text:p>
        <text:p text:style-name="P152"><text:span text:style-name="CharStyle53"><text:span text:style-name="T33">Po školách chýrni na vedu</text:span></text:span></text:p>
        <text:p text:style-name="P173"><text:span text:style-name="CharStyle53"><text:span text:style-name="T33">Professori clarissim</text:span></text:span><text:span text:style-name="CharStyle53"><text:span text:style-name="T3">i</text:span></text:span><text:span text:style-name="CharStyle53"><text:span text:style-name="T33">;</text:span></text:span></text:p>
        <text:p text:style-name="P7"><text:span text:style-name="CharStyle53"><text:span text:style-name="T33">Ak vieš i nemú rozumieť horu,</text:span></text:span></text:p>
        <text:p text:style-name="P28"><text:span text:style-name="CharStyle53"><text:span text:style-name="T33">Rozhovor svetiel v nebies oboru,</text:span></text:span></text:p>
        <text:p text:style-name="P60"><text:span text:style-name="CharStyle53"><text:span text:style-name="T33">Myšlienku zvädlého kvet</text:span></text:span><text:span text:style-name="CharStyle53"><text:span text:style-name="T25">a</text:span></text:span><text:span text:style-name="CharStyle53"><text:span text:style-name="T33">:</text:span></text:span></text:p>
        <text:p text:style-name="P28"><text:span text:style-name="CharStyle53"><text:span text:style-name="T33">Tak môžeš smelo akkordy hľadať,</text:span></text:span></text:p>
        <text:p text:style-name="P60"><text:span text:style-name="CharStyle53"><text:span text:style-name="T33">Po strunách l</text:span></text:span><text:span text:style-name="CharStyle53"><text:span text:style-name="T25">ú</text:span></text:span><text:span text:style-name="CharStyle53"><text:span text:style-name="T33">tny piesne vyvádzať,</text:span></text:span></text:p>
        <text:p text:style-name="P60"><text:span text:style-name="CharStyle53"><text:span text:style-name="T33">Tak si prešťastný poeta.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Ale ak hľadáš počasie v zorách,</text:span></text:span></text:p>
        <text:p text:style-name="P60"><text:span text:style-name="CharStyle53"><text:span text:style-name="T33">Na vápno látku v skaline,</text:span></text:span></text:p>
        <text:p text:style-name="P7"><text:span text:style-name="CharStyle53"><text:span text:style-name="T33">Príhodné miesto na košiar v horách,</text:span></text:span></text:p>
        <text:p text:style-name="P7"><text:soft-page-break/><text:span text:style-name="CharStyle53"><text:span text:style-name="T53">A</text:span></text:span><text:span text:style-name="CharStyle53"><text:span text:style-name="T33"> žír pre ovce v kvetin</text:span></text:span><text:span text:style-name="CharStyle53"><text:span text:style-name="T3">e</text:span></text:span><text:span text:style-name="CharStyle53"><text:span text:style-name="T33">;</text:span></text:span></text:p>
        <text:p text:style-name="P7"><text:span text:style-name="CharStyle53"><text:span text:style-name="T33">Ak sa ti zíva, ke</text:span></text:span><text:span text:style-name="CharStyle53"><text:span text:style-name="T53">ď</text:span></text:span><text:span text:style-name="CharStyle53"><text:span text:style-name="T33"> v tichej noci</text:span></text:span></text:p>
        <text:p text:style-name="P7"><text:span text:style-name="CharStyle53"><text:span text:style-name="T33">Upieraš v šíre nebesá oči</text:span></text:span></text:p>
        <text:p text:style-name="P7"><text:span text:style-name="CharStyle53"><text:span text:style-name="T3">A</text:span></text:span><text:span text:style-name="CharStyle53"><text:span text:style-name="T33"> nezbadáš tam obloh</text:span></text:span><text:span text:style-name="CharStyle53"><text:span text:style-name="T3">u</text:span></text:span><text:span text:style-name="CharStyle53"><text:span text:style-name="T33">:</text:span></text:span></text:p>
        <text:p text:style-name="P7"><text:span text:style-name="CharStyle53"><text:span text:style-name="T33">Tak si pomysli, to nie pre teba</text:span></text:span></text:p>
        <text:p text:style-name="P28"><text:span text:style-name="CharStyle53"><text:span text:style-name="T33">Trápiť i druhých piesňou i seba —</text:span></text:span></text:p>
        <text:p text:style-name="P60"><text:span text:style-name="CharStyle53"><text:span text:style-name="T53">A </text:span></text:span><text:span text:style-name="CharStyle53"><text:span text:style-name="T33">h</text:span></text:span><text:span text:style-name="CharStyle53"><text:span text:style-name="T25">ľ</text:span></text:span><text:span text:style-name="CharStyle53"><text:span text:style-name="T33">adaj radšej — tro</text:span></text:span><text:span text:style-name="CharStyle53"><text:span text:style-name="T3">jn</text:span></text:span><text:span text:style-name="CharStyle53"><text:span text:style-name="T33">ohu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Biednemu </text:span></text:span><text:span text:style-name="CharStyle54"><text:span text:style-name="T33">poetovi.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Ty držíš lútnu za nástroj jediný,</text:span></text:span></text:p>
        <text:p text:style-name="P60"><text:span text:style-name="CharStyle53"><text:span text:style-name="T33">Ku tvojim vlohám darovaný Bohom,</text:span></text:span></text:p>
        <text:p text:style-name="P60"><text:span text:style-name="CharStyle53"><text:span text:style-name="T33">Nástroj, nímž meno svoje do výšiny</text:span></text:span></text:p>
        <text:p text:style-name="P7"><text:span text:style-name="CharStyle53"><text:span text:style-name="T33">Vznesieš, spievajúc národu s osohom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Bratku môj zlatý, </text:span></text:span><text:span text:style-name="CharStyle53"><text:span text:style-name="T3">ne</text:span></text:span><text:span text:style-name="CharStyle53"><text:span text:style-name="T33">haj tie vidiny,</text:span></text:span></text:p>
        <text:p text:style-name="P173"><text:span text:style-name="CharStyle53"><text:span text:style-name="T33">Nesnívaj darmo vždy o prázdnych krásach;</text:span></text:span></text:p>
        <text:p text:style-name="P152"><text:span text:style-name="CharStyle53"><text:span text:style-name="T33">Pri lútne, pravda, n</text:span></text:span><text:span text:style-name="CharStyle53"><text:span text:style-name="T25">a</text:span></text:span><text:span text:style-name="CharStyle53"><text:span text:style-name="T33">jsť môžeš šediny,</text:span></text:span></text:p>
        <text:p text:style-name="P173"><text:span text:style-name="CharStyle53"><text:span text:style-name="T33">Ale slávu — </text:span></text:span><text:span text:style-name="CharStyle53"><text:span text:style-name="T25">v</text:span></text:span><text:span text:style-name="CharStyle53"><text:span text:style-name="T33">er mi, skôr n</text:span></text:span><text:span text:style-name="CharStyle53"><text:span text:style-name="T25">a</text:span></text:span><text:span text:style-name="CharStyle53"><text:span text:style-name="T33">jdeš pri basách.</text:span></text:span></text:p>
        <text:p text:style-name="P29"><text:span text:style-name="CharStyle55"><text:span text:style-name="T3"/></text:span></text:p>
        <text:p text:style-name="P64"><text:span text:style-name="CharStyle55"><text:span text:style-name="T3"/></text:span></text:p>
        <text:p text:style-name="P64"><text:span text:style-name="CharStyle55"><text:span text:style-name="T3">Hr</text:span></text:span><text:span text:style-name="CharStyle55"><text:span text:style-name="T33">dopyšnému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Kto si ty, čo hrdo chodíš</text:span></text:span></text:p>
        <text:p text:style-name="P105"><text:span text:style-name="CharStyle53"><text:span text:style-name="T33">A v pýche lietaš nad svetý?</text:span></text:span></text:p>
        <text:p text:style-name="P129"><text:span text:style-name="CharStyle53"><text:span text:style-name="T33">U teba všetko diamant,</text:span></text:span></text:p>
        <text:p text:style-name="P75"><text:span text:style-name="CharStyle53"><text:span text:style-name="T33">Pod tebou všetko len smeti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Ty slepý! pozri na páva</text:span></text:span></text:p>
        <text:p text:style-name="P7"><text:span text:style-name="CharStyle53"><text:span text:style-name="T33">Jak lesklý chvost hore ženi</text:span></text:span><text:span text:style-name="CharStyle53"><text:span text:style-name="T3">e</text:span></text:span><text:span text:style-name="CharStyle53"><text:span text:style-name="T33">;</text:span></text:span></text:p>
        <text:p text:style-name="P152"><text:span text:style-name="CharStyle53"><text:span text:style-name="T33">Ale na dol planý výhľad —</text:span></text:span></text:p>
        <text:p text:style-name="P173"><text:span text:style-name="CharStyle53"><text:span text:style-name="T33">Iba nohy znek</text:span></text:span><text:span text:style-name="CharStyle53"><text:span text:style-name="T53">ľú</text:span></text:span><text:span text:style-name="CharStyle53"><text:span text:style-name="T33">dené.</text:span></text:span></text:p>
        <text:p text:style-name="P3"><text:soft-page-break/><text:span text:style-name="CharStyle31"><text:span text:style-name="T33"/></text:span></text:p>
        <text:p text:style-name="P65"><text:span text:style-name="CharStyle31"><text:span text:style-name="T33"/></text:span></text:p>
        <text:p text:style-name="P29"><text:span text:style-name="CharStyle55"><text:span text:style-name="T33">A mademoiselle N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Útlu nevinnos</text:span></text:span><text:span text:style-name="CharStyle53"><text:span text:style-name="T3">ť</text:span></text:span><text:span text:style-name="CharStyle53"><text:span text:style-name="T33"> ešte vídame</text:span></text:span></text:p>
        <text:p text:style-name="P105"><text:span text:style-name="CharStyle53"><text:span text:style-name="T33">V kolíske pri malých deťoch,</text:span></text:span></text:p>
        <text:p text:style-name="P129"><text:span text:style-name="CharStyle53"><text:span text:style-name="T33">Ke</text:span></text:span><text:span text:style-name="CharStyle53"><text:span text:style-name="T3">ď</text:span></text:span><text:span text:style-name="CharStyle53"><text:span text:style-name="T33"> jich poznačia </text:span></text:span><text:span text:style-name="CharStyle53"><text:span text:style-name="T3">„</text:span></text:span><text:span text:style-name="CharStyle53"><text:span text:style-name="T33">s coram me,“</text:span></text:span></text:p>
        <text:p text:style-name="P7"><text:span text:style-name="CharStyle53"><text:span text:style-name="T33">H</text:span></text:span><text:span text:style-name="CharStyle53"><text:span text:style-name="T3">n</text:span></text:span><text:span text:style-name="CharStyle53"><text:span text:style-name="T33">e</text:span></text:span><text:span text:style-name="CharStyle53"><text:span text:style-name="T3">ď</text:span></text:span><text:span text:style-name="CharStyle53"><text:span text:style-name="T33"> je tam po jemných kvetoch.</text:span></text:span></text:p>
        <text:p text:style-name="P28"><text:span text:style-name="CharStyle53"><text:span text:style-name="T33">Ale v nich sa zachovala tá cnosť</text:span></text:span></text:p>
        <text:p text:style-name="P60"><text:span text:style-name="CharStyle53"><text:span text:style-name="T33">Tak, že sú samá </text:span></text:span><text:span text:style-name="CharStyle53"><text:span text:style-name="T3">—</text:span></text:span><text:span text:style-name="CharStyle53"><text:span text:style-name="T33"> star</text:span></text:span><text:span text:style-name="CharStyle82"><text:span text:style-name="T3">á</text:span></text:span><text:span text:style-name="CharStyle82"><text:span text:style-name="T33"> nevinnos</text:span></text:span><text:span text:style-name="CharStyle82"><text:span text:style-name="T25">ť!</text:span></text:span></text:p>
        <text:p text:style-name="P60"><text:span text:style-name="CharStyle82"><text:span text:style-name="T25"/></text:span></text:p>
        <text:p text:style-name="P60"><text:span text:style-name="CharStyle82"><text:span text:style-name="T25"/></text:span></text:p>
        <text:p text:style-name="P29"><text:span text:style-name="CharStyle54"><text:span text:style-name="T33">B... Sz...imu.</text:span></text:span></text:p>
        <text:p text:style-name="P75"><text:span text:style-name="CharStyle53"><text:span text:style-name="T33"/></text:span></text:p>
        <text:p text:style-name="P129"><text:span text:style-name="CharStyle53"><text:span text:style-name="T33">Osmelil som sa chváliť prírodu,</text:span></text:span></text:p>
        <text:p text:style-name="P129"><text:span text:style-name="CharStyle53"><text:span text:style-name="T33">Kresliť jej krásu pred n</text:span></text:span><text:span text:style-name="CharStyle53"><text:span text:style-name="T25">í</text:span></text:span><text:span text:style-name="CharStyle53"><text:span text:style-name="T33">mi,</text:span></text:span></text:p>
        <text:p text:style-name="P129"><text:span text:style-name="CharStyle53"><text:span text:style-name="T33">Jako to s</text:span></text:span><text:span text:style-name="CharStyle53"><text:span text:style-name="T3">l</text:span></text:span><text:span text:style-name="CharStyle53"><text:span text:style-name="T33">nce v svojom východu</text:span></text:span></text:p>
        <text:p text:style-name="P129"><text:span text:style-name="CharStyle53"><text:span text:style-name="T33">Zlatom polieva doliny,</text:span></text:span></text:p>
        <text:p text:style-name="P129"><text:span text:style-name="CharStyle53"><text:span text:style-name="T33">Jako studené zohrieva doly</text:span></text:span></text:p>
        <text:p text:style-name="P129"><text:span text:style-name="CharStyle53"><text:span text:style-name="T33">I kriesi život v šírom okol</text:span></text:span><text:span text:style-name="CharStyle53"><text:span text:style-name="T3">í</text:span></text:span><text:span text:style-name="CharStyle53"><text:span text:style-name="T33">;</text:span></text:span></text:p>
        <text:p text:style-name="P105"><text:span text:style-name="CharStyle53"><text:span text:style-name="T33">Jak všetko zkvetá v poriadku.</text:span></text:span></text:p>
        <text:p text:style-name="P129"><text:span text:style-name="CharStyle53"><text:span text:style-name="T33">„Dobrý rok bude,“ poviedali mi,</text:span></text:span></text:p>
        <text:p text:style-name="P129"><text:span text:style-name="CharStyle53"><text:span text:style-name="T33">„Nebude hladu medzi našimi —</text:span></text:span></text:p>
        <text:p text:style-name="P7"><text:span text:style-name="CharStyle53"><text:span text:style-name="T33">Úrody budú na švábku</text:span></text:span><text:span text:style-name="CharStyle53"><text:span text:style-name="T3">.</text:span></text:span><text:span text:style-name="CharStyle53"><text:span text:style-name="T33">“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N. priateľovi na mena.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Preleť holubička, preleť háj borový</text:span></text:span></text:p>
        <text:p text:style-name="P60"><text:span text:style-name="CharStyle53"><text:span text:style-name="T33">Povedz pozdravenie m</text:span></text:span><text:span text:style-name="CharStyle53"><text:span text:style-name="T25">o</text:span></text:span><text:span text:style-name="CharStyle53"><text:span text:style-name="T33">jmu priateľovi,</text:span></text:span></text:p>
        <text:p text:style-name="P60"><text:span text:style-name="CharStyle53"><text:span text:style-name="T33">Pri ňom si oddýchni, sadni na rameno,</text:span></text:span></text:p>
        <text:p text:style-name="P60"><text:span text:style-name="CharStyle53"><text:span text:style-name="T33">Pošepni želanie dnes na jeho meno:</text:span></text:span></text:p>
        <text:p text:style-name="P60"><text:span text:style-name="CharStyle53"><text:span text:style-name="T33">Ako je ti</text:span></text:span><text:span text:style-name="CharStyle53"><text:span text:style-name="T3">c</text:span></text:span><text:span text:style-name="CharStyle53"><text:span text:style-name="T33">hý háj, v ktorom ty sedávaš,</text:span></text:span></text:p>
        <text:p text:style-name="P60"><text:soft-page-break/><text:span text:style-name="CharStyle53"><text:span text:style-name="T33">Ako čistý potok, z ktorého píjava</text:span></text:span><text:span text:style-name="CharStyle53"><text:span text:style-name="T3">š</text:span></text:span><text:span text:style-name="CharStyle53"><text:span text:style-name="T33">:</text:span></text:span></text:p>
        <text:p text:style-name="P60"><text:span text:style-name="CharStyle53"><text:span text:style-name="T33">Nach sú tak tichúčke a čisté jeho dni,</text:span></text:span></text:p>
        <text:p text:style-name="P60"><text:span text:style-name="CharStyle53"><text:span text:style-name="T33">V nich si on bude žiť život žitia hodný.</text:span></text:span></text:p>
        <text:p text:style-name="P176"/>
        <text:p text:style-name="P3"><text:span text:style-name="CharStyle31"><text:span text:style-name="T3"/></text:span></text:p>
        <text:p text:style-name="P29"><text:span text:style-name="CharStyle54"><text:span text:style-name="T33">Jakubovi </text:span></text:span><text:span text:style-name="CharStyle55"><text:span text:style-name="T33">Grajchmanovi</text:span></text:span><text:span text:style-name="CharStyle55"><text:span text:style-name="T3">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Keď piesne tvoje načúvam,</text:span></text:span></text:p>
        <text:p text:style-name="P173"><text:span text:style-name="CharStyle53"><text:span text:style-name="T33">Celý svet mi je tak ľúby;</text:span></text:span></text:p>
        <text:p text:style-name="P28"><text:span text:style-name="CharStyle53"><text:span text:style-name="T33">Hoc viem, že zriedka splňuje</text:span></text:span><text:span text:style-name="CharStyle53"><text:span text:style-name="T3">.</text:span></text:span></text:p>
        <text:p text:style-name="P60"><text:span text:style-name="CharStyle53"><text:span text:style-name="T33">Častejšie rušieva sľuby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Ty znáš tie krivdy </text:span></text:span><text:span text:style-name="CharStyle53"><text:span text:style-name="T53">č</text:span></text:span><text:span text:style-name="CharStyle53"><text:span text:style-name="T33">loveka</text:span></text:span></text:p>
        <text:p text:style-name="P173"><text:span text:style-name="CharStyle53"><text:span text:style-name="T33">Tak </text:span></text:span><text:span text:style-name="CharStyle53"><text:span text:style-name="T3">je</text:span></text:span><text:span text:style-name="CharStyle53"><text:span text:style-name="T33">mno v dumách pochovať,</text:span></text:span></text:p>
        <text:p text:style-name="P152"><text:span text:style-name="CharStyle53"><text:span text:style-name="T33">Že sa sám vo</text:span></text:span><text:span text:style-name="CharStyle53"><text:span text:style-name="T53">ľ</text:span></text:span><text:span text:style-name="CharStyle53"><text:span text:style-name="T33">ky nevoľky,</text:span></text:span></text:p>
        <text:p text:style-name="P173"><text:span text:style-name="CharStyle53"><text:span text:style-name="T33">Nad smútkom musí radovať.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Perly vynášaš z temných hôr,</text:span></text:span></text:p>
        <text:p text:style-name="P60"><text:span text:style-name="CharStyle53"><text:span text:style-name="T33">Zo zarútených zlatobáň.</text:span></text:span></text:p>
        <text:p text:style-name="P152"><text:span text:style-name="CharStyle53"><text:span text:style-name="T33">A tam, kdeby aj netušil,</text:span></text:span></text:p>
        <text:p text:style-name="P173"><text:span text:style-name="CharStyle53"><text:span text:style-name="T33">Ty dvíhaš divu tajný stá</text:span></text:span><text:span text:style-name="CharStyle53"><text:span text:style-name="T53">n.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Načo sa chlebár s hrôzou čuduje,</text:span></text:span></text:p>
        <text:p text:style-name="P60"><text:span text:style-name="CharStyle53"><text:span text:style-name="T33">Ty tam v pokoji prebývaš;</text:span></text:span></text:p>
        <text:p text:style-name="P152"><text:span text:style-name="CharStyle53"><text:span text:style-name="T33">A kdeby druhý v trapiech žil,</text:span></text:span></text:p>
        <text:p text:style-name="P173"><text:span text:style-name="CharStyle53"><text:span text:style-name="T33">Tam si ty pokojne snívaš.</text:span></text:span></text:p>
        <text:p text:style-name="P7"><text:span text:style-name="CharStyle53"><text:span text:style-name="T3"/></text:span></text:p>
        <text:p text:style-name="P60"><text:span text:style-name="CharStyle53"><text:span text:style-name="T3">A</text:span></text:span><text:span text:style-name="CharStyle53"><text:span text:style-name="T33">c</text:span></text:span><text:span text:style-name="CharStyle53"><text:span text:style-name="T25">h</text:span></text:span><text:span text:style-name="CharStyle53"><text:span text:style-name="T33"> ale dosť u</text:span></text:span><text:span text:style-name="CharStyle53"><text:span text:style-name="T3">ž</text:span></text:span><text:span text:style-name="CharStyle53"><text:span text:style-name="T33">; nevládzem</text:span></text:span></text:p>
        <text:p text:style-name="P60"><text:span text:style-name="CharStyle53"><text:span text:style-name="T33">Ďalej sliediť tvoje lety;</text:span></text:span></text:p>
        <text:p text:style-name="P152"><text:span text:style-name="CharStyle53"><text:span text:style-name="T33">Ja z nízka na teba hľadím,</text:span></text:span></text:p>
        <text:p text:style-name="P173"><text:span text:style-name="CharStyle53"><text:span text:style-name="T33">Ty zanikáš tam nad svet</text:span></text:span><text:span text:style-name="CharStyle53"><text:span text:style-name="T3">ý!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Len v pierkach, čo z výšky letia,</text:span></text:span></text:p>
        <text:p text:style-name="P60"><text:soft-page-break/><text:span text:style-name="CharStyle53"><text:span text:style-name="T33">Budem sa ihrať, zabávať;</text:span></text:span></text:p>
        <text:p text:style-name="P28"><text:span text:style-name="CharStyle53"><text:span text:style-name="T33">A duši mojej v dumách tvojich</text:span></text:span></text:p>
        <text:p text:style-name="P60"><text:span text:style-name="CharStyle53"><text:span text:style-name="T33">V tichej samote rozprávať.</text:span></text:span></text:p>
        <text:p text:style-name="P3"><text:span text:style-name="CharStyle31"><text:span text:style-name="T33"/></text:span></text:p>
        <text:p text:style-name="P65"><text:span text:style-name="CharStyle31"><text:span text:style-name="T33"/></text:span></text:p>
        <text:p text:style-name="P29"><text:span text:style-name="CharStyle55"><text:span text:style-name="T33">Petrovi </text:span></text:span><text:span text:style-name="CharStyle54"><text:span text:style-name="T33">Bohúňovi.</text:span></text:span></text:p>
        <text:p text:style-name="P64"><text:span text:style-name="CharStyle54"><text:span text:style-name="T33"/></text:span></text:p>
        <text:p text:style-name="P152"><text:span text:style-name="CharStyle53"><text:span text:style-name="T33">Samotný v dielni zavretý</text:span></text:span></text:p>
        <text:p text:style-name="P173"><text:span text:style-name="CharStyle53"><text:span text:style-name="T33">Ohliadam tvoje výtvory.</text:span></text:span></text:p>
        <text:p text:style-name="P152"><text:span text:style-name="CharStyle53"><text:span text:style-name="T33">Všade sa teším, nana</text:span></text:span><text:span text:style-name="CharStyle53"><text:span text:style-name="T3">jv</text:span></text:span><text:span text:style-name="CharStyle53"><text:span text:style-name="T33">iac</text:span></text:span></text:p>
        <text:p text:style-name="P173"><text:span text:style-name="CharStyle53"><text:span text:style-name="T33">V Kristu na zbúrenom mori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V ňom slávy Božej g</text:span></text:span><text:span text:style-name="CharStyle53"><text:span text:style-name="T25">e</text:span></text:span><text:span text:style-name="CharStyle53"><text:span text:style-name="T33">nia,</text:span></text:span></text:p>
        <text:p text:style-name="P173"><text:span text:style-name="CharStyle53"><text:span text:style-name="T33">Ľudstvo nachodím v Petrovi,</text:span></text:span></text:p>
        <text:p text:style-name="P152"><text:span text:style-name="CharStyle53"><text:span text:style-name="T33">A v jeho bázni i viere</text:span></text:span></text:p>
        <text:p text:style-name="P173"><text:span text:style-name="CharStyle53"><text:span text:style-name="T33">Nové pre verných budovy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V zbúrených vlnách vesluje</text:span></text:span></text:p>
        <text:p text:style-name="P105"><text:span text:style-name="CharStyle53"><text:span text:style-name="T33">I náš rod v bolnom tušení,</text:span></text:span></text:p>
        <text:p text:style-name="P129"><text:span text:style-name="CharStyle53"><text:span text:style-name="T33">Plachty na lodi ztrhané</text:span></text:span></text:p>
        <text:p text:style-name="P7"><text:span text:style-name="CharStyle53"><text:span text:style-name="T33">I ste</text:span></text:span><text:span text:style-name="CharStyle53"><text:span text:style-name="T3">ž</text:span></text:span><text:span text:style-name="CharStyle53"><text:span text:style-name="T33">eň mu je zlomený;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Ale on pevne drží sa</text:span></text:span></text:p>
        <text:p text:style-name="P7"><text:span text:style-name="CharStyle53"><text:span text:style-name="T33">Plášťa Kristovho, dôverí.</text:span></text:span></text:p>
        <text:p text:style-name="P7"><text:span text:style-name="CharStyle53"><text:span text:style-name="T33">Nepočujete sv</text:span></text:span><text:span text:style-name="CharStyle53"><text:span text:style-name="T25">a</text:span></text:span><text:span text:style-name="CharStyle53"><text:span text:style-name="T33">tý hlas?</text:span></text:span></text:p>
        <text:p text:style-name="P7"><text:span text:style-name="CharStyle53"><text:span text:style-name="T33">Oj vy </text:span></text:span><text:span text:style-name="CharStyle53"><text:span text:style-name="T3">ľ</text:span></text:span><text:span text:style-name="CharStyle53"><text:span text:style-name="T33">udia malej viery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Prebudený chlapček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Nemôžeš usnúť, chlapček môj malý,</text:span></text:span></text:p>
        <text:p text:style-name="P173"><text:span text:style-name="CharStyle53"><text:span text:style-name="T33">Začínaš plakať, — čo ti je?</text:span></text:span></text:p>
        <text:p text:style-name="P75"><text:span text:style-name="CharStyle53"><text:span text:style-name="T33">Či sme ti tvrdo hádam postlali?</text:span></text:span></text:p>
        <text:p text:style-name="P7"><text:soft-page-break/><text:span text:style-name="CharStyle53"><text:span text:style-name="T33">Či ťa perinka zle kryje?</text:span></text:span></text:p>
        <text:p text:style-name="P75"><text:span text:style-name="CharStyle53"><text:span text:style-name="T33"/></text:span></text:p>
        <text:p text:style-name="P129"><text:span text:style-name="CharStyle53"><text:span text:style-name="T33">„Ach mamka moja, chlapčatko povie</text:span></text:span></text:p>
        <text:p text:style-name="P129"><text:span text:style-name="CharStyle53"><text:span text:style-name="T33">A s plačom matku ku sebe zovie,</text:span></text:span></text:p>
        <text:p text:style-name="P129"><text:span text:style-name="CharStyle53"><text:span text:style-name="T33">Nemôže mi len z umu zjíť:</text:span></text:span></text:p>
        <text:p text:style-name="P28"><text:span text:style-name="CharStyle53"><text:span text:style-name="T33">Nepovedal som večer žiadnemu</text:span></text:span></text:p>
        <text:p text:style-name="P60"><text:span text:style-name="CharStyle53"><text:span text:style-name="T33">Dobrú noc, mamke</text:span></text:span><text:span text:style-name="CharStyle53"><text:span text:style-name="T3">,</text:span></text:span><text:span text:style-name="CharStyle53"><text:span text:style-name="T33"> všetkým, každému</text:span></text:span></text:p>
        <text:p text:style-name="P60"><text:span text:style-name="CharStyle53"><text:span text:style-name="T3">I</text:span></text:span><text:span text:style-name="CharStyle53"><text:span text:style-name="T33"> zabol som sa pomodliť!“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Sladké trudy</text:span></text:span><text:span text:style-name="CharStyle54"><text:span text:style-name="T3">.</text:span></text:span></text:p>
        <text:p text:style-name="P36"><text:span text:style-name="CharStyle71"><text:span text:style-name="T3"/></text:span></text:p>
        <text:p text:style-name="P28"><text:span text:style-name="CharStyle53"><text:span text:style-name="T33">Videl si volky v ťažkom oraní</text:span></text:span></text:p>
        <text:p text:style-name="P60"><text:span text:style-name="CharStyle53"><text:span text:style-name="T33">Ako ťahá i ten i ten?</text:span></text:span></text:p>
        <text:p text:style-name="P28"><text:span text:style-name="CharStyle53"><text:span text:style-name="T33">Videl si párik vedno sobraný</text:span></text:span></text:p>
        <text:p text:style-name="P60"><text:span text:style-name="CharStyle53"><text:span text:style-name="T33">Ako sa trú</text:span></text:span><text:span text:style-name="CharStyle53"><text:span text:style-name="T3">ď</text:span></text:span><text:span text:style-name="CharStyle53"><text:span text:style-name="T33">a každý deň?</text:span></text:span></text:p>
        <text:p text:style-name="P28"><text:span text:style-name="CharStyle53"><text:span text:style-name="T33">Nauč sa dačo i z toho, —</text:span></text:span></text:p>
        <text:p text:style-name="P60"><text:span text:style-name="CharStyle53"><text:span text:style-name="T33">Nemusíš vrave</text:span></text:span><text:span text:style-name="CharStyle53"><text:span text:style-name="T3">ť</text:span></text:span><text:span text:style-name="CharStyle53"><text:span text:style-name="T33"> od koho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Záštita</text:span></text:span><text:span text:style-name="CharStyle54"><text:span text:style-name="T3">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(Neme</text:span></text:span><text:span text:style-name="CharStyle53"><text:span text:style-name="T3">ct</text:span></text:span><text:span text:style-name="CharStyle53"><text:span text:style-name="T33">vo a Slovanstvo).</text:span></text:span></text:p>
        <text:p text:style-name="P75"><text:span text:style-name="CharStyle53"><text:span text:style-name="T33"/></text:span></text:p>
        <text:p text:style-name="P129"><text:span text:style-name="CharStyle53"><text:span text:style-name="T33">Pyšne vraví lipe mladej</text:span></text:span></text:p>
        <text:p text:style-name="P129"><text:span text:style-name="CharStyle53"><text:span text:style-name="T33">Stoveký dub na obrade:</text:span></text:span></text:p>
        <text:p text:style-name="P129"><text:span text:style-name="CharStyle53"><text:span text:style-name="T33">Máš-li koho medzi stromý,</text:span></text:span></text:p>
        <text:p text:style-name="P129"><text:span text:style-name="CharStyle53"><text:span text:style-name="T53">Č</text:span></text:span><text:span text:style-name="CharStyle53"><text:span text:style-name="T33">o ťa chráni od pohromy,</text:span></text:span></text:p>
        <text:p text:style-name="P129"><text:span text:style-name="CharStyle53"><text:span text:style-name="T33">Jak ja v tomto stín</text:span></text:span><text:span text:style-name="CharStyle53"><text:span text:style-name="T25">u</text:span></text:span><text:span text:style-name="CharStyle53"><text:span text:style-name="T33"> teba?</text:span></text:span></text:p>
        <text:p text:style-name="P75"><text:span text:style-name="CharStyle53"><text:span text:style-name="T33"/></text:span></text:p>
        <text:p text:style-name="P129"><text:span text:style-name="CharStyle53"><text:span text:style-name="T33">Na to lipa: Aj, to práve</text:span></text:span></text:p>
        <text:p text:style-name="P129"><text:span text:style-name="CharStyle53"><text:span text:style-name="T33">Nijak neslúži t</text:span></text:span><text:span text:style-name="CharStyle53"><text:span text:style-name="T25">i</text:span></text:span><text:span text:style-name="CharStyle53"><text:span text:style-name="T33"> k sláv</text:span></text:span><text:span text:style-name="CharStyle53"><text:span text:style-name="T3">e</text:span></text:span><text:span text:style-name="CharStyle53"><text:span text:style-name="T33">;</text:span></text:span></text:p>
        <text:p text:style-name="P105"><text:span text:style-name="CharStyle53"><text:span text:style-name="T33">Von zo stínu na úslní,</text:span></text:span></text:p>
        <text:p text:style-name="P129"><text:soft-page-break/><text:span text:style-name="CharStyle53"><text:span text:style-name="T33">Chys</text:span></text:span><text:span text:style-name="CharStyle53"><text:span text:style-name="T25">t </text:span></text:span><text:span text:style-name="CharStyle53"><text:span text:style-name="T33">bych mala svieži, plný,</text:span></text:span></text:p>
        <text:p text:style-name="P129"><text:span text:style-name="CharStyle53"><text:span text:style-name="T33">Rozvitok žitia zo seba!</text:span></text:span></text:p>
        <text:p text:style-name="P7"><text:span text:style-name="CharStyle95"><text:span text:style-name="T33"/></text:span></text:p>
        <text:p text:style-name="P42"><text:span text:style-name="CharStyle95"><text:span text:style-name="T33"/></text:span></text:p>
        <text:p text:style-name="P42"><text:span text:style-name="CharStyle95"><text:span text:style-name="T33">Lykava. (Z lovu)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Na kraj Choča na skaliny</text:span></text:span></text:p>
        <text:p text:style-name="P173"><text:span text:style-name="CharStyle53"><text:span text:style-name="T33">Posledná žiar slnca padá,</text:span></text:span></text:p>
        <text:p text:style-name="P152"><text:span text:style-name="CharStyle53"><text:span text:style-name="T33">Akoby niečo zabudlo,</text:span></text:span></text:p>
        <text:p text:style-name="P173"><text:span text:style-name="CharStyle53"><text:span text:style-name="T33">Tak sa po vr</text:span></text:span><text:span text:style-name="CharStyle53"><text:span text:style-name="T3">š</text:span></text:span><text:span text:style-name="CharStyle53"><text:span text:style-name="T33">kach ohliad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Posled už ako znuvané</text:span></text:span></text:p>
        <text:p text:style-name="P7"><text:span text:style-name="CharStyle53"><text:span text:style-name="T33">Oddýchne ešte v Lykave. —</text:span></text:span></text:p>
        <text:p text:style-name="P152"><text:span text:style-name="CharStyle53"><text:span text:style-name="T33">Cho</text:span></text:span><text:span text:style-name="CharStyle53"><text:span text:style-name="T53">ď</text:span></text:span><text:span text:style-name="CharStyle53"><text:span text:style-name="T33"> spať slniečko — v tých múrach —</text:span></text:span></text:p>
        <text:p text:style-name="P173"><text:span text:style-name="CharStyle53"><text:span text:style-name="T33">Tam je už dávno po sláve!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Obraz nádejí </text:span></text:span><text:span text:style-name="CharStyle54"><text:span text:style-name="T33">mladosti.</text:span></text:span></text:p>
        <text:p text:style-name="P153"><text:span text:style-name="CharStyle53"><text:span text:style-name="T3"/></text:span></text:p>
        <text:p text:style-name="P174"><text:span text:style-name="CharStyle53"><text:span text:style-name="T3">V </text:span></text:span><text:span text:style-name="CharStyle53"><text:span text:style-name="T33">kaba</text:span></text:span><text:span text:style-name="CharStyle53"><text:span text:style-name="T3">ň</text:span></text:span><text:span text:style-name="CharStyle53"><text:span text:style-name="T33">ke bielej nad vodou</text:span></text:span></text:p>
        <text:p text:style-name="P174"><text:span text:style-name="CharStyle53"><text:span text:style-name="T33">Chláp</text:span></text:span><text:span text:style-name="CharStyle53"><text:span text:style-name="T3">ä</text:span></text:span><text:span text:style-name="CharStyle53"><text:span text:style-name="T33">tko malé sa baví;</text:span></text:span></text:p>
        <text:p text:style-name="P152"><text:span text:style-name="CharStyle53"><text:span text:style-name="T33">Obrázky, čo mu mať dala,</text:span></text:span></text:p>
        <text:p text:style-name="P173"><text:span text:style-name="CharStyle53"><text:span text:style-name="T33">Ukladá riadkom do tráv</text:span></text:span><text:span text:style-name="CharStyle53"><text:span text:style-name="T3">y</text:span></text:span><text:span text:style-name="CharStyle53"><text:span text:style-name="T33">: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To, vraj, vojaci na koňach,</text:span></text:span></text:p>
        <text:p text:style-name="P7"><text:span text:style-name="CharStyle53"><text:span text:style-name="T33">A toto šable čo majú,</text:span></text:span></text:p>
        <text:p text:style-name="P152"><text:span text:style-name="CharStyle53"><text:span text:style-name="T33">A toto za</text:span></text:span><text:span text:style-name="CharStyle53"><text:span text:style-name="T25">s</text:span></text:span><text:span text:style-name="CharStyle53"><text:span text:style-name="T33">i ja budem,</text:span></text:span></text:p>
        <text:p text:style-name="P173"><text:span text:style-name="CharStyle53"><text:span text:style-name="T33">Keď ma na vojnu ta dajú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A všel</text:span></text:span><text:span text:style-name="CharStyle53"><text:span text:style-name="T3">ja</text:span></text:span><text:span text:style-name="CharStyle53"><text:span text:style-name="T33">k myslí, rozkladá</text:span></text:span></text:p>
        <text:p text:style-name="P173"><text:span text:style-name="CharStyle53"><text:span text:style-name="T33">Akoby najlepšie mohol.</text:span></text:span></text:p>
        <text:p text:style-name="P152"><text:span text:style-name="CharStyle53"><text:span text:style-name="T33">A hneď zas pekne napraví,</text:span></text:span></text:p>
        <text:p text:style-name="P173"><text:span text:style-name="CharStyle53"><text:span text:style-name="T33">Čo malou nôžkou si pohol.</text:span></text:span></text:p>
        <text:p text:style-name="P7"><text:soft-page-break/><text:span text:style-name="CharStyle61"><text:span text:style-name="T3"/></text:span></text:p>
        <text:p text:style-name="P154"><text:span text:style-name="CharStyle53"><text:span text:style-name="T33">V tom vetor tuhý zaveje,</text:span></text:span></text:p>
        <text:p text:style-name="P175"><text:span text:style-name="CharStyle53"><text:span text:style-name="T33">Na oči skrúti mu vlásky:</text:span></text:span></text:p>
        <text:p text:style-name="P28"><text:span text:style-name="CharStyle53"><text:span text:style-name="T33">Zmiznú vo vode </text:span></text:span><text:span text:style-name="CharStyle53"><text:span text:style-name="T3">—</text:span></text:span><text:span text:style-name="CharStyle53"><text:span text:style-name="T33"> nič nevie —</text:span></text:span></text:p>
        <text:p text:style-name="P60"><text:span text:style-name="CharStyle53"><text:span text:style-name="T33">Červené, biele obrázky.</text:span></text:span></text:p>
        <text:p text:style-name="P3"><text:span text:style-name="CharStyle31"><text:span text:style-name="T33"/></text:span></text:p>
        <text:p text:style-name="P65"><text:span text:style-name="CharStyle31"><text:span text:style-name="T33"/></text:span></text:p>
        <text:p text:style-name="P29"><text:span text:style-name="CharStyle55"><text:span text:style-name="T33">V mojej nemoci.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Lesy šíre, lesy tmavé</text:span></text:span></text:p>
        <text:p text:style-name="P60"><text:span text:style-name="CharStyle53"><text:span text:style-name="T33">Tam nad Váhu brehami,</text:span></text:span></text:p>
        <text:p text:style-name="P60"><text:span text:style-name="CharStyle53"><text:span text:style-name="T33">Už sú vaše barvy hravé,</text:span></text:span></text:p>
        <text:p text:style-name="P60"><text:span text:style-name="CharStyle53"><text:span text:style-name="T33">Zasypané snehami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Neblištia sa už ohníky</text:span></text:span></text:p>
        <text:p text:style-name="P105"><text:span text:style-name="CharStyle53"><text:span text:style-name="T33">Po rozsiahlych strá</text:span></text:span><text:span text:style-name="CharStyle53"><text:span text:style-name="T3">ň</text:span></text:span><text:span text:style-name="CharStyle53"><text:span text:style-name="T33">ach tam,</text:span></text:span></text:p>
        <text:p text:style-name="P129"><text:span text:style-name="CharStyle53"><text:span text:style-name="T33">Nepasú sa tam koníky,</text:span></text:span></text:p>
        <text:p text:style-name="P7"><text:span text:style-name="CharStyle53"><text:span text:style-name="T33">Len dumný les stojí sám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Ale príde </text:span></text:span><text:span text:style-name="CharStyle53"><text:span text:style-name="T3">ja</text:span></text:span><text:span text:style-name="CharStyle53"><text:span text:style-name="T33">ro za</text:span></text:span><text:span text:style-name="CharStyle53"><text:span text:style-name="T25">s</text:span></text:span><text:span text:style-name="CharStyle53"><text:span text:style-name="T33">i,</text:span></text:span></text:p>
        <text:p text:style-name="P7"><text:span text:style-name="CharStyle53"><text:span text:style-name="T33">Objíme vás za</text:span></text:span><text:span text:style-name="CharStyle53"><text:span text:style-name="T25">s</text:span></text:span><text:span text:style-name="CharStyle53"><text:span text:style-name="T33">i má</text:span></text:span><text:span text:style-name="CharStyle53"><text:span text:style-name="T3">j</text:span></text:span><text:span text:style-name="CharStyle53"><text:span text:style-name="T33">;</text:span></text:span></text:p>
        <text:p text:style-name="P28"><text:span text:style-name="CharStyle53"><text:span text:style-name="T33">Zkapú snehov chladné pásy,</text:span></text:span></text:p>
        <text:p text:style-name="P60"><text:span text:style-name="CharStyle53"><text:span text:style-name="T33">Vydýchne si vôňou háj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Potom — potom </text:span></text:span><text:span text:style-name="CharStyle53"><text:span text:style-name="T3">—</text:span></text:span><text:span text:style-name="CharStyle53"><text:span text:style-name="T33"> ak dožijem —</text:span></text:span></text:p>
        <text:p text:style-name="P173"><text:span text:style-name="CharStyle53"><text:span text:style-name="T33">Oddýchnuť si prídem k vám.</text:span></text:span></text:p>
        <text:p text:style-name="P7"><text:span text:style-name="CharStyle53"><text:span text:style-name="T33">Túžby moje tam rozvijem</text:span></text:span></text:p>
        <text:p text:style-name="P7"><text:span text:style-name="CharStyle53"><text:span text:style-name="T33">A pesničku zaspievam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Potecha trpiacich.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Cho</text:span></text:span><text:span text:style-name="CharStyle53"><text:span text:style-name="T53">ď</text:span></text:span><text:span text:style-name="CharStyle53"><text:span text:style-name="T33"> na v</text:span></text:span><text:span text:style-name="CharStyle53"><text:span text:style-name="T53">ý</text:span></text:span><text:span text:style-name="CharStyle53"><text:span text:style-name="T33">šku, tam nevidíš</text:span></text:span></text:p>
        <text:p text:style-name="P60"><text:soft-page-break/><text:span text:style-name="CharStyle53"><text:span text:style-name="T33">Ces poludnie v slnka blesku</text:span></text:span></text:p>
        <text:p text:style-name="P28"><text:span text:style-name="CharStyle53"><text:span text:style-name="T33">Svetov divy dial</text:span></text:span><text:span text:style-name="CharStyle53"><text:span text:style-name="T3">n</text:span></text:span><text:span text:style-name="CharStyle53"><text:span text:style-name="T33">e hviezdy</text:span></text:span></text:p>
        <text:p text:style-name="P60"><text:span text:style-name="CharStyle53"><text:span text:style-name="T33">Krášliť oblohu nebeskú;</text:span></text:span></text:p>
        <text:p text:style-name="P7"><text:span text:style-name="CharStyle53"><text:span text:style-name="T33"/></text:span></text:p>
        <text:p text:style-name="P60"><text:span text:style-name="CharStyle53"><text:span text:style-name="T33">Z tmavých dolín a z nížiny</text:span></text:span></text:p>
        <text:p text:style-name="P60"><text:span text:style-name="CharStyle53"><text:span text:style-name="T33">Zbadáš jich milé svieteni</text:span></text:span><text:span text:style-name="CharStyle53"><text:span text:style-name="T3">e</text:span></text:span><text:span text:style-name="CharStyle53"><text:span text:style-name="T33">:</text:span></text:span></text:p>
        <text:p text:style-name="P28"><text:span text:style-name="CharStyle53"><text:span text:style-name="T33">V ťažkých bôľoch, v tmavom hrobe</text:span></text:span></text:p>
        <text:p text:style-name="P60"><text:span text:style-name="CharStyle53"><text:span text:style-name="T33">Dáva B</text:span></text:span><text:span text:style-name="CharStyle53"><text:span text:style-name="T25">ô</text:span></text:span><text:span text:style-name="CharStyle53"><text:span text:style-name="T33">h lásky zjavenie.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Myšlienka veľkonočnia.</text:span></text:span></text:p>
        <text:p text:style-name="P133"><text:span text:style-name="CharStyle53"><text:span text:style-name="T33"/></text:span></text:p>
        <text:p text:style-name="P173"><text:span text:style-name="CharStyle53"><text:span text:style-name="T33">Povedzte že mi, otec môj drahý,</text:span></text:span></text:p>
        <text:p text:style-name="P173"><text:span text:style-name="CharStyle53"><text:span text:style-name="T33">Čo tomu stromu príčina?</text:span></text:span></text:p>
        <text:p text:style-name="P152"><text:span text:style-name="CharStyle53"><text:span text:style-name="T33">Či nemá zeme, či nemá vlahy,</text:span></text:span></text:p>
        <text:p text:style-name="P173"><text:span text:style-name="CharStyle53"><text:span text:style-name="T53">Ž</text:span></text:span><text:span text:style-name="CharStyle53"><text:span text:style-name="T33">es</text:span></text:span><text:span text:style-name="CharStyle53"><text:span text:style-name="T3">’</text:span></text:span><text:span text:style-name="CharStyle53"><text:span text:style-name="T33"> nešíri, nepohýna?</text:span></text:span></text:p>
        <text:p text:style-name="P105"><text:span text:style-name="CharStyle53"><text:span text:style-name="T3">„</text:span></text:span><text:span text:style-name="CharStyle53"><text:span text:style-name="T33">I s námi je tak, syn môj spanilý,</text:span></text:span></text:p>
        <text:p text:style-name="P129"><text:span text:style-name="CharStyle53"><text:span text:style-name="T33">Oboch nás tuná podnebia mýli,</text:span></text:span></text:p>
        <text:p text:style-name="P129"><text:span text:style-name="CharStyle53"><text:span text:style-name="T33">Počasie obom zavadzia.</text:span></text:span></text:p>
        <text:p text:style-name="P105"><text:span text:style-name="CharStyle53"><text:span text:style-name="T33">Vlasť stromku iná teplá krajina —</text:span></text:span></text:p>
        <text:p text:style-name="P129"><text:span text:style-name="CharStyle53"><text:span text:style-name="T33">I tento svet nám kremä cudzina;</text:span></text:span></text:p>
        <text:p text:style-name="P7"><text:span text:style-name="CharStyle53"><text:span text:style-name="T33">Pochopíš, ke</text:span></text:span><text:span text:style-name="CharStyle53"><text:span text:style-name="T53">ď</text:span></text:span><text:span text:style-name="CharStyle53"><text:span text:style-name="T33"> nás presadia.</text:span></text:span><text:span text:style-name="CharStyle53"><text:span text:style-name="T3">“</text:span></text:span></text:p>
        <text:p text:style-name="P29"><text:span text:style-name="CharStyle55"><text:span text:style-name="T33"/></text:span></text:p>
        <text:p text:style-name="P64"><text:span text:style-name="CharStyle55"><text:span text:style-name="T33"/></text:span></text:p>
        <text:p text:style-name="P64"><text:span text:style-name="CharStyle55"><text:span text:style-name="T33">Rozlúčenie.</text:span></text:span></text:p>
        <text:p text:style-name="P75"><text:span text:style-name="CharStyle53"><text:span text:style-name="T33"/></text:span></text:p>
        <text:p text:style-name="P129"><text:span text:style-name="CharStyle53"><text:span text:style-name="T33">Lepšie je na hore</text:span></text:span></text:p>
        <text:p text:style-name="P129"><text:span text:style-name="CharStyle53"><text:span text:style-name="T33">Ako v panskom dvore,</text:span></text:span></text:p>
        <text:p text:style-name="P129"><text:span text:style-name="CharStyle53"><text:span text:style-name="T33">Lepšie na doline</text:span></text:span></text:p>
        <text:p text:style-name="P129"><text:span text:style-name="CharStyle53"><text:span text:style-name="T33">Ako na dedine.</text:span></text:span></text:p>
        <text:p text:style-name="P75"><text:span text:style-name="CharStyle53"><text:span text:style-name="T33"/></text:span></text:p>
        <text:p text:style-name="P129"><text:span text:style-name="CharStyle53"><text:span text:style-name="T33">Hora ma počuje,</text:span></text:span></text:p>
        <text:p text:style-name="P129"><text:span text:style-name="CharStyle53"><text:span text:style-name="T33">Nič nevy</text:span></text:span><text:span text:style-name="CharStyle53"><text:span text:style-name="T3">ž</text:span></text:span><text:span text:style-name="CharStyle53"><text:span text:style-name="T33">a</text:span></text:span><text:span text:style-name="CharStyle53"><text:span text:style-name="T25">ľ</text:span></text:span><text:span text:style-name="CharStyle53"><text:span text:style-name="T33">u</text:span></text:span><text:span text:style-name="CharStyle53"><text:span text:style-name="T3">je;</text:span></text:span></text:p>
        <text:p text:style-name="P129"><text:soft-page-break/><text:span text:style-name="CharStyle53"><text:span text:style-name="T33">Hora ma rozumie,</text:span></text:span></text:p>
        <text:p text:style-name="P129"><text:span text:style-name="CharStyle53"><text:span text:style-name="T33">Ke</text:span></text:span><text:span text:style-name="CharStyle53"><text:span text:style-name="T53">ď</text:span></text:span><text:span text:style-name="CharStyle53"><text:span text:style-name="T33"> vetrík zašumie.</text:span></text:span></text:p>
        <text:p text:style-name="P75"><text:span text:style-name="CharStyle53"><text:span text:style-name="T33"/></text:span></text:p>
        <text:p text:style-name="P129"><text:span text:style-name="CharStyle53"><text:span text:style-name="T33">Ovce moje ovce</text:span></text:span></text:p>
        <text:p text:style-name="P129"><text:span text:style-name="CharStyle53"><text:span text:style-name="T33">Hore pirťou idú;</text:span></text:span></text:p>
        <text:p text:style-name="P129"><text:span text:style-name="CharStyle53"><text:span text:style-name="T33">Už ma tam nen</text:span></text:span><text:span text:style-name="CharStyle53"><text:span text:style-name="T25">a</text:span></text:span><text:span text:style-name="CharStyle53"><text:span text:style-name="T33">jd</text:span></text:span><text:span text:style-name="CharStyle53"><text:span text:style-name="T53">ú</text:span></text:span></text:p>
        <text:p text:style-name="P129"><text:span text:style-name="CharStyle53"><text:span text:style-name="T33">Ke</text:span></text:span><text:span text:style-name="CharStyle53"><text:span text:style-name="T53">ď</text:span></text:span><text:span text:style-name="CharStyle53"><text:span text:style-name="T33"> k salašu prídu.</text:span></text:span></text:p>
        <text:p text:style-name="P3"><text:span text:style-name="CharStyle31"><text:span text:style-name="T33"/></text:span></text:p>
        <text:p text:style-name="P105"><text:span text:style-name="CharStyle53"><text:span text:style-name="T33">Nejedna kozička</text:span></text:span></text:p>
        <text:p text:style-name="P129"><text:span text:style-name="CharStyle53"><text:span text:style-name="T33">Na skalu vyskočí,</text:span></text:span></text:p>
        <text:p text:style-name="P129"><text:span text:style-name="CharStyle53"><text:span text:style-name="T33">Či ma nepočuje</text:span></text:span></text:p>
        <text:p text:style-name="P129"><text:span text:style-name="CharStyle53"><text:span text:style-name="T33">Fuja</text:span></text:span><text:span text:style-name="CharStyle53"><text:span text:style-name="T3">r</text:span></text:span><text:span text:style-name="CharStyle53"><text:span text:style-name="T33">a</text:span></text:span><text:span text:style-name="CharStyle53"><text:span text:style-name="T3">ť</text:span></text:span><text:span text:style-name="CharStyle53"><text:span text:style-name="T33"> v </text:span></text:span><text:span text:style-name="CharStyle53"><text:span text:style-name="T25">u</text:span></text:span><text:span text:style-name="CharStyle53"><text:span text:style-name="T33">bočí.</text:span></text:span></text:p>
        <text:p text:style-name="P75"><text:span text:style-name="CharStyle53"><text:span text:style-name="T33"/></text:span></text:p>
        <text:p text:style-name="P129"><text:span text:style-name="CharStyle53"><text:span text:style-name="T33">Nejedna ovečka</text:span></text:span></text:p>
        <text:p text:style-name="P129"><text:span text:style-name="CharStyle53"><text:span text:style-name="T33">Nôžku si vylomí,</text:span></text:span></text:p>
        <text:p text:style-name="P129"><text:span text:style-name="CharStyle53"><text:span text:style-name="T33">Ke</text:span></text:span><text:span text:style-name="CharStyle53"><text:span text:style-name="T3">ď</text:span></text:span><text:span text:style-name="CharStyle53"><text:span text:style-name="T33"> ma hľadať bude</text:span></text:span></text:p>
        <text:p text:style-name="P129"><text:span text:style-name="CharStyle53"><text:span text:style-name="T33">Po tmavom javo</text:span></text:span><text:span text:style-name="CharStyle53"><text:span text:style-name="T53">r</text:span></text:span><text:span text:style-name="CharStyle53"><text:span text:style-name="T33">í. </text:span></text:span></text:p>
        <text:p text:style-name="P176"/>
        <text:p text:style-name="P176"/>
        <text:p text:style-name="P35"><text:span text:style-name="CharStyle68"><text:span text:style-name="T33">POVESŤ.</text:span></text:span></text:p>
        <text:p text:style-name="P5"><text:span text:style-name="CharStyle56"><text:span text:style-name="T3"/></text:span></text:p>
        <text:p text:style-name="P176"/>
        <text:p text:style-name="P75"><text:span text:style-name="CharStyle45"><text:span text:style-name="T33">Povestivé a </text:span></text:span><text:span text:style-name="CharStyle45"><text:span text:style-name="T3">ro</text:span></text:span><text:span text:style-name="CharStyle45"><text:span text:style-name="T33">zprav</text:span></text:span><text:span text:style-name="CharStyle45"><text:span text:style-name="T3">né</text:span></text:span><text:span text:style-name="CharStyle45"><text:span text:style-name="T33"> básne Čajakove majú za pred­met z čiastky prostonárodné podanie, z čiastky i vlastné city a myšlienky básnikove v poves</text:span></text:span><text:span text:style-name="CharStyle45"><text:span text:style-name="T26">ť</text:span></text:span><text:span text:style-name="CharStyle45"><text:span text:style-name="T33">ujúcej forme sbásnené. </text:span></text:span><text:span text:style-name="CharStyle45"><text:span text:style-name="T3">Č</text:span></text:span><text:span text:style-name="CharStyle45"><text:span text:style-name="T33">o podobného do predoddie</text:span></text:span><text:span text:style-name="CharStyle45"><text:span text:style-name="T3">ľ</text:span></text:span><text:span text:style-name="CharStyle45"><text:span text:style-name="T33">u neumiesten</text:span></text:span><text:span text:style-name="CharStyle45"><text:span text:style-name="T3">o,</text:span></text:span><text:span text:style-name="CharStyle45"><text:span text:style-name="T33"> to jakoby do­plňujeme tuná.</text:span></text:span></text:p>
        <text:p text:style-name="P5"><text:span text:style-name="CharStyle96"><text:span text:style-name="T3"/></text:span></text:p>
        <text:p text:style-name="P61"><text:span text:style-name="CharStyle96"><text:span text:style-name="T3"/></text:span></text:p>
        <text:h text:style-name="P205" text:outline-level="3"><text:bookmark-start text:name="bookmark14"/><text:span text:style-name="CharStyle69"><text:span text:style-name="T33">Poves</text:span></text:span><text:span text:style-name="CharStyle69"><text:span text:style-name="T54">ť</text:span></text:span><text:span text:style-name="CharStyle69"><text:span text:style-name="T33">.</text:span></text:span><text:bookmark-end text:name="bookmark14"/></text:h>
        <text:p text:style-name="P29"><text:span text:style-name="CharStyle54"><text:span text:style-name="T33"/></text:span></text:p>
        <text:p text:style-name="P64"><text:span text:style-name="CharStyle54"><text:span text:style-name="T33">Väzeň.</text:span></text:span></text:p>
        <text:p text:style-name="P75"><text:span text:style-name="CharStyle53"><text:span text:style-name="T33"/></text:span></text:p>
        <text:p text:style-name="P108"><text:span text:style-name="CharStyle53"><text:span text:style-name="T33">V temnici ticho </text:span></text:span><text:span text:style-name="CharStyle53"><text:span text:style-name="T3">—</text:span></text:span><text:span text:style-name="CharStyle53"><text:span text:style-name="T33"> a väzeň sn</text:span></text:span><text:span text:style-name="CharStyle53"><text:span text:style-name="T54">í</text:span></text:span><text:span text:style-name="CharStyle53"><text:span text:style-name="T33">v</text:span></text:span><text:span text:style-name="CharStyle53"><text:span text:style-name="T54">a</text:span></text:span></text:p>
        <text:p text:style-name="P7"><text:soft-page-break/><text:span text:style-name="CharStyle53"><text:span text:style-name="T3">O</text:span></text:span><text:span text:style-name="CharStyle53"><text:span text:style-name="T33"> peknom mladosti čas</text:span></text:span><text:span text:style-name="CharStyle53"><text:span text:style-name="T3">e</text:span></text:span><text:span text:style-name="CharStyle53"><text:span text:style-name="T33">;</text:span></text:span></text:p>
        <text:p text:style-name="P7"><text:span text:style-name="CharStyle53"><text:span text:style-name="T33">Hneď sa prebudí hneď zase</text:span></text:span></text:p>
        <text:p text:style-name="P75"><text:span text:style-name="CharStyle53"><text:span text:style-name="T33">V náručia noci klesá; — spočíva?</text:span></text:span></text:p>
        <text:p text:style-name="P75"><text:span text:style-name="CharStyle53"><text:span text:style-name="T33">Pohnutá reťaz smutno zazvoní,</text:span></text:span></text:p>
        <text:p text:style-name="P7"><text:span text:style-name="CharStyle53"><text:span text:style-name="T33">Odráža sa po noci hlas;</text:span></text:span></text:p>
        <text:p text:style-name="P184"><text:span text:style-name="CharStyle53"><text:span text:style-name="T33">Zo stien kamenných kvapka sa roní,</text:span></text:span></text:p>
        <text:p text:style-name="P186"><text:span text:style-name="CharStyle53"><text:span text:style-name="T33">Meria hodiny, chvíle, čas.</text:span></text:span></text:p>
        <text:p text:style-name="P7"><text:span text:style-name="CharStyle53"><text:span text:style-name="T33">„Posledná noc — posledný sen</text:span></text:span><text:span text:style-name="CharStyle53"><text:span text:style-name="T3">,“</text:span></text:span></text:p>
        <text:p text:style-name="P75"><text:span text:style-name="CharStyle53"><text:span text:style-name="T33">Tak mu noc vo snách vraví;</text:span></text:span></text:p>
        <text:p text:style-name="P7"><text:span text:style-name="CharStyle53"><text:span text:style-name="T33">„Zajtra svitne svobody deň —</text:span></text:span></text:p>
        <text:p text:style-name="P7"><text:span text:style-name="CharStyle53"><text:span text:style-name="T33">Posledný v okovách sen!</text:span></text:span><text:span text:style-name="CharStyle53"><text:span text:style-name="T3">“</text:span></text:span></text:p>
        <text:p text:style-name="P75"><text:span text:style-name="CharStyle53"><text:span text:style-name="T33"/></text:span></text:p>
        <text:p text:style-name="P108"><text:span text:style-name="CharStyle53"><text:span text:style-name="T33">Okienkom úzkym mesiac sa díva</text:span></text:span></text:p>
        <text:p text:style-name="P7"><text:span text:style-name="CharStyle53"><text:span text:style-name="T33">A šíri sladký klam noci,</text:span></text:span></text:p>
        <text:p text:style-name="P9"><text:span text:style-name="CharStyle53"><text:span text:style-name="T33">A odchýlené väznove oči</text:span></text:span></text:p>
        <text:p text:style-name="P75"><text:span text:style-name="CharStyle53"><text:span text:style-name="T33">Žitia nádejou prikrýva.</text:span></text:span></text:p>
        <text:p text:style-name="P184"><text:span text:style-name="CharStyle53"><text:span text:style-name="T33">On v snách svobody vidí brieždenie</text:span></text:span><text:span text:style-name="CharStyle53"><text:span text:style-name="T3">.</text:span></text:span></text:p>
        <text:p text:style-name="P186"><text:span text:style-name="CharStyle53"><text:span text:style-name="T33">Reťaz k b</text:span></text:span><text:span text:style-name="CharStyle53"><text:span text:style-name="T26">ľ</text:span></text:span><text:span text:style-name="CharStyle53"><text:span text:style-name="T33">ad</text:span></text:span><text:span text:style-name="CharStyle53"><text:span text:style-name="T54">ým</text:span></text:span><text:span text:style-name="CharStyle53"><text:span text:style-name="T33"> ústam dvíh</text:span></text:span><text:span text:style-name="CharStyle53"><text:span text:style-name="T3">a</text:span></text:span><text:span text:style-name="CharStyle53"><text:span text:style-name="T33">:</text:span></text:span></text:p>
        <text:p text:style-name="P75"><text:span text:style-name="CharStyle53"><text:span text:style-name="T33">Hádam mu otca matky videnie</text:span></text:span></text:p>
        <text:p text:style-name="P7"><text:span text:style-name="CharStyle53"><text:span text:style-name="T33">V myšlienke pokojnej mihá.</text:span></text:span></text:p>
        <text:p text:style-name="P7"><text:span text:style-name="CharStyle53"><text:span text:style-name="T33">„Posledná noc — posledný sen,“</text:span></text:span></text:p>
        <text:p text:style-name="P181"><text:span text:style-name="CharStyle11"><text:span text:style-name="T33">Tak mu noc vo snách vrav</text:span></text:span><text:span text:style-name="CharStyle11"><text:span text:style-name="T3">í;</text:span></text:span></text:p>
        <text:p text:style-name="P178"><text:span text:style-name="CharStyle11"><text:span text:style-name="T33">„Zajtra svitne svobody d</text:span></text:span><text:span text:style-name="CharStyle11"><text:span text:style-name="T3">e</text:span></text:span><text:span text:style-name="CharStyle11"><text:span text:style-name="T33">ň </text:span></text:span><text:span text:style-name="CharStyle11"><text:span text:style-name="T3">—</text:span></text:span></text:p>
        <text:p text:style-name="P178"><text:span text:style-name="CharStyle11"><text:span text:style-name="T33">Posledný v okovách sen!</text:span></text:span><text:span text:style-name="CharStyle11"><text:span text:style-name="T3">“</text:span></text:span></text:p>
        <text:p text:style-name="P178"><text:span text:style-name="CharStyle11"><text:span text:style-name="T3"/></text:span></text:p>
        <text:p text:style-name="P181"><text:span text:style-name="CharStyle11"><text:span text:style-name="T3">I</text:span></text:span><text:span text:style-name="CharStyle11"><text:span text:style-name="T33"> svitne. Železných dvier závory</text:span></text:span></text:p>
        <text:p text:style-name="P178"><text:span text:style-name="CharStyle11"><text:span text:style-name="T33">Vrz</text:span></text:span><text:span text:style-name="CharStyle11"><text:span text:style-name="T3">n</text:span></text:span><text:span text:style-name="CharStyle11"><text:span text:style-name="T33">ú </text:span></text:span><text:span text:style-name="CharStyle11"><text:span text:style-name="T3">—</text:span></text:span><text:span text:style-name="CharStyle11"><text:span text:style-name="T33"> a väzňovo oko</text:span></text:span></text:p>
        <text:p text:style-name="P178"><text:span text:style-name="CharStyle11"><text:span text:style-name="T33">Rozsiahle zazre široko</text:span></text:span></text:p>
        <text:p text:style-name="P178"><text:span text:style-name="CharStyle11"><text:span text:style-name="T33">Okolie i známe vršky i hory;</text:span></text:span></text:p>
        <text:p text:style-name="P178"><text:span text:style-name="CharStyle11"><text:span text:style-name="T33">Počúva hájov tiché šumenie,</text:span></text:span></text:p>
        <text:p text:style-name="P178"><text:span text:style-name="CharStyle11"><text:span text:style-name="T33">Vysoký meria orla let,</text:span></text:span></text:p>
        <text:p text:style-name="P178"><text:span text:style-name="CharStyle11"><text:span text:style-name="T33">Zabúda trapy, ťažké väzenie,</text:span></text:span></text:p>
        <text:p text:style-name="P178"><text:span text:style-name="CharStyle11"><text:span text:style-name="T33">Svobody nový vidí svet.</text:span></text:span></text:p>
        <text:p text:style-name="P75"><text:soft-page-break/><text:span text:style-name="CharStyle11"><text:span text:style-name="T33"/></text:span></text:p>
        <text:p text:style-name="P178"><text:span text:style-name="CharStyle11"><text:span text:style-name="T33">Detinské doby na um mu schodia,</text:span></text:span></text:p>
        <text:p text:style-name="P178"><text:span text:style-name="CharStyle11"><text:span text:style-name="T33">Milé v ňom budia pamiatk</text:span></text:span><text:span text:style-name="CharStyle11"><text:span text:style-name="T3">y</text:span></text:span><text:span text:style-name="CharStyle11"><text:span text:style-name="T33">;</text:span></text:span></text:p>
        <text:p text:style-name="P178"><text:span text:style-name="CharStyle11"><text:span text:style-name="T33">Dávnych časov pozostatky</text:span></text:span></text:p>
        <text:p text:style-name="P178"><text:span text:style-name="CharStyle11"><text:span text:style-name="T33">Sťa hviezdy v duši vychodia.</text:span></text:span></text:p>
        <text:p text:style-name="P75"><text:span text:style-name="CharStyle11"><text:span text:style-name="T3">A</text:span></text:span><text:span text:style-name="CharStyle11"><text:span text:style-name="T33"> v tom zanemie — zvonia v okolí.</text:span></text:span></text:p>
        <text:p text:style-name="P7"><text:span text:style-name="CharStyle11"><text:span text:style-name="T33">K</text:span></text:span><text:span text:style-name="CharStyle11"><text:span text:style-name="T3">u</text:span></text:span><text:span text:style-name="CharStyle11"><text:span text:style-name="T33"> mohyle blíži sa </text:span></text:span><text:span text:style-name="CharStyle11"><text:span text:style-name="T26">ľ</text:span></text:span><text:span text:style-name="CharStyle11"><text:span text:style-name="T33">ud, —</text:span></text:span></text:p>
        <text:p text:style-name="P184"><text:span text:style-name="CharStyle11"><text:span text:style-name="T33">Srdce zaplače, hasne zrak sokol</text:span></text:span><text:span text:style-name="CharStyle11"><text:span text:style-name="T54">ý</text:span></text:span><text:span text:style-name="CharStyle11"><text:span text:style-name="T33">, </text:span></text:span><text:span text:style-name="CharStyle11"><text:span text:style-name="T3">—</text:span></text:span><text:span text:style-name="CharStyle11"><text:span text:style-name="T33"> —</text:span></text:span></text:p>
        <text:p text:style-name="P186"><text:span text:style-name="CharStyle11"><text:span text:style-name="T33">Sudca mu číta smrti sú</text:span></text:span><text:span text:style-name="CharStyle11"><text:span text:style-name="T3">d!</text:span></text:span><text:span text:style-name="CharStyle11"><text:span text:style-name="T33"> </text:span></text:span><text:span text:style-name="CharStyle98"><text:span text:style-name="T54">Táto poviestka je akoby ohlasom v duši básnikovej známeho Mája od Karla </text:span></text:span><text:span text:style-name="CharStyle98"><text:span text:style-name="T26">H</text:span></text:span><text:span text:style-name="CharStyle98"><text:span text:style-name="T54">ynka </text:span></text:span><text:span text:style-name="CharStyle98"><text:span text:style-name="T26">Má</text:span></text:span><text:span text:style-name="CharStyle98"><text:span text:style-name="T54">chy. Za našich mladistvých časov, v rokoch 1846 do 1849, uznávali sme K. H. Máchu za jediného toho času ducha prav</text:span></text:span><text:span text:style-name="CharStyle98"><text:span text:style-name="T26">e</text:span></text:span><text:span text:style-name="CharStyle98"><text:span text:style-name="T54"> básnického medzi bratmi </text:span></text:span><text:span text:style-name="CharStyle98"><text:span text:style-name="T26">Č</text:span></text:span><text:span text:style-name="CharStyle98"><text:span text:style-name="T54">echmi. Zvlá</text:span></text:span><text:span text:style-name="CharStyle98"><text:span text:style-name="T26">š</text:span></text:span><text:span text:style-name="CharStyle98"><text:span text:style-name="T54">ť s jeho bás­ňou </text:span></text:span><text:span text:style-name="CharStyle98"><text:span text:style-name="T26">„</text:span></text:span><text:span text:style-name="CharStyle98"><text:span text:style-name="T54">Máj</text:span></text:span><text:span text:style-name="CharStyle98"><text:span text:style-name="T26">“</text:span></text:span><text:span text:style-name="CharStyle98"><text:span text:style-name="T54"> zaoberali sme sa i veľmi, tak že nebolo snad medzi slovenskou mládežou v Levoči šuhaja, čo i menej básnicky nala­denéh</text:span></text:span><text:span text:style-name="CharStyle98"><text:span text:style-name="T26">o</text:span></text:span><text:span text:style-name="CharStyle98"><text:span text:style-name="T54">, v jehož duši nebolby našiel Máchov Máj ohlas tomuto podobný. </text:span></text:span><text:span text:style-name="CharStyle98"><text:span text:style-name="T26">—</text:span></text:span></text:p>
        <text:p text:style-name="P186"><text:span text:style-name="CharStyle99"><text:span text:style-name="T54">Vydavateľ.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Silvestrova noc. (R. 1850/1).</text:span></text:span></text:p>
        <text:p text:style-name="P193"><text:span text:style-name="CharStyle11"><text:span text:style-name="T33"/></text:span></text:p>
        <text:p text:style-name="P189"><text:span text:style-name="CharStyle11"><text:span text:style-name="T33">Zadul vetor po nádvorí,</text:span></text:span></text:p>
        <text:p text:style-name="P189"><text:span text:style-name="CharStyle11"><text:span text:style-name="T33">Kloply na dver</text:span></text:span><text:span text:style-name="CharStyle11"><text:span text:style-name="T3">á</text:span></text:span><text:span text:style-name="CharStyle11"><text:span text:style-name="T33">ch závory;</text:span></text:span></text:p>
        <text:p text:style-name="P203"><text:span text:style-name="CharStyle53"><text:span text:style-name="T33">V pustej chyži starec šedý</text:span></text:span></text:p>
        <text:p text:style-name="P204"><text:span text:style-name="CharStyle53"><text:span text:style-name="T33">Ticho — zamyslený sedí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Nevraví nič, — nemá komu,</text:span></text:span></text:p>
        <text:p text:style-name="P7"><text:span text:style-name="CharStyle53"><text:span text:style-name="T33">Dávno odprevadil z domu,</text:span></text:span></text:p>
        <text:p text:style-name="P193"><text:span text:style-name="CharStyle53"><text:span text:style-name="T33">S kým sa zabával zvečera,</text:span></text:span></text:p>
        <text:p text:style-name="P189"><text:span text:style-name="CharStyle53"><text:span text:style-name="T33">Ženu, deti do cmiter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Zadul vetor po nádvorí,</text:span></text:span></text:p>
        <text:p text:style-name="P7"><text:span text:style-name="CharStyle53"><text:span text:style-name="T33">Kloply na dver</text:span></text:span><text:span text:style-name="CharStyle53"><text:span text:style-name="T26">a</text:span></text:span><text:span text:style-name="CharStyle53"><text:span text:style-name="T33">ch závory;</text:span></text:span></text:p>
        <text:p text:style-name="P193"><text:span text:style-name="CharStyle53"><text:span text:style-name="T33">Vetor prináša zvonu hlas,</text:span></text:span></text:p>
        <text:p text:style-name="P189"><text:soft-page-break/><text:span text:style-name="CharStyle53"><text:span text:style-name="T33">Dvanásť hodín — polnočný čas!</text:span></text:span></text:p>
        <text:p text:style-name="P75"><text:span text:style-name="CharStyle53"><text:span text:style-name="T33"/></text:span></text:p>
        <text:p text:style-name="P178"><text:span text:style-name="CharStyle53"><text:span text:style-name="T33">V pustej chyži ani ducha,</text:span></text:span></text:p>
        <text:p text:style-name="P178"><text:span text:style-name="CharStyle53"><text:span text:style-name="T33">Iba noc temná, noc hluchá.</text:span></text:span></text:p>
        <text:p text:style-name="P7"><text:span text:style-name="CharStyle53"><text:span text:style-name="T33">Kdeže je starec? Žiadon znak:</text:span></text:span></text:p>
        <text:p text:style-name="P7"><text:span text:style-name="CharStyle53"><text:span text:style-name="T33">Len von po snahu kde tu šľak.</text:span></text:span></text:p>
        <text:p text:style-name="P75"><text:span text:style-name="CharStyle53"><text:span text:style-name="T33"/></text:span></text:p>
        <text:p text:style-name="P178"><text:span text:style-name="CharStyle53"><text:span text:style-name="T33">Zadul vetor po nádvorí,</text:span></text:span></text:p>
        <text:p text:style-name="P178"><text:span text:style-name="CharStyle53"><text:span text:style-name="T33">Mesiac blisnul ponad hory.</text:span></text:span></text:p>
        <text:p text:style-name="P7"><text:span text:style-name="CharStyle53"><text:span text:style-name="T33">Kto, čo to tam medzi hrobý</text:span></text:span></text:p>
        <text:p text:style-name="P7"><text:span text:style-name="CharStyle53"><text:span text:style-name="T33">V šírom poli v noci robí?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Ach to starček zmeravený</text:span></text:span></text:p>
        <text:p text:style-name="P7"><text:span text:style-name="CharStyle53"><text:span text:style-name="T33">Skonáva v tichom modlení.</text:span></text:span></text:p>
        <text:p text:style-name="P193"><text:span text:style-name="CharStyle53"><text:span text:style-name="T33">A pod ním hrob </text:span></text:span><text:span text:style-name="CharStyle11"><text:span text:style-name="T33">— </text:span></text:span><text:span text:style-name="CharStyle53"><text:span text:style-name="T33">zem studená</text:span></text:span></text:p>
        <text:p text:style-name="P189"><text:span text:style-name="CharStyle53"><text:span text:style-name="T33">A v nej </text:span></text:span><text:span text:style-name="CharStyle11"><text:span text:style-name="T33">— </text:span></text:span><text:span text:style-name="CharStyle53"><text:span text:style-name="T33">deti — jeho žena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Zakliaty duch.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Ukrylo sa slnce v chmárach,</text:span></text:span></text:p>
        <text:p text:style-name="P186"><text:span text:style-name="CharStyle53"><text:span text:style-name="T33">Padnul stín na šíro pole,</text:span></text:span></text:p>
        <text:p text:style-name="P193"><text:span text:style-name="CharStyle53"><text:span text:style-name="T33">Všade tma </text:span></text:span><text:span text:style-name="CharStyle11"><text:span text:style-name="T33">— </text:span></text:span><text:span text:style-name="CharStyle53"><text:span text:style-name="T33">len kedy tedy</text:span></text:span></text:p>
        <text:p text:style-name="P189"><text:span text:style-name="CharStyle53"><text:span text:style-name="T33">Osvieti blesk hôr vrchole.</text:span></text:span></text:p>
        <text:p text:style-name="P3"><text:span text:style-name="CharStyle31"><text:span text:style-name="T33"/></text:span></text:p>
        <text:p text:style-name="P193"><text:span text:style-name="CharStyle53"><text:span text:style-name="T33">Zadul vetor z šerých dolín,</text:span></text:span></text:p>
        <text:p text:style-name="P189"><text:span text:style-name="CharStyle53"><text:span text:style-name="T33">Zohnul javorové pníčky,</text:span></text:span></text:p>
        <text:p text:style-name="P184"><text:span text:style-name="CharStyle53"><text:span text:style-name="T3">A</text:span></text:span><text:span text:style-name="CharStyle53"><text:span text:style-name="T33"> chodníkom popri hore</text:span></text:span></text:p>
        <text:p text:style-name="P186"><text:span text:style-name="CharStyle53"><text:span text:style-name="T33">Kráča ktosi pomaličky,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Ide v mraku ako vo dne,</text:span></text:span></text:p>
        <text:p text:style-name="P186"><text:span text:style-name="CharStyle53"><text:span text:style-name="T33">Akoby znal všetky spady;</text:span></text:span></text:p>
        <text:p text:style-name="P7"><text:span text:style-name="CharStyle53"><text:span text:style-name="T33">Ni</text:span></text:span><text:span text:style-name="CharStyle53"><text:span text:style-name="T3">č</text:span></text:span><text:span text:style-name="CharStyle53"><text:span text:style-name="T33">iju pomoc nežiada</text:span></text:span></text:p>
        <text:p text:style-name="P7"><text:soft-page-break/><text:span text:style-name="CharStyle53"><text:span text:style-name="T33">A nikde sa nezavad</text:span></text:span><text:span text:style-name="CharStyle53"><text:span text:style-name="T3">í</text:span></text:span><text:span text:style-name="CharStyle53"><text:span text:style-name="T33">.</text:span></text:span></text:p>
        <text:p text:style-name="P7"><text:span text:style-name="CharStyle61"><text:span text:style-name="T3"/></text:span></text:p>
        <text:p text:style-name="P184"><text:span text:style-name="CharStyle53"><text:span text:style-name="T33">Pastieri z koliby h</text:span></text:span><text:span text:style-name="CharStyle53"><text:span text:style-name="T54">ľ</text:span></text:span><text:span text:style-name="CharStyle53"><text:span text:style-name="T33">adia,</text:span></text:span></text:p>
        <text:p text:style-name="P186"><text:span text:style-name="CharStyle53"><text:span text:style-name="T33">Kto to ide a kam cieli;</text:span></text:span></text:p>
        <text:p text:style-name="P193"><text:span text:style-name="CharStyle53"><text:span text:style-name="T33">Či je dobré a či je zlé,</text:span></text:span></text:p>
        <text:p text:style-name="P189"><text:span text:style-name="CharStyle53"><text:span text:style-name="T3">Ve</text:span></text:span><text:span text:style-name="CharStyle53"><text:span text:style-name="T33">ľmi by radi vedeli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„Dajte si pokoj, ozve sa</text:span></text:span></text:p>
        <text:p text:style-name="P7"><text:span text:style-name="CharStyle53"><text:span text:style-name="T33">Starý valach dnu v kolibe,</text:span></text:span></text:p>
        <text:p text:style-name="P184"><text:span text:style-name="CharStyle53"><text:span text:style-name="T33">Toho tu často vídavať,</text:span></text:span></text:p>
        <text:p text:style-name="P186"><text:span text:style-name="CharStyle53"><text:span text:style-name="T33">Ke</text:span></text:span><text:span text:style-name="CharStyle53"><text:span text:style-name="T54">ď</text:span></text:span><text:span text:style-name="CharStyle53"><text:span text:style-name="T33"> vetor, dážď poľom šibe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On nikomu neublíži,</text:span></text:span></text:p>
        <text:p text:style-name="P7"><text:span text:style-name="CharStyle53"><text:span text:style-name="T33">Ako vznikne — tak sa tratí;</text:span></text:span></text:p>
        <text:p text:style-name="P193"><text:span text:style-name="CharStyle53"><text:span text:style-name="T33">Veď je to ten zo Strážnika </text:span></text:span></text:p>
        <text:p text:style-name="P189"><text:span text:style-name="CharStyle53"><text:span text:style-name="T33">Nočný duch — dávno zakliaty,</text:span></text:span><text:span text:style-name="CharStyle53"><text:span text:style-name="T3">“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Pastieri pri vatre čušia,</text:span></text:span></text:p>
        <text:p text:style-name="P186"><text:span text:style-name="CharStyle53"><text:span text:style-name="T33">Jeden k druhému sa túli;</text:span></text:span></text:p>
        <text:p text:style-name="P193"><text:span text:style-name="CharStyle53"><text:span text:style-name="T33">Dážď jim oheň pozalieval </text:span></text:span><text:span text:style-name="CharStyle53"><text:span text:style-name="T3">—</text:span></text:span></text:p>
        <text:p text:style-name="P189"><text:span text:style-name="CharStyle53"><text:span text:style-name="T33">A vo tmách všetci posnuli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Iba duch ten k</text:span></text:span><text:span text:style-name="CharStyle53"><text:span text:style-name="T26">ä</text:span></text:span><text:span text:style-name="CharStyle53"><text:span text:style-name="T33">de blúdil —</text:span></text:span></text:p>
        <text:p text:style-name="P7"><text:span text:style-name="CharStyle53"><text:span text:style-name="T33">K</text:span></text:span><text:span text:style-name="CharStyle53"><text:span text:style-name="T26">ä</text:span></text:span><text:span text:style-name="CharStyle53"><text:span text:style-name="T33">de blúdi, kto vypovie?</text:span></text:span></text:p>
        <text:p text:style-name="P7"><text:span text:style-name="CharStyle53"><text:span text:style-name="T33">Čo zakliato, kto odkľaje?</text:span></text:span></text:p>
        <text:p text:style-name="P7"><text:span text:style-name="CharStyle53"><text:span text:style-name="T33">Kto ho na meno pozovie?</text:span></text:span></text:p>
        <text:p text:style-name="P3"><text:span text:style-name="CharStyle100"><text:span text:style-name="T33"/></text:span></text:p>
        <text:p text:style-name="P65"><text:span text:style-name="CharStyle100"><text:span text:style-name="T33"/></text:span></text:p>
        <text:p text:style-name="P29"><text:span text:style-name="CharStyle54"><text:span text:style-name="T33">Jánošíkova náhrada.</text:span></text:span></text:p>
        <text:p text:style-name="P7"><text:span text:style-name="CharStyle53"><text:span text:style-name="T33">(Prosto</text:span></text:span><text:span text:style-name="CharStyle53"><text:span text:style-name="T54">n</text:span></text:span><text:span text:style-name="CharStyle53"><text:span text:style-name="T33">ár</text:span></text:span><text:span text:style-name="CharStyle53"><text:span text:style-name="T3">od</text:span></text:span><text:span text:style-name="CharStyle53"><text:span text:style-name="T33">né podan</text:span></text:span><text:span text:style-name="CharStyle53"><text:span text:style-name="T3">ie</text:span></text:span><text:span text:style-name="CharStyle53"><text:span text:style-name="T33">)</text:span></text:span><text:span text:style-name="CharStyle53"><text:span text:style-name="T3">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Nad potokom Gara</text:span></text:span><text:span text:style-name="CharStyle53"><text:span text:style-name="T3">jovym </text:span></text:span><text:span text:style-name="CharStyle53"><text:span text:style-name="T3">—</text:span></text:span></text:p>
        <text:p text:style-name="P181"><text:span text:style-name="CharStyle53"><text:span text:style-name="T33">Ale to za dávnych časov </text:span></text:span><text:span text:style-name="CharStyle53"><text:span text:style-name="T3">—</text:span></text:span></text:p>
        <text:p text:style-name="P178"><text:soft-page-break/><text:span text:style-name="CharStyle53"><text:span text:style-name="T33">Bol si raz chudobný sedliak</text:span></text:span></text:p>
        <text:p text:style-name="P7"><text:span text:style-name="CharStyle53"><text:span text:style-name="T33">Pár v</text:span></text:span><text:span text:style-name="CharStyle53"><text:span text:style-name="T3">olkov</text:span></text:span><text:span text:style-name="CharStyle53"><text:span text:style-name="T33"> na lúke pásol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Tešil sa v nich chudák </text:span></text:span><text:span text:style-name="CharStyle53"><text:span text:style-name="T3">Va</text:span></text:span><text:span text:style-name="CharStyle53"><text:span text:style-name="T33">žčan,</text:span></text:span></text:p>
        <text:p text:style-name="P181"><text:span text:style-name="CharStyle53"><text:span text:style-name="T33">To bolo jeho </text:span></text:span><text:span text:style-name="CharStyle53"><text:span text:style-name="T3">„</text:span></text:span><text:span text:style-name="CharStyle53"><text:span text:style-name="T33">i</text:span></text:span><text:span text:style-name="CharStyle53"><text:span text:style-name="T3">men</text:span></text:span><text:span text:style-name="CharStyle53"><text:span text:style-name="T33">i</text:span></text:span><text:span text:style-name="CharStyle53"><text:span text:style-name="T3">e</text:span></text:span><text:span text:style-name="CharStyle53"><text:span text:style-name="T31">;</text:span></text:span><text:span text:style-name="CharStyle53"><text:span text:style-name="T3">“</text:span></text:span></text:p>
        <text:p text:style-name="P178"><text:span text:style-name="CharStyle53"><text:span text:style-name="T33">Hneď si jich hladil po bedrách,</text:span></text:span></text:p>
        <text:p text:style-name="P178"><text:span text:style-name="CharStyle53"><text:span text:style-name="T33">Hneď si jich volal po mene:</text:span></text:span></text:p>
        <text:p text:style-name="P75"><text:span text:style-name="CharStyle53"><text:span text:style-name="T33"/></text:span></text:p>
        <text:p text:style-name="P108"><text:span text:style-name="CharStyle53"><text:span text:style-name="T33">„Hej vy dva Sivoňky moje,</text:span></text:span></text:p>
        <text:p text:style-name="P7"><text:span text:style-name="CharStyle53"><text:span text:style-name="T3">Č</text:span></text:span><text:span text:style-name="CharStyle53"><text:span text:style-name="T33">ož</text:span></text:span><text:span text:style-name="CharStyle53"><text:span text:style-name="T3">e</text:span></text:span><text:span text:style-name="CharStyle53"><text:span text:style-name="T33"> bych ja počal bez vás?</text:span></text:span></text:p>
        <text:p text:style-name="P7"><text:span text:style-name="CharStyle53"><text:span text:style-name="T33">V truhle groša by nebolo,</text:span></text:span></text:p>
        <text:p text:style-name="P7"><text:span text:style-name="CharStyle53"><text:span text:style-name="T33">V záčin</text:span></text:span><text:span text:style-name="CharStyle53"><text:span text:style-name="T3">c</text:span></text:span><text:span text:style-name="CharStyle53"><text:span text:style-name="T33"> ni ovsäný klas!</text:span></text:span><text:span text:style-name="CharStyle53"><text:span text:style-name="T3">“</text:span></text:span></text:p>
        <text:p text:style-name="P7"><text:span text:style-name="CharStyle53"><text:span text:style-name="T3"/></text:span></text:p>
        <text:p text:style-name="P42"><text:span text:style-name="CharStyle53"><text:span text:style-name="T3">V</text:span></text:span><text:span text:style-name="CharStyle53"><text:span text:style-name="T33"> tom sa nebo chmárou zas</text:span></text:span><text:span text:style-name="CharStyle53"><text:span text:style-name="T3">tre</text:span></text:span><text:span text:style-name="CharStyle53"><text:span text:style-name="T33">,</text:span></text:span></text:p>
        <text:p text:style-name="P181"><text:span text:style-name="CharStyle53"><text:span text:style-name="T33">Zahučí vetor ces doly,</text:span></text:span></text:p>
        <text:p text:style-name="P178"><text:span text:style-name="CharStyle53"><text:span text:style-name="T33">Ponad javorinu blisn</text:span></text:span><text:span text:style-name="CharStyle53"><text:span text:style-name="T26">e</text:span></text:span><text:span text:style-name="CharStyle53"><text:span text:style-name="T33"> </text:span></text:span><text:span text:style-name="CharStyle53"><text:span text:style-name="T3">—</text:span></text:span></text:p>
        <text:p text:style-name="P178"><text:span text:style-name="CharStyle53"><text:span text:style-name="T33">Sedli</text:span></text:span><text:span text:style-name="CharStyle53"><text:span text:style-name="T54">ač</text:span></text:span><text:span text:style-name="CharStyle53"><text:span text:style-name="T33">ku, kde sú ti v</text:span></text:span><text:span text:style-name="CharStyle53"><text:span text:style-name="T26">o</text:span></text:span><text:span text:style-name="CharStyle53"><text:span text:style-name="T33">l</text:span></text:span><text:span text:style-name="CharStyle53"><text:span text:style-name="T3">i</text:span></text:span><text:span text:style-name="CharStyle53"><text:span text:style-name="T33">?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Tam jeden pod jedľou leží,</text:span></text:span></text:p>
        <text:p text:style-name="P181"><text:span text:style-name="CharStyle53"><text:span text:style-name="T33">Ten čo mu v brázde chodieval,</text:span></text:span></text:p>
        <text:p text:style-name="P178"><text:span text:style-name="CharStyle53"><text:span text:style-name="T33">Tam za</text:span></text:span><text:span text:style-name="CharStyle53"><text:span text:style-name="T26">s</text:span></text:span><text:span text:style-name="CharStyle53"><text:span text:style-name="T33">i druhý vystretý,</text:span></text:span></text:p>
        <text:p text:style-name="P7"><text:span text:style-name="CharStyle53"><text:span text:style-name="T33">Čo si ho tak rád hlad</text:span></text:span><text:span text:style-name="CharStyle53"><text:span text:style-name="T54">i</text:span></text:span><text:span text:style-name="CharStyle53"><text:span text:style-name="T33">eva</text:span></text:span><text:span text:style-name="CharStyle53"><text:span text:style-name="T54">l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Hneď na </text:span></text:span><text:span text:style-name="CharStyle53"><text:span text:style-name="T3">je</text:span></text:span><text:span text:style-name="CharStyle53"><text:span text:style-name="T33">dnoho sa hodí,</text:span></text:span></text:p>
        <text:p text:style-name="P181"><text:span text:style-name="CharStyle53"><text:span text:style-name="T33">Hneď pri druhom vzdych</text:span></text:span><text:span text:style-name="CharStyle53"><text:span text:style-name="T3">á</text:span></text:span><text:span text:style-name="CharStyle53"><text:span text:style-name="T33">: „Bože,</text:span></text:span></text:p>
        <text:p text:style-name="P178"><text:span text:style-name="CharStyle53"><text:span text:style-name="T33">Tam mi </text:span></text:span><text:span text:style-name="CharStyle53"><text:span text:style-name="T3">je</text:span></text:span><text:span text:style-name="CharStyle53"><text:span text:style-name="T33"> žena, tam deti,</text:span></text:span></text:p>
        <text:p text:style-name="P7"><text:span text:style-name="CharStyle53"><text:span text:style-name="T33">Ktože nám teraz pomôže!?</text:span></text:span><text:span text:style-name="CharStyle53"><text:span text:style-name="T3">“</text:span></text:span></text:p>
        <text:p text:style-name="P3"><text:span text:style-name="CharStyle31"><text:span text:style-name="T33"/></text:span></text:p>
        <text:p text:style-name="P184"><text:span text:style-name="CharStyle53"><text:span text:style-name="T33">„„Ktoby in</text:span></text:span><text:span text:style-name="CharStyle53"><text:span text:style-name="T3">š</text:span></text:span><text:span text:style-name="CharStyle53"><text:span text:style-name="T33">í jak Já</text:span></text:span><text:span text:style-name="CharStyle53"><text:span text:style-name="T3">n</text:span></text:span><text:span text:style-name="CharStyle53"><text:span text:style-name="T33">ošík!</text:span></text:span><text:span text:style-name="CharStyle53"><text:span text:style-name="T3">““</text:span></text:span></text:p>
        <text:p text:style-name="P186"><text:span text:style-name="CharStyle53"><text:span text:style-name="T33">Zatrasie sa Bielanský háj</text:span></text:span></text:p>
        <text:p text:style-name="P7"><text:span text:style-name="CharStyle53"><text:span text:style-name="T3">A</text:span></text:span><text:span text:style-name="CharStyle53"><text:span text:style-name="T33"> v skoku ces kosodrievä</text:span></text:span></text:p>
        <text:p text:style-name="P7"><text:span text:style-name="CharStyle53"><text:span text:style-name="T33">Ukáže sa zbojník šuhaj.</text:span></text:span></text:p>
        <text:p text:style-name="P133"><text:span text:style-name="CharStyle53"><text:span text:style-name="T3"/></text:span></text:p>
        <text:p text:style-name="P186"><text:soft-page-break/><text:span text:style-name="CharStyle53"><text:span text:style-name="T3">„„</text:span></text:span><text:span text:style-name="CharStyle53"><text:span text:style-name="T33">Koľko ťa stáli, susedko,</text:span></text:span></text:p>
        <text:p text:style-name="P186"><text:span text:style-name="CharStyle53"><text:span text:style-name="T33">Tie volky na tom úplaze?</text:span></text:span></text:p>
        <text:p text:style-name="P184"><text:span text:style-name="CharStyle53"><text:span text:style-name="T33">Tu máš v mariašach na päťst</text:span></text:span><text:span text:style-name="CharStyle53"><text:span text:style-name="T3">o</text:span></text:span><text:span text:style-name="CharStyle53"><text:span text:style-name="T33">;</text:span></text:span></text:p>
        <text:p text:style-name="P186"><text:span text:style-name="CharStyle53"><text:span text:style-name="T33">Kúp čtyry páry na raze.</text:span></text:span></text:p>
        <text:p text:style-name="P7"><text:span text:style-name="CharStyle53"><text:span text:style-name="T33"/></text:span></text:p>
        <text:p text:style-name="P189"><text:span text:style-name="CharStyle53"><text:span text:style-name="T33">A doma povedz, že čo pán,</text:span></text:span></text:p>
        <text:p text:style-name="P189"><text:span text:style-name="CharStyle53"><text:span text:style-name="T33">Stolica a hrom pokazí,</text:span></text:span></text:p>
        <text:p text:style-name="P184"><text:span text:style-name="CharStyle53"><text:span text:style-name="T3">Ž</text:span></text:span><text:span text:style-name="CharStyle53"><text:span text:style-name="T33">e to valaška z ocele</text:span></text:span></text:p>
        <text:p text:style-name="P186"><text:span text:style-name="CharStyle53"><text:span text:style-name="T33">Ponapráva na párrazý!</text:span></text:span><text:span text:style-name="CharStyle53"><text:span text:style-name="T3">““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Dva kvety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Pod kostolom v pažiti</text:span></text:span></text:p>
        <text:p text:style-name="P7"><text:span text:style-name="CharStyle53"><text:span text:style-name="T33">Dva kvietky ležal</text:span></text:span><text:span text:style-name="CharStyle53"><text:span text:style-name="T3">i</text:span></text:span><text:span text:style-name="CharStyle53"><text:span text:style-name="T33">;</text:span></text:span></text:p>
        <text:p text:style-name="P184"><text:span text:style-name="CharStyle53"><text:span text:style-name="T33">Dva kv</text:span></text:span><text:span text:style-name="CharStyle53"><text:span text:style-name="T3">ietoč</text:span></text:span><text:span text:style-name="CharStyle53"><text:span text:style-name="T33">ky v </text:span></text:span><text:span text:style-name="CharStyle53"><text:span text:style-name="T3">po</text:span></text:span><text:span text:style-name="CharStyle53"><text:span text:style-name="T33">lž</text:span></text:span><text:span text:style-name="CharStyle53"><text:span text:style-name="T3">it</text:span></text:span><text:span text:style-name="CharStyle53"><text:span text:style-name="T33">í</text:span></text:span></text:p>
        <text:p text:style-name="P186"><text:span text:style-name="CharStyle53"><text:span text:style-name="T33">Takto si šeptali:</text:span></text:span></text:p>
        <text:p text:style-name="P7"><text:span text:style-name="CharStyle53"><text:span text:style-name="T33"/></text:span></text:p>
        <text:p text:style-name="P189"><text:span text:style-name="CharStyle53"><text:span text:style-name="T33">„Oj zlí ľudia na svete,</text:span></text:span></text:p>
        <text:p text:style-name="P189"><text:span text:style-name="CharStyle53"><text:span text:style-name="T33">Milosť jich do času;</text:span></text:span></text:p>
        <text:p text:style-name="P184"><text:span text:style-name="CharStyle53"><text:span text:style-name="T33">Kým sme milom vo kvete,</text:span></text:span></text:p>
        <text:p text:style-name="P186"><text:span text:style-name="CharStyle53"><text:span text:style-name="T54">Ľ</text:span></text:span><text:span text:style-name="CharStyle53"><text:span text:style-name="T33">úbä našu krásu.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Nevinnosť v nás hľadajú,</text:span></text:span></text:p>
        <text:p text:style-name="P186"><text:span text:style-name="CharStyle53"><text:span text:style-name="T33">Bo v človeku jej niet;</text:span></text:span></text:p>
        <text:p text:style-name="P184"><text:span text:style-name="CharStyle53"><text:span text:style-name="T33">Ke</text:span></text:span><text:span text:style-name="CharStyle53"><text:span text:style-name="T3">ď</text:span></text:span><text:span text:style-name="CharStyle53"><text:span text:style-name="T33"> z nás lístky zpada</text:span></text:span><text:span text:style-name="CharStyle53"><text:span text:style-name="T3">jú</text:span></text:span><text:span text:style-name="CharStyle53"><text:span text:style-name="T33">,</text:span></text:span></text:p>
        <text:p text:style-name="P186"><text:span text:style-name="CharStyle53"><text:span text:style-name="T33">Zapadá i náš svet.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Včera jaré my puky,</text:span></text:span></text:p>
        <text:p text:style-name="P186"><text:span text:style-name="CharStyle53"><text:span text:style-name="T33">Dnes uvädlé sme tu.</text:span></text:span></text:p>
        <text:p text:style-name="P7"><text:span text:style-name="CharStyle53"><text:span text:style-name="T33">Čijou vinou, že ruky</text:span></text:span></text:p>
        <text:p text:style-name="P7"><text:span text:style-name="CharStyle53"><text:span text:style-name="T33">Nás ľ</text:span></text:span><text:span text:style-name="CharStyle53"><text:span text:style-name="T3">ú</text:span></text:span><text:span text:style-name="CharStyle53"><text:span text:style-name="T33">b</text:span></text:span><text:span text:style-name="CharStyle53"><text:span text:style-name="T26">ä</text:span></text:span><text:span text:style-name="CharStyle53"><text:span text:style-name="T33"> i </text:span></text:span><text:span text:style-name="CharStyle53"><text:span text:style-name="T3">hnetú?“</text:span></text:span></text:p>
        <text:p text:style-name="P133"><text:span text:style-name="CharStyle53"><text:span text:style-name="T33"/></text:span></text:p>
        <text:p text:style-name="P186"><text:soft-page-break/><text:span text:style-name="CharStyle53"><text:span text:style-name="T33">Išla deva z kostola,</text:span></text:span></text:p>
        <text:p text:style-name="P186"><text:span text:style-name="CharStyle53"><text:span text:style-name="T33">Pri kvietkach zastala;</text:span></text:span></text:p>
        <text:p text:style-name="P184"><text:span text:style-name="CharStyle53"><text:span text:style-name="T3">Č</text:span></text:span><text:span text:style-name="CharStyle53"><text:span text:style-name="T33">uje kvietkov vzdych zdola,</text:span></text:span></text:p>
        <text:p text:style-name="P186"><text:span text:style-name="CharStyle53"><text:span text:style-name="T33">I horko zplakala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Nevedomá u hrobu matky</text:span></text:span><text:span text:style-name="CharStyle54"><text:span text:style-name="T3">.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Pri ružovom kr</text:span></text:span><text:span text:style-name="CharStyle53"><text:span text:style-name="T3">í</text:span></text:span><text:span text:style-name="CharStyle53"><text:span text:style-name="T33">ku stojí</text:span></text:span></text:p>
        <text:p text:style-name="P186"><text:span text:style-name="CharStyle53"><text:span text:style-name="T33">Malá ne</text:span></text:span><text:span text:style-name="CharStyle53"><text:span text:style-name="T3">v</text:span></text:span><text:span text:style-name="CharStyle53"><text:span text:style-name="T33">inná die</text:span></text:span><text:span text:style-name="CharStyle53"><text:span text:style-name="T3">v</text:span></text:span><text:span text:style-name="CharStyle53"><text:span text:style-name="T33">čina.</text:span></text:span></text:p>
        <text:p text:style-name="P184"><text:span text:style-name="CharStyle53"><text:span text:style-name="T3">M</text:span></text:span><text:span text:style-name="CharStyle53"><text:span text:style-name="T33">ladušké lístky v zábave,</text:span></text:span></text:p>
        <text:p text:style-name="P186"><text:span text:style-name="CharStyle53"><text:span text:style-name="T33">Útle konárky zoh</text:span></text:span><text:span text:style-name="CharStyle53"><text:span text:style-name="T54">ý</text:span></text:span><text:span text:style-name="CharStyle53"><text:span text:style-name="T3">n</text:span></text:span><text:span text:style-name="CharStyle53"><text:span text:style-name="T33">a.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Kvetinky drobné, neznáte,</text:span></text:span></text:p>
        <text:p text:style-name="P186"><text:span text:style-name="CharStyle53"><text:span text:style-name="T33">Kto sa to s vami ihráva;</text:span></text:span></text:p>
        <text:p text:style-name="P184"><text:span text:style-name="CharStyle53"><text:span text:style-name="T33">Komu to patrí tá šata,</text:span></text:span></text:p>
        <text:p text:style-name="P186"><text:span text:style-name="CharStyle53"><text:span text:style-name="T33">Kde </text:span></text:span><text:span text:style-name="CharStyle53"><text:span text:style-name="T3">v</text:span></text:span><text:span text:style-name="CharStyle53"><text:span text:style-name="T33">áš list pŕchne, belavá.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Dievčatko, ani ty neznáš </text:span></text:span><text:span text:style-name="CharStyle53"><text:span text:style-name="T3">—</text:span></text:span></text:p>
        <text:p text:style-name="P186"><text:span text:style-name="CharStyle53"><text:span text:style-name="T33">Spanilá, ľúba nevina, </text:span></text:span><text:span text:style-name="CharStyle53"><text:span text:style-name="T3">—</text:span></text:span></text:p>
        <text:p text:style-name="P184"><text:span text:style-name="CharStyle53"><text:span text:style-name="T3">Od</text:span></text:span><text:span text:style-name="CharStyle53"><text:span text:style-name="T33">kial tie konárky rastú,</text:span></text:span></text:p>
        <text:p text:style-name="P186"><text:span text:style-name="CharStyle53"><text:span text:style-name="T33">Čo ruka tvoja zohýna.</text:span></text:span></text:p>
        <text:p text:style-name="P7"><text:span text:style-name="CharStyle53"><text:span text:style-name="T33"/></text:span></text:p>
        <text:p text:style-name="P42"><text:span text:style-name="CharStyle53"><text:span text:style-name="T33">Keby tie kvietky vedeli</text:span></text:span><text:span text:style-name="CharStyle53"><text:span text:style-name="T3">.</text:span></text:span></text:p>
        <text:p text:style-name="P7"><text:span text:style-name="CharStyle53"><text:span text:style-name="T33">Učili by ťa nariekať:</text:span></text:span></text:p>
        <text:p text:style-name="P7"><text:span text:style-name="CharStyle53"><text:span text:style-name="T33">Ony vyrástli na hrobe</text:span></text:span></text:p>
        <text:p text:style-name="P7"><text:span text:style-name="CharStyle53"><text:span text:style-name="T33">A v ňom spočíva </text:span></text:span><text:span text:style-name="CharStyle53"><text:span text:style-name="T3">—</text:span></text:span><text:span text:style-name="CharStyle53"><text:span text:style-name="T33"> tvoja mať</text:span></text:span><text:span text:style-name="CharStyle53"><text:span text:style-name="T3">!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Lovec </text:span></text:span><text:span text:style-name="CharStyle55"><text:span text:style-name="T33">a </text:span></text:span><text:span text:style-name="CharStyle54"><text:span text:style-name="T33">Milá</text:span></text:span><text:span text:style-name="CharStyle54"><text:span text:style-name="T3">.</text:span></text:span></text:p>
        <text:p text:style-name="P64"><text:span text:style-name="CharStyle54"><text:span text:style-name="T3"/></text:span></text:p>
        <text:p text:style-name="P184"><text:span text:style-name="CharStyle53"><text:span text:style-name="T33">Stoj</text:span></text:span><text:span text:style-name="CharStyle53"><text:span text:style-name="T3">í</text:span></text:span><text:span text:style-name="CharStyle53"><text:span text:style-name="T33"> lovec na návrší</text:span></text:span></text:p>
        <text:p text:style-name="P186"><text:span text:style-name="CharStyle53"><text:span text:style-name="T33">Ohliada sa v doliny;</text:span></text:span></text:p>
        <text:p text:style-name="P181"><text:soft-page-break/><text:span text:style-name="CharStyle11"><text:span text:style-name="T33">Dolu nižšie medzi kríčky</text:span></text:span></text:p>
        <text:p text:style-name="P178"><text:span text:style-name="CharStyle11"><text:span text:style-name="T33">Hľadá dievč</text:span></text:span><text:span text:style-name="CharStyle11"><text:span text:style-name="T54">ä</text:span></text:span><text:span text:style-name="CharStyle11"><text:span text:style-name="T33"> maliny</text:span></text:span><text:span text:style-name="CharStyle11"><text:span text:style-name="T3">.</text:span></text:span></text:p>
        <text:p text:style-name="P7"><text:span text:style-name="CharStyle11"><text:span text:style-name="T33"/></text:span></text:p>
        <text:p text:style-name="P42"><text:span text:style-name="CharStyle11"><text:span text:style-name="T33">Čo odtrhne, to ukladá</text:span></text:span></text:p>
        <text:p text:style-name="P7"><text:span text:style-name="CharStyle11"><text:span text:style-name="T33">V košíček si pletený,</text:span></text:span></text:p>
        <text:p text:style-name="P184"><text:span text:style-name="CharStyle11"><text:span text:style-name="T3">A</text:span></text:span><text:span text:style-name="CharStyle11"><text:span text:style-name="T33"> pri každom kríčku spieva,</text:span></text:span></text:p>
        <text:p text:style-name="P186"><text:span text:style-name="CharStyle11"><text:span text:style-name="T33">Až tak idú ozveny.</text:span></text:span></text:p>
        <text:p text:style-name="P7"><text:span text:style-name="CharStyle11"><text:span text:style-name="T33"/></text:span></text:p>
        <text:p text:style-name="P189"><text:span text:style-name="CharStyle11"><text:span text:style-name="T33">„Hej ti dievč</text:span></text:span><text:span text:style-name="CharStyle11"><text:span text:style-name="T26">ä</text:span></text:span><text:span text:style-name="CharStyle11"><text:span text:style-name="T33">, povedz že mi,</text:span></text:span></text:p>
        <text:p text:style-name="P189"><text:span text:style-name="CharStyle11"><text:span text:style-name="T33">Čo tu hľadáš, č</text:span></text:span><text:span text:style-name="CharStyle11"><text:span text:style-name="T3">je</text:span></text:span><text:span text:style-name="CharStyle11"><text:span text:style-name="T33"> že si?</text:span></text:span></text:p>
        <text:p text:style-name="P184"><text:span text:style-name="CharStyle11"><text:span text:style-name="T33">Nebojíš sa, že ťa dakto</text:span></text:span></text:p>
        <text:p text:style-name="P186"><text:span text:style-name="CharStyle11"><text:span text:style-name="T3">V</text:span></text:span><text:span text:style-name="CharStyle11"><text:span text:style-name="T33"> týchto horách predesí?</text:span></text:span><text:span text:style-name="CharStyle11"><text:span text:style-name="T3">“</text:span></text:span></text:p>
        <text:p text:style-name="P133"><text:span text:style-name="CharStyle11"><text:span text:style-name="T33"/></text:span></text:p>
        <text:p text:style-name="P186"><text:span text:style-name="CharStyle11"><text:span text:style-name="T33">Dievč</text:span></text:span><text:span text:style-name="CharStyle11"><text:span text:style-name="T54">ä</text:span></text:span><text:span text:style-name="CharStyle11"><text:span text:style-name="T33"> zdvihne hlávku hore,</text:span></text:span></text:p>
        <text:p text:style-name="P186"><text:span text:style-name="CharStyle11"><text:span text:style-name="T33">Na lovca sa usmieva,</text:span></text:span></text:p>
        <text:p text:style-name="P184"><text:span text:style-name="CharStyle11"><text:span text:style-name="T33">A len ďalej krajom lesa</text:span></text:span></text:p>
        <text:p text:style-name="P186"><text:span text:style-name="CharStyle11"><text:span text:style-name="T33">Hľadá — hľadá a spieva.</text:span></text:span></text:p>
        <text:p text:style-name="P133"><text:span text:style-name="CharStyle11"><text:span text:style-name="T33"/></text:span></text:p>
        <text:p text:style-name="P186"><text:span text:style-name="CharStyle11"><text:span text:style-name="T33">Srnka letí grúňom hore,</text:span></text:span></text:p>
        <text:p text:style-name="P186"><text:span text:style-name="CharStyle11"><text:span text:style-name="T33">Za ňou druhá ces klady;</text:span></text:span></text:p>
        <text:p text:style-name="P184"><text:span text:style-name="CharStyle11"><text:span text:style-name="T33">Šuhaj lovec nič nečuje, —</text:span></text:span></text:p>
        <text:p text:style-name="P186"><text:span text:style-name="CharStyle11"><text:span text:style-name="T33">Na kraj lesa len hľadí.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/></text:span></text:p>
        <text:p text:style-name="P64"><text:span text:style-name="CharStyle50"><text:span text:style-name="T33">Poliak vys</text:span></text:span><text:span text:style-name="CharStyle50"><text:span text:style-name="T54">ť</text:span></text:span><text:span text:style-name="CharStyle50"><text:span text:style-name="T33">ähovalec.</text:span></text:span></text:p>
        <text:p text:style-name="P133"><text:span text:style-name="CharStyle11"><text:span text:style-name="T33"/></text:span></text:p>
        <text:p text:style-name="P186"><text:span text:style-name="CharStyle11"><text:span text:style-name="T33">Z tmavej hory v šíro pole</text:span></text:span></text:p>
        <text:p text:style-name="P186"><text:span text:style-name="CharStyle11"><text:span text:style-name="T33">Mladá chasa vystupuje</text:span></text:span><text:span text:style-name="CharStyle11"><text:span text:style-name="T3">.</text:span></text:span></text:p>
        <text:p text:style-name="P184"><text:span text:style-name="CharStyle11"><text:span text:style-name="T33">Pred n</text:span></text:span><text:span text:style-name="CharStyle11"><text:span text:style-name="T26">í</text:span></text:span><text:span text:style-name="CharStyle11"><text:span text:style-name="T33">mi sa tu mestečko</text:span></text:span></text:p>
        <text:p text:style-name="P186"><text:span text:style-name="CharStyle11"><text:span text:style-name="T33">Tam dedinka ukazuje.</text:span></text:span></text:p>
        <text:p text:style-name="P75"><text:span text:style-name="CharStyle11"><text:span text:style-name="T33"/></text:span></text:p>
        <text:p text:style-name="P178"><text:span text:style-name="CharStyle11"><text:span text:style-name="T33">Zastanú všetci za chvíľu,</text:span></text:span></text:p>
        <text:p text:style-name="P178"><text:span text:style-name="CharStyle11"><text:span text:style-name="T33">Každý v sebe zamyslený,</text:span></text:span></text:p>
        <text:p text:style-name="P178"><text:soft-page-break/><text:span text:style-name="CharStyle11"><text:span text:style-name="T33">Lebo v oku jich spočíva</text:span></text:span></text:p>
        <text:p text:style-name="P133"><text:span text:style-name="CharStyle11"><text:span text:style-name="T33">Domov dávno nevidený</text:span></text:span><text:span text:style-name="CharStyle11"><text:span text:style-name="T3">.</text:span></text:span></text:p>
        <text:p text:style-name="P3"><text:span text:style-name="CharStyle31"><text:span text:style-name="T33"/></text:span></text:p>
        <text:p text:style-name="P184"><text:span text:style-name="CharStyle53"><text:span text:style-name="T3">„</text:span></text:span><text:span text:style-name="CharStyle53"><text:span text:style-name="T33">Tam kde sa ten potok svieti</text:span></text:span></text:p>
        <text:p text:style-name="P186"><text:span text:style-name="CharStyle53"><text:span text:style-name="T33">Trocha </text:span></text:span><text:span text:style-name="CharStyle53"><text:span text:style-name="T3">zv</text:span></text:span><text:span text:style-name="CharStyle53"><text:span text:style-name="T33">ýšä tá osada,</text:span></text:span></text:p>
        <text:p text:style-name="P184"><text:span text:style-name="CharStyle53"><text:span text:style-name="T33">Pozri braček, tam v trápení</text:span></text:span></text:p>
        <text:p text:style-name="P186"><text:span text:style-name="CharStyle53"><text:span text:style-name="T33">Za mnou túži žena mladá.</text:span></text:span><text:span text:style-name="CharStyle53"><text:span text:style-name="T3">“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„Pozri nižej, povie druhý,</text:span></text:span></text:p>
        <text:p text:style-name="P186"><text:span text:style-name="CharStyle53"><text:span text:style-name="T33">Kde sa belie väži</text:span></text:span><text:span text:style-name="CharStyle53"><text:span text:style-name="T3">č</text:span></text:span><text:span text:style-name="CharStyle53"><text:span text:style-name="T33">ka tam,</text:span></text:span></text:p>
        <text:p text:style-name="P184"><text:span text:style-name="CharStyle53"><text:span text:style-name="T33">Z celej rodiny jeden úd</text:span></text:span></text:p>
        <text:p text:style-name="P186"><text:span text:style-name="CharStyle53"><text:span text:style-name="T33">Ztrápenú mater tam ja mám.“</text:span></text:span></text:p>
        <text:p text:style-name="P75"><text:span text:style-name="CharStyle53"><text:span text:style-name="T33"/></text:span></text:p>
        <text:p text:style-name="P178"><text:span text:style-name="CharStyle53"><text:span text:style-name="T33">„</text:span></text:span><text:span text:style-name="CharStyle53"><text:span text:style-name="T54">A</text:span></text:span><text:span text:style-name="CharStyle53"><text:span text:style-name="T33"> pod tým vrškom, tretí zas,</text:span></text:span></text:p>
        <text:p text:style-name="P178"><text:span text:style-name="CharStyle53"><text:span text:style-name="T33">Kde pár volkov d</text:span></text:span><text:span text:style-name="CharStyle53"><text:span text:style-name="T3">oo</text:span></text:span><text:span text:style-name="CharStyle53"><text:span text:style-name="T33">ráva,</text:span></text:span></text:p>
        <text:p text:style-name="P178"><text:span text:style-name="CharStyle53"><text:span text:style-name="T33">Tam v slzách otec šedivý</text:span></text:span></text:p>
        <text:p text:style-name="P7"><text:span text:style-name="CharStyle53"><text:span text:style-name="T33">Syna z vojny očakáva.“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Každý tak r</text:span></text:span><text:span text:style-name="CharStyle53"><text:span text:style-name="T26">ä</text:span></text:span><text:span text:style-name="CharStyle53"><text:span text:style-name="T33">dom rozpráva,</text:span></text:span></text:p>
        <text:p text:style-name="P186"><text:span text:style-name="CharStyle53"><text:span text:style-name="T33">Len jeden smutno pozerá;</text:span></text:span></text:p>
        <text:p text:style-name="P184"><text:span text:style-name="CharStyle53"><text:span text:style-name="T33">Kým tí z návratu sa tešia,</text:span></text:span></text:p>
        <text:p text:style-name="P186"><text:span text:style-name="CharStyle53"><text:span text:style-name="T33">On slzy z tvári zotiera.</text:span></text:span></text:p>
        <text:p text:style-name="P133"><text:span text:style-name="CharStyle53"><text:span text:style-name="T33"/></text:span></text:p>
        <text:p text:style-name="P186"><text:span text:style-name="CharStyle53"><text:span text:style-name="T33">On nemá žiadnej rodiny,</text:span></text:span></text:p>
        <text:p text:style-name="P186"><text:span text:style-name="CharStyle53"><text:span text:style-name="T33">Žije si v svete sám, len tak.</text:span></text:span></text:p>
        <text:p text:style-name="P184"><text:span text:style-name="CharStyle53"><text:span text:style-name="T33">Bez vlasti — za cudzú válči</text:span></text:span></text:p>
        <text:p text:style-name="P186"><text:span text:style-name="CharStyle53"><text:span text:style-name="T33">Volno</text:span></text:span><text:span text:style-name="CharStyle53"><text:span text:style-name="T54">s</text:span></text:span><text:span text:style-name="CharStyle53"><text:span text:style-name="T3">ť</text:span></text:span><text:span text:style-name="CharStyle53"><text:span text:style-name="T33"> — ukrivdený Poliak.</text:span></text:span></text:p>
        <text:p text:style-name="P7"><text:span text:style-name="CharStyle53"><text:span text:style-name="T33"/></text:span></text:p>
        <text:p text:style-name="P189"><text:span text:style-name="CharStyle53"><text:span text:style-name="T33">Neh</text:span></text:span><text:span text:style-name="CharStyle53"><text:span text:style-name="T54">ľ</text:span></text:span><text:span text:style-name="CharStyle53"><text:span text:style-name="T33">adí on na milý kraj,</text:span></text:span></text:p>
        <text:p text:style-name="P189"><text:span text:style-name="CharStyle53"><text:span text:style-name="T33">Neteší ho spanilý deň;</text:span></text:span></text:p>
        <text:p text:style-name="P184"><text:span text:style-name="CharStyle53"><text:span text:style-name="T33">On je samotný na zemi,</text:span></text:span></text:p>
        <text:p text:style-name="P186"><text:span text:style-name="CharStyle53"><text:span text:style-name="T33">Skutočnosť jeho — púhy sen.</text:span></text:span></text:p>
        <text:p text:style-name="P133"><text:span text:style-name="CharStyle53"><text:span text:style-name="T33"/></text:span></text:p>
        <text:p text:style-name="P186"><text:soft-page-break/><text:span text:style-name="CharStyle53"><text:span text:style-name="T33">„No kamaráti, tu náš cie</text:span></text:span><text:span text:style-name="CharStyle53"><text:span text:style-name="T54">ľ</text:span></text:span><text:span text:style-name="CharStyle53"><text:span text:style-name="T33">,</text:span></text:span></text:p>
        <text:p text:style-name="P186"><text:span text:style-name="CharStyle53"><text:span text:style-name="T33">Tu krížny chodníček ide;</text:span></text:span></text:p>
        <text:p text:style-name="P7"><text:span text:style-name="CharStyle53"><text:span text:style-name="T33">Dajme si ruky </text:span></text:span><text:span text:style-name="CharStyle11"><text:span text:style-name="T33">— </text:span></text:span><text:span text:style-name="CharStyle53"><text:span text:style-name="T33">ktože vie</text:span></text:span><text:span text:style-name="CharStyle53"><text:span text:style-name="T3">.</text:span></text:span></text:p>
        <text:p text:style-name="P7"><text:span text:style-name="CharStyle53"><text:span text:style-name="T33">Kedy sa brat s bratom síde ?!</text:span></text:span></text:p>
        <text:p text:style-name="P42"><text:span text:style-name="CharStyle31"><text:span text:style-name="T33"/></text:span></text:p>
        <text:p text:style-name="P193"><text:span text:style-name="CharStyle53"><text:span text:style-name="T3">A</text:span></text:span><text:span text:style-name="CharStyle53"><text:span text:style-name="T33"> tak sa lúč</text:span></text:span><text:span text:style-name="CharStyle53"><text:span text:style-name="T26">ä</text:span></text:span><text:span text:style-name="CharStyle53"><text:span text:style-name="T33">, rozchodia,</text:span></text:span></text:p>
        <text:p text:style-name="P189"><text:span text:style-name="CharStyle53"><text:span text:style-name="T3">E</text:span></text:span><text:span text:style-name="CharStyle53"><text:span text:style-name="T33">šte zďaleka volaj</text:span></text:span><text:span text:style-name="CharStyle53"><text:span text:style-name="T3">ú</text:span></text:span><text:span text:style-name="CharStyle53"><text:span text:style-name="T33">:</text:span></text:span></text:p>
        <text:p text:style-name="P7"><text:span text:style-name="CharStyle53"><text:span text:style-name="T3">„</text:span></text:span><text:span text:style-name="CharStyle53"><text:span text:style-name="T33">Pomni na mňa ty </text:span></text:span><text:span text:style-name="CharStyle53"><text:span text:style-name="T3">—</text:span></text:span><text:span text:style-name="CharStyle53"><text:span text:style-name="T33"> i ty tiež </text:span></text:span><text:span text:style-name="CharStyle53"><text:span text:style-name="T3">!“</text:span></text:span></text:p>
        <text:p text:style-name="P7"><text:span text:style-name="CharStyle53"><text:span text:style-name="T33">A k domu sa poberajú.</text:span></text:span></text:p>
        <text:p text:style-name="P7"><text:span text:style-name="CharStyle53"><text:span text:style-name="T33"/></text:span></text:p>
        <text:p text:style-name="P189"><text:span text:style-name="CharStyle53"><text:span text:style-name="T33">Smutno zre Poliak za n</text:span></text:span><text:span text:style-name="CharStyle53"><text:span text:style-name="T26">í</text:span></text:span><text:span text:style-name="CharStyle53"><text:span text:style-name="T33">mi</text:span></text:span></text:p>
        <text:p text:style-name="P189"><text:span text:style-name="CharStyle53"><text:span text:style-name="T33">Ako sa blížä ku domu,</text:span></text:span></text:p>
        <text:p text:style-name="P193"><text:span text:style-name="CharStyle53"><text:span text:style-name="T33">Tí sa tam svojim vytúžä —</text:span></text:span></text:p>
        <text:p text:style-name="P189"><text:span text:style-name="CharStyle53"><text:span text:style-name="T33">A on sa nemá nikomu.</text:span></text:span></text:p>
        <text:p text:style-name="P29"><text:span text:style-name="CharStyle54"><text:span text:style-name="T33"/></text:span></text:p>
        <text:p text:style-name="P64"><text:span text:style-name="CharStyle54"><text:span text:style-name="T33"/></text:span></text:p>
        <text:p text:style-name="P64"><text:span text:style-name="CharStyle54"><text:span text:style-name="T33">Pieseň o fáme.</text:span></text:span></text:p>
        <text:p text:style-name="P5"><text:span text:style-name="CharStyle101"><text:span text:style-name="T3"/></text:span></text:p>
        <text:p text:style-name="P61"><text:span text:style-name="CharStyle101"><text:span text:style-name="T33"/></text:span></text:p>
        <text:p text:style-name="P193"><text:span text:style-name="CharStyle53"><text:span text:style-name="T33">Sem </text:span></text:span><text:span text:style-name="CharStyle11"><text:span text:style-name="T33">sa smi</text:span></text:span><text:span text:style-name="CharStyle11"><text:span text:style-name="T3">ž</text:span></text:span><text:span text:style-name="CharStyle11"><text:span text:style-name="T33">no </text:span></text:span><text:span text:style-name="CharStyle53"><text:span text:style-name="T33">do kuchyne,</text:span></text:span></text:p>
        <text:p text:style-name="P189"><text:span text:style-name="CharStyle53"><text:span text:style-name="T3">D</text:span></text:span><text:span text:style-name="CharStyle53"><text:span text:style-name="T33">o komína oheň kla</text:span></text:span><text:span text:style-name="CharStyle53"><text:span text:style-name="T26">ď</text:span></text:span><text:span text:style-name="CharStyle53"><text:span text:style-name="T33">!</text:span></text:span></text:p>
        <text:p text:style-name="P7"><text:span text:style-name="CharStyle53"><text:span text:style-name="T33">Dneska musia už po míne</text:span></text:span></text:p>
        <text:p text:style-name="P7"><text:span text:style-name="CharStyle53"><text:span text:style-name="T33">Majstra jedál </text:span></text:span><text:span text:style-name="CharStyle11"><text:span text:style-name="T33">všetci </text:span></text:span><text:span text:style-name="CharStyle53"><text:span text:style-name="T33">znať.</text:span></text:span></text:p>
        <text:p text:style-name="P7"><text:span text:style-name="CharStyle53"><text:span text:style-name="T33">Vodu, drevo hne</text:span></text:span><text:span text:style-name="CharStyle53"><text:span text:style-name="T3">ď</text:span></text:span><text:span text:style-name="CharStyle53"><text:span text:style-name="T33">!</text:span></text:span></text:p>
        <text:p text:style-name="P7"><text:span text:style-name="CharStyle53"><text:span text:style-name="T33">Ako vietor le</text:span></text:span><text:span text:style-name="CharStyle53"><text:span text:style-name="T3">ť</text:span></text:span><text:span text:style-name="CharStyle53"><text:span text:style-name="T33">!</text:span></text:span></text:p>
        <text:p text:style-name="P193"><text:span text:style-name="CharStyle53"><text:span text:style-name="T33">Ak majú hostinu chváliť,</text:span></text:span></text:p>
        <text:p text:style-name="P189"><text:span text:style-name="CharStyle53"><text:span text:style-name="T33">Počiatok sa musí dariť.</text:span></text:span><text:span text:style-name="CharStyle53"><text:span text:style-name="T3">“</text:span></text:span></text:p>
        <text:p text:style-name="P75"><text:span text:style-name="CharStyle53"><text:span text:style-name="T33">Nemôžem vystáť krv zlenive</text:span></text:span><text:span text:style-name="CharStyle53"><text:span text:style-name="T26">l</text:span></text:span><text:span text:style-name="CharStyle53"><text:span text:style-name="T33">ú,</text:span></text:span></text:p>
        <text:p text:style-name="P7"><text:span text:style-name="CharStyle53"><text:span text:style-name="T33">Kdo sa o práci </text:span></text:span><text:span text:style-name="CharStyle53"><text:span text:style-name="T3">je</text:span></text:span><text:span text:style-name="CharStyle53"><text:span text:style-name="T33">dnáva,</text:span></text:span></text:p>
        <text:p text:style-name="P76"><text:span text:style-name="CharStyle53"><text:span text:style-name="T33">Kto pri počiatku tvár neveselú</text:span></text:span></text:p>
        <text:p text:style-name="P7"><text:span text:style-name="CharStyle53"><text:span text:style-name="T33">A ruky leda podáva.</text:span></text:span></text:p>
        <text:p text:style-name="P75"><text:span text:style-name="CharStyle11"><text:span text:style-name="T33">Veď </text:span></text:span><text:span text:style-name="CharStyle53"><text:span text:style-name="T33">mladosť tá má orlov naháňať;</text:span></text:span></text:p>
        <text:p text:style-name="P75"><text:span text:style-name="CharStyle53"><text:span text:style-name="T33">So zorou ráno horeká vstávať;</text:span></text:span></text:p>
        <text:p text:style-name="P7"><text:soft-page-break/><text:span text:style-name="CharStyle53"><text:span text:style-name="T33">Ako sme my robievali,</text:span></text:span></text:p>
        <text:p text:style-name="P75"><text:span text:style-name="CharStyle53"><text:span text:style-name="T33">Kým ešte vlasy havranné boli,</text:span></text:span></text:p>
        <text:p text:style-name="P75"><text:span text:style-name="CharStyle53"><text:span text:style-name="T33">Kým nechýb</text:span></text:span><text:span text:style-name="CharStyle53"><text:span text:style-name="T54">ä</text:span></text:span><text:span text:style-name="CharStyle53"><text:span text:style-name="T33">lo na dobrej vôli</text:span></text:span></text:p>
        <text:p text:style-name="P7"><text:span text:style-name="CharStyle53"><text:span text:style-name="T33">A žily po údoch hral</text:span></text:span><text:span text:style-name="CharStyle53"><text:span text:style-name="T3">y</text:span></text:span><text:span text:style-name="CharStyle53"><text:span text:style-name="T33">!</text:span></text:span></text:p>
        <text:p text:style-name="P184"><text:span text:style-name="CharStyle53"><text:span text:style-name="T33">„Teraz sem čo patria veci</text:span></text:span></text:p>
        <text:p text:style-name="P186"><text:span text:style-name="CharStyle53"><text:span text:style-name="T33">Do jednoho nástroja: —</text:span></text:span></text:p>
        <text:p text:style-name="P181"><text:span text:style-name="CharStyle53"><text:span text:style-name="T33">Jednou cestou vlož do peci,</text:span></text:span></text:p>
        <text:p text:style-name="P178"><text:span text:style-name="CharStyle53"><text:span text:style-name="T33">Nič sa neboj od znoja. —</text:span></text:span></text:p>
        <text:p text:style-name="P178"><text:span text:style-name="CharStyle53"><text:span text:style-name="T33">Čistý kotlík, drôt,</text:span></text:span></text:p>
        <text:p text:style-name="P178"><text:span text:style-name="CharStyle53"><text:span text:style-name="T3">Va</text:span></text:span><text:span text:style-name="CharStyle53"><text:span text:style-name="T33">nil</text:span></text:span><text:span text:style-name="CharStyle53"><text:span text:style-name="T3">ie</text:span></text:span><text:span text:style-name="CharStyle53"><text:span text:style-name="T33"> lôt,</text:span></text:span></text:p>
        <text:p text:style-name="P7"><text:span text:style-name="CharStyle53"><text:span text:style-name="T33">Dvanásť vajiec, cukru k tomu.</text:span></text:span></text:p>
        <text:p text:style-name="P181"><text:span text:style-name="CharStyle53"><text:span text:style-name="T33">A nechoď mi nikde z domu!“</text:span></text:span></text:p>
        <text:p text:style-name="P178"><text:span text:style-name="CharStyle53"><text:span text:style-name="T33">Ak nemáš všetko na podorúdzi</text:span></text:span></text:p>
        <text:p text:style-name="P7"><text:span text:style-name="CharStyle53"><text:span text:style-name="T33">A predsa zač</text:span></text:span><text:span text:style-name="CharStyle53"><text:span text:style-name="T26">i</text:span></text:span><text:span text:style-name="CharStyle53"><text:span text:style-name="T33">naš dielo,</text:span></text:span></text:p>
        <text:p text:style-name="P75"><text:span text:style-name="CharStyle53"><text:span text:style-name="T33">Zajme ťa starosť a v súrke, núdzi</text:span></text:span></text:p>
        <text:p text:style-name="P7"><text:span text:style-name="CharStyle53"><text:span text:style-name="T33">Pot zaleje trápne čelo,</text:span></text:span></text:p>
        <text:p text:style-name="P75"><text:span text:style-name="CharStyle53"><text:span text:style-name="T33">A to pri všetkom, verte mi!</text:span></text:span></text:p>
        <text:p text:style-name="P7"><text:span text:style-name="CharStyle53"><text:span text:style-name="T33">Ak ideš orať,</text:span></text:span></text:p>
        <text:p text:style-name="P7"><text:span text:style-name="CharStyle53"><text:span text:style-name="T33">Musíš črieslo mať; —</text:span></text:span></text:p>
        <text:p text:style-name="P7"><text:span text:style-name="CharStyle53"><text:span text:style-name="T33">Od suseda?</text:span></text:span></text:p>
        <text:p text:style-name="P7"><text:span text:style-name="CharStyle53"><text:span text:style-name="T33">Ten ho nedá.</text:span></text:span></text:p>
        <text:p text:style-name="P7"><text:span text:style-name="CharStyle53"><text:span text:style-name="T33">Hanba je žobrať,</text:span></text:span></text:p>
        <text:p text:style-name="P75"><text:span text:style-name="CharStyle53"><text:span text:style-name="T33">Kým sa hýbeme na zemi!</text:span></text:span></text:p>
        <text:p text:style-name="P75"><text:span text:style-name="CharStyle53"><text:span text:style-name="T33">A čo pomôžu všetci priatelia?</text:span></text:span></text:p>
        <text:p text:style-name="P7"><text:span text:style-name="CharStyle53"><text:span text:style-name="T33">Tí starí dávno pomreli,</text:span></text:span></text:p>
        <text:p text:style-name="P184"><text:span text:style-name="CharStyle53"><text:span text:style-name="T33">Terajší noví len pojiesť veľa —</text:span></text:span></text:p>
        <text:p text:style-name="P186"><text:span text:style-name="CharStyle53"><text:span text:style-name="T33">Tamtí nakŕmiť vedeli.</text:span></text:span></text:p>
        <text:p text:style-name="P75"><text:span text:style-name="CharStyle53"><text:span text:style-name="T33">A keď si biedni, nad tebou smúťa?</text:span></text:span></text:p>
        <text:p text:style-name="P7"><text:span text:style-name="CharStyle53"><text:span text:style-name="T33">Ako nažraní</text:span></text:span></text:p>
        <text:p text:style-name="P7"><text:span text:style-name="CharStyle53"><text:span text:style-name="T33">Čierni havraní</text:span></text:span></text:p>
        <text:p text:style-name="P7"><text:span text:style-name="CharStyle53"><text:span text:style-name="T33">Preč do lesa</text:span></text:span></text:p>
        <text:p text:style-name="P7"><text:span text:style-name="CharStyle53"><text:span text:style-name="T3">Ut</text:span></text:span><text:span text:style-name="CharStyle53"><text:span text:style-name="T33">a</text:span></text:span><text:span text:style-name="CharStyle53"><text:span text:style-name="T3">j</text:span></text:span><text:span text:style-name="CharStyle53"><text:span text:style-name="T26">ä</text:span></text:span><text:span text:style-name="CharStyle53"><text:span text:style-name="T33"> s</text:span></text:span><text:span text:style-name="CharStyle53"><text:span text:style-name="T3">a</text:span></text:span><text:span text:style-name="CharStyle53"><text:span text:style-name="T33">:</text:span></text:span></text:p>
        <text:p text:style-name="P75"><text:soft-page-break/><text:span text:style-name="CharStyle53"><text:span text:style-name="T33">Tak sa utúľä do kúta!</text:span></text:span></text:p>
        <text:p text:style-name="P7"><text:span text:style-name="CharStyle53"><text:span text:style-name="T33"/></text:span></text:p>
        <text:p text:style-name="P189"><text:span text:style-name="CharStyle53"><text:span text:style-name="T33">„Zabi vajiec dvanásť spolu,</text:span></text:span></text:p>
        <text:p text:style-name="P189"><text:span text:style-name="CharStyle53"><text:span text:style-name="T33">Žĺtok nesmie dnuká prísť.</text:span></text:span></text:p>
        <text:p text:style-name="P7"><text:span text:style-name="CharStyle53"><text:span text:style-name="T33">Pánom musíš hľadať vôľu,</text:span></text:span></text:p>
        <text:p text:style-name="P184"><text:span text:style-name="CharStyle53"><text:span text:style-name="T33">Ak chceš dobre s n</text:span></text:span><text:span text:style-name="CharStyle53"><text:span text:style-name="T26">í</text:span></text:span><text:span text:style-name="CharStyle53"><text:span text:style-name="T33">mi výnsť.</text:span></text:span></text:p>
        <text:p text:style-name="P186"><text:span text:style-name="CharStyle53"><text:span text:style-name="T33">A na jeden deh</text:span></text:span></text:p>
        <text:p text:style-name="P186"><text:span text:style-name="CharStyle53"><text:span text:style-name="T33">Zdvihni drôtom sneh.</text:span></text:span></text:p>
        <text:p text:style-name="P181"><text:span text:style-name="CharStyle53"><text:span text:style-name="T33">To hneď poznáš, miesto próby,</text:span></text:span></text:p>
        <text:p text:style-name="P178"><text:span text:style-name="CharStyle53"><text:span text:style-name="T33">Keď sa biely vrch urobí.</text:span></text:span><text:span text:style-name="CharStyle53"><text:span text:style-name="T3">“</text:span></text:span></text:p>
        <text:p text:style-name="P7"><text:span text:style-name="CharStyle53"><text:span text:style-name="T33">Tu nik neverí starému sluh</text:span></text:span><text:span text:style-name="CharStyle53"><text:span text:style-name="T54">u! </text:span></text:span></text:p>
        <text:p text:style-name="P7"><text:span text:style-name="CharStyle53"><text:span text:style-name="T33">Ale služba múdrym robí.</text:span></text:span></text:p>
        <text:p text:style-name="P7"><text:span text:style-name="CharStyle53"><text:span text:style-name="T33">Kto čtvrťhodiny hladel na dúhu</text:span></text:span></text:p>
        <text:p text:style-name="P7"><text:span text:style-name="CharStyle53"><text:span text:style-name="T33">Má z nej príklad do staroby</text:span></text:span></text:p>
        <text:p text:style-name="P7"><text:span text:style-name="CharStyle53"><text:span text:style-name="T33">Ja som zkúšený pri panstve dávn</text:span></text:span><text:span text:style-name="CharStyle53"><text:span text:style-name="T3">o</text:span></text:span><text:span text:style-name="CharStyle53"><text:span text:style-name="T33">:</text:span></text:span></text:p>
        <text:p text:style-name="P7"><text:span text:style-name="CharStyle53"><text:span text:style-name="T33">Nejedno meno prežívam slávno,</text:span></text:span></text:p>
        <text:p text:style-name="P181"><text:span text:style-name="CharStyle53"><text:span text:style-name="T33">Ako povstalo z ničoho,</text:span></text:span></text:p>
        <text:p text:style-name="P178"><text:span text:style-name="CharStyle53"><text:span text:style-name="T33">Ako sa zdvihlo na od</text:span></text:span><text:span text:style-name="CharStyle53"><text:span text:style-name="T3">iv</text:span></text:span><text:span text:style-name="CharStyle53"><text:span text:style-name="T33"> sveta</text:span></text:span></text:p>
        <text:p text:style-name="P178"><text:span text:style-name="CharStyle53"><text:span text:style-name="T33">I jak upadlo, sťa lístok z kvet</text:span></text:span><text:span text:style-name="CharStyle53"><text:span text:style-name="T26">a</text:span></text:span><text:span text:style-name="CharStyle53"><text:span text:style-name="T33">.</text:span></text:span></text:p>
        <text:p text:style-name="P7"><text:span text:style-name="CharStyle53"><text:span text:style-name="T33">V dome už pusto, nikoh</text:span></text:span><text:span text:style-name="CharStyle53"><text:span text:style-name="T3">o</text:span></text:span><text:span text:style-name="CharStyle53"><text:span text:style-name="T33">!</text:span></text:span></text:p>
        <text:p text:style-name="P7"><text:span text:style-name="CharStyle53"><text:span text:style-name="T33">Boli to časy v tejto krajine!</text:span></text:span></text:p>
        <text:p text:style-name="P7"><text:span text:style-name="CharStyle53"><text:span text:style-name="T33">Moc ja pamätám pekného:</text:span></text:span></text:p>
        <text:p text:style-name="P193"><text:span text:style-name="CharStyle53"><text:span text:style-name="T33">Teraz spravili poriadky iné,</text:span></text:span></text:p>
        <text:p text:style-name="P189"><text:span text:style-name="CharStyle53"><text:span text:style-name="T33">Škoda zákona starého!</text:span></text:span></text:p>
        <text:p text:style-name="P7"><text:span text:style-name="CharStyle53"><text:span text:style-name="T33">Tam kde tie smutné sto</text:span></text:span><text:span text:style-name="CharStyle53"><text:span text:style-name="T3">ja</text:span></text:span><text:span text:style-name="CharStyle53"><text:span text:style-name="T33"> javore</text:span></text:span></text:p>
        <text:p text:style-name="P7"><text:span text:style-name="CharStyle53"><text:span text:style-name="T33">Vedly dve brány</text:span></text:span></text:p>
        <text:p text:style-name="P7"><text:span text:style-name="CharStyle53"><text:span text:style-name="T33">V dom maľovaný;</text:span></text:span></text:p>
        <text:p text:style-name="P7"><text:span text:style-name="CharStyle53"><text:span text:style-name="T33">Páni milí</text:span></text:span></text:p>
        <text:p text:style-name="P7"><text:span text:style-name="CharStyle53"><text:span text:style-name="T33">Vždy chodili</text:span></text:span></text:p>
        <text:p text:style-name="P7"><text:span text:style-name="CharStyle53"><text:span text:style-name="T33">Na návštevy;</text:span></text:span></text:p>
        <text:p text:style-name="P181"><text:span text:style-name="CharStyle53"><text:span text:style-name="T33">Šumné dev</text:span></text:span><text:span text:style-name="CharStyle53"><text:span text:style-name="T54">y</text:span></text:span></text:p>
        <text:p text:style-name="P178"><text:span text:style-name="CharStyle53"><text:span text:style-name="T33">Prechádzaly sa po dvore.</text:span></text:span></text:p>
        <text:p text:style-name="P133"><text:span text:style-name="CharStyle53"><text:span text:style-name="T33"/></text:span></text:p>
        <text:p text:style-name="P186"><text:soft-page-break/><text:span text:style-name="CharStyle53"><text:span text:style-name="T33">„Ale slyším f</text:span></text:span><text:span text:style-name="CharStyle53"><text:span text:style-name="T54">u</text:span></text:span><text:span text:style-name="CharStyle53"><text:span text:style-name="T33">rmu pukať,</text:span></text:span></text:p>
        <text:p text:style-name="P186"><text:span text:style-name="CharStyle53"><text:span text:style-name="T33">Potri maslom každý kra</text:span></text:span><text:span text:style-name="CharStyle53"><text:span text:style-name="T3">j</text:span></text:span><text:span text:style-name="CharStyle53"><text:span text:style-name="T33">;</text:span></text:span></text:p>
        <text:p text:style-name="P7"><text:span text:style-name="CharStyle53"><text:span text:style-name="T33">Nemusíš tak tuho dúchať.</text:span></text:span></text:p>
        <text:p text:style-name="P7"><text:span text:style-name="CharStyle53"><text:span text:style-name="T33">Teraz na mňa pozor daj.</text:span></text:span></text:p>
        <text:p text:style-name="P7"><text:span text:style-name="CharStyle53"><text:span text:style-name="T33">Len po vôli!</text:span></text:span></text:p>
        <text:p text:style-name="P7"><text:span text:style-name="CharStyle53"><text:span text:style-name="T33">Žiadnej soli!</text:span></text:span></text:p>
        <text:p text:style-name="P193"><text:span text:style-name="CharStyle53"><text:span text:style-name="T33">Dnešní </text:span></text:span><text:span text:style-name="CharStyle53"><text:span text:style-name="T54">ľu</text:span></text:span><text:span text:style-name="CharStyle53"><text:span text:style-name="T33">dia viacej vedia,</text:span></text:span></text:p>
        <text:p text:style-name="P189"><text:span text:style-name="CharStyle53"><text:span text:style-name="T33">Páni slaný fám nejedia.</text:span></text:span></text:p>
        <text:p text:style-name="P184"><text:span text:style-name="CharStyle53"><text:span text:style-name="T33">Za mojich časov, ke</text:span></text:span><text:span text:style-name="CharStyle53"><text:span text:style-name="T54">ď</text:span></text:span><text:span text:style-name="CharStyle53"><text:span text:style-name="T33"> prišli páni</text:span></text:span></text:p>
        <text:p text:style-name="P186"><text:span text:style-name="CharStyle53"><text:span text:style-name="T33">Navštíviť jeden druhého,</text:span></text:span></text:p>
        <text:p text:style-name="P184"><text:span text:style-name="CharStyle53"><text:span text:style-name="T33">Ani po mene fám nebol známy,</text:span></text:span></text:p>
        <text:p text:style-name="P186"><text:span text:style-name="CharStyle53"><text:span text:style-name="T33">Jedlo Francúza lačnéh</text:span></text:span><text:span text:style-name="CharStyle53"><text:span text:style-name="T3">o;</text:span></text:span></text:p>
        <text:p text:style-name="P75"><text:span text:style-name="CharStyle53"><text:span text:style-name="T33">Ale rozšafná kázala pani</text:span></text:span></text:p>
        <text:p text:style-name="P75"><text:span text:style-name="CharStyle53"><text:span text:style-name="T33">Zarezať zo dva mladé barany</text:span></text:span></text:p>
        <text:p text:style-name="P75"><text:span text:style-name="CharStyle53"><text:span text:style-name="T33">Alebo zabiť </text:span></text:span><text:span text:style-name="CharStyle53"><text:span text:style-name="T3">je</text:span></text:span><text:span text:style-name="CharStyle53"><text:span text:style-name="T33">lienka.</text:span></text:span></text:p>
        <text:p text:style-name="P181"><text:span text:style-name="CharStyle53"><text:span text:style-name="T33">Vôňu poznali po celom dvore</text:span></text:span></text:p>
        <text:p text:style-name="P178"><text:span text:style-name="CharStyle53"><text:span text:style-name="T33">Ako má</text:span></text:span><text:span text:style-name="CharStyle53"><text:span text:style-name="T3">jo</text:span></text:span><text:span text:style-name="CharStyle53"><text:span text:style-name="T33">via v smrekovej hore</text:span></text:span></text:p>
        <text:p text:style-name="P178"><text:span text:style-name="CharStyle53"><text:span text:style-name="T33">Bo bola dobrá pečienka.</text:span></text:span></text:p>
        <text:p text:style-name="P181"><text:span text:style-name="CharStyle53"><text:span text:style-name="T33">A keď si divý hlad utíšili,</text:span></text:span></text:p>
        <text:p text:style-name="P178"><text:span text:style-name="CharStyle53"><text:span text:style-name="T33">Z vlastnej pivnice butele</text:span></text:span></text:p>
        <text:p text:style-name="P178"><text:span text:style-name="CharStyle53"><text:span text:style-name="T33">Na dubový stôl kládli, nosili,</text:span></text:span></text:p>
        <text:p text:style-name="P178"><text:span text:style-name="CharStyle53"><text:span text:style-name="T33">A znali piesne veselé</text:span></text:span></text:p>
        <text:p text:style-name="P75"><text:span text:style-name="CharStyle53"><text:span text:style-name="T33">Alebo lovy vykladať:</text:span></text:span></text:p>
        <text:p text:style-name="P181"><text:span text:style-name="CharStyle53"><text:span text:style-name="T33">Že medveď leží,</text:span></text:span></text:p>
        <text:p text:style-name="P178"><text:span text:style-name="CharStyle53"><text:span text:style-name="T33">Dakde v zábreží,</text:span></text:span></text:p>
        <text:p text:style-name="P178"><text:span text:style-name="CharStyle53"><text:span text:style-name="T33">A nie div,</text:span></text:span></text:p>
        <text:p text:style-name="P178"><text:span text:style-name="CharStyle53"><text:span text:style-name="T33">Voly biu —</text:span></text:span></text:p>
        <text:p text:style-name="P178"><text:span text:style-name="CharStyle53"><text:span text:style-name="T33">A sneh je svieži,</text:span></text:span></text:p>
        <text:p text:style-name="P178"><text:span text:style-name="CharStyle53"><text:span text:style-name="T33">Treba ho zavčasu hľadať.</text:span></text:span></text:p>
        <text:p text:style-name="P184"><text:span text:style-name="CharStyle53"><text:span text:style-name="T33">A potom vstali — ach, škoda času! —</text:span></text:span></text:p>
        <text:p text:style-name="P186"><text:span text:style-name="CharStyle53"><text:span text:style-name="T33">A zdvihli r</text:span></text:span><text:span text:style-name="CharStyle53"><text:span text:style-name="T26">ä</text:span></text:span><text:span text:style-name="CharStyle53"><text:span text:style-name="T33">dom poháre, —</text:span></text:span></text:p>
        <text:p text:style-name="P184"><text:span text:style-name="CharStyle53"><text:span text:style-name="T33">Len na obrazoch vídať tú krásu,</text:span></text:span></text:p>
        <text:p text:style-name="P186"><text:soft-page-break/><text:span text:style-name="CharStyle53"><text:span text:style-name="T33">Tak dobré statočné tvár</text:span></text:span><text:span text:style-name="CharStyle53"><text:span text:style-name="T3">e</text:span></text:span><text:span text:style-name="CharStyle53"><text:span text:style-name="T33">! —</text:span></text:span></text:p>
        <text:p text:style-name="P75"><text:span text:style-name="CharStyle53"><text:span text:style-name="T33">A tak úprimne pripili:</text:span></text:span></text:p>
        <text:p text:style-name="P181"><text:span text:style-name="CharStyle53"><text:span text:style-name="T33">Aby krajina</text:span></text:span></text:p>
        <text:p text:style-name="P178"><text:span text:style-name="CharStyle53"><text:span text:style-name="T33">Naša aj iná,</text:span></text:span></text:p>
        <text:p text:style-name="P7"><text:span text:style-name="CharStyle11"><text:span text:style-name="T33">Kráľ, národ, cirkev, vrchnosti</text:span></text:span></text:p>
        <text:p text:style-name="P7"><text:span text:style-name="CharStyle11"><text:span text:style-name="T33">Aby tak z Božej milosti —</text:span></text:span></text:p>
        <text:p text:style-name="P7"><text:span text:style-name="CharStyle11"><text:span text:style-name="T33">Všetci dobrí aby žili!</text:span></text:span></text:p>
        <text:p text:style-name="P75"><text:span text:style-name="CharStyle11"><text:span text:style-name="T33">Ale už teraz svet je vzdelaný,</text:span></text:span></text:p>
        <text:p text:style-name="P7"><text:span text:style-name="CharStyle11"><text:span text:style-name="T33">Vzdelanosť nosí pokrievk</text:span></text:span><text:span text:style-name="CharStyle11"><text:span text:style-name="T3">u</text:span></text:span><text:span text:style-name="CharStyle11"><text:span text:style-name="T33">:</text:span></text:span></text:p>
        <text:p text:style-name="P75"><text:span text:style-name="CharStyle11"><text:span text:style-name="T33">Hanba, kto teraz </text:span></text:span><text:span text:style-name="CharStyle11"><text:span text:style-name="T3">je</text:span></text:span><text:span text:style-name="CharStyle11"><text:span text:style-name="T33">dá barany</text:span></text:span></text:p>
        <text:p text:style-name="P7"><text:span text:style-name="CharStyle11"><text:span text:style-name="T33">Alebo čiernu polievk</text:span></text:span><text:span text:style-name="CharStyle11"><text:span text:style-name="T3">u</text:span></text:span><text:span text:style-name="CharStyle11"><text:span text:style-name="T33">;</text:span></text:span></text:p>
        <text:p text:style-name="P75"><text:span text:style-name="CharStyle11"><text:span text:style-name="T33">Nesmieš už teraz prosto rozprávať,</text:span></text:span></text:p>
        <text:p text:style-name="P75"><text:span text:style-name="CharStyle11"><text:span text:style-name="T33">To značí múdre spoločnosť šia</text:span></text:span><text:span text:style-name="CharStyle11"><text:span text:style-name="T3">ň</text:span></text:span><text:span text:style-name="CharStyle11"><text:span text:style-name="T33">ať,</text:span></text:span></text:p>
        <text:p text:style-name="P7"><text:span text:style-name="CharStyle11"><text:span text:style-name="T33">Ináčej zvisneš na </text:span></text:span><text:span text:style-name="CharStyle11"><text:span text:style-name="T55">š</text:span></text:span><text:span text:style-name="CharStyle11"><text:span text:style-name="T33">tr</text:span></text:span><text:span text:style-name="CharStyle11"><text:span text:style-name="T55">ô</text:span></text:span><text:span text:style-name="CharStyle11"><text:span text:style-name="T33">f</text:span></text:span><text:span text:style-name="CharStyle11"><text:span text:style-name="T3">e</text:span></text:span><text:span text:style-name="CharStyle11"><text:span text:style-name="T33">;</text:span></text:span></text:p>
        <text:p text:style-name="P75"><text:span text:style-name="CharStyle11"><text:span text:style-name="T33">A ktoby teraz bez masky chodil,</text:span></text:span></text:p>
        <text:p text:style-name="P75"><text:span text:style-name="CharStyle11"><text:span text:style-name="T33">Strašne by vlastným očiam poškodil;</text:span></text:span></text:p>
        <text:p text:style-name="P75"><text:span text:style-name="CharStyle11"><text:span text:style-name="T33">To sa svedčí iba kofe,</text:span></text:span></text:p>
        <text:p text:style-name="P7"><text:span text:style-name="CharStyle11"><text:span text:style-name="T33">Čo nič nevie, —</text:span></text:span></text:p>
        <text:p text:style-name="P7"><text:span text:style-name="CharStyle11"><text:span text:style-name="T33">Šaty perie, —</text:span></text:span></text:p>
        <text:p text:style-name="P7"><text:span text:style-name="CharStyle11"><text:span text:style-name="T33">Ani len</text:span></text:span></text:p>
        <text:p text:style-name="P7"><text:span text:style-name="CharStyle11"><text:span text:style-name="T33">„D</text:span></text:span><text:span text:style-name="CharStyle11"><text:span text:style-name="T27">a</text:span></text:span><text:span text:style-name="CharStyle11"><text:span text:style-name="T33">nke šén,“</text:span></text:span></text:p>
        <text:p text:style-name="P75"><text:span text:style-name="CharStyle11"><text:span text:style-name="T33">Čo nevie „niks vom Hofe.</text:span></text:span><text:span text:style-name="CharStyle11"><text:span text:style-name="T3">“</text:span></text:span></text:p>
        <text:p text:style-name="P133"><text:span text:style-name="CharStyle11"><text:span text:style-name="T33"/></text:span></text:p>
        <text:p text:style-name="P187"><text:span text:style-name="CharStyle11"><text:span text:style-name="T33">„No, už vrchnák z pánve dvíha,</text:span></text:span></text:p>
        <text:p text:style-name="P187"><text:span text:style-name="CharStyle11"><text:span text:style-name="T33">Dobrá vôňa v kuchyni,</text:span></text:span></text:p>
        <text:p text:style-name="P185"><text:span text:style-name="CharStyle11"><text:span text:style-name="T33">U</text:span></text:span><text:span text:style-name="CharStyle11"><text:span text:style-name="T3">ž</text:span></text:span><text:span text:style-name="CharStyle11"><text:span text:style-name="T33">iarená kôrka mihá</text:span></text:span><text:span text:style-name="CharStyle11"><text:span text:style-name="T3">.</text:span></text:span></text:p>
        <text:p text:style-name="P187"><text:span text:style-name="CharStyle11"><text:span text:style-name="T33">Dvanásť bijú hodiny.</text:span></text:span></text:p>
        <text:p text:style-name="P194"><text:span text:style-name="CharStyle11"><text:span text:style-name="T33">Chytro mysu sem,</text:span></text:span></text:p>
        <text:p text:style-name="P190"><text:span text:style-name="CharStyle11"><text:span text:style-name="T33">Vyberaj ho ven!</text:span></text:span></text:p>
        <text:p text:style-name="P7"><text:span text:style-name="CharStyle11"><text:span text:style-name="T33">Páni moji, na úchytku!</text:span></text:span></text:p>
        <text:p text:style-name="P7"><text:span text:style-name="CharStyle11"><text:span text:style-name="T33">Nach vám pán Boh dá k úžitku!</text:span></text:span><text:span text:style-name="CharStyle11"><text:span text:style-name="T3">“</text:span></text:span></text:p>
        <text:p text:style-name="P29"><text:span text:style-name="CharStyle50"><text:span text:style-name="T33"/></text:span></text:p>
        <text:p text:style-name="P64"><text:span text:style-name="CharStyle50"><text:span text:style-name="T33">Výjav</text:span></text:span></text:p>
        <text:p text:style-name="P7"><text:soft-page-break/><text:span text:style-name="CharStyle11"><text:span text:style-name="T33">zo života buchnutého básnika.</text:span></text:span></text:p>
        <text:p text:style-name="P195"><text:span text:style-name="CharStyle102"><text:span text:style-name="T33"/></text:span></text:p>
        <text:p text:style-name="P191"><text:span text:style-name="CharStyle102"><text:span text:style-name="T33">Básnik: (vo vytržení)</text:span></text:span><text:span text:style-name="CharStyle11"><text:span text:style-name="T3"> </text:span></text:span><text:span text:style-name="CharStyle11"><text:span text:style-name="T32">— — </text:span></text:span><text:span text:style-name="CharStyle11"><text:span text:style-name="T33">darmo už kto mi čo povie!</text:span></text:span></text:p>
        <text:p text:style-name="P7"><text:span text:style-name="CharStyle11"><text:span text:style-name="T33">To je a</text:span></text:span><text:span text:style-name="CharStyle11"><text:span text:style-name="T3">nje</text:span></text:span><text:span text:style-name="CharStyle11"><text:span text:style-name="T33">ľ, tá nad svetom stojí;</text:span></text:span></text:p>
        <text:p text:style-name="P182"><text:span text:style-name="CharStyle11"><text:span text:style-name="T33">Jej duchu nič zemské nevyhovie,</text:span></text:span></text:p>
        <text:p text:style-name="P179"><text:span text:style-name="CharStyle11"><text:span text:style-name="T33">Ona sa len vo výšinách kojí!</text:span></text:span></text:p>
        <text:p text:style-name="P182"><text:span text:style-name="CharStyle11"><text:span text:style-name="T33">Keď nohou pohne, </text:span></text:span><text:span text:style-name="CharStyle11"><text:span text:style-name="T55">š</text:span></text:span><text:span text:style-name="CharStyle11"><text:span text:style-name="T33">atou zaveje,</text:span></text:span></text:p>
        <text:p text:style-name="P179"><text:span text:style-name="CharStyle11"><text:span text:style-name="T33">Ako čoby zefir</text:span></text:span><text:span text:style-name="CharStyle11"><text:span text:style-name="T3">y</text:span></text:span><text:span text:style-name="CharStyle11"><text:span text:style-name="T33"> ihral</text:span></text:span><text:span text:style-name="CharStyle11"><text:span text:style-name="T3">i</text:span></text:span><text:span text:style-name="CharStyle11"><text:span text:style-name="T33">;</text:span></text:span></text:p>
        <text:p text:style-name="P75"><text:span text:style-name="CharStyle11"><text:span text:style-name="T33">Keď jej hladkú tvár slza zaleje</text:span></text:span></text:p>
        <text:p text:style-name="P75"><text:span text:style-name="CharStyle11"><text:span text:style-name="T33">I skaly by sa nad ňou pukaly.</text:span></text:span></text:p>
        <text:p text:style-name="P7"><text:span text:style-name="CharStyle11"><text:span text:style-name="T33">A </text:span></text:span><text:span text:style-name="CharStyle11"><text:span text:style-name="T3">ú</text:span></text:span><text:span text:style-name="CharStyle11"><text:span text:style-name="T33">smech? Či znáš, keď sa rumenie</text:span></text:span></text:p>
        <text:p text:style-name="P75"><text:span text:style-name="CharStyle11"><text:span text:style-name="T33">Po tmavej noci zora ružová?</text:span></text:span></text:p>
        <text:p text:style-name="P182"><text:span text:style-name="CharStyle11"><text:span text:style-name="T33">To je mizerné toho líčenie,</text:span></text:span></text:p>
        <text:p text:style-name="P179"><text:span text:style-name="CharStyle11"><text:span text:style-name="T33">To srovna</text:span></text:span><text:span text:style-name="CharStyle11"><text:span text:style-name="T3">ť</text:span></text:span><text:span text:style-name="CharStyle11"><text:span text:style-name="T33"> — bieda hotová!</text:span></text:span></text:p>
        <text:p text:style-name="P182"><text:span text:style-name="CharStyle11"><text:span text:style-name="T33">Ako kveť žije — ani tá nejie </text:span></text:span><text:span text:style-name="CharStyle11"><text:span text:style-name="T3">—</text:span></text:span><text:span text:style-name="CharStyle11"><text:span text:style-name="T33">- —</text:span></text:span></text:p>
        <text:p text:style-name="P179"><text:span text:style-name="CharStyle11"><text:span text:style-name="T33">Kylian</text:span></text:span><text:span text:style-name="CharStyle102"><text:span text:style-name="T3">:</text:span></text:span><text:span text:style-name="CharStyle11"><text:span text:style-name="T33"> (sluha, vstupuje a do pästi sa smeje) Cha cha cha; chy chy chy.</text:span></text:span></text:p>
        <text:p text:style-name="P133"><text:span text:style-name="CharStyle102"><text:span text:style-name="T33">Básnik: (vytržený) No Kylian, či si bol u slečny? Jakože? Zdravá je? Či sa smeje?</text:span></text:span></text:p>
        <text:p text:style-name="P134"><text:span text:style-name="CharStyle102"><text:span text:style-name="T33">Kylia</text:span></text:span><text:span text:style-name="CharStyle102"><text:span text:style-name="T55">n</text:span></text:span><text:span text:style-name="CharStyle102"><text:span text:style-name="T33">:</text:span></text:span><text:span text:style-name="CharStyle11"><text:span text:style-name="T33"> (len smeje a pučí sa) Cha cha cha; c</text:span></text:span><text:span text:style-name="CharStyle11"><text:span text:style-name="T3">h</text:span></text:span><text:span text:style-name="CharStyle11"><text:span text:style-name="T33">y c</text:span></text:span><text:span text:style-name="CharStyle11"><text:span text:style-name="T3">h</text:span></text:span><text:span text:style-name="CharStyle11"><text:span text:style-name="T33">y chy</text:span></text:span><text:span text:style-name="CharStyle11"><text:span text:style-name="T3">.</text:span></text:span></text:p>
        <text:p text:style-name="P194"><text:span text:style-name="CharStyle102"><text:span text:style-name="T33">Básnik</text:span></text:span><text:span text:style-name="CharStyle102"><text:span text:style-name="T3">:</text:span></text:span><text:span text:style-name="CharStyle11"><text:span text:style-name="T33"> Čo ten smiech? počuj; radšej začni.</text:span></text:span></text:p>
        <text:p text:style-name="P190"><text:span text:style-name="CharStyle11"><text:span text:style-name="T33">Kylian</text:span></text:span><text:span text:style-name="CharStyle102"><text:span text:style-name="T3">:</text:span></text:span><text:span text:style-name="CharStyle11"><text:span text:style-name="T33"> Sišlo mi na um, čo by sme robili,</text:span></text:span></text:p>
        <text:p text:style-name="P190"><text:span text:style-name="CharStyle11"><text:span text:style-name="T33">Ke</text:span></text:span><text:span text:style-name="CharStyle11"><text:span text:style-name="T3">ď</text:span></text:span><text:span text:style-name="CharStyle11"><text:span text:style-name="T33">by sa s tou onou oženil</text:span></text:span><text:span text:style-name="CharStyle11"><text:span text:style-name="T3">i</text:span></text:span><text:span text:style-name="CharStyle11"><text:span text:style-name="T33">;</text:span></text:span></text:p>
        <text:p text:style-name="P7"><text:span text:style-name="CharStyle11"><text:span text:style-name="T33">Teraz sme len dva a už trpíme hlad</text:span></text:span></text:p>
        <text:p text:style-name="P196"><text:span text:style-name="CharStyle11"><text:span text:style-name="T33">A potom</text:span></text:span><text:span text:style-name="CharStyle11"><text:span text:style-name="T3"> </text:span></text:span><text:span text:style-name="CharStyle11"><text:span text:style-name="T32">— — —</text:span></text:span></text:p>
        <text:p text:style-name="P194"><text:span text:style-name="CharStyle102"><text:span text:style-name="T33">Básnik</text:span></text:span><text:span text:style-name="CharStyle102"><text:span text:style-name="T3">:</text:span></text:span><text:span text:style-name="CharStyle11"><text:span text:style-name="T33"> (menej vytržený) Potom? Čo to má znamenať?</text:span></text:span></text:p>
        <text:p text:style-name="P190"><text:span text:style-name="CharStyle11"><text:span text:style-name="T33">Kylia</text:span></text:span><text:span text:style-name="CharStyle102"><text:span text:style-name="T3">n:</text:span></text:span><text:span text:style-name="CharStyle11"><text:span text:style-name="T33"> (</text:span></text:span><text:span text:style-name="CharStyle11"><text:span text:style-name="T3">š</text:span></text:span><text:span text:style-name="CharStyle11"><text:span text:style-name="T33">elmovsky) No, veď jim už len chem vypovedať:</text:span></text:span></text:p>
        <text:p text:style-name="P182"><text:span text:style-name="CharStyle11"><text:span text:style-name="T33">Keď som ta prišiel, slečna Ottilia</text:span></text:span></text:p>
        <text:p text:style-name="P179"><text:span text:style-name="CharStyle11"><text:span text:style-name="T33">Dobre sa v práci nezadusila;</text:span></text:span></text:p>
        <text:p text:style-name="P75"><text:span text:style-name="CharStyle11"><text:span text:style-name="T33">A aby som </text:span></text:span><text:span text:style-name="CharStyle11"><text:span text:style-name="T3">ji</text:span></text:span><text:span text:style-name="CharStyle11"><text:span text:style-name="T33">m nerobil hádky,</text:span></text:span></text:p>
        <text:p text:style-name="P75"><text:span text:style-name="CharStyle11"><text:span text:style-name="T33">Za mysu mala pred sebou — švábky.</text:span></text:span></text:p>
        <text:p text:style-name="P133"><text:span text:style-name="CharStyle102"><text:span text:style-name="T33">Básni</text:span></text:span><text:span text:style-name="CharStyle102"><text:span text:style-name="T3">k</text:span></text:span><text:span text:style-name="CharStyle11"><text:span text:style-name="T33">: (vonkoncom bez vytrženia) Hu</text:span></text:span><text:span text:style-name="CharStyle11"><text:span text:style-name="T3">m</text:span></text:span><text:span text:style-name="CharStyle11"><text:span text:style-name="T33">! (pochytí ho kaše</text:span></text:span><text:span text:style-name="CharStyle11"><text:span text:style-name="T3">ľ</text:span></text:span><text:span text:style-name="CharStyle11"><text:span text:style-name="T33">, opona padajúca na klinci zavisne).</text:span></text:span></text:p>
        <text:p text:style-name="P5"><text:span text:style-name="CharStyle116"><text:span text:style-name="T3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hlavie_20__23_1" style:display-name="Záhlavie #1" style:family="paragraph" style:list-style-name="" style:master-page-name="">
      <loext:graphic-properties draw:fill="none" draw:fill-color="#729fcf"/>
      <style:paragraph-properties fo:margin-left="9.56cm" fo:margin-right="0cm" fo:text-indent="0cm" style:auto-text-indent="false"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Iné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margin-left="3.246cm" fo:margin-right="0cm" fo:text-indent="0cm" style:auto-text-indent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margin-left="2.046cm" fo:margin-right="0cm" fo:text-indent="0cm" style:auto-text-indent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Footnote" style:family="paragraph" style:class="extra" style:master-page-name="">
      <loext:graphic-properties draw:fill="none" draw:fill-color="#729fcf"/>
      <style:paragraph-properties fo:margin-left="1.235cm" fo:margin-right="0cm" fo:text-align="end" style:justify-single-word="false" fo:text-indent="0cm" style:auto-text-indent="false" style:page-number="auto" fo:background-color="transparent"/>
    </style:style>
    <style:style style:name="Záhlavie_20__23_3" style:display-name="Záhlavie #3" style:family="paragraph" style:list-style-name="" style:master-page-name="">
      <loext:graphic-properties draw:fill="none" draw:fill-color="#729fcf"/>
      <style:paragraph-properties fo:margin-left="5.345cm" fo:margin-right="0cm" fo:text-indent="0cm" style:auto-text-indent="false"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9_29_" style:display-name="Základný text (9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8_29_" style:display-name="Základný text (8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7_29_" style:display-name="Základný text (7)" style:family="paragraph" style:master-page-name="">
      <loext:graphic-properties draw:fill="none" draw:fill-color="#729fcf"/>
      <style:paragraph-properties fo:margin-left="6.35cm" fo:margin-right="0cm" fo:text-indent="0cm" style:auto-text-indent="false" style:page-number="auto" fo:background-color="transparent"/>
    </style:style>
    <style:style style:name="Základný_20_text_20__28_10_29_" style:display-name="Základný text (10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Obsah" style:family="paragraph" style:master-page-name="">
      <loext:graphic-properties draw:fill="none" draw:fill-color="#729fcf"/>
      <style:paragraph-properties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8" style:family="text" style:parent-style-name="DefaultFontStyle"/>
    <style:style style:name="CharStyle9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1" style:family="text" style:parent-style-name="DefaultFontStyle"/>
    <style:style style:name="CharStyle1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14" style:family="text" style:parent-style-name="DefaultFontStyle"/>
    <style:style style:name="CharStyle15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16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7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9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DefaultFontStyle"/>
    <style:style style:name="CharStyle22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23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25" style:family="text" style:parent-style-name="DefaultFontStyle"/>
    <style:style style:name="CharStyle26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27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29" style:family="text" style:parent-style-name="CharStyle14">
      <style:text-properties fo:color="#000000"/>
    </style:style>
    <style:style style:name="CharStyle31" style:family="text" style:parent-style-name="DefaultFontStyle"/>
    <style:style style:name="CharStyle32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33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35" style:family="text" style:parent-style-name="DefaultFontStyle"/>
    <style:style style:name="CharStyle36" style:family="text" style:parent-style-name="CharStyle14">
      <style:text-properties fo:font-variant="small-caps" fo:color="#000000" fo:language="sk" fo:country="SK" style:language-asian="sk" style:country-asian="SK" style:language-complex="sk" style:country-complex="SK"/>
    </style:style>
    <style:style style:name="CharStyle37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38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39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40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41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42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43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44" style:family="text" style:parent-style-name="CharStyle21">
      <style:text-properties fo:color="#000000" fo:language="sk" fo:country="SK" style:language-asian="sk" style:country-asian="SK" style:language-complex="sk" style:country-complex="SK"/>
    </style:style>
    <style:style style:name="CharStyle45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46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48" style:family="text" style:parent-style-name="DefaultFontStyle"/>
    <style:style style:name="CharStyle50" style:family="text" style:parent-style-name="DefaultFontStyle"/>
    <style:style style:name="CharStyle51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5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53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54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55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56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57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58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59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60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61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62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64" style:family="text" style:parent-style-name="DefaultFontStyle"/>
    <style:style style:name="CharStyle65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66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68" style:family="text" style:parent-style-name="DefaultFontStyle"/>
    <style:style style:name="CharStyle69" style:family="text" style:parent-style-name="CharStyle48">
      <style:text-properties fo:color="#000000" fo:language="sk" fo:country="SK" style:language-asian="sk" style:country-asian="SK" style:language-complex="sk" style:country-complex="SK"/>
    </style:style>
    <style:style style:name="CharStyle71" style:family="text" style:parent-style-name="DefaultFontStyle"/>
    <style:style style:name="CharStyle72" style:family="text" style:parent-style-name="CharStyle71">
      <style:text-properties fo:color="#000000" fo:language="sk" fo:country="SK" style:language-asian="sk" style:country-asian="SK" style:language-complex="sk" style:country-complex="SK"/>
    </style:style>
    <style:style style:name="CharStyle73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74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75" style:family="text" style:parent-style-name="CharStyle71">
      <style:text-properties fo:color="#000000" fo:language="sk" fo:country="SK" style:language-asian="sk" style:country-asian="SK" style:language-complex="sk" style:country-complex="SK"/>
    </style:style>
    <style:style style:name="CharStyle76" style:family="text" style:parent-style-name="CharStyle48">
      <style:text-properties fo:color="#000000" fo:language="sk" fo:country="SK" style:language-asian="sk" style:country-asian="SK" style:language-complex="sk" style:country-complex="SK"/>
    </style:style>
    <style:style style:name="CharStyle78" style:family="text" style:parent-style-name="DefaultFontStyle"/>
    <style:style style:name="CharStyle79" style:family="text" style:parent-style-name="CharStyle64">
      <style:text-properties fo:color="#000000" fo:language="sk" fo:country="SK" style:language-asian="sk" style:country-asian="SK" style:language-complex="sk" style:country-complex="SK"/>
    </style:style>
    <style:style style:name="CharStyle80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81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8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83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84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85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86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87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88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89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90" style:family="text" style:parent-style-name="CharStyle64">
      <style:text-properties fo:color="#000000" fo:language="sk" fo:country="SK" style:language-asian="sk" style:country-asian="SK" style:language-complex="sk" style:country-complex="SK"/>
    </style:style>
    <style:style style:name="CharStyle91" style:family="text" style:parent-style-name="CharStyle64">
      <style:text-properties fo:color="#000000" fo:language="sk" fo:country="SK" style:language-asian="sk" style:country-asian="SK" style:language-complex="sk" style:country-complex="SK"/>
    </style:style>
    <style:style style:name="CharStyle92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93" style:family="text" style:parent-style-name="CharStyle21">
      <style:text-properties fo:color="#000000" fo:language="sk" fo:country="SK" style:language-asian="sk" style:country-asian="SK" style:language-complex="sk" style:country-complex="SK"/>
    </style:style>
    <style:style style:name="CharStyle94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95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96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97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98" style:family="text" style:parent-style-name="CharStyle35">
      <style:text-properties fo:color="#000000" fo:language="sk" fo:country="SK" style:language-asian="sk" style:country-asian="SK" style:language-complex="sk" style:country-complex="SK"/>
    </style:style>
    <style:style style:name="CharStyle99" style:family="text" style:parent-style-name="CharStyle35">
      <style:text-properties fo:color="#000000" fo:language="sk" fo:country="SK" style:language-asian="sk" style:country-asian="SK" style:language-complex="sk" style:country-complex="SK"/>
    </style:style>
    <style:style style:name="CharStyle100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101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0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103" style:family="text" style:parent-style-name="CharStyle78">
      <style:text-properties fo:color="#000000" fo:language="sk" fo:country="SK" style:language-asian="sk" style:country-asian="SK" style:language-complex="sk" style:country-complex="SK"/>
    </style:style>
    <style:style style:name="CharStyle104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05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06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07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09" style:family="text" style:parent-style-name="DefaultFontStyle"/>
    <style:style style:name="CharStyle110" style:family="text" style:parent-style-name="CharStyle109">
      <style:text-properties fo:color="#000000" fo:language="sk" fo:country="SK" style:language-asian="sk" style:country-asian="SK" style:language-complex="sk" style:country-complex="SK"/>
    </style:style>
    <style:style style:name="CharStyle111" style:family="text" style:parent-style-name="CharStyle109">
      <style:text-properties fo:color="#000000" fo:language="sk" fo:country="SK" style:language-asian="sk" style:country-asian="SK" style:language-complex="sk" style:country-complex="SK"/>
    </style:style>
    <style:style style:name="CharStyle112" style:family="text" style:parent-style-name="CharStyle109">
      <style:text-properties fo:color="#000000" fo:language="sk" fo:country="SK" style:language-asian="sk" style:country-asian="SK" style:language-complex="sk" style:country-complex="SK"/>
    </style:style>
    <style:style style:name="CharStyle113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114" style:family="text" style:parent-style-name="CharStyle31">
      <style:text-properties fo:color="#000000" fo:language="sk" fo:country="SK" style:language-asian="sk" style:country-asian="SK" style:language-complex="sk" style:country-complex="SK"/>
    </style:style>
    <style:style style:name="CharStyle115" style:family="text" style:parent-style-name="CharStyle50">
      <style:text-properties fo:color="#000000" fo:language="sk" fo:country="SK" style:language-asian="sk" style:country-asian="SK" style:language-complex="sk" style:country-complex="SK"/>
    </style:style>
    <style:style style:name="CharStyle116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CharStyle117" style:family="text" style:parent-style-name="CharStyle8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167cm" fo:page-height="31.08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4-01-11T19:08:42.107000000</dc:date>
    <meta:editing-duration>PT11H47M45S</meta:editing-duration>
    <meta:editing-cycles>21</meta:editing-cycles>
    <meta:generator>LibreOffice/5.4.2.2$Windows_x86 LibreOffice_project/22b09f6418e8c2d508a9eaf86b2399209b0990f4</meta:generator>
    <meta:document-statistic meta:table-count="0" meta:image-count="0" meta:object-count="0" meta:page-count="114" meta:paragraph-count="2651" meta:word-count="15190" meta:character-count="85962" meta:non-whitespace-character-count="73132"/>
  </office:meta>
</office:document-meta>
</file>